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3.198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2.9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2.31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6" style:family="table-cell" style:parent-style-name="Default" style:data-style-name="N114">
      <style:table-cell-properties fo:background-color="#ffff00" style:text-align-source="fix" style:repeat-content="false"/>
      <style:paragraph-properties fo:text-align="start" fo:margin-left="0.353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.706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.706cm"/>
      <style:text-properties fo:font-size="12pt" style:font-size-asian="12pt" style:font-size-complex="12pt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svg:stroke-color="#000000" draw:fill="solid" draw:fill-color="#ffffff" draw:ole-draw-aspect="1"/>
    </style:style>
    <style:style style:name="gr3" style:family="graphic">
      <style:graphic-properties svg:stroke-color="#000000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Bouguer_FFT" table:style-name="ta1">
        <table:shapes>
          <draw:frame draw:z-index="3" draw:style-name="gr1" draw:text-style-name="P1" svg:width="25.413cm" svg:height="13.729cm" svg:x="16.984cm" svg:y="29.91cm">
            <draw:object draw:notify-on-update-of-ranges="Bouguer_FFT.B33:Bouguer_FFT.B107 Bouguer_FFT.D33:Bouguer_FFT.D10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6.868cm" svg:height="15.803cm" svg:x="17.182cm" svg:y="45.298cm">
            <draw:object draw:notify-on-update-of-ranges="Bouguer_FFT.B108:Bouguer_FFT.B340 Bouguer_FFT.D108:Bouguer_FFT.D34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2-D RADIALLY</text:p>
          </table:table-cell>
          <table:table-cell office:value-type="string" calcext:value-type="string">
            <text:p>AVERAGED POWER</text:p>
          </table:table-cell>
          <table:table-cell office:value-type="string" calcext:value-type="string">
            <text:p>SPECTR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Average Spect</text:p>
          </table:table-cell>
          <table:table-cell office:value-type="string" calcext:value-type="string">
            <text:p>rum Density <text:s/>L</text:p>
          </table:table-cell>
          <table:table-cell office:value-type="string" calcext:value-type="string">
            <text:p>n(E) = <text:s/>1.8964</text:p>
          </table:table-cell>
          <table:table-cell table:style-name="ce2" office:value-type="float" office:value="10" calcext:value-type="float">
            <text:p>1,00E+01</text:p>
          </table:table-cell>
          <table:table-cell/>
          <table:table-cell>
            <draw:frame table:end-cell-address="Bouguer_FFT.V29" table:end-x="1.06cm" table:end-y="0.389cm" draw:z-index="0" draw:name="Gráfico 2" draw:style-name="gr2" svg:width="26.034cm" svg:height="13.752cm" svg:x="0.917cm" svg:y="0.397cm">
              <draw:object draw:notify-on-update-of-ranges="Bouguer_FFT.B8:Bouguer_FFT.B512 Bouguer_FFT.D8:Bouguer_FFT.D5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CYC/K_unit</text:p>
          </table:table-cell>
          <table:table-cell office:value-type="string" calcext:value-type="string">
            <text:p>#_SAMP</text:p>
          </table:table-cell>
          <table:table-cell office:value-type="string" calcext:value-type="string">
            <text:p>Ln_P</text:p>
          </table:table-cell>
          <table:table-cell office:value-type="string" calcext:value-type="string">
            <text:p>3_DEPTH</text:p>
          </table:table-cell>
          <table:table-cell office:value-type="string" calcext:value-type="string">
            <text:p>5_DEP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-------------</text:p>
          </table:table-cell>
          <table:table-cell table:number-columns-repeated="3" office:value-type="string" calcext:value-type="string">
            <text:p>--------------</text:p>
          </table:table-cell>
          <table:table-cell office:value-type="string" calcext:value-type="string">
            <text:p>--------------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.00000e+000</text:p>
          </table:table-cell>
          <table:table-cell table:style-name="ce2" office:value-type="float" office:value="100000" calcext:value-type="float">
            <text:p>1,00E+05</text:p>
          </table:table-cell>
          <table:table-cell table:style-name="ce2" office:value-type="float" office:value="1147550" calcext:value-type="float">
            <text:p>1,15E+06</text:p>
          </table:table-cell>
          <table:table-cell table:style-name="ce2" office:value-type="float" office:value="16788500" calcext:value-type="float">
            <text:p>1,68E+0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6.1376" calcext:value-type="float">
            <text:p>6,61E+01</text:p>
          </table:table-cell>
          <table:table-cell table:style-name="ce2" office:value-type="float" office:value="634315" calcext:value-type="float">
            <text:p>6,34E+05</text:p>
          </table:table-cell>
          <table:table-cell table:style-name="ce2" office:value-type="float" office:value="1008020" calcext:value-type="float">
            <text:p>1,01E+06</text:p>
          </table:table-cell>
          <table:table-cell table:style-name="ce2" office:value-type="float" office:value="10404800" calcext:value-type="float">
            <text:p>1,04E+0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2.275" calcext:value-type="float">
            <text:p>1,32E+02</text:p>
          </table:table-cell>
          <table:table-cell table:style-name="ce2" office:value-type="float" office:value="1245460" calcext:value-type="float">
            <text:p>1,25E+06</text:p>
          </table:table-cell>
          <table:table-cell table:style-name="ce2" office:value-type="float" office:value="974604" calcext:value-type="float">
            <text:p>9,75E+05</text:p>
          </table:table-cell>
          <table:table-cell table:style-name="ce2" office:value-type="float" office:value="4084370" calcext:value-type="float">
            <text:p>4,08E+06</text:p>
          </table:table-cell>
          <table:table-cell table:style-name="ce2" office:value-type="float" office:value="7839140" calcext:value-type="float">
            <text:p>7,8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8.413" calcext:value-type="float">
            <text:p>1,98E+02</text:p>
          </table:table-cell>
          <table:table-cell table:style-name="ce2" office:value-type="float" office:value="1905960" calcext:value-type="float">
            <text:p>1,91E+06</text:p>
          </table:table-cell>
          <table:table-cell table:style-name="ce2" office:value-type="float" office:value="940132" calcext:value-type="float">
            <text:p>9,40E+05</text:p>
          </table:table-cell>
          <table:table-cell table:style-name="ce2" office:value-type="float" office:value="9028260" calcext:value-type="float">
            <text:p>9,03E+06</text:p>
          </table:table-cell>
          <table:table-cell table:style-name="ce2" office:value-type="float" office:value="8266390" calcext:value-type="float">
            <text:p>8,2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4.55" calcext:value-type="float">
            <text:p>2,65E+02</text:p>
          </table:table-cell>
          <table:table-cell table:style-name="ce2" office:value-type="float" office:value="2441010" calcext:value-type="float">
            <text:p>2,44E+06</text:p>
          </table:table-cell>
          <table:table-cell table:style-name="ce2" office:value-type="float" office:value="824535" calcext:value-type="float">
            <text:p>8,25E+05</text:p>
          </table:table-cell>
          <table:table-cell table:style-name="ce2" office:value-type="float" office:value="11686600" calcext:value-type="float">
            <text:p>1,17E+07</text:p>
          </table:table-cell>
          <table:table-cell table:style-name="ce2" office:value-type="float" office:value="9340350" calcext:value-type="float">
            <text:p>9,3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0.688" calcext:value-type="float">
            <text:p>3,31E+02</text:p>
          </table:table-cell>
          <table:table-cell table:style-name="ce2" office:value-type="float" office:value="3258400" calcext:value-type="float">
            <text:p>3,26E+06</text:p>
          </table:table-cell>
          <table:table-cell table:style-name="ce2" office:value-type="float" office:value="745876" calcext:value-type="float">
            <text:p>7,46E+05</text:p>
          </table:table-cell>
          <table:table-cell table:style-name="ce2" office:value-type="float" office:value="7306230" calcext:value-type="float">
            <text:p>7,31E+06</text:p>
          </table:table-cell>
          <table:table-cell table:style-name="ce2" office:value-type="float" office:value="8544290" calcext:value-type="float">
            <text:p>8,5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96.825" calcext:value-type="float">
            <text:p>3,97E+02</text:p>
          </table:table-cell>
          <table:table-cell table:style-name="ce2" office:value-type="float" office:value="3699930" calcext:value-type="float">
            <text:p>3,70E+06</text:p>
          </table:table-cell>
          <table:table-cell table:style-name="ce2" office:value-type="float" office:value="703089" calcext:value-type="float">
            <text:p>7,03E+05</text:p>
          </table:table-cell>
          <table:table-cell table:style-name="ce2" office:value-type="float" office:value="6640070" calcext:value-type="float">
            <text:p>6,64E+06</text:p>
          </table:table-cell>
          <table:table-cell table:style-name="ce2" office:value-type="float" office:value="6689170" calcext:value-type="float">
            <text:p>6,69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62.963" calcext:value-type="float">
            <text:p>4,63E+02</text:p>
          </table:table-cell>
          <table:table-cell table:style-name="ce2" office:value-type="float" office:value="4395850" calcext:value-type="float">
            <text:p>4,40E+06</text:p>
          </table:table-cell>
          <table:table-cell table:style-name="ce2" office:value-type="float" office:value="635504" calcext:value-type="float">
            <text:p>6,36E+05</text:p>
          </table:table-cell>
          <table:table-cell table:style-name="ce2" office:value-type="float" office:value="6121210" calcext:value-type="float">
            <text:p>6,12E+06</text:p>
          </table:table-cell>
          <table:table-cell table:style-name="ce2" office:value-type="float" office:value="5403940" calcext:value-type="float">
            <text:p>5,40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29.101" calcext:value-type="float">
            <text:p>5,29E+02</text:p>
          </table:table-cell>
          <table:table-cell table:style-name="ce2" office:value-type="float" office:value="5055890" calcext:value-type="float">
            <text:p>5,06E+06</text:p>
          </table:table-cell>
          <table:table-cell table:style-name="ce2" office:value-type="float" office:value="601342" calcext:value-type="float">
            <text:p>6,01E+05</text:p>
          </table:table-cell>
          <table:table-cell table:style-name="ce2" office:value-type="float" office:value="3450540" calcext:value-type="float">
            <text:p>3,45E+06</text:p>
          </table:table-cell>
          <table:table-cell table:style-name="ce2" office:value-type="float" office:value="4768380" calcext:value-type="float">
            <text:p>4,7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95.238" calcext:value-type="float">
            <text:p>5,95E+02</text:p>
          </table:table-cell>
          <table:table-cell table:style-name="ce2" office:value-type="float" office:value="5592060" calcext:value-type="float">
            <text:p>5,59E+06</text:p>
          </table:table-cell>
          <table:table-cell table:style-name="ce2" office:value-type="float" office:value="578148" calcext:value-type="float">
            <text:p>5,78E+05</text:p>
          </table:table-cell>
          <table:table-cell table:style-name="ce2" office:value-type="float" office:value="4733410" calcext:value-type="float">
            <text:p>4,73E+06</text:p>
          </table:table-cell>
          <table:table-cell table:style-name="ce2" office:value-type="float" office:value="4787840" calcext:value-type="float">
            <text:p>4,79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61.376" calcext:value-type="float">
            <text:p>6,61E+02</text:p>
          </table:table-cell>
          <table:table-cell table:style-name="ce2" office:value-type="float" office:value="6410330" calcext:value-type="float">
            <text:p>6,41E+06</text:p>
          </table:table-cell>
          <table:table-cell table:style-name="ce2" office:value-type="float" office:value="522662" calcext:value-type="float">
            <text:p>5,23E+05</text:p>
          </table:table-cell>
          <table:table-cell table:style-name="ce2" office:value-type="float" office:value="6179560" calcext:value-type="float">
            <text:p>6,18E+06</text:p>
          </table:table-cell>
          <table:table-cell table:style-name="ce2" office:value-type="float" office:value="5669580" calcext:value-type="float">
            <text:p>5,6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27.513" calcext:value-type="float">
            <text:p>7,28E+02</text:p>
          </table:table-cell>
          <table:table-cell table:style-name="ce2" office:value-type="float" office:value="6774380" calcext:value-type="float">
            <text:p>6,77E+06</text:p>
          </table:table-cell>
          <table:table-cell table:style-name="ce2" office:value-type="float" office:value="475430" calcext:value-type="float">
            <text:p>4,75E+05</text:p>
          </table:table-cell>
          <table:table-cell table:style-name="ce2" office:value-type="float" office:value="6095790" calcext:value-type="float">
            <text:p>6,10E+06</text:p>
          </table:table-cell>
          <table:table-cell table:style-name="ce2" office:value-type="float" office:value="5672500" calcext:value-type="float">
            <text:p>5,6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93.651" calcext:value-type="float">
            <text:p>7,94E+02</text:p>
          </table:table-cell>
          <table:table-cell table:style-name="ce2" office:value-type="float" office:value="7580870" calcext:value-type="float">
            <text:p>7,58E+06</text:p>
          </table:table-cell>
          <table:table-cell table:style-name="ce2" office:value-type="float" office:value="421337" calcext:value-type="float">
            <text:p>4,21E+05</text:p>
          </table:table-cell>
          <table:table-cell table:style-name="ce2" office:value-type="float" office:value="4742160" calcext:value-type="float">
            <text:p>4,74E+06</text:p>
          </table:table-cell>
          <table:table-cell table:style-name="ce2" office:value-type="float" office:value="4601590" calcext:value-type="float">
            <text:p>4,60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59.788" calcext:value-type="float">
            <text:p>8,60E+02</text:p>
          </table:table-cell>
          <table:table-cell table:style-name="ce2" office:value-type="float" office:value="8233350" calcext:value-type="float">
            <text:p>8,23E+06</text:p>
          </table:table-cell>
          <table:table-cell table:style-name="ce2" office:value-type="float" office:value="396605" calcext:value-type="float">
            <text:p>3,97E+05</text:p>
          </table:table-cell>
          <table:table-cell table:style-name="ce2" office:value-type="float" office:value="2966810" calcext:value-type="float">
            <text:p>2,97E+06</text:p>
          </table:table-cell>
          <table:table-cell table:style-name="ce2" office:value-type="float" office:value="3317210" calcext:value-type="float">
            <text:p>3,32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25.926" calcext:value-type="float">
            <text:p>9,26E+02</text:p>
          </table:table-cell>
          <table:table-cell table:style-name="ce2" office:value-type="float" office:value="8710920" calcext:value-type="float">
            <text:p>8,71E+06</text:p>
          </table:table-cell>
          <table:table-cell table:style-name="ce2" office:value-type="float" office:value="372022" calcext:value-type="float">
            <text:p>3,72E+05</text:p>
          </table:table-cell>
          <table:table-cell table:style-name="ce2" office:value-type="float" office:value="2242660" calcext:value-type="float">
            <text:p>2,24E+06</text:p>
          </table:table-cell>
          <table:table-cell table:style-name="ce2" office:value-type="float" office:value="2028300" calcext:value-type="float">
            <text:p>2,03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92.063" calcext:value-type="float">
            <text:p>9,92E+02</text:p>
          </table:table-cell>
          <table:table-cell table:style-name="ce2" office:value-type="float" office:value="9535590" calcext:value-type="float">
            <text:p>9,54E+06</text:p>
          </table:table-cell>
          <table:table-cell table:style-name="ce2" office:value-type="float" office:value="359327" calcext:value-type="float">
            <text:p>3,59E+05</text:p>
          </table:table-cell>
          <table:table-cell table:style-name="ce2" office:value-type="float" office:value="875436" calcext:value-type="float">
            <text:p>8,75E+05</text:p>
          </table:table-cell>
          <table:table-cell table:style-name="ce2" office:value-type="float" office:value="1595410" calcext:value-type="float">
            <text:p>1,60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58.2" calcext:value-type="float">
            <text:p>1,06E+03</text:p>
          </table:table-cell>
          <table:table-cell table:style-name="ce2" office:value-type="float" office:value="9860370" calcext:value-type="float">
            <text:p>9,86E+06</text:p>
          </table:table-cell>
          <table:table-cell table:style-name="ce2" office:value-type="float" office:value="357470" calcext:value-type="float">
            <text:p>3,57E+05</text:p>
          </table:table-cell>
          <table:table-cell table:style-name="ce2" office:value-type="float" office:value="1668150" calcext:value-type="float">
            <text:p>1,67E+06</text:p>
          </table:table-cell>
          <table:table-cell table:style-name="ce2" office:value-type="float" office:value="1705340" calcext:value-type="float">
            <text:p>1,71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24.34" calcext:value-type="float">
            <text:p>1,12E+03</text:p>
          </table:table-cell>
          <table:table-cell table:style-name="ce2" office:value-type="float" office:value="10859200" calcext:value-type="float">
            <text:p>1,09E+07</text:p>
          </table:table-cell>
          <table:table-cell table:style-name="ce2" office:value-type="float" office:value="331599" calcext:value-type="float">
            <text:p>3,32E+05</text:p>
          </table:table-cell>
          <table:table-cell table:style-name="ce2" office:value-type="float" office:value="2572430" calcext:value-type="float">
            <text:p>2,57E+06</text:p>
          </table:table-cell>
          <table:table-cell table:style-name="ce2" office:value-type="float" office:value="1942430" calcext:value-type="float">
            <text:p>1,9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90.48" calcext:value-type="float">
            <text:p>1,19E+03</text:p>
          </table:table-cell>
          <table:table-cell table:style-name="ce2" office:value-type="float" office:value="11271900" calcext:value-type="float">
            <text:p>1,13E+07</text:p>
          </table:table-cell>
          <table:table-cell table:style-name="ce2" office:value-type="float" office:value="314711" calcext:value-type="float">
            <text:p>3,15E+05</text:p>
          </table:table-cell>
          <table:table-cell table:style-name="ce2" office:value-type="float" office:value="1586710" calcext:value-type="float">
            <text:p>1,59E+06</text:p>
          </table:table-cell>
          <table:table-cell table:style-name="ce2" office:value-type="float" office:value="2019110" calcext:value-type="float">
            <text:p>2,02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56.61" calcext:value-type="float">
            <text:p>1,26E+03</text:p>
          </table:table-cell>
          <table:table-cell table:style-name="ce2" office:value-type="float" office:value="11891000" calcext:value-type="float">
            <text:p>1,19E+07</text:p>
          </table:table-cell>
          <table:table-cell table:style-name="ce2" office:value-type="float" office:value="305225" calcext:value-type="float">
            <text:p>3,05E+05</text:p>
          </table:table-cell>
          <table:table-cell table:style-name="ce2" office:value-type="float" office:value="1898180" calcext:value-type="float">
            <text:p>1,90E+06</text:p>
          </table:table-cell>
          <table:table-cell table:style-name="ce2" office:value-type="float" office:value="1957850" calcext:value-type="float">
            <text:p>1,96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22.75" calcext:value-type="float">
            <text:p>1,32E+03</text:p>
          </table:table-cell>
          <table:table-cell table:style-name="ce2" office:value-type="float" office:value="12634000" calcext:value-type="float">
            <text:p>1,26E+07</text:p>
          </table:table-cell>
          <table:table-cell table:style-name="ce2" office:value-type="float" office:value="283159" calcext:value-type="float">
            <text:p>2,83E+05</text:p>
          </table:table-cell>
          <table:table-cell table:style-name="ce2" office:value-type="float" office:value="2388680" calcext:value-type="float">
            <text:p>2,39E+06</text:p>
          </table:table-cell>
          <table:table-cell table:style-name="ce2" office:value-type="float" office:value="1912480" calcext:value-type="float">
            <text:p>1,91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88.89" calcext:value-type="float">
            <text:p>1,39E+03</text:p>
          </table:table-cell>
          <table:table-cell table:style-name="ce2" office:value-type="float" office:value="13068400" calcext:value-type="float">
            <text:p>1,31E+07</text:p>
          </table:table-cell>
          <table:table-cell table:style-name="ce2" office:value-type="float" office:value="265520" calcext:value-type="float">
            <text:p>2,66E+05</text:p>
          </table:table-cell>
          <table:table-cell table:style-name="ce2" office:value-type="float" office:value="1450590" calcext:value-type="float">
            <text:p>1,45E+06</text:p>
          </table:table-cell>
          <table:table-cell table:style-name="ce2" office:value-type="float" office:value="2136180" calcext:value-type="float">
            <text:p>2,1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55.03" calcext:value-type="float">
            <text:p>1,46E+03</text:p>
          </table:table-cell>
          <table:table-cell table:style-name="ce2" office:value-type="float" office:value="14003900" calcext:value-type="float">
            <text:p>1,40E+07</text:p>
          </table:table-cell>
          <table:table-cell table:style-name="ce2" office:value-type="float" office:value="259047" calcext:value-type="float">
            <text:p>2,59E+05</text:p>
          </table:table-cell>
          <table:table-cell table:style-name="ce2" office:value-type="float" office:value="2569270" calcext:value-type="float">
            <text:p>2,57E+06</text:p>
          </table:table-cell>
          <table:table-cell table:style-name="ce2" office:value-type="float" office:value="2156490" calcext:value-type="float">
            <text:p>2,16E+06</text:p>
          </table:table-cell>
          <table:table-cell>
            <draw:frame table:end-cell-address="Bouguer_FFT.V55" table:end-x="0.905cm" table:end-y="0.318cm" draw:z-index="1" draw:name="Gráfico 11" draw:style-name="gr2" svg:width="25.878cm" svg:height="13.39cm" svg:x="0.918cm" svg:y="0.158cm">
              <draw:object draw:notify-on-update-of-ranges="Bouguer_FFT.B9:Bouguer_FFT.B32 Bouguer_FFT.D9:Bouguer_FFT.D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21.16" calcext:value-type="float">
            <text:p>1,52E+03</text:p>
          </table:table-cell>
          <table:table-cell table:style-name="ce2" office:value-type="float" office:value="14326100" calcext:value-type="float">
            <text:p>1,43E+07</text:p>
          </table:table-cell>
          <table:table-cell table:style-name="ce2" office:value-type="float" office:value="222813" calcext:value-type="float">
            <text:p>2,23E+05</text:p>
          </table:table-cell>
          <table:table-cell table:style-name="ce2" office:value-type="float" office:value="2449590" calcext:value-type="float">
            <text:p>2,45E+06</text:p>
          </table:table-cell>
          <table:table-cell table:style-name="ce2" office:value-type="float" office:value="2284580" calcext:value-type="float">
            <text:p>2,28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87.3" calcext:value-type="float">
            <text:p>1,59E+03</text:p>
          </table:table-cell>
          <table:table-cell table:style-name="ce2" office:value-type="float" office:value="15060500" calcext:value-type="float">
            <text:p>1,51E+07</text:p>
          </table:table-cell>
          <table:table-cell table:style-name="ce2" office:value-type="float" office:value="218329" calcext:value-type="float">
            <text:p>2,18E+05</text:p>
          </table:table-cell>
          <table:table-cell table:style-name="ce2" office:value-type="float" office:value="1834880" calcext:value-type="float">
            <text:p>1,83E+06</text:p>
          </table:table-cell>
          <table:table-cell table:style-name="ce2" office:value-type="float" office:value="1886600" calcext:value-type="float">
            <text:p>1,89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53.44" calcext:value-type="float">
            <text:p>1,65E+03</text:p>
          </table:table-cell>
          <table:table-cell table:style-name="ce2" office:value-type="float" office:value="15785200" calcext:value-type="float">
            <text:p>1,58E+07</text:p>
          </table:table-cell>
          <table:table-cell table:style-name="ce2" office:value-type="float" office:value="192313" calcext:value-type="float">
            <text:p>1,92E+05</text:p>
          </table:table-cell>
          <table:table-cell table:style-name="ce2" office:value-type="float" office:value="1375310" calcext:value-type="float">
            <text:p>1,38E+06</text:p>
          </table:table-cell>
          <table:table-cell table:style-name="ce2" office:value-type="float" office:value="1169730" calcext:value-type="float">
            <text:p>1,1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19.58" calcext:value-type="float">
            <text:p>1,72E+03</text:p>
          </table:table-cell>
          <table:table-cell table:style-name="ce2" office:value-type="float" office:value="16283000" calcext:value-type="float">
            <text:p>1,63E+07</text:p>
          </table:table-cell>
          <table:table-cell table:style-name="ce2" office:value-type="float" office:value="195469" calcext:value-type="float">
            <text:p>1,95E+05</text:p>
          </table:table-cell>
          <table:table-cell table:style-name="ce2" office:value-type="float" office:value="299003" calcext:value-type="float">
            <text:p>2,99E+05</text:p>
          </table:table-cell>
          <table:table-cell table:style-name="ce2" office:value-type="float" office:value="1367000" calcext:value-type="float">
            <text:p>1,3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85.71" calcext:value-type="float">
            <text:p>1,79E+03</text:p>
          </table:table-cell>
          <table:table-cell table:style-name="ce2" office:value-type="float" office:value="17091100" calcext:value-type="float">
            <text:p>1,71E+07</text:p>
          </table:table-cell>
          <table:table-cell table:style-name="ce2" office:value-type="float" office:value="187343" calcext:value-type="float">
            <text:p>1,87E+05</text:p>
          </table:table-cell>
          <table:table-cell table:style-name="ce2" office:value-type="float" office:value="2426670" calcext:value-type="float">
            <text:p>2,43E+06</text:p>
          </table:table-cell>
          <table:table-cell table:style-name="ce2" office:value-type="float" office:value="1715140" calcext:value-type="float">
            <text:p>1,72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51.85" calcext:value-type="float">
            <text:p>1,85E+03</text:p>
          </table:table-cell>
          <table:table-cell table:style-name="ce2" office:value-type="float" office:value="17401300" calcext:value-type="float">
            <text:p>1,74E+07</text:p>
          </table:table-cell>
          <table:table-cell table:style-name="ce2" office:value-type="float" office:value="155132" calcext:value-type="float">
            <text:p>1,55E+05</text:p>
          </table:table-cell>
          <table:table-cell table:style-name="ce2" office:value-type="float" office:value="2419740" calcext:value-type="float">
            <text:p>2,42E+06</text:p>
          </table:table-cell>
          <table:table-cell table:style-name="ce2" office:value-type="float" office:value="1719700" calcext:value-type="float">
            <text:p>1,72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17.99" calcext:value-type="float">
            <text:p>1,92E+03</text:p>
          </table:table-cell>
          <table:table-cell table:style-name="ce2" office:value-type="float" office:value="18304100" calcext:value-type="float">
            <text:p>1,83E+07</text:p>
          </table:table-cell>
          <table:table-cell table:style-name="ce2" office:value-type="float" office:value="147122" calcext:value-type="float">
            <text:p>1,47E+05</text:p>
          </table:table-cell>
          <table:table-cell table:style-name="ce2" office:value-type="float" office:value="312689" calcext:value-type="float">
            <text:p>3,13E+05</text:p>
          </table:table-cell>
          <table:table-cell table:style-name="ce2" office:value-type="float" office:value="1060740" calcext:value-type="float">
            <text:p>1,06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84.13" calcext:value-type="float">
            <text:p>1,98E+03</text:p>
          </table:table-cell>
          <table:table-cell table:style-name="ce2" office:value-type="float" office:value="18893000" calcext:value-type="float">
            <text:p>1,89E+07</text:p>
          </table:table-cell>
          <table:table-cell table:style-name="ce2" office:value-type="float" office:value="149934" calcext:value-type="float">
            <text:p>1,50E+05</text:p>
          </table:table-cell>
          <table:table-cell table:style-name="ce2" office:value-type="float" office:value="449806" calcext:value-type="float">
            <text:p>4,50E+05</text:p>
          </table:table-cell>
          <table:table-cell table:style-name="ce2" office:value-type="float" office:value="736090" calcext:value-type="float">
            <text:p>7,3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50.26" calcext:value-type="float">
            <text:p>2,05E+03</text:p>
          </table:table-cell>
          <table:table-cell table:style-name="ce2" office:value-type="float" office:value="19413300" calcext:value-type="float">
            <text:p>1,94E+07</text:p>
          </table:table-cell>
          <table:table-cell table:style-name="ce2" office:value-type="float" office:value="139645" calcext:value-type="float">
            <text:p>1,40E+05</text:p>
          </table:table-cell>
          <table:table-cell table:style-name="ce2" office:value-type="float" office:value="1445780" calcext:value-type="float">
            <text:p>1,45E+06</text:p>
          </table:table-cell>
          <table:table-cell table:style-name="ce2" office:value-type="float" office:value="1170130" calcext:value-type="float">
            <text:p>1,1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16.4" calcext:value-type="float">
            <text:p>2,12E+03</text:p>
          </table:table-cell>
          <table:table-cell table:style-name="ce2" office:value-type="float" office:value="20200800" calcext:value-type="float">
            <text:p>2,02E+07</text:p>
          </table:table-cell>
          <table:table-cell table:style-name="ce2" office:value-type="float" office:value="125902" calcext:value-type="float">
            <text:p>1,26E+05</text:p>
          </table:table-cell>
          <table:table-cell table:style-name="ce2" office:value-type="float" office:value="1614800" calcext:value-type="float">
            <text:p>1,61E+06</text:p>
          </table:table-cell>
          <table:table-cell table:style-name="ce2" office:value-type="float" office:value="1450540" calcext:value-type="float">
            <text:p>1,45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82.54" calcext:value-type="float">
            <text:p>2,18E+03</text:p>
          </table:table-cell>
          <table:table-cell table:style-name="ce2" office:value-type="float" office:value="20535900" calcext:value-type="float">
            <text:p>2,05E+07</text:p>
          </table:table-cell>
          <table:table-cell table:style-name="ce2" office:value-type="float" office:value="112803" calcext:value-type="float">
            <text:p>1,13E+05</text:p>
          </table:table-cell>
          <table:table-cell table:style-name="ce2" office:value-type="float" office:value="1291040" calcext:value-type="float">
            <text:p>1,29E+06</text:p>
          </table:table-cell>
          <table:table-cell table:style-name="ce2" office:value-type="float" office:value="1602410" calcext:value-type="float">
            <text:p>1,60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48.68" calcext:value-type="float">
            <text:p>2,25E+03</text:p>
          </table:table-cell>
          <table:table-cell table:style-name="ce2" office:value-type="float" office:value="21588500" calcext:value-type="float">
            <text:p>2,16E+07</text:p>
          </table:table-cell>
          <table:table-cell table:style-name="ce2" office:value-type="float" office:value="104443" calcext:value-type="float">
            <text:p>1,04E+05</text:p>
          </table:table-cell>
          <table:table-cell table:style-name="ce2" office:value-type="float" office:value="1901380" calcext:value-type="float">
            <text:p>1,90E+06</text:p>
          </table:table-cell>
          <table:table-cell table:style-name="ce2" office:value-type="float" office:value="1963670" calcext:value-type="float">
            <text:p>1,96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14.81" calcext:value-type="float">
            <text:p>2,31E+03</text:p>
          </table:table-cell>
          <table:table-cell table:style-name="ce2" office:value-type="float" office:value="21920100" calcext:value-type="float">
            <text:p>2,19E+07</text:p>
          </table:table-cell>
          <table:table-cell table:style-name="ce2" office:value-type="float" office:value="81198.3" calcext:value-type="float">
            <text:p>8,12E+04</text:p>
          </table:table-cell>
          <table:table-cell table:style-name="ce2" office:value-type="float" office:value="2698590" calcext:value-type="float">
            <text:p>2,70E+06</text:p>
          </table:table-cell>
          <table:table-cell table:style-name="ce2" office:value-type="float" office:value="2356970" calcext:value-type="float">
            <text:p>2,36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80.95" calcext:value-type="float">
            <text:p>2,38E+03</text:p>
          </table:table-cell>
          <table:table-cell table:style-name="ce2" office:value-type="float" office:value="22571600" calcext:value-type="float">
            <text:p>2,26E+07</text:p>
          </table:table-cell>
          <table:table-cell table:style-name="ce2" office:value-type="float" office:value="59586.1" calcext:value-type="float">
            <text:p>5,96E+04</text:p>
          </table:table-cell>
          <table:table-cell table:style-name="ce2" office:value-type="float" office:value="2470940" calcext:value-type="float">
            <text:p>2,47E+06</text:p>
          </table:table-cell>
          <table:table-cell table:style-name="ce2" office:value-type="float" office:value="2294670" calcext:value-type="float">
            <text:p>2,29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47.09" calcext:value-type="float">
            <text:p>2,45E+03</text:p>
          </table:table-cell>
          <table:table-cell table:style-name="ce2" office:value-type="float" office:value="23278400" calcext:value-type="float">
            <text:p>2,33E+07</text:p>
          </table:table-cell>
          <table:table-cell table:style-name="ce2" office:value-type="float" office:value="40125.8" calcext:value-type="float">
            <text:p>4,01E+04</text:p>
          </table:table-cell>
          <table:table-cell table:style-name="ce2" office:value-type="float" office:value="1714490" calcext:value-type="float">
            <text:p>1,71E+06</text:p>
          </table:table-cell>
          <table:table-cell table:style-name="ce2" office:value-type="float" office:value="2082000" calcext:value-type="float">
            <text:p>2,08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13.23" calcext:value-type="float">
            <text:p>2,51E+03</text:p>
          </table:table-cell>
          <table:table-cell table:style-name="ce2" office:value-type="float" office:value="23788400" calcext:value-type="float">
            <text:p>2,38E+07</text:p>
          </table:table-cell>
          <table:table-cell table:style-name="ce2" office:value-type="float" office:value="31087.6" calcext:value-type="float">
            <text:p>3,11E+04</text:p>
          </table:table-cell>
          <table:table-cell table:style-name="ce2" office:value-type="float" office:value="2060580" calcext:value-type="float">
            <text:p>2,06E+06</text:p>
          </table:table-cell>
          <table:table-cell table:style-name="ce2" office:value-type="float" office:value="2002250" calcext:value-type="float">
            <text:p>2,00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79.37" calcext:value-type="float">
            <text:p>2,58E+03</text:p>
          </table:table-cell>
          <table:table-cell table:style-name="ce2" office:value-type="float" office:value="24704700" calcext:value-type="float">
            <text:p>2,47E+07</text:p>
          </table:table-cell>
          <table:table-cell table:style-name="ce2" office:value-type="float" office:value="5874.47" calcext:value-type="float">
            <text:p>5,87E+03</text:p>
          </table:table-cell>
          <table:table-cell table:style-name="ce2" office:value-type="float" office:value="2231670" calcext:value-type="float">
            <text:p>2,23E+06</text:p>
          </table:table-cell>
          <table:table-cell table:style-name="ce2" office:value-type="float" office:value="1643720" calcext:value-type="float">
            <text:p>1,6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45.5" calcext:value-type="float">
            <text:p>2,65E+03</text:p>
          </table:table-cell>
          <table:table-cell table:style-name="ce2" office:value-type="float" office:value="24961000" calcext:value-type="float">
            <text:p>2,50E+07</text:p>
          </table:table-cell>
          <table:table-cell table:style-name="ce2" office:value-type="float" office:value="-6007.71" calcext:value-type="float">
            <text:p>-6,01E+03</text:p>
          </table:table-cell>
          <table:table-cell table:style-name="ce2" office:value-type="float" office:value="638895" calcext:value-type="float">
            <text:p>6,39E+05</text:p>
          </table:table-cell>
          <table:table-cell table:style-name="ce2" office:value-type="float" office:value="1020780" calcext:value-type="float">
            <text:p>1,02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11.64" calcext:value-type="float">
            <text:p>2,71E+03</text:p>
          </table:table-cell>
          <table:table-cell table:style-name="ce2" office:value-type="float" office:value="25826000" calcext:value-type="float">
            <text:p>2,58E+07</text:p>
          </table:table-cell>
          <table:table-cell table:style-name="ce2" office:value-type="float" office:value="-4745.35" calcext:value-type="float">
            <text:p>-4,75E+03</text:p>
          </table:table-cell>
          <table:table-cell table:style-name="ce2" office:value-type="float" office:value="191780" calcext:value-type="float">
            <text:p>1,92E+05</text:p>
          </table:table-cell>
          <table:table-cell table:style-name="ce2" office:value-type="float" office:value="460767" calcext:value-type="float">
            <text:p>4,6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77.78" calcext:value-type="float">
            <text:p>2,78E+03</text:p>
          </table:table-cell>
          <table:table-cell table:style-name="ce2" office:value-type="float" office:value="26352400" calcext:value-type="float">
            <text:p>2,64E+07</text:p>
          </table:table-cell>
          <table:table-cell table:style-name="ce2" office:value-type="float" office:value="-9195.51" calcext:value-type="float">
            <text:p>-9,20E+03</text:p>
          </table:table-cell>
          <table:table-cell table:style-name="ce2" office:value-type="float" office:value="551628" calcext:value-type="float">
            <text:p>5,52E+05</text:p>
          </table:table-cell>
          <table:table-cell table:style-name="ce2" office:value-type="float" office:value="461811" calcext:value-type="float">
            <text:p>4,6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43.92" calcext:value-type="float">
            <text:p>2,84E+03</text:p>
          </table:table-cell>
          <table:table-cell table:style-name="ce2" office:value-type="float" office:value="27034400" calcext:value-type="float">
            <text:p>2,70E+07</text:p>
          </table:table-cell>
          <table:table-cell table:style-name="ce2" office:value-type="float" office:value="-13914.6" calcext:value-type="float">
            <text:p>-1,39E+04</text:p>
          </table:table-cell>
          <table:table-cell table:style-name="ce2" office:value-type="float" office:value="642024" calcext:value-type="float">
            <text:p>6,42E+05</text:p>
          </table:table-cell>
          <table:table-cell table:style-name="ce2" office:value-type="float" office:value="896172" calcext:value-type="float">
            <text:p>8,9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10.05" calcext:value-type="float">
            <text:p>2,91E+03</text:p>
          </table:table-cell>
          <table:table-cell table:style-name="ce2" office:value-type="float" office:value="27764800" calcext:value-type="float">
            <text:p>2,78E+07</text:p>
          </table:table-cell>
          <table:table-cell table:style-name="ce2" office:value-type="float" office:value="-19867.4" calcext:value-type="float">
            <text:p>-1,99E+04</text:p>
          </table:table-cell>
          <table:table-cell table:style-name="ce2" office:value-type="float" office:value="1494860" calcext:value-type="float">
            <text:p>1,49E+06</text:p>
          </table:table-cell>
          <table:table-cell table:style-name="ce2" office:value-type="float" office:value="1542050" calcext:value-type="float">
            <text:p>1,5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76.19" calcext:value-type="float">
            <text:p>2,98E+03</text:p>
          </table:table-cell>
          <table:table-cell table:style-name="ce2" office:value-type="float" office:value="28052800" calcext:value-type="float">
            <text:p>2,81E+07</text:p>
          </table:table-cell>
          <table:table-cell table:style-name="ce2" office:value-type="float" office:value="-38762.5" calcext:value-type="float">
            <text:p>-3,88E+04</text:p>
          </table:table-cell>
          <table:table-cell table:style-name="ce2" office:value-type="float" office:value="2489260" calcext:value-type="float">
            <text:p>2,49E+06</text:p>
          </table:table-cell>
          <table:table-cell table:style-name="ce2" office:value-type="float" office:value="1997310" calcext:value-type="float">
            <text:p>2,00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42.33" calcext:value-type="float">
            <text:p>3,04E+03</text:p>
          </table:table-cell>
          <table:table-cell table:style-name="ce2" office:value-type="float" office:value="29048800" calcext:value-type="float">
            <text:p>2,90E+07</text:p>
          </table:table-cell>
          <table:table-cell table:style-name="ce2" office:value-type="float" office:value="-61244.3" calcext:value-type="float">
            <text:p>-6,12E+04</text:p>
          </table:table-cell>
          <table:table-cell table:style-name="ce2" office:value-type="float" office:value="2007800" calcext:value-type="float">
            <text:p>2,01E+06</text:p>
          </table:table-cell>
          <table:table-cell table:style-name="ce2" office:value-type="float" office:value="1730640" calcext:value-type="float">
            <text:p>1,73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08.47" calcext:value-type="float">
            <text:p>3,11E+03</text:p>
          </table:table-cell>
          <table:table-cell table:style-name="ce2" office:value-type="float" office:value="29501100" calcext:value-type="float">
            <text:p>2,95E+07</text:p>
          </table:table-cell>
          <table:table-cell table:style-name="ce2" office:value-type="float" office:value="-72136.5" calcext:value-type="float">
            <text:p>-7,21E+04</text:p>
          </table:table-cell>
          <table:table-cell table:style-name="ce2" office:value-type="float" office:value="694869" calcext:value-type="float">
            <text:p>6,95E+05</text:p>
          </table:table-cell>
          <table:table-cell table:style-name="ce2" office:value-type="float" office:value="944158" calcext:value-type="float">
            <text:p>9,4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74.6" calcext:value-type="float">
            <text:p>3,17E+03</text:p>
          </table:table-cell>
          <table:table-cell table:style-name="ce2" office:value-type="float" office:value="30168400" calcext:value-type="float">
            <text:p>3,02E+07</text:p>
          </table:table-cell>
          <table:table-cell table:style-name="ce2" office:value-type="float" office:value="-72794.5" calcext:value-type="float">
            <text:p>-7,28E+04</text:p>
          </table:table-cell>
          <table:table-cell table:style-name="ce2" office:value-type="float" office:value="129807" calcext:value-type="float">
            <text:p>1,30E+05</text:p>
          </table:table-cell>
          <table:table-cell table:style-name="ce2" office:value-type="float" office:value="674505" calcext:value-type="float">
            <text:p>6,75E+05</text:p>
          </table:table-cell>
          <table:table-cell/>
          <table:table-cell table:style-name="ce3" office:value-type="string" calcext:value-type="string">
            <text:p>Deep =</text:p>
          </table:table-cell>
          <table:table-cell table:style-name="ce3" table:formula="of:=-507.24/(-4*3.14)" office:value-type="float" office:value="40.3853503184713" calcext:value-type="float">
            <text:p>40,3853503185</text:p>
          </table:table-cell>
          <table:table-cell table:style-name="ce7" office:value-type="string" calcext:value-type="string">
            <text:p>Km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240.74" calcext:value-type="float">
            <text:p>3,24E+03</text:p>
          </table:table-cell>
          <table:table-cell table:style-name="ce2" office:value-type="float" office:value="30780600" calcext:value-type="float">
            <text:p>3,08E+07</text:p>
          </table:table-cell>
          <table:table-cell table:style-name="ce2" office:value-type="float" office:value="-74294.2" calcext:value-type="float">
            <text:p>-7,43E+04</text:p>
          </table:table-cell>
          <table:table-cell table:style-name="ce2" office:value-type="float" office:value="1198840" calcext:value-type="float">
            <text:p>1,20E+06</text:p>
          </table:table-cell>
          <table:table-cell table:style-name="ce2" office:value-type="float" office:value="1198000" calcext:value-type="float">
            <text:p>1,20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06.88" calcext:value-type="float">
            <text:p>3,31E+03</text:p>
          </table:table-cell>
          <table:table-cell table:style-name="ce2" office:value-type="float" office:value="31257600" calcext:value-type="float">
            <text:p>3,13E+07</text:p>
          </table:table-cell>
          <table:table-cell table:style-name="ce2" office:value-type="float" office:value="-92721.8" calcext:value-type="float">
            <text:p>-9,27E+04</text:p>
          </table:table-cell>
          <table:table-cell table:style-name="ce2" office:value-type="float" office:value="2265340" calcext:value-type="float">
            <text:p>2,27E+06</text:p>
          </table:table-cell>
          <table:table-cell table:style-name="ce2" office:value-type="float" office:value="1536050" calcext:value-type="float">
            <text:p>1,54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73.02" calcext:value-type="float">
            <text:p>3,37E+03</text:p>
          </table:table-cell>
          <table:table-cell table:style-name="ce2" office:value-type="float" office:value="32349300" calcext:value-type="float">
            <text:p>3,23E+07</text:p>
          </table:table-cell>
          <table:table-cell table:style-name="ce2" office:value-type="float" office:value="-111949" calcext:value-type="float">
            <text:p>-1,12E+05</text:p>
          </table:table-cell>
          <table:table-cell table:style-name="ce2" office:value-type="float" office:value="1143960" calcext:value-type="float">
            <text:p>1,14E+06</text:p>
          </table:table-cell>
          <table:table-cell table:style-name="ce2" office:value-type="float" office:value="1553110" calcext:value-type="float">
            <text:p>1,55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439.15" calcext:value-type="float">
            <text:p>3,44E+03</text:p>
          </table:table-cell>
          <table:table-cell table:style-name="ce2" office:value-type="float" office:value="32491400" calcext:value-type="float">
            <text:p>3,25E+07</text:p>
          </table:table-cell>
          <table:table-cell table:style-name="ce2" office:value-type="float" office:value="-111737" calcext:value-type="float">
            <text:p>-1,12E+05</text:p>
          </table:table-cell>
          <table:table-cell table:style-name="ce2" office:value-type="float" office:value="1250040" calcext:value-type="float">
            <text:p>1,25E+06</text:p>
          </table:table-cell>
          <table:table-cell table:style-name="ce2" office:value-type="float" office:value="1309500" calcext:value-type="float">
            <text:p>1,31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505.29" calcext:value-type="float">
            <text:p>3,51E+03</text:p>
          </table:table-cell>
          <table:table-cell table:style-name="ce2" office:value-type="float" office:value="33403900" calcext:value-type="float">
            <text:p>3,34E+07</text:p>
          </table:table-cell>
          <table:table-cell table:style-name="ce2" office:value-type="float" office:value="-132727" calcext:value-type="float">
            <text:p>-1,33E+05</text:p>
          </table:table-cell>
          <table:table-cell table:style-name="ce2" office:value-type="float" office:value="1534500" calcext:value-type="float">
            <text:p>1,53E+06</text:p>
          </table:table-cell>
          <table:table-cell table:style-name="ce2" office:value-type="float" office:value="960780" calcext:value-type="float">
            <text:p>9,6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571.43" calcext:value-type="float">
            <text:p>3,57E+03</text:p>
          </table:table-cell>
          <table:table-cell table:style-name="ce2" office:value-type="float" office:value="33790200" calcext:value-type="float">
            <text:p>3,38E+07</text:p>
          </table:table-cell>
          <table:table-cell table:style-name="ce2" office:value-type="float" office:value="-137244" calcext:value-type="float">
            <text:p>-1,37E+05</text:p>
          </table:table-cell>
          <table:table-cell table:style-name="ce2" office:value-type="float" office:value="97805.2" calcext:value-type="float">
            <text:p>9,78E+04</text:p>
          </table:table-cell>
          <table:table-cell table:style-name="ce2" office:value-type="float" office:value="594900" calcext:value-type="float">
            <text:p>5,9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637.57" calcext:value-type="float">
            <text:p>3,64E+03</text:p>
          </table:table-cell>
          <table:table-cell table:style-name="ce2" office:value-type="float" office:value="34537000" calcext:value-type="float">
            <text:p>3,45E+07</text:p>
          </table:table-cell>
          <table:table-cell table:style-name="ce2" office:value-type="float" office:value="-134353" calcext:value-type="float">
            <text:p>-1,34E+05</text:p>
          </table:table-cell>
          <table:table-cell table:style-name="ce2" office:value-type="float" office:value="152397" calcext:value-type="float">
            <text:p>1,52E+05</text:p>
          </table:table-cell>
          <table:table-cell table:style-name="ce2" office:value-type="float" office:value="451180" calcext:value-type="float">
            <text:p>4,5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703.7" calcext:value-type="float">
            <text:p>3,70E+03</text:p>
          </table:table-cell>
          <table:table-cell table:style-name="ce2" office:value-type="float" office:value="35409000" calcext:value-type="float">
            <text:p>3,54E+07</text:p>
          </table:table-cell>
          <table:table-cell table:style-name="ce2" office:value-type="float" office:value="-139777" calcext:value-type="float">
            <text:p>-1,40E+05</text:p>
          </table:table-cell>
          <table:table-cell table:style-name="ce2" office:value-type="float" office:value="1103340" calcext:value-type="float">
            <text:p>1,10E+06</text:p>
          </table:table-cell>
          <table:table-cell table:style-name="ce2" office:value-type="float" office:value="912225" calcext:value-type="float">
            <text:p>9,1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769.84" calcext:value-type="float">
            <text:p>3,77E+03</text:p>
          </table:table-cell>
          <table:table-cell table:style-name="ce2" office:value-type="float" office:value="35561800" calcext:value-type="float">
            <text:p>3,56E+07</text:p>
          </table:table-cell>
          <table:table-cell table:style-name="ce2" office:value-type="float" office:value="-152693" calcext:value-type="float">
            <text:p>-1,53E+05</text:p>
          </table:table-cell>
          <table:table-cell table:style-name="ce2" office:value-type="float" office:value="1480940" calcext:value-type="float">
            <text:p>1,48E+06</text:p>
          </table:table-cell>
          <table:table-cell table:style-name="ce2" office:value-type="float" office:value="1493820" calcext:value-type="float">
            <text:p>1,49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835.98" calcext:value-type="float">
            <text:p>3,84E+03</text:p>
          </table:table-cell>
          <table:table-cell table:style-name="ce2" office:value-type="float" office:value="36653700" calcext:value-type="float">
            <text:p>3,67E+07</text:p>
          </table:table-cell>
          <table:table-cell table:style-name="ce2" office:value-type="float" office:value="-164393" calcext:value-type="float">
            <text:p>-1,64E+05</text:p>
          </table:table-cell>
          <table:table-cell table:style-name="ce2" office:value-type="float" office:value="1897170" calcext:value-type="float">
            <text:p>1,90E+06</text:p>
          </table:table-cell>
          <table:table-cell table:style-name="ce2" office:value-type="float" office:value="1784070" calcext:value-type="float">
            <text:p>1,78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902.12" calcext:value-type="float">
            <text:p>3,90E+03</text:p>
          </table:table-cell>
          <table:table-cell table:style-name="ce2" office:value-type="float" office:value="36910800" calcext:value-type="float">
            <text:p>3,69E+07</text:p>
          </table:table-cell>
          <table:table-cell table:style-name="ce2" office:value-type="float" office:value="-184228" calcext:value-type="float">
            <text:p>-1,84E+05</text:p>
          </table:table-cell>
          <table:table-cell table:style-name="ce2" office:value-type="float" office:value="1974100" calcext:value-type="float">
            <text:p>1,97E+06</text:p>
          </table:table-cell>
          <table:table-cell table:style-name="ce2" office:value-type="float" office:value="1564310" calcext:value-type="float">
            <text:p>1,56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968.25" calcext:value-type="float">
            <text:p>3,97E+03</text:p>
          </table:table-cell>
          <table:table-cell table:style-name="ce2" office:value-type="float" office:value="37760200" calcext:value-type="float">
            <text:p>3,78E+07</text:p>
          </table:table-cell>
          <table:table-cell table:style-name="ce2" office:value-type="float" office:value="-197207" calcext:value-type="float">
            <text:p>-1,97E+05</text:p>
          </table:table-cell>
          <table:table-cell table:style-name="ce2" office:value-type="float" office:value="821654" calcext:value-type="float">
            <text:p>8,22E+05</text:p>
          </table:table-cell>
          <table:table-cell table:style-name="ce2" office:value-type="float" office:value="863640" calcext:value-type="float">
            <text:p>8,6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034.39" calcext:value-type="float">
            <text:p>4,03E+03</text:p>
          </table:table-cell>
          <table:table-cell table:style-name="ce2" office:value-type="float" office:value="38437300" calcext:value-type="float">
            <text:p>3,84E+07</text:p>
          </table:table-cell>
          <table:table-cell table:style-name="ce2" office:value-type="float" office:value="-197886" calcext:value-type="float">
            <text:p>-1,98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55995" calcext:value-type="float">
            <text:p>2,5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100.53" calcext:value-type="float">
            <text:p>4,10E+03</text:p>
          </table:table-cell>
          <table:table-cell table:style-name="ce2" office:value-type="float" office:value="38670600" calcext:value-type="float">
            <text:p>3,87E+07</text:p>
          </table:table-cell>
          <table:table-cell table:style-name="ce2" office:value-type="float" office:value="-193802" calcext:value-type="float">
            <text:p>-1,94E+05</text:p>
          </table:table-cell>
          <table:table-cell table:style-name="ce2" office:value-type="float" office:value="151164" calcext:value-type="float">
            <text:p>1,51E+05</text:p>
          </table:table-cell>
          <table:table-cell table:style-name="ce2" office:value-type="float" office:value="504312" calcext:value-type="float">
            <text:p>5,0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166.67" calcext:value-type="float">
            <text:p>4,17E+03</text:p>
          </table:table-cell>
          <table:table-cell table:style-name="ce2" office:value-type="float" office:value="39862100" calcext:value-type="float">
            <text:p>3,99E+07</text:p>
          </table:table-cell>
          <table:table-cell table:style-name="ce2" office:value-type="float" office:value="-200399" calcext:value-type="float">
            <text:p>-2,00E+05</text:p>
          </table:table-cell>
          <table:table-cell table:style-name="ce2" office:value-type="float" office:value="1566600" calcext:value-type="float">
            <text:p>1,57E+06</text:p>
          </table:table-cell>
          <table:table-cell table:style-name="ce2" office:value-type="float" office:value="1072540" calcext:value-type="float">
            <text:p>1,0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232.8" calcext:value-type="float">
            <text:p>4,23E+03</text:p>
          </table:table-cell>
          <table:table-cell table:style-name="ce2" office:value-type="float" office:value="40061200" calcext:value-type="float">
            <text:p>4,01E+07</text:p>
          </table:table-cell>
          <table:table-cell table:style-name="ce2" office:value-type="float" office:value="-219843" calcext:value-type="float">
            <text:p>-2,20E+05</text:p>
          </table:table-cell>
          <table:table-cell table:style-name="ce2" office:value-type="float" office:value="1499860" calcext:value-type="float">
            <text:p>1,50E+06</text:p>
          </table:table-cell>
          <table:table-cell table:style-name="ce2" office:value-type="float" office:value="1069370" calcext:value-type="float">
            <text:p>1,07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298.94" calcext:value-type="float">
            <text:p>4,30E+03</text:p>
          </table:table-cell>
          <table:table-cell table:style-name="ce2" office:value-type="float" office:value="40977900" calcext:value-type="float">
            <text:p>4,10E+07</text:p>
          </table:table-cell>
          <table:table-cell table:style-name="ce2" office:value-type="float" office:value="-225329" calcext:value-type="float">
            <text:p>-2,25E+05</text:p>
          </table:table-cell>
          <table:table-cell table:style-name="ce2" office:value-type="float" office:value="141660" calcext:value-type="float">
            <text:p>1,42E+05</text:p>
          </table:table-cell>
          <table:table-cell table:style-name="ce2" office:value-type="float" office:value="823638" calcext:value-type="float">
            <text:p>8,2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365.08" calcext:value-type="float">
            <text:p>4,37E+03</text:p>
          </table:table-cell>
          <table:table-cell table:style-name="ce2" office:value-type="float" office:value="41429700" calcext:value-type="float">
            <text:p>4,14E+07</text:p>
          </table:table-cell>
          <table:table-cell table:style-name="ce2" office:value-type="float" office:value="-222197" calcext:value-type="float">
            <text:p>-2,22E+05</text:p>
          </table:table-cell>
          <table:table-cell table:style-name="ce2" office:value-type="float" office:value="829399" calcext:value-type="float">
            <text:p>8,29E+05</text:p>
          </table:table-cell>
          <table:table-cell table:style-name="ce2" office:value-type="float" office:value="1029600" calcext:value-type="float">
            <text:p>1,03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431.22" calcext:value-type="float">
            <text:p>4,43E+03</text:p>
          </table:table-cell>
          <table:table-cell table:style-name="ce2" office:value-type="float" office:value="41797900" calcext:value-type="float">
            <text:p>4,18E+07</text:p>
          </table:table-cell>
          <table:table-cell table:style-name="ce2" office:value-type="float" office:value="-239116" calcext:value-type="float">
            <text:p>-2,39E+05</text:p>
          </table:table-cell>
          <table:table-cell table:style-name="ce2" office:value-type="float" office:value="2117750" calcext:value-type="float">
            <text:p>2,12E+06</text:p>
          </table:table-cell>
          <table:table-cell table:style-name="ce2" office:value-type="float" office:value="1453950" calcext:value-type="float">
            <text:p>1,45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497.35" calcext:value-type="float">
            <text:p>4,50E+03</text:p>
          </table:table-cell>
          <table:table-cell table:style-name="ce2" office:value-type="float" office:value="43190000" calcext:value-type="float">
            <text:p>4,32E+07</text:p>
          </table:table-cell>
          <table:table-cell table:style-name="ce2" office:value-type="float" office:value="-257399" calcext:value-type="float">
            <text:p>-2,57E+05</text:p>
          </table:table-cell>
          <table:table-cell table:style-name="ce2" office:value-type="float" office:value="1414710" calcext:value-type="float">
            <text:p>1,41E+06</text:p>
          </table:table-cell>
          <table:table-cell table:style-name="ce2" office:value-type="float" office:value="1576900" calcext:value-type="float">
            <text:p>1,58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563.49" calcext:value-type="float">
            <text:p>4,56E+03</text:p>
          </table:table-cell>
          <table:table-cell table:style-name="ce2" office:value-type="float" office:value="43048200" calcext:value-type="float">
            <text:p>4,30E+07</text:p>
          </table:table-cell>
          <table:table-cell table:style-name="ce2" office:value-type="float" office:value="-262631" calcext:value-type="float">
            <text:p>-2,63E+05</text:p>
          </table:table-cell>
          <table:table-cell table:style-name="ce2" office:value-type="float" office:value="1198250" calcext:value-type="float">
            <text:p>1,20E+06</text:p>
          </table:table-cell>
          <table:table-cell table:style-name="ce2" office:value-type="float" office:value="849760" calcext:value-type="float">
            <text:p>8,5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629.63" calcext:value-type="float">
            <text:p>4,63E+03</text:p>
          </table:table-cell>
          <table:table-cell table:style-name="ce2" office:value-type="float" office:value="44176300" calcext:value-type="float">
            <text:p>4,42E+07</text:p>
          </table:table-cell>
          <table:table-cell table:style-name="ce2" office:value-type="float" office:value="-277317" calcext:value-type="float">
            <text:p>-2,77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301688" calcext:value-type="float">
            <text:p>3,0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695.77" calcext:value-type="float">
            <text:p>4,70E+03</text:p>
          </table:table-cell>
          <table:table-cell table:style-name="ce2" office:value-type="float" office:value="44457000" calcext:value-type="float">
            <text:p>4,45E+07</text:p>
          </table:table-cell>
          <table:table-cell table:style-name="ce2" office:value-type="float" office:value="-261573" calcext:value-type="float">
            <text:p>-2,62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01783" calcext:value-type="float">
            <text:p>2,0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761.9" calcext:value-type="float">
            <text:p>4,76E+03</text:p>
          </table:table-cell>
          <table:table-cell table:style-name="ce2" office:value-type="float" office:value="45170600" calcext:value-type="float">
            <text:p>4,52E+07</text:p>
          </table:table-cell>
          <table:table-cell table:style-name="ce2" office:value-type="float" office:value="-273502" calcext:value-type="float">
            <text:p>-2,74E+05</text:p>
          </table:table-cell>
          <table:table-cell table:style-name="ce2" office:value-type="float" office:value="898532" calcext:value-type="float">
            <text:p>8,99E+05</text:p>
          </table:table-cell>
          <table:table-cell table:style-name="ce2" office:value-type="float" office:value="452328" calcext:value-type="float">
            <text:p>4,5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828.04" calcext:value-type="float">
            <text:p>4,83E+03</text:p>
          </table:table-cell>
          <table:table-cell table:style-name="ce2" office:value-type="float" office:value="46169300" calcext:value-type="float">
            <text:p>4,62E+07</text:p>
          </table:table-cell>
          <table:table-cell table:style-name="ce2" office:value-type="float" office:value="-276508" calcext:value-type="float">
            <text:p>-2,77E+05</text:p>
          </table:table-cell>
          <table:table-cell table:style-name="ce2" office:value-type="float" office:value="687955" calcext:value-type="float">
            <text:p>6,88E+05</text:p>
          </table:table-cell>
          <table:table-cell table:style-name="ce2" office:value-type="float" office:value="839552" calcext:value-type="float">
            <text:p>8,4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894.18" calcext:value-type="float">
            <text:p>4,89E+03</text:p>
          </table:table-cell>
          <table:table-cell table:style-name="ce2" office:value-type="float" office:value="46164500" calcext:value-type="float">
            <text:p>4,62E+07</text:p>
          </table:table-cell>
          <table:table-cell table:style-name="ce2" office:value-type="float" office:value="-284937" calcext:value-type="float">
            <text:p>-2,85E+05</text:p>
          </table:table-cell>
          <table:table-cell table:style-name="ce2" office:value-type="float" office:value="932168" calcext:value-type="float">
            <text:p>9,32E+05</text:p>
          </table:table-cell>
          <table:table-cell table:style-name="ce2" office:value-type="float" office:value="701214" calcext:value-type="float">
            <text:p>7,0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960.32" calcext:value-type="float">
            <text:p>4,96E+03</text:p>
          </table:table-cell>
          <table:table-cell table:style-name="ce2" office:value-type="float" office:value="47368600" calcext:value-type="float">
            <text:p>4,74E+07</text:p>
          </table:table-cell>
          <table:table-cell table:style-name="ce2" office:value-type="float" office:value="-292003" calcext:value-type="float">
            <text:p>-2,92E+05</text:p>
          </table:table-cell>
          <table:table-cell table:style-name="ce2" office:value-type="float" office:value="483519" calcext:value-type="float">
            <text:p>4,84E+05</text:p>
          </table:table-cell>
          <table:table-cell table:style-name="ce2" office:value-type="float" office:value="776943" calcext:value-type="float">
            <text:p>7,77E+05</text:p>
          </table:table-cell>
          <table:table-cell/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5026.46" calcext:value-type="float">
            <text:p>5,03E+03</text:p>
          </table:table-cell>
          <table:table-cell table:style-name="ce2" office:value-type="float" office:value="47643400" calcext:value-type="float">
            <text:p>4,76E+07</text:p>
          </table:table-cell>
          <table:table-cell table:style-name="ce2" office:value-type="float" office:value="-292974" calcext:value-type="float">
            <text:p>-2,93E+05</text:p>
          </table:table-cell>
          <table:table-cell table:style-name="ce2" office:value-type="float" office:value="915142" calcext:value-type="float">
            <text:p>9,15E+05</text:p>
          </table:table-cell>
          <table:table-cell table:style-name="ce2" office:value-type="float" office:value="801990" calcext:value-type="float">
            <text:p>8,02E+05</text:p>
          </table:table-cell>
          <table:table-cell/>
          <table:table-cell table:style-name="ce5" office:value-type="string" calcext:value-type="string">
            <text:p>Midle=</text:p>
          </table:table-cell>
          <table:table-cell table:style-name="ce6" table:formula="of:=-122.81/(-4*3.14)" office:value-type="float" office:value="9.77786624203822" calcext:value-type="float">
            <text:p>9,778</text:p>
          </table:table-cell>
          <table:table-cell table:style-name="ce7" office:value-type="string" calcext:value-type="string">
            <text:p>Km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5092.59" calcext:value-type="float">
            <text:p>5,09E+03</text:p>
          </table:table-cell>
          <table:table-cell table:style-name="ce2" office:value-type="float" office:value="48398400" calcext:value-type="float">
            <text:p>4,84E+07</text:p>
          </table:table-cell>
          <table:table-cell table:style-name="ce2" office:value-type="float" office:value="-307215" calcext:value-type="float">
            <text:p>-3,07E+05</text:p>
          </table:table-cell>
          <table:table-cell table:style-name="ce2" office:value-type="float" office:value="1007310" calcext:value-type="float">
            <text:p>1,01E+06</text:p>
          </table:table-cell>
          <table:table-cell table:style-name="ce2" office:value-type="float" office:value="690939" calcext:value-type="float">
            <text:p>6,9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158.73" calcext:value-type="float">
            <text:p>5,16E+03</text:p>
          </table:table-cell>
          <table:table-cell table:style-name="ce2" office:value-type="float" office:value="49144800" calcext:value-type="float">
            <text:p>4,91E+07</text:p>
          </table:table-cell>
          <table:table-cell table:style-name="ce2" office:value-type="float" office:value="-309718" calcext:value-type="float">
            <text:p>-3,10E+05</text:p>
          </table:table-cell>
          <table:table-cell table:style-name="ce2" office:value-type="float" office:value="150368" calcext:value-type="float">
            <text:p>1,50E+05</text:p>
          </table:table-cell>
          <table:table-cell table:style-name="ce2" office:value-type="float" office:value="483404" calcext:value-type="float">
            <text:p>4,8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224.87" calcext:value-type="float">
            <text:p>5,22E+03</text:p>
          </table:table-cell>
          <table:table-cell table:style-name="ce2" office:value-type="float" office:value="49275200" calcext:value-type="float">
            <text:p>4,93E+07</text:p>
          </table:table-cell>
          <table:table-cell table:style-name="ce2" office:value-type="float" office:value="-309714" calcext:value-type="float">
            <text:p>-3,10E+05</text:p>
          </table:table-cell>
          <table:table-cell table:style-name="ce2" office:value-type="float" office:value="292537" calcext:value-type="float">
            <text:p>2,93E+05</text:p>
          </table:table-cell>
          <table:table-cell table:style-name="ce2" office:value-type="float" office:value="261104" calcext:value-type="float">
            <text:p>2,6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291.01" calcext:value-type="float">
            <text:p>5,29E+03</text:p>
          </table:table-cell>
          <table:table-cell table:style-name="ce2" office:value-type="float" office:value="50526300" calcext:value-type="float">
            <text:p>5,05E+07</text:p>
          </table:table-cell>
          <table:table-cell table:style-name="ce2" office:value-type="float" office:value="-314580" calcext:value-type="float">
            <text:p>-3,15E+05</text:p>
          </table:table-cell>
          <table:table-cell table:style-name="ce2" office:value-type="float" office:value="340406" calcext:value-type="float">
            <text:p>3,40E+05</text:p>
          </table:table-cell>
          <table:table-cell table:style-name="ce2" office:value-type="float" office:value="670541" calcext:value-type="float">
            <text:p>6,7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357.14" calcext:value-type="float">
            <text:p>5,36E+03</text:p>
          </table:table-cell>
          <table:table-cell table:style-name="ce2" office:value-type="float" office:value="50831400" calcext:value-type="float">
            <text:p>5,08E+07</text:p>
          </table:table-cell>
          <table:table-cell table:style-name="ce2" office:value-type="float" office:value="-315373" calcext:value-type="float">
            <text:p>-3,15E+05</text:p>
          </table:table-cell>
          <table:table-cell table:style-name="ce2" office:value-type="float" office:value="1378680" calcext:value-type="float">
            <text:p>1,38E+06</text:p>
          </table:table-cell>
          <table:table-cell table:style-name="ce2" office:value-type="float" office:value="1013530" calcext:value-type="float">
            <text:p>1,01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423.28" calcext:value-type="float">
            <text:p>5,42E+03</text:p>
          </table:table-cell>
          <table:table-cell table:style-name="ce2" office:value-type="float" office:value="51632400" calcext:value-type="float">
            <text:p>5,16E+07</text:p>
          </table:table-cell>
          <table:table-cell table:style-name="ce2" office:value-type="float" office:value="-337497" calcext:value-type="float">
            <text:p>-3,37E+05</text:p>
          </table:table-cell>
          <table:table-cell table:style-name="ce2" office:value-type="float" office:value="1321510" calcext:value-type="float">
            <text:p>1,32E+06</text:p>
          </table:table-cell>
          <table:table-cell table:style-name="ce2" office:value-type="float" office:value="761629" calcext:value-type="float">
            <text:p>7,6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489.42" calcext:value-type="float">
            <text:p>5,49E+03</text:p>
          </table:table-cell>
          <table:table-cell table:style-name="ce2" office:value-type="float" office:value="52137100" calcext:value-type="float">
            <text:p>5,21E+07</text:p>
          </table:table-cell>
          <table:table-cell table:style-name="ce2" office:value-type="float" office:value="-337339" calcext:value-type="float">
            <text:p>-3,37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71026" calcext:value-type="float">
            <text:p>2,7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555.56" calcext:value-type="float">
            <text:p>5,56E+03</text:p>
          </table:table-cell>
          <table:table-cell table:style-name="ce2" office:value-type="float" office:value="52503900" calcext:value-type="float">
            <text:p>5,25E+07</text:p>
          </table:table-cell>
          <table:table-cell table:style-name="ce2" office:value-type="float" office:value="-330594" calcext:value-type="float">
            <text:p>-3,31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30325" calcext:value-type="float">
            <text:p>2,3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621.69" calcext:value-type="float">
            <text:p>5,62E+03</text:p>
          </table:table-cell>
          <table:table-cell table:style-name="ce2" office:value-type="float" office:value="53750800" calcext:value-type="float">
            <text:p>5,38E+07</text:p>
          </table:table-cell>
          <table:table-cell table:style-name="ce2" office:value-type="float" office:value="-335791" calcext:value-type="float">
            <text:p>-3,36E+05</text:p>
          </table:table-cell>
          <table:table-cell table:style-name="ce2" office:value-type="float" office:value="1199410" calcext:value-type="float">
            <text:p>1,20E+06</text:p>
          </table:table-cell>
          <table:table-cell table:style-name="ce2" office:value-type="float" office:value="700326" calcext:value-type="float">
            <text:p>7,0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687.83" calcext:value-type="float">
            <text:p>5,69E+03</text:p>
          </table:table-cell>
          <table:table-cell table:style-name="ce2" office:value-type="float" office:value="53804400" calcext:value-type="float">
            <text:p>5,38E+07</text:p>
          </table:table-cell>
          <table:table-cell table:style-name="ce2" office:value-type="float" office:value="-350531" calcext:value-type="float">
            <text:p>-3,51E+05</text:p>
          </table:table-cell>
          <table:table-cell table:style-name="ce2" office:value-type="float" office:value="994701" calcext:value-type="float">
            <text:p>9,95E+05</text:p>
          </table:table-cell>
          <table:table-cell table:style-name="ce2" office:value-type="float" office:value="879172" calcext:value-type="float">
            <text:p>8,7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753.97" calcext:value-type="float">
            <text:p>5,75E+03</text:p>
          </table:table-cell>
          <table:table-cell table:style-name="ce2" office:value-type="float" office:value="54867100" calcext:value-type="float">
            <text:p>5,49E+07</text:p>
          </table:table-cell>
          <table:table-cell table:style-name="ce2" office:value-type="float" office:value="-352325" calcext:value-type="float">
            <text:p>-3,52E+05</text:p>
          </table:table-cell>
          <table:table-cell table:style-name="ce2" office:value-type="float" office:value="443409" calcext:value-type="float">
            <text:p>4,43E+05</text:p>
          </table:table-cell>
          <table:table-cell table:style-name="ce2" office:value-type="float" office:value="804306" calcext:value-type="float">
            <text:p>8,0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820.11" calcext:value-type="float">
            <text:p>5,82E+03</text:p>
          </table:table-cell>
          <table:table-cell table:style-name="ce2" office:value-type="float" office:value="55094200" calcext:value-type="float">
            <text:p>5,51E+07</text:p>
          </table:table-cell>
          <table:table-cell table:style-name="ce2" office:value-type="float" office:value="-357901" calcext:value-type="float">
            <text:p>-3,58E+05</text:p>
          </table:table-cell>
          <table:table-cell table:style-name="ce2" office:value-type="float" office:value="974807" calcext:value-type="float">
            <text:p>9,75E+05</text:p>
          </table:table-cell>
          <table:table-cell table:style-name="ce2" office:value-type="float" office:value="902512" calcext:value-type="float">
            <text:p>9,0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886.24" calcext:value-type="float">
            <text:p>5,89E+03</text:p>
          </table:table-cell>
          <table:table-cell table:style-name="ce2" office:value-type="float" office:value="55988200" calcext:value-type="float">
            <text:p>5,60E+07</text:p>
          </table:table-cell>
          <table:table-cell table:style-name="ce2" office:value-type="float" office:value="-368528" calcext:value-type="float">
            <text:p>-3,69E+05</text:p>
          </table:table-cell>
          <table:table-cell table:style-name="ce2" office:value-type="float" office:value="1289320" calcext:value-type="float">
            <text:p>1,29E+06</text:p>
          </table:table-cell>
          <table:table-cell table:style-name="ce2" office:value-type="float" office:value="1028200" calcext:value-type="float">
            <text:p>1,03E+0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952.38" calcext:value-type="float">
            <text:p>5,95E+03</text:p>
          </table:table-cell>
          <table:table-cell table:style-name="ce2" office:value-type="float" office:value="56695300" calcext:value-type="float">
            <text:p>5,67E+07</text:p>
          </table:table-cell>
          <table:table-cell table:style-name="ce2" office:value-type="float" office:value="-379332" calcext:value-type="float">
            <text:p>-3,79E+05</text:p>
          </table:table-cell>
          <table:table-cell table:style-name="ce2" office:value-type="float" office:value="820463" calcext:value-type="float">
            <text:p>8,20E+05</text:p>
          </table:table-cell>
          <table:table-cell table:style-name="ce2" office:value-type="float" office:value="725466" calcext:value-type="float">
            <text:p>7,2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018.52" calcext:value-type="float">
            <text:p>6,02E+03</text:p>
          </table:table-cell>
          <table:table-cell table:style-name="ce2" office:value-type="float" office:value="56916300" calcext:value-type="float">
            <text:p>5,69E+07</text:p>
          </table:table-cell>
          <table:table-cell table:style-name="ce2" office:value-type="float" office:value="-382166" calcext:value-type="float">
            <text:p>-3,82E+05</text:p>
          </table:table-cell>
          <table:table-cell table:style-name="ce2" office:value-type="float" office:value="66613.4" calcext:value-type="float">
            <text:p>6,66E+04</text:p>
          </table:table-cell>
          <table:table-cell table:style-name="ce2" office:value-type="float" office:value="346816" calcext:value-type="float">
            <text:p>3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084.66" calcext:value-type="float">
            <text:p>6,08E+03</text:p>
          </table:table-cell>
          <table:table-cell table:style-name="ce2" office:value-type="float" office:value="57984500" calcext:value-type="float">
            <text:p>5,80E+07</text:p>
          </table:table-cell>
          <table:table-cell table:style-name="ce2" office:value-type="float" office:value="-380440" calcext:value-type="float">
            <text:p>-3,80E+05</text:p>
          </table:table-cell>
          <table:table-cell table:style-name="ce2" office:value-type="float" office:value="153370" calcext:value-type="float">
            <text:p>1,53E+05</text:p>
          </table:table-cell>
          <table:table-cell table:style-name="ce2" office:value-type="float" office:value="120597" calcext:value-type="float">
            <text:p>1,2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150.79" calcext:value-type="float">
            <text:p>6,15E+03</text:p>
          </table:table-cell>
          <table:table-cell table:style-name="ce2" office:value-type="float" office:value="58299300" calcext:value-type="float">
            <text:p>5,83E+07</text:p>
          </table:table-cell>
          <table:table-cell table:style-name="ce2" office:value-type="float" office:value="-384716" calcext:value-type="float">
            <text:p>-3,85E+05</text:p>
          </table:table-cell>
          <table:table-cell table:style-name="ce2" office:value-type="float" office:value="141806" calcext:value-type="float">
            <text:p>1,42E+05</text:p>
          </table:table-cell>
          <table:table-cell table:style-name="ce2" office:value-type="float" office:value="150968" calcext:value-type="float">
            <text:p>1,5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216.93" calcext:value-type="float">
            <text:p>6,22E+03</text:p>
          </table:table-cell>
          <table:table-cell table:style-name="ce2" office:value-type="float" office:value="59265600" calcext:value-type="float">
            <text:p>5,93E+07</text:p>
          </table:table-cell>
          <table:table-cell table:style-name="ce2" office:value-type="float" office:value="-382797" calcext:value-type="float">
            <text:p>-3,83E+05</text:p>
          </table:table-cell>
          <table:table-cell table:style-name="ce2" office:value-type="float" office:value="157728" calcext:value-type="float">
            <text:p>1,58E+05</text:p>
          </table:table-cell>
          <table:table-cell table:style-name="ce2" office:value-type="float" office:value="207614" calcext:value-type="float">
            <text:p>2,0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283.07" calcext:value-type="float">
            <text:p>6,28E+03</text:p>
          </table:table-cell>
          <table:table-cell table:style-name="ce2" office:value-type="float" office:value="59649500" calcext:value-type="float">
            <text:p>5,96E+07</text:p>
          </table:table-cell>
          <table:table-cell table:style-name="ce2" office:value-type="float" office:value="-387337" calcext:value-type="float">
            <text:p>-3,87E+05</text:p>
          </table:table-cell>
          <table:table-cell table:style-name="ce2" office:value-type="float" office:value="323308" calcext:value-type="float">
            <text:p>3,23E+05</text:p>
          </table:table-cell>
          <table:table-cell table:style-name="ce2" office:value-type="float" office:value="88194.9" calcext:value-type="float">
            <text:p>8,8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349.21" calcext:value-type="float">
            <text:p>6,35E+03</text:p>
          </table:table-cell>
          <table:table-cell table:style-name="ce2" office:value-type="float" office:value="60065900" calcext:value-type="float">
            <text:p>6,01E+07</text:p>
          </table:table-cell>
          <table:table-cell table:style-name="ce2" office:value-type="float" office:value="-388171" calcext:value-type="float">
            <text:p>-3,88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64811.9" calcext:value-type="float">
            <text:p>6,48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415.34" calcext:value-type="float">
            <text:p>6,42E+03</text:p>
          </table:table-cell>
          <table:table-cell table:style-name="ce2" office:value-type="float" office:value="61174700" calcext:value-type="float">
            <text:p>6,12E+07</text:p>
          </table:table-cell>
          <table:table-cell table:style-name="ce2" office:value-type="float" office:value="-383740" calcext:value-type="float">
            <text:p>-3,84E+05</text:p>
          </table:table-cell>
          <table:table-cell table:style-name="ce2" office:value-type="float" office:value="87578.5" calcext:value-type="float">
            <text:p>8,76E+04</text:p>
          </table:table-cell>
          <table:table-cell table:style-name="ce2" office:value-type="float" office:value="291337" calcext:value-type="float">
            <text:p>2,9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481.48" calcext:value-type="float">
            <text:p>6,48E+03</text:p>
          </table:table-cell>
          <table:table-cell table:style-name="ce2" office:value-type="float" office:value="61386300" calcext:value-type="float">
            <text:p>6,14E+07</text:p>
          </table:table-cell>
          <table:table-cell table:style-name="ce2" office:value-type="float" office:value="-389627" calcext:value-type="float">
            <text:p>-3,90E+05</text:p>
          </table:table-cell>
          <table:table-cell table:style-name="ce2" office:value-type="float" office:value="1002880" calcext:value-type="float">
            <text:p>1,00E+06</text:p>
          </table:table-cell>
          <table:table-cell table:style-name="ce2" office:value-type="float" office:value="693823" calcext:value-type="float">
            <text:p>6,9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547.62" calcext:value-type="float">
            <text:p>6,55E+03</text:p>
          </table:table-cell>
          <table:table-cell table:style-name="ce2" office:value-type="float" office:value="62519200" calcext:value-type="float">
            <text:p>6,25E+07</text:p>
          </table:table-cell>
          <table:table-cell table:style-name="ce2" office:value-type="float" office:value="-400410" calcext:value-type="float">
            <text:p>-4,00E+05</text:p>
          </table:table-cell>
          <table:table-cell table:style-name="ce2" office:value-type="float" office:value="991009" calcext:value-type="float">
            <text:p>9,91E+05</text:p>
          </table:table-cell>
          <table:table-cell table:style-name="ce2" office:value-type="float" office:value="952759" calcext:value-type="float">
            <text:p>9,5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613.76" calcext:value-type="float">
            <text:p>6,61E+03</text:p>
          </table:table-cell>
          <table:table-cell table:style-name="ce2" office:value-type="float" office:value="62650100" calcext:value-type="float">
            <text:p>6,27E+07</text:p>
          </table:table-cell>
          <table:table-cell table:style-name="ce2" office:value-type="float" office:value="-406099" calcext:value-type="float">
            <text:p>-4,06E+05</text:p>
          </table:table-cell>
          <table:table-cell table:style-name="ce2" office:value-type="float" office:value="864387" calcext:value-type="float">
            <text:p>8,64E+05</text:p>
          </table:table-cell>
          <table:table-cell table:style-name="ce2" office:value-type="float" office:value="818451" calcext:value-type="float">
            <text:p>8,1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679.89" calcext:value-type="float">
            <text:p>6,68E+03</text:p>
          </table:table-cell>
          <table:table-cell table:style-name="ce2" office:value-type="float" office:value="63341500" calcext:value-type="float">
            <text:p>6,33E+07</text:p>
          </table:table-cell>
          <table:table-cell table:style-name="ce2" office:value-type="float" office:value="-414778" calcext:value-type="float">
            <text:p>-4,15E+05</text:p>
          </table:table-cell>
          <table:table-cell table:style-name="ce2" office:value-type="float" office:value="599958" calcext:value-type="float">
            <text:p>6,00E+05</text:p>
          </table:table-cell>
          <table:table-cell table:style-name="ce2" office:value-type="float" office:value="658447" calcext:value-type="float">
            <text:p>6,5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746.03" calcext:value-type="float">
            <text:p>6,75E+03</text:p>
          </table:table-cell>
          <table:table-cell table:style-name="ce2" office:value-type="float" office:value="64401800" calcext:value-type="float">
            <text:p>6,44E+07</text:p>
          </table:table-cell>
          <table:table-cell table:style-name="ce2" office:value-type="float" office:value="-416072" calcext:value-type="float">
            <text:p>-4,16E+05</text:p>
          </table:table-cell>
          <table:table-cell table:style-name="ce2" office:value-type="float" office:value="510997" calcext:value-type="float">
            <text:p>5,11E+05</text:p>
          </table:table-cell>
          <table:table-cell table:style-name="ce2" office:value-type="float" office:value="534737" calcext:value-type="float">
            <text:p>5,3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812.17" calcext:value-type="float">
            <text:p>6,81E+03</text:p>
          </table:table-cell>
          <table:table-cell table:style-name="ce2" office:value-type="float" office:value="64345800" calcext:value-type="float">
            <text:p>6,43E+07</text:p>
          </table:table-cell>
          <table:table-cell table:style-name="ce2" office:value-type="float" office:value="-423272" calcext:value-type="float">
            <text:p>-4,23E+05</text:p>
          </table:table-cell>
          <table:table-cell table:style-name="ce2" office:value-type="float" office:value="493257" calcext:value-type="float">
            <text:p>4,93E+05</text:p>
          </table:table-cell>
          <table:table-cell table:style-name="ce2" office:value-type="float" office:value="312407" calcext:value-type="float">
            <text:p>3,1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878.31" calcext:value-type="float">
            <text:p>6,88E+03</text:p>
          </table:table-cell>
          <table:table-cell table:style-name="ce2" office:value-type="float" office:value="65656100" calcext:value-type="float">
            <text:p>6,57E+07</text:p>
          </table:table-cell>
          <table:table-cell table:style-name="ce2" office:value-type="float" office:value="-424271" calcext:value-type="float">
            <text:p>-4,24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98508.4" calcext:value-type="float">
            <text:p>9,85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944.44" calcext:value-type="float">
            <text:p>6,94E+03</text:p>
          </table:table-cell>
          <table:table-cell table:style-name="ce2" office:value-type="float" office:value="65678000" calcext:value-type="float">
            <text:p>6,57E+07</text:p>
          </table:table-cell>
          <table:table-cell table:style-name="ce2" office:value-type="float" office:value="-422157" calcext:value-type="float">
            <text:p>-4,22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15073" calcext:value-type="float">
            <text:p>1,1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010.58" calcext:value-type="float">
            <text:p>7,01E+03</text:p>
          </table:table-cell>
          <table:table-cell table:style-name="ce2" office:value-type="float" office:value="66820000" calcext:value-type="float">
            <text:p>6,68E+07</text:p>
          </table:table-cell>
          <table:table-cell table:style-name="ce2" office:value-type="float" office:value="-422098" calcext:value-type="float">
            <text:p>-4,22E+05</text:p>
          </table:table-cell>
          <table:table-cell table:style-name="ce2" office:value-type="float" office:value="542951" calcext:value-type="float">
            <text:p>5,43E+05</text:p>
          </table:table-cell>
          <table:table-cell table:style-name="ce2" office:value-type="float" office:value="324745" calcext:value-type="float">
            <text:p>3,2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076.72" calcext:value-type="float">
            <text:p>7,08E+03</text:p>
          </table:table-cell>
          <table:table-cell table:style-name="ce2" office:value-type="float" office:value="67363800" calcext:value-type="float">
            <text:p>6,74E+07</text:p>
          </table:table-cell>
          <table:table-cell table:style-name="ce2" office:value-type="float" office:value="-431182" calcext:value-type="float">
            <text:p>-4,31E+05</text:p>
          </table:table-cell>
          <table:table-cell table:style-name="ce2" office:value-type="float" office:value="561982" calcext:value-type="float">
            <text:p>5,62E+05</text:p>
          </table:table-cell>
          <table:table-cell table:style-name="ce2" office:value-type="float" office:value="400357" calcext:value-type="float">
            <text:p>4,0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142.86" calcext:value-type="float">
            <text:p>7,14E+03</text:p>
          </table:table-cell>
          <table:table-cell table:style-name="ce2" office:value-type="float" office:value="67490400" calcext:value-type="float">
            <text:p>6,75E+07</text:p>
          </table:table-cell>
          <table:table-cell table:style-name="ce2" office:value-type="float" office:value="-431440" calcext:value-type="float">
            <text:p>-4,31E+05</text:p>
          </table:table-cell>
          <table:table-cell table:style-name="ce2" office:value-type="float" office:value="96137.6" calcext:value-type="float">
            <text:p>9,61E+04</text:p>
          </table:table-cell>
          <table:table-cell table:style-name="ce2" office:value-type="float" office:value="289695" calcext:value-type="float">
            <text:p>2,9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208.99" calcext:value-type="float">
            <text:p>7,21E+03</text:p>
          </table:table-cell>
          <table:table-cell table:style-name="ce2" office:value-type="float" office:value="68760600" calcext:value-type="float">
            <text:p>6,88E+07</text:p>
          </table:table-cell>
          <table:table-cell table:style-name="ce2" office:value-type="float" office:value="-432780" calcext:value-type="float">
            <text:p>-4,33E+05</text:p>
          </table:table-cell>
          <table:table-cell table:style-name="ce2" office:value-type="float" office:value="210967" calcext:value-type="float">
            <text:p>2,11E+05</text:p>
          </table:table-cell>
          <table:table-cell table:style-name="ce2" office:value-type="float" office:value="372570" calcext:value-type="float">
            <text:p>3,73E+05</text:p>
          </table:table-cell>
          <table:table-cell table:number-columns-repeated="2"/>
          <table:table-cell table:style-name="ce5" office:value-type="string" calcext:value-type="string">
            <text:p>Shallow=</text:p>
          </table:table-cell>
          <table:table-cell table:style-name="ce5" table:formula="of:=-39.49/(-4*3.14)" office:value-type="float" office:value="3.14410828025478" calcext:value-type="float">
            <text:p>3,1441082803</text:p>
          </table:table-cell>
          <table:table-cell table:style-name="ce8" office:value-type="string" calcext:value-type="string">
            <text:p>Km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7275.13" calcext:value-type="float">
            <text:p>7,28E+03</text:p>
          </table:table-cell>
          <table:table-cell table:style-name="ce2" office:value-type="float" office:value="68810400" calcext:value-type="float">
            <text:p>6,88E+07</text:p>
          </table:table-cell>
          <table:table-cell table:style-name="ce2" office:value-type="float" office:value="-434946" calcext:value-type="float">
            <text:p>-4,35E+05</text:p>
          </table:table-cell>
          <table:table-cell table:style-name="ce2" office:value-type="float" office:value="810607" calcext:value-type="float">
            <text:p>8,11E+05</text:p>
          </table:table-cell>
          <table:table-cell table:style-name="ce2" office:value-type="float" office:value="557150" calcext:value-type="float">
            <text:p>5,57E+05</text:p>
          </table:table-cell>
          <table:table-cell table:number-columns-repeated="2"/>
          <table:table-cell table:style-name="ce4" table:number-columns-repeated="3"/>
          <table:table-cell table:number-columns-repeated="1013"/>
        </table:table-row>
        <table:table-row table:style-name="ro1">
          <table:table-cell/>
          <table:table-cell table:style-name="ce2" office:value-type="float" office:value="7341.27" calcext:value-type="float">
            <text:p>7,34E+03</text:p>
          </table:table-cell>
          <table:table-cell table:style-name="ce2" office:value-type="float" office:value="70095800" calcext:value-type="float">
            <text:p>7,01E+07</text:p>
          </table:table-cell>
          <table:table-cell table:style-name="ce2" office:value-type="float" office:value="-446254" calcext:value-type="float">
            <text:p>-4,46E+05</text:p>
          </table:table-cell>
          <table:table-cell table:style-name="ce2" office:value-type="float" office:value="649877" calcext:value-type="float">
            <text:p>6,50E+05</text:p>
          </table:table-cell>
          <table:table-cell table:style-name="ce2" office:value-type="float" office:value="385128" calcext:value-type="float">
            <text:p>3,85E+05</text:p>
          </table:table-cell>
          <table:table-cell>
            <draw:frame table:end-cell-address="Bouguer_FFT.W145" table:end-x="0.143cm" table:end-y="0.354cm" draw:z-index="2" draw:name="Gráfico 12" draw:style-name="gr3" svg:width="26.68cm" svg:height="13.619cm" svg:x="1.047cm" svg:y="0.494cm">
              <draw:object draw:notify-on-update-of-ranges="Bouguer_FFT.B8:Bouguer_FFT.B512 Bouguer_FFT.E8:Bouguer_FFT.E5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407.41" calcext:value-type="float">
            <text:p>7,41E+03</text:p>
          </table:table-cell>
          <table:table-cell table:style-name="ce2" office:value-type="float" office:value="70336800" calcext:value-type="float">
            <text:p>7,03E+07</text:p>
          </table:table-cell>
          <table:table-cell table:style-name="ce2" office:value-type="float" office:value="-445749" calcext:value-type="float">
            <text:p>-4,46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4330.89" calcext:value-type="float">
            <text:p>4,33E+0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473.54" calcext:value-type="float">
            <text:p>7,47E+03</text:p>
          </table:table-cell>
          <table:table-cell table:style-name="ce2" office:value-type="float" office:value="70696500" calcext:value-type="float">
            <text:p>7,07E+07</text:p>
          </table:table-cell>
          <table:table-cell table:style-name="ce2" office:value-type="float" office:value="-441183" calcext:value-type="float">
            <text:p>-4,41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539.68" calcext:value-type="float">
            <text:p>7,54E+03</text:p>
          </table:table-cell>
          <table:table-cell table:style-name="ce2" office:value-type="float" office:value="71959700" calcext:value-type="float">
            <text:p>7,20E+07</text:p>
          </table:table-cell>
          <table:table-cell table:style-name="ce2" office:value-type="float" office:value="-440234" calcext:value-type="float">
            <text:p>-4,40E+05</text:p>
          </table:table-cell>
          <table:table-cell table:style-name="ce2" office:value-type="float" office:value="522202" calcext:value-type="float">
            <text:p>5,22E+05</text:p>
          </table:table-cell>
          <table:table-cell table:style-name="ce2" office:value-type="float" office:value="388313" calcext:value-type="float">
            <text:p>3,8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605.82" calcext:value-type="float">
            <text:p>7,61E+03</text:p>
          </table:table-cell>
          <table:table-cell table:style-name="ce2" office:value-type="float" office:value="71994600" calcext:value-type="float">
            <text:p>7,20E+07</text:p>
          </table:table-cell>
          <table:table-cell table:style-name="ce2" office:value-type="float" office:value="-449863" calcext:value-type="float">
            <text:p>-4,50E+05</text:p>
          </table:table-cell>
          <table:table-cell table:style-name="ce2" office:value-type="float" office:value="974524" calcext:value-type="float">
            <text:p>9,75E+05</text:p>
          </table:table-cell>
          <table:table-cell table:style-name="ce2" office:value-type="float" office:value="607320" calcext:value-type="float">
            <text:p>6,0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671.96" calcext:value-type="float">
            <text:p>7,67E+03</text:p>
          </table:table-cell>
          <table:table-cell table:style-name="ce2" office:value-type="float" office:value="73177300" calcext:value-type="float">
            <text:p>7,32E+07</text:p>
          </table:table-cell>
          <table:table-cell table:style-name="ce2" office:value-type="float" office:value="-456433" calcext:value-type="float">
            <text:p>-4,56E+05</text:p>
          </table:table-cell>
          <table:table-cell table:style-name="ce2" office:value-type="float" office:value="325235" calcext:value-type="float">
            <text:p>3,25E+05</text:p>
          </table:table-cell>
          <table:table-cell table:style-name="ce2" office:value-type="float" office:value="359334" calcext:value-type="float">
            <text:p>3,5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738.1" calcext:value-type="float">
            <text:p>7,74E+03</text:p>
          </table:table-cell>
          <table:table-cell table:style-name="ce2" office:value-type="float" office:value="73295200" calcext:value-type="float">
            <text:p>7,33E+07</text:p>
          </table:table-cell>
          <table:table-cell table:style-name="ce2" office:value-type="float" office:value="-455269" calcext:value-type="float">
            <text:p>-4,55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47383.4" calcext:value-type="float">
            <text:p>4,7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804.23" calcext:value-type="float">
            <text:p>7,80E+03</text:p>
          </table:table-cell>
          <table:table-cell table:style-name="ce2" office:value-type="float" office:value="74057100" calcext:value-type="float">
            <text:p>7,41E+07</text:p>
          </table:table-cell>
          <table:table-cell table:style-name="ce2" office:value-type="float" office:value="-452746" calcext:value-type="float">
            <text:p>-4,53E+05</text:p>
          </table:table-cell>
          <table:table-cell table:style-name="ce2" office:value-type="float" office:value="38673.7" calcext:value-type="float">
            <text:p>3,87E+04</text:p>
          </table:table-cell>
          <table:table-cell table:style-name="ce2" office:value-type="float" office:value="190621" calcext:value-type="float">
            <text:p>1,9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870.37" calcext:value-type="float">
            <text:p>7,87E+03</text:p>
          </table:table-cell>
          <table:table-cell table:style-name="ce2" office:value-type="float" office:value="75126800" calcext:value-type="float">
            <text:p>7,51E+07</text:p>
          </table:table-cell>
          <table:table-cell table:style-name="ce2" office:value-type="float" office:value="-455912" calcext:value-type="float">
            <text:p>-4,56E+05</text:p>
          </table:table-cell>
          <table:table-cell table:style-name="ce2" office:value-type="float" office:value="754949" calcext:value-type="float">
            <text:p>7,55E+05</text:p>
          </table:table-cell>
          <table:table-cell table:style-name="ce2" office:value-type="float" office:value="547313" calcext:value-type="float">
            <text:p>5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936.51" calcext:value-type="float">
            <text:p>7,94E+03</text:p>
          </table:table-cell>
          <table:table-cell table:style-name="ce2" office:value-type="float" office:value="75043000" calcext:value-type="float">
            <text:p>7,50E+07</text:p>
          </table:table-cell>
          <table:table-cell table:style-name="ce2" office:value-type="float" office:value="-465295" calcext:value-type="float">
            <text:p>-4,65E+05</text:p>
          </table:table-cell>
          <table:table-cell table:style-name="ce2" office:value-type="float" office:value="848318" calcext:value-type="float">
            <text:p>8,48E+05</text:p>
          </table:table-cell>
          <table:table-cell table:style-name="ce2" office:value-type="float" office:value="491112" calcext:value-type="float">
            <text:p>4,9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002.65" calcext:value-type="float">
            <text:p>8,00E+03</text:p>
          </table:table-cell>
          <table:table-cell table:style-name="ce2" office:value-type="float" office:value="76269200" calcext:value-type="float">
            <text:p>7,63E+07</text:p>
          </table:table-cell>
          <table:table-cell table:style-name="ce2" office:value-type="float" office:value="-470013" calcext:value-type="float">
            <text:p>-4,70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66915.5" calcext:value-type="float">
            <text:p>6,69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068.78" calcext:value-type="float">
            <text:p>8,07E+03</text:p>
          </table:table-cell>
          <table:table-cell table:style-name="ce2" office:value-type="float" office:value="76328800" calcext:value-type="float">
            <text:p>7,63E+07</text:p>
          </table:table-cell>
          <table:table-cell table:style-name="ce2" office:value-type="float" office:value="-463136" calcext:value-type="float">
            <text:p>-4,63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134.92" calcext:value-type="float">
            <text:p>8,13E+03</text:p>
          </table:table-cell>
          <table:table-cell table:style-name="ce2" office:value-type="float" office:value="77565400" calcext:value-type="float">
            <text:p>7,76E+07</text:p>
          </table:table-cell>
          <table:table-cell table:style-name="ce2" office:value-type="float" office:value="-461409" calcext:value-type="float">
            <text:p>-4,61E+05</text:p>
          </table:table-cell>
          <table:table-cell table:style-name="ce2" office:value-type="float" office:value="340976" calcext:value-type="float">
            <text:p>3,41E+05</text:p>
          </table:table-cell>
          <table:table-cell table:style-name="ce2" office:value-type="float" office:value="25346.7" calcext:value-type="float">
            <text:p>2,5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201.06" calcext:value-type="float">
            <text:p>8,20E+03</text:p>
          </table:table-cell>
          <table:table-cell table:style-name="ce2" office:value-type="float" office:value="78008500" calcext:value-type="float">
            <text:p>7,80E+07</text:p>
          </table:table-cell>
          <table:table-cell table:style-name="ce2" office:value-type="float" office:value="-468803" calcext:value-type="float">
            <text:p>-4,69E+05</text:p>
          </table:table-cell>
          <table:table-cell table:style-name="ce2" office:value-type="float" office:value="252704" calcext:value-type="float">
            <text:p>2,53E+05</text:p>
          </table:table-cell>
          <table:table-cell table:style-name="ce2" office:value-type="float" office:value="181611" calcext:value-type="float">
            <text:p>1,8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267.2" calcext:value-type="float">
            <text:p>8,27E+03</text:p>
          </table:table-cell>
          <table:table-cell table:style-name="ce2" office:value-type="float" office:value="78292000" calcext:value-type="float">
            <text:p>7,83E+07</text:p>
          </table:table-cell>
          <table:table-cell table:style-name="ce2" office:value-type="float" office:value="-465609" calcext:value-type="float">
            <text:p>-4,66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26580" calcext:value-type="float">
            <text:p>2,2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333.33" calcext:value-type="float">
            <text:p>8,33E+03</text:p>
          </table:table-cell>
          <table:table-cell table:style-name="ce2" office:value-type="float" office:value="79323700" calcext:value-type="float">
            <text:p>7,93E+07</text:p>
          </table:table-cell>
          <table:table-cell table:style-name="ce2" office:value-type="float" office:value="-467991" calcext:value-type="float">
            <text:p>-4,68E+05</text:p>
          </table:table-cell>
          <table:table-cell table:style-name="ce2" office:value-type="float" office:value="475883" calcext:value-type="float">
            <text:p>4,76E+05</text:p>
          </table:table-cell>
          <table:table-cell table:style-name="ce2" office:value-type="float" office:value="398779" calcext:value-type="float">
            <text:p>3,9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399.47" calcext:value-type="float">
            <text:p>8,40E+03</text:p>
          </table:table-cell>
          <table:table-cell table:style-name="ce2" office:value-type="float" office:value="79555700" calcext:value-type="float">
            <text:p>7,96E+07</text:p>
          </table:table-cell>
          <table:table-cell table:style-name="ce2" office:value-type="float" office:value="-473519" calcext:value-type="float">
            <text:p>-4,74E+05</text:p>
          </table:table-cell>
          <table:table-cell table:style-name="ce2" office:value-type="float" office:value="769301" calcext:value-type="float">
            <text:p>7,69E+05</text:p>
          </table:table-cell>
          <table:table-cell table:style-name="ce2" office:value-type="float" office:value="623588" calcext:value-type="float">
            <text:p>6,2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465.61" calcext:value-type="float">
            <text:p>8,47E+03</text:p>
          </table:table-cell>
          <table:table-cell table:style-name="ce2" office:value-type="float" office:value="80729500" calcext:value-type="float">
            <text:p>8,07E+07</text:p>
          </table:table-cell>
          <table:table-cell table:style-name="ce2" office:value-type="float" office:value="-480779" calcext:value-type="float">
            <text:p>-4,81E+05</text:p>
          </table:table-cell>
          <table:table-cell table:style-name="ce2" office:value-type="float" office:value="625581" calcext:value-type="float">
            <text:p>6,26E+05</text:p>
          </table:table-cell>
          <table:table-cell table:style-name="ce2" office:value-type="float" office:value="395501" calcext:value-type="float">
            <text:p>3,9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531.75" calcext:value-type="float">
            <text:p>8,53E+03</text:p>
          </table:table-cell>
          <table:table-cell table:style-name="ce2" office:value-type="float" office:value="80928100" calcext:value-type="float">
            <text:p>8,09E+07</text:p>
          </table:table-cell>
          <table:table-cell table:style-name="ce2" office:value-type="float" office:value="-483918" calcext:value-type="float">
            <text:p>-4,84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75091" calcext:value-type="float">
            <text:p>2,7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597.88" calcext:value-type="float">
            <text:p>8,60E+03</text:p>
          </table:table-cell>
          <table:table-cell table:style-name="ce2" office:value-type="float" office:value="81556300" calcext:value-type="float">
            <text:p>8,16E+07</text:p>
          </table:table-cell>
          <table:table-cell table:style-name="ce2" office:value-type="float" office:value="-477315" calcext:value-type="float">
            <text:p>-4,77E+05</text:p>
          </table:table-cell>
          <table:table-cell table:style-name="ce2" office:value-type="float" office:value="408074" calcext:value-type="float">
            <text:p>4,08E+05</text:p>
          </table:table-cell>
          <table:table-cell table:style-name="ce2" office:value-type="float" office:value="237201" calcext:value-type="float">
            <text:p>2,3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664.02" calcext:value-type="float">
            <text:p>8,66E+03</text:p>
          </table:table-cell>
          <table:table-cell table:style-name="ce2" office:value-type="float" office:value="82498700" calcext:value-type="float">
            <text:p>8,25E+07</text:p>
          </table:table-cell>
          <table:table-cell table:style-name="ce2" office:value-type="float" office:value="-490701" calcext:value-type="float">
            <text:p>-4,91E+05</text:p>
          </table:table-cell>
          <table:table-cell table:style-name="ce2" office:value-type="float" office:value="511910" calcext:value-type="float">
            <text:p>5,12E+05</text:p>
          </table:table-cell>
          <table:table-cell table:style-name="ce2" office:value-type="float" office:value="201084" calcext:value-type="float">
            <text:p>2,0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730.16" calcext:value-type="float">
            <text:p>8,73E+03</text:p>
          </table:table-cell>
          <table:table-cell table:style-name="ce2" office:value-type="float" office:value="82795600" calcext:value-type="float">
            <text:p>8,28E+07</text:p>
          </table:table-cell>
          <table:table-cell table:style-name="ce2" office:value-type="float" office:value="-485824" calcext:value-type="float">
            <text:p>-4,86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52583" calcext:value-type="float">
            <text:p>1,5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796.3" calcext:value-type="float">
            <text:p>8,80E+03</text:p>
          </table:table-cell>
          <table:table-cell table:style-name="ce2" office:value-type="float" office:value="83852900" calcext:value-type="float">
            <text:p>8,39E+07</text:p>
          </table:table-cell>
          <table:table-cell table:style-name="ce2" office:value-type="float" office:value="-485436" calcext:value-type="float">
            <text:p>-4,85E+05</text:p>
          </table:table-cell>
          <table:table-cell table:style-name="ce2" office:value-type="float" office:value="262571" calcext:value-type="float">
            <text:p>2,63E+05</text:p>
          </table:table-cell>
          <table:table-cell table:style-name="ce2" office:value-type="float" office:value="294676" calcext:value-type="float">
            <text:p>2,9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862.43" calcext:value-type="float">
            <text:p>8,86E+03</text:p>
          </table:table-cell>
          <table:table-cell table:style-name="ce2" office:value-type="float" office:value="83860000" calcext:value-type="float">
            <text:p>8,39E+07</text:p>
          </table:table-cell>
          <table:table-cell table:style-name="ce2" office:value-type="float" office:value="-490189" calcext:value-type="float">
            <text:p>-4,90E+05</text:p>
          </table:table-cell>
          <table:table-cell table:style-name="ce2" office:value-type="float" office:value="938190" calcext:value-type="float">
            <text:p>9,38E+05</text:p>
          </table:table-cell>
          <table:table-cell table:style-name="ce2" office:value-type="float" office:value="649191" calcext:value-type="float">
            <text:p>6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928.57" calcext:value-type="float">
            <text:p>8,93E+03</text:p>
          </table:table-cell>
          <table:table-cell table:style-name="ce2" office:value-type="float" office:value="84820600" calcext:value-type="float">
            <text:p>8,48E+07</text:p>
          </table:table-cell>
          <table:table-cell table:style-name="ce2" office:value-type="float" office:value="-501031" calcext:value-type="float">
            <text:p>-5,01E+05</text:p>
          </table:table-cell>
          <table:table-cell table:style-name="ce2" office:value-type="float" office:value="746813" calcext:value-type="float">
            <text:p>7,47E+05</text:p>
          </table:table-cell>
          <table:table-cell table:style-name="ce2" office:value-type="float" office:value="563550" calcext:value-type="float">
            <text:p>5,6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994.71" calcext:value-type="float">
            <text:p>8,99E+03</text:p>
          </table:table-cell>
          <table:table-cell table:style-name="ce2" office:value-type="float" office:value="85738600" calcext:value-type="float">
            <text:p>8,57E+07</text:p>
          </table:table-cell>
          <table:table-cell table:style-name="ce2" office:value-type="float" office:value="-502602" calcext:value-type="float">
            <text:p>-5,03E+05</text:p>
          </table:table-cell>
          <table:table-cell table:style-name="ce2" office:value-type="float" office:value="5646.8" calcext:value-type="float">
            <text:p>5,65E+03</text:p>
          </table:table-cell>
          <table:table-cell table:style-name="ce2" office:value-type="float" office:value="151556" calcext:value-type="float">
            <text:p>1,5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060.85" calcext:value-type="float">
            <text:p>9,06E+03</text:p>
          </table:table-cell>
          <table:table-cell table:style-name="ce2" office:value-type="float" office:value="85827600" calcext:value-type="float">
            <text:p>8,58E+07</text:p>
          </table:table-cell>
          <table:table-cell table:style-name="ce2" office:value-type="float" office:value="-501125" calcext:value-type="float">
            <text:p>-5,01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126.98" calcext:value-type="float">
            <text:p>9,13E+03</text:p>
          </table:table-cell>
          <table:table-cell table:style-name="ce2" office:value-type="float" office:value="86956800" calcext:value-type="float">
            <text:p>8,70E+07</text:p>
          </table:table-cell>
          <table:table-cell table:style-name="ce2" office:value-type="float" office:value="-497652" calcext:value-type="float">
            <text:p>-4,98E+05</text:p>
          </table:table-cell>
          <table:table-cell table:style-name="ce2" office:value-type="float" office:value="157156" calcext:value-type="float">
            <text:p>1,57E+05</text:p>
          </table:table-cell>
          <table:table-cell table:style-name="ce2" office:value-type="float" office:value="267288" calcext:value-type="float">
            <text:p>2,6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193.12" calcext:value-type="float">
            <text:p>9,19E+03</text:p>
          </table:table-cell>
          <table:table-cell table:style-name="ce2" office:value-type="float" office:value="86909200" calcext:value-type="float">
            <text:p>8,69E+07</text:p>
          </table:table-cell>
          <table:table-cell table:style-name="ce2" office:value-type="float" office:value="-503737" calcext:value-type="float">
            <text:p>-5,04E+05</text:p>
          </table:table-cell>
          <table:table-cell table:style-name="ce2" office:value-type="float" office:value="942500" calcext:value-type="float">
            <text:p>9,43E+05</text:p>
          </table:table-cell>
          <table:table-cell table:style-name="ce2" office:value-type="float" office:value="550344" calcext:value-type="float">
            <text:p>5,5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259.26" calcext:value-type="float">
            <text:p>9,26E+03</text:p>
          </table:table-cell>
          <table:table-cell table:style-name="ce2" office:value-type="float" office:value="88363700" calcext:value-type="float">
            <text:p>8,84E+07</text:p>
          </table:table-cell>
          <table:table-cell table:style-name="ce2" office:value-type="float" office:value="-513319" calcext:value-type="float">
            <text:p>-5,13E+05</text:p>
          </table:table-cell>
          <table:table-cell table:style-name="ce2" office:value-type="float" office:value="551376" calcext:value-type="float">
            <text:p>5,51E+05</text:p>
          </table:table-cell>
          <table:table-cell table:style-name="ce2" office:value-type="float" office:value="548934" calcext:value-type="float">
            <text:p>5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325.4" calcext:value-type="float">
            <text:p>9,33E+03</text:p>
          </table:table-cell>
          <table:table-cell table:style-name="ce2" office:value-type="float" office:value="88498000" calcext:value-type="float">
            <text:p>8,85E+07</text:p>
          </table:table-cell>
          <table:table-cell table:style-name="ce2" office:value-type="float" office:value="-512902" calcext:value-type="float">
            <text:p>-5,13E+05</text:p>
          </table:table-cell>
          <table:table-cell table:style-name="ce2" office:value-type="float" office:value="152926" calcext:value-type="float">
            <text:p>1,53E+05</text:p>
          </table:table-cell>
          <table:table-cell table:style-name="ce2" office:value-type="float" office:value="166768" calcext:value-type="float">
            <text:p>1,6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391.53" calcext:value-type="float">
            <text:p>9,39E+03</text:p>
          </table:table-cell>
          <table:table-cell table:style-name="ce2" office:value-type="float" office:value="89103100" calcext:value-type="float">
            <text:p>8,91E+07</text:p>
          </table:table-cell>
          <table:table-cell table:style-name="ce2" office:value-type="float" office:value="-515861" calcext:value-type="float">
            <text:p>-5,16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457.67" calcext:value-type="float">
            <text:p>9,46E+03</text:p>
          </table:table-cell>
          <table:table-cell table:style-name="ce2" office:value-type="float" office:value="89999500" calcext:value-type="float">
            <text:p>9,00E+07</text:p>
          </table:table-cell>
          <table:table-cell table:style-name="ce2" office:value-type="float" office:value="-509511" calcext:value-type="float">
            <text:p>-5,10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523.81" calcext:value-type="float">
            <text:p>9,52E+03</text:p>
          </table:table-cell>
          <table:table-cell table:style-name="ce2" office:value-type="float" office:value="90222500" calcext:value-type="float">
            <text:p>9,02E+07</text:p>
          </table:table-cell>
          <table:table-cell table:style-name="ce2" office:value-type="float" office:value="-510655" calcext:value-type="float">
            <text:p>-5,11E+05</text:p>
          </table:table-cell>
          <table:table-cell table:style-name="ce2" office:value-type="float" office:value="334279" calcext:value-type="float">
            <text:p>3,34E+05</text:p>
          </table:table-cell>
          <table:table-cell table:style-name="ce2" office:value-type="float" office:value="251940" calcext:value-type="float">
            <text:p>2,5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589.95" calcext:value-type="float">
            <text:p>9,59E+03</text:p>
          </table:table-cell>
          <table:table-cell table:style-name="ce2" office:value-type="float" office:value="91520600" calcext:value-type="float">
            <text:p>9,15E+07</text:p>
          </table:table-cell>
          <table:table-cell table:style-name="ce2" office:value-type="float" office:value="-515068" calcext:value-type="float">
            <text:p>-5,15E+05</text:p>
          </table:table-cell>
          <table:table-cell table:style-name="ce2" office:value-type="float" office:value="734747" calcext:value-type="float">
            <text:p>7,35E+05</text:p>
          </table:table-cell>
          <table:table-cell table:style-name="ce2" office:value-type="float" office:value="488169" calcext:value-type="float">
            <text:p>4,8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656.08" calcext:value-type="float">
            <text:p>9,66E+03</text:p>
          </table:table-cell>
          <table:table-cell table:style-name="ce2" office:value-type="float" office:value="91449300" calcext:value-type="float">
            <text:p>9,14E+07</text:p>
          </table:table-cell>
          <table:table-cell table:style-name="ce2" office:value-type="float" office:value="-522868" calcext:value-type="float">
            <text:p>-5,23E+05</text:p>
          </table:table-cell>
          <table:table-cell table:style-name="ce2" office:value-type="float" office:value="395481" calcext:value-type="float">
            <text:p>3,95E+05</text:p>
          </table:table-cell>
          <table:table-cell table:style-name="ce2" office:value-type="float" office:value="349102" calcext:value-type="float">
            <text:p>3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722.22" calcext:value-type="float">
            <text:p>9,72E+03</text:p>
          </table:table-cell>
          <table:table-cell table:style-name="ce2" office:value-type="float" office:value="92304700" calcext:value-type="float">
            <text:p>9,23E+07</text:p>
          </table:table-cell>
          <table:table-cell table:style-name="ce2" office:value-type="float" office:value="-521642" calcext:value-type="float">
            <text:p>-5,22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45398" calcext:value-type="float">
            <text:p>2,4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788.36" calcext:value-type="float">
            <text:p>9,79E+03</text:p>
          </table:table-cell>
          <table:table-cell table:style-name="ce2" office:value-type="float" office:value="93192200" calcext:value-type="float">
            <text:p>9,32E+07</text:p>
          </table:table-cell>
          <table:table-cell table:style-name="ce2" office:value-type="float" office:value="-521489" calcext:value-type="float">
            <text:p>-5,21E+05</text:p>
          </table:table-cell>
          <table:table-cell table:style-name="ce2" office:value-type="float" office:value="423636" calcext:value-type="float">
            <text:p>4,24E+05</text:p>
          </table:table-cell>
          <table:table-cell table:style-name="ce2" office:value-type="float" office:value="257960" calcext:value-type="float">
            <text:p>2,5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854.5" calcext:value-type="float">
            <text:p>9,85E+03</text:p>
          </table:table-cell>
          <table:table-cell table:style-name="ce2" office:value-type="float" office:value="93459500" calcext:value-type="float">
            <text:p>9,35E+07</text:p>
          </table:table-cell>
          <table:table-cell table:style-name="ce2" office:value-type="float" office:value="-528683" calcext:value-type="float">
            <text:p>-5,29E+05</text:p>
          </table:table-cell>
          <table:table-cell table:style-name="ce2" office:value-type="float" office:value="433168" calcext:value-type="float">
            <text:p>4,33E+05</text:p>
          </table:table-cell>
          <table:table-cell table:style-name="ce2" office:value-type="float" office:value="206654" calcext:value-type="float">
            <text:p>2,0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920.63" calcext:value-type="float">
            <text:p>9,92E+03</text:p>
          </table:table-cell>
          <table:table-cell table:style-name="ce2" office:value-type="float" office:value="94554700" calcext:value-type="float">
            <text:p>9,46E+07</text:p>
          </table:table-cell>
          <table:table-cell table:style-name="ce2" office:value-type="float" office:value="-528690" calcext:value-type="float">
            <text:p>-5,29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986.77" calcext:value-type="float">
            <text:p>9,99E+03</text:p>
          </table:table-cell>
          <table:table-cell table:style-name="ce2" office:value-type="float" office:value="94448900" calcext:value-type="float">
            <text:p>9,44E+07</text:p>
          </table:table-cell>
          <table:table-cell table:style-name="ce2" office:value-type="float" office:value="-524746" calcext:value-type="float">
            <text:p>-5,25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38296" calcext:value-type="float">
            <text:p>3,8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052.9" calcext:value-type="float">
            <text:p>1,01E+04</text:p>
          </table:table-cell>
          <table:table-cell table:style-name="ce2" office:value-type="float" office:value="95689200" calcext:value-type="float">
            <text:p>9,57E+07</text:p>
          </table:table-cell>
          <table:table-cell table:style-name="ce2" office:value-type="float" office:value="-522477" calcext:value-type="float">
            <text:p>-5,22E+05</text:p>
          </table:table-cell>
          <table:table-cell table:style-name="ce2" office:value-type="float" office:value="725466" calcext:value-type="float">
            <text:p>7,25E+05</text:p>
          </table:table-cell>
          <table:table-cell table:style-name="ce2" office:value-type="float" office:value="509977" calcext:value-type="float">
            <text:p>5,1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119" calcext:value-type="float">
            <text:p>1,01E+04</text:p>
          </table:table-cell>
          <table:table-cell table:style-name="ce2" office:value-type="float" office:value="96206400" calcext:value-type="float">
            <text:p>9,62E+07</text:p>
          </table:table-cell>
          <table:table-cell table:style-name="ce2" office:value-type="float" office:value="-536805" calcext:value-type="float">
            <text:p>-5,37E+05</text:p>
          </table:table-cell>
          <table:table-cell table:style-name="ce2" office:value-type="float" office:value="1178200" calcext:value-type="float">
            <text:p>1,18E+06</text:p>
          </table:table-cell>
          <table:table-cell table:style-name="ce2" office:value-type="float" office:value="695692" calcext:value-type="float">
            <text:p>6,9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185.2" calcext:value-type="float">
            <text:p>1,02E+04</text:p>
          </table:table-cell>
          <table:table-cell table:style-name="ce2" office:value-type="float" office:value="96608700" calcext:value-type="float">
            <text:p>9,66E+07</text:p>
          </table:table-cell>
          <table:table-cell table:style-name="ce2" office:value-type="float" office:value="-542062" calcext:value-type="float">
            <text:p>-5,42E+05</text:p>
          </table:table-cell>
          <table:table-cell table:style-name="ce2" office:value-type="float" office:value="183410" calcext:value-type="float">
            <text:p>1,83E+05</text:p>
          </table:table-cell>
          <table:table-cell table:style-name="ce2" office:value-type="float" office:value="439352" calcext:value-type="float">
            <text:p>4,3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251.3" calcext:value-type="float">
            <text:p>1,03E+04</text:p>
          </table:table-cell>
          <table:table-cell table:style-name="ce2" office:value-type="float" office:value="97649100" calcext:value-type="float">
            <text:p>9,76E+07</text:p>
          </table:table-cell>
          <table:table-cell table:style-name="ce2" office:value-type="float" office:value="-539854" calcext:value-type="float">
            <text:p>-5,40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25754" calcext:value-type="float">
            <text:p>2,2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317.5" calcext:value-type="float">
            <text:p>1,03E+04</text:p>
          </table:table-cell>
          <table:table-cell table:style-name="ce2" office:value-type="float" office:value="97508500" calcext:value-type="float">
            <text:p>9,75E+07</text:p>
          </table:table-cell>
          <table:table-cell table:style-name="ce2" office:value-type="float" office:value="-541338" calcext:value-type="float">
            <text:p>-5,41E+05</text:p>
          </table:table-cell>
          <table:table-cell table:style-name="ce2" office:value-type="float" office:value="537406" calcext:value-type="float">
            <text:p>5,37E+05</text:p>
          </table:table-cell>
          <table:table-cell table:style-name="ce2" office:value-type="float" office:value="119002" calcext:value-type="float">
            <text:p>1,1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383.6" calcext:value-type="float">
            <text:p>1,04E+04</text:p>
          </table:table-cell>
          <table:table-cell table:style-name="ce2" office:value-type="float" office:value="99274200" calcext:value-type="float">
            <text:p>9,93E+07</text:p>
          </table:table-cell>
          <table:table-cell table:style-name="ce2" office:value-type="float" office:value="-548787" calcext:value-type="float">
            <text:p>-5,49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37485.4" calcext:value-type="float">
            <text:p>3,75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449.7" calcext:value-type="float">
            <text:p>1,04E+04</text:p>
          </table:table-cell>
          <table:table-cell table:style-name="ce2" office:value-type="float" office:value="98991200" calcext:value-type="float">
            <text:p>9,90E+07</text:p>
          </table:table-cell>
          <table:table-cell table:style-name="ce2" office:value-type="float" office:value="-539063" calcext:value-type="float">
            <text:p>-5,39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95141" calcext:value-type="float">
            <text:p>2,9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515.9" calcext:value-type="float">
            <text:p>1,05E+04</text:p>
          </table:table-cell>
          <table:table-cell table:style-name="ce2" office:value-type="float" office:value="99813300" calcext:value-type="float">
            <text:p>9,98E+07</text:p>
          </table:table-cell>
          <table:table-cell table:style-name="ce2" office:value-type="float" office:value="-543998" calcext:value-type="float">
            <text:p>-5,44E+05</text:p>
          </table:table-cell>
          <table:table-cell table:style-name="ce2" office:value-type="float" office:value="1310370" calcext:value-type="float">
            <text:p>1,31E+06</text:p>
          </table:table-cell>
          <table:table-cell table:style-name="ce2" office:value-type="float" office:value="723360" calcext:value-type="float">
            <text:p>7,2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582" calcext:value-type="float">
            <text:p>1,06E+04</text:p>
          </table:table-cell>
          <table:table-cell table:style-name="ce2" office:value-type="float" office:value="100607000" calcext:value-type="float">
            <text:p>1,01E+08</text:p>
          </table:table-cell>
          <table:table-cell table:style-name="ce2" office:value-type="float" office:value="-560844" calcext:value-type="float">
            <text:p>-5,61E+05</text:p>
          </table:table-cell>
          <table:table-cell table:style-name="ce2" office:value-type="float" office:value="1147810" calcext:value-type="float">
            <text:p>1,15E+06</text:p>
          </table:table-cell>
          <table:table-cell table:style-name="ce2" office:value-type="float" office:value="773756" calcext:value-type="float">
            <text:p>7,7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648.1" calcext:value-type="float">
            <text:p>1,06E+04</text:p>
          </table:table-cell>
          <table:table-cell table:style-name="ce2" office:value-type="float" office:value="100945000" calcext:value-type="float">
            <text:p>1,01E+08</text:p>
          </table:table-cell>
          <table:table-cell table:style-name="ce2" office:value-type="float" office:value="-563077" calcext:value-type="float">
            <text:p>-5,63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45324" calcext:value-type="float">
            <text:p>2,4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714.3" calcext:value-type="float">
            <text:p>1,07E+04</text:p>
          </table:table-cell>
          <table:table-cell table:style-name="ce2" office:value-type="float" office:value="102351000" calcext:value-type="float">
            <text:p>1,02E+08</text:p>
          </table:table-cell>
          <table:table-cell table:style-name="ce2" office:value-type="float" office:value="-558568" calcext:value-type="float">
            <text:p>-5,59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780.4" calcext:value-type="float">
            <text:p>1,08E+04</text:p>
          </table:table-cell>
          <table:table-cell table:style-name="ce2" office:value-type="float" office:value="101948000" calcext:value-type="float">
            <text:p>1,02E+08</text:p>
          </table:table-cell>
          <table:table-cell table:style-name="ce2" office:value-type="float" office:value="-558507" calcext:value-type="float">
            <text:p>-5,59E+05</text:p>
          </table:table-cell>
          <table:table-cell table:style-name="ce2" office:value-type="float" office:value="174617" calcext:value-type="float">
            <text:p>1,75E+05</text:p>
          </table:table-cell>
          <table:table-cell table:style-name="ce2" office:value-type="float" office:value="209995" calcext:value-type="float">
            <text:p>2,1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846.6" calcext:value-type="float">
            <text:p>1,08E+04</text:p>
          </table:table-cell>
          <table:table-cell table:style-name="ce2" office:value-type="float" office:value="103139000" calcext:value-type="float">
            <text:p>1,03E+08</text:p>
          </table:table-cell>
          <table:table-cell table:style-name="ce2" office:value-type="float" office:value="-561471" calcext:value-type="float">
            <text:p>-5,61E+05</text:p>
          </table:table-cell>
          <table:table-cell table:style-name="ce2" office:value-type="float" office:value="730292" calcext:value-type="float">
            <text:p>7,30E+05</text:p>
          </table:table-cell>
          <table:table-cell table:style-name="ce2" office:value-type="float" office:value="475596" calcext:value-type="float">
            <text:p>4,7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912.7" calcext:value-type="float">
            <text:p>1,09E+04</text:p>
          </table:table-cell>
          <table:table-cell table:style-name="ce2" office:value-type="float" office:value="103753000" calcext:value-type="float">
            <text:p>1,04E+08</text:p>
          </table:table-cell>
          <table:table-cell table:style-name="ce2" office:value-type="float" office:value="-570646" calcext:value-type="float">
            <text:p>-5,71E+05</text:p>
          </table:table-cell>
          <table:table-cell table:style-name="ce2" office:value-type="float" office:value="521879" calcext:value-type="float">
            <text:p>5,22E+05</text:p>
          </table:table-cell>
          <table:table-cell table:style-name="ce2" office:value-type="float" office:value="603535" calcext:value-type="float">
            <text:p>6,0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978.8" calcext:value-type="float">
            <text:p>1,10E+04</text:p>
          </table:table-cell>
          <table:table-cell table:style-name="ce2" office:value-type="float" office:value="104118000" calcext:value-type="float">
            <text:p>1,04E+08</text:p>
          </table:table-cell>
          <table:table-cell table:style-name="ce2" office:value-type="float" office:value="-570146" calcext:value-type="float">
            <text:p>-5,70E+05</text:p>
          </table:table-cell>
          <table:table-cell table:style-name="ce2" office:value-type="float" office:value="558434" calcext:value-type="float">
            <text:p>5,58E+05</text:p>
          </table:table-cell>
          <table:table-cell table:style-name="ce2" office:value-type="float" office:value="455574" calcext:value-type="float">
            <text:p>4,5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045" calcext:value-type="float">
            <text:p>1,10E+04</text:p>
          </table:table-cell>
          <table:table-cell table:style-name="ce2" office:value-type="float" office:value="105346000" calcext:value-type="float">
            <text:p>1,05E+08</text:p>
          </table:table-cell>
          <table:table-cell table:style-name="ce2" office:value-type="float" office:value="-579929" calcext:value-type="float">
            <text:p>-5,80E+05</text:p>
          </table:table-cell>
          <table:table-cell table:style-name="ce2" office:value-type="float" office:value="286408" calcext:value-type="float">
            <text:p>2,86E+05</text:p>
          </table:table-cell>
          <table:table-cell table:style-name="ce2" office:value-type="float" office:value="409269" calcext:value-type="float">
            <text:p>4,0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111.1" calcext:value-type="float">
            <text:p>1,11E+04</text:p>
          </table:table-cell>
          <table:table-cell table:style-name="ce2" office:value-type="float" office:value="104978000" calcext:value-type="float">
            <text:p>1,05E+08</text:p>
          </table:table-cell>
          <table:table-cell table:style-name="ce2" office:value-type="float" office:value="-574906" calcext:value-type="float">
            <text:p>-5,75E+05</text:p>
          </table:table-cell>
          <table:table-cell table:style-name="ce2" office:value-type="float" office:value="382964" calcext:value-type="float">
            <text:p>3,83E+05</text:p>
          </table:table-cell>
          <table:table-cell table:style-name="ce2" office:value-type="float" office:value="502707" calcext:value-type="float">
            <text:p>5,0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177.2" calcext:value-type="float">
            <text:p>1,12E+04</text:p>
          </table:table-cell>
          <table:table-cell table:style-name="ce2" office:value-type="float" office:value="106545000" calcext:value-type="float">
            <text:p>1,07E+08</text:p>
          </table:table-cell>
          <table:table-cell table:style-name="ce2" office:value-type="float" office:value="-586294" calcext:value-type="float">
            <text:p>-5,86E+05</text:p>
          </table:table-cell>
          <table:table-cell table:style-name="ce2" office:value-type="float" office:value="838749" calcext:value-type="float">
            <text:p>8,39E+05</text:p>
          </table:table-cell>
          <table:table-cell table:style-name="ce2" office:value-type="float" office:value="555283" calcext:value-type="float">
            <text:p>5,5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243.4" calcext:value-type="float">
            <text:p>1,12E+04</text:p>
          </table:table-cell>
          <table:table-cell table:style-name="ce2" office:value-type="float" office:value="106855000" calcext:value-type="float">
            <text:p>1,07E+08</text:p>
          </table:table-cell>
          <table:table-cell table:style-name="ce2" office:value-type="float" office:value="-588848" calcext:value-type="float">
            <text:p>-5,89E+05</text:p>
          </table:table-cell>
          <table:table-cell table:style-name="ce2" office:value-type="float" office:value="444135" calcext:value-type="float">
            <text:p>4,44E+05</text:p>
          </table:table-cell>
          <table:table-cell table:style-name="ce2" office:value-type="float" office:value="662011" calcext:value-type="float">
            <text:p>6,6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309.5" calcext:value-type="float">
            <text:p>1,13E+04</text:p>
          </table:table-cell>
          <table:table-cell table:style-name="ce2" office:value-type="float" office:value="107206000" calcext:value-type="float">
            <text:p>1,07E+08</text:p>
          </table:table-cell>
          <table:table-cell table:style-name="ce2" office:value-type="float" office:value="-593677" calcext:value-type="float">
            <text:p>-5,94E+05</text:p>
          </table:table-cell>
          <table:table-cell table:style-name="ce2" office:value-type="float" office:value="703150" calcext:value-type="float">
            <text:p>7,03E+05</text:p>
          </table:table-cell>
          <table:table-cell table:style-name="ce2" office:value-type="float" office:value="408844" calcext:value-type="float">
            <text:p>4,0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375.7" calcext:value-type="float">
            <text:p>1,14E+04</text:p>
          </table:table-cell>
          <table:table-cell table:style-name="ce2" office:value-type="float" office:value="108358000" calcext:value-type="float">
            <text:p>1,08E+08</text:p>
          </table:table-cell>
          <table:table-cell table:style-name="ce2" office:value-type="float" office:value="-600536" calcext:value-type="float">
            <text:p>-6,01E+05</text:p>
          </table:table-cell>
          <table:table-cell table:style-name="ce2" office:value-type="float" office:value="79245.8" calcext:value-type="float">
            <text:p>7,92E+04</text:p>
          </table:table-cell>
          <table:table-cell table:style-name="ce2" office:value-type="float" office:value="114351" calcext:value-type="float">
            <text:p>1,1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441.8" calcext:value-type="float">
            <text:p>1,14E+04</text:p>
          </table:table-cell>
          <table:table-cell table:style-name="ce2" office:value-type="float" office:value="108202000" calcext:value-type="float">
            <text:p>1,08E+08</text:p>
          </table:table-cell>
          <table:table-cell table:style-name="ce2" office:value-type="float" office:value="-594994" calcext:value-type="float">
            <text:p>-5,95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507.9" calcext:value-type="float">
            <text:p>1,15E+04</text:p>
          </table:table-cell>
          <table:table-cell table:style-name="ce2" office:value-type="float" office:value="109966000" calcext:value-type="float">
            <text:p>1,10E+08</text:p>
          </table:table-cell>
          <table:table-cell table:style-name="ce2" office:value-type="float" office:value="-593233" calcext:value-type="float">
            <text:p>-5,93E+05</text:p>
          </table:table-cell>
          <table:table-cell table:style-name="ce2" office:value-type="float" office:value="270027" calcext:value-type="float">
            <text:p>2,70E+05</text:p>
          </table:table-cell>
          <table:table-cell table:style-name="ce2" office:value-type="float" office:value="127344" calcext:value-type="float">
            <text:p>1,2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574.1" calcext:value-type="float">
            <text:p>1,16E+04</text:p>
          </table:table-cell>
          <table:table-cell table:style-name="ce2" office:value-type="float" office:value="109721000" calcext:value-type="float">
            <text:p>1,10E+08</text:p>
          </table:table-cell>
          <table:table-cell table:style-name="ce2" office:value-type="float" office:value="-599483" calcext:value-type="float">
            <text:p>-5,99E+05</text:p>
          </table:table-cell>
          <table:table-cell table:style-name="ce2" office:value-type="float" office:value="551348" calcext:value-type="float">
            <text:p>5,51E+05</text:p>
          </table:table-cell>
          <table:table-cell table:style-name="ce2" office:value-type="float" office:value="405060" calcext:value-type="float">
            <text:p>4,0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640.2" calcext:value-type="float">
            <text:p>1,16E+04</text:p>
          </table:table-cell>
          <table:table-cell table:style-name="ce2" office:value-type="float" office:value="110429000" calcext:value-type="float">
            <text:p>1,10E+08</text:p>
          </table:table-cell>
          <table:table-cell table:style-name="ce2" office:value-type="float" office:value="-602398" calcext:value-type="float">
            <text:p>-6,02E+05</text:p>
          </table:table-cell>
          <table:table-cell table:style-name="ce2" office:value-type="float" office:value="393804" calcext:value-type="float">
            <text:p>3,94E+05</text:p>
          </table:table-cell>
          <table:table-cell table:style-name="ce2" office:value-type="float" office:value="436863" calcext:value-type="float">
            <text:p>4,3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706.3" calcext:value-type="float">
            <text:p>1,17E+04</text:p>
          </table:table-cell>
          <table:table-cell table:style-name="ce2" office:value-type="float" office:value="111311000" calcext:value-type="float">
            <text:p>1,11E+08</text:p>
          </table:table-cell>
          <table:table-cell table:style-name="ce2" office:value-type="float" office:value="-606028" calcext:value-type="float">
            <text:p>-6,06E+05</text:p>
          </table:table-cell>
          <table:table-cell table:style-name="ce2" office:value-type="float" office:value="365438" calcext:value-type="float">
            <text:p>3,65E+05</text:p>
          </table:table-cell>
          <table:table-cell table:style-name="ce2" office:value-type="float" office:value="205617" calcext:value-type="float">
            <text:p>2,0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772.5" calcext:value-type="float">
            <text:p>1,18E+04</text:p>
          </table:table-cell>
          <table:table-cell table:style-name="ce2" office:value-type="float" office:value="111573000" calcext:value-type="float">
            <text:p>1,12E+08</text:p>
          </table:table-cell>
          <table:table-cell table:style-name="ce2" office:value-type="float" office:value="-608472" calcext:value-type="float">
            <text:p>-6,08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62261" calcext:value-type="float">
            <text:p>1,6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838.6" calcext:value-type="float">
            <text:p>1,18E+04</text:p>
          </table:table-cell>
          <table:table-cell table:style-name="ce2" office:value-type="float" office:value="113027000" calcext:value-type="float">
            <text:p>1,13E+08</text:p>
          </table:table-cell>
          <table:table-cell table:style-name="ce2" office:value-type="float" office:value="-603662" calcext:value-type="float">
            <text:p>-6,04E+05</text:p>
          </table:table-cell>
          <table:table-cell table:style-name="ce2" office:value-type="float" office:value="263738" calcext:value-type="float">
            <text:p>2,64E+05</text:p>
          </table:table-cell>
          <table:table-cell table:style-name="ce2" office:value-type="float" office:value="377111" calcext:value-type="float">
            <text:p>3,7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904.8" calcext:value-type="float">
            <text:p>1,19E+04</text:p>
          </table:table-cell>
          <table:table-cell table:style-name="ce2" office:value-type="float" office:value="112730000" calcext:value-type="float">
            <text:p>1,13E+08</text:p>
          </table:table-cell>
          <table:table-cell table:style-name="ce2" office:value-type="float" office:value="-612856" calcext:value-type="float">
            <text:p>-6,13E+05</text:p>
          </table:table-cell>
          <table:table-cell table:style-name="ce2" office:value-type="float" office:value="1009990" calcext:value-type="float">
            <text:p>1,01E+06</text:p>
          </table:table-cell>
          <table:table-cell table:style-name="ce2" office:value-type="float" office:value="537871" calcext:value-type="float">
            <text:p>5,3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970.9" calcext:value-type="float">
            <text:p>1,20E+04</text:p>
          </table:table-cell>
          <table:table-cell table:style-name="ce2" office:value-type="float" office:value="113715000" calcext:value-type="float">
            <text:p>1,14E+08</text:p>
          </table:table-cell>
          <table:table-cell table:style-name="ce2" office:value-type="float" office:value="-620450" calcext:value-type="float">
            <text:p>-6,20E+05</text:p>
          </table:table-cell>
          <table:table-cell table:style-name="ce2" office:value-type="float" office:value="339888" calcext:value-type="float">
            <text:p>3,40E+05</text:p>
          </table:table-cell>
          <table:table-cell table:style-name="ce2" office:value-type="float" office:value="448788" calcext:value-type="float">
            <text:p>4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037" calcext:value-type="float">
            <text:p>1,20E+04</text:p>
          </table:table-cell>
          <table:table-cell table:style-name="ce2" office:value-type="float" office:value="114525000" calcext:value-type="float">
            <text:p>1,15E+08</text:p>
          </table:table-cell>
          <table:table-cell table:style-name="ce2" office:value-type="float" office:value="-618506" calcext:value-type="float">
            <text:p>-6,19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23060" calcext:value-type="float">
            <text:p>1,2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103.2" calcext:value-type="float">
            <text:p>1,21E+04</text:p>
          </table:table-cell>
          <table:table-cell table:style-name="ce2" office:value-type="float" office:value="114820000" calcext:value-type="float">
            <text:p>1,15E+08</text:p>
          </table:table-cell>
          <table:table-cell table:style-name="ce2" office:value-type="float" office:value="-620391" calcext:value-type="float">
            <text:p>-6,20E+05</text:p>
          </table:table-cell>
          <table:table-cell table:style-name="ce2" office:value-type="float" office:value="32802" calcext:value-type="float">
            <text:p>3,28E+04</text:p>
          </table:table-cell>
          <table:table-cell table:style-name="ce2" office:value-type="float" office:value="127133" calcext:value-type="float">
            <text:p>1,2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169.3" calcext:value-type="float">
            <text:p>1,22E+04</text:p>
          </table:table-cell>
          <table:table-cell table:style-name="ce2" office:value-type="float" office:value="115846000" calcext:value-type="float">
            <text:p>1,16E+08</text:p>
          </table:table-cell>
          <table:table-cell table:style-name="ce2" office:value-type="float" office:value="-619051" calcext:value-type="float">
            <text:p>-6,19E+05</text:p>
          </table:table-cell>
          <table:table-cell table:style-name="ce2" office:value-type="float" office:value="352106" calcext:value-type="float">
            <text:p>3,52E+05</text:p>
          </table:table-cell>
          <table:table-cell table:style-name="ce2" office:value-type="float" office:value="266087" calcext:value-type="float">
            <text:p>2,6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235.4" calcext:value-type="float">
            <text:p>1,22E+04</text:p>
          </table:table-cell>
          <table:table-cell table:style-name="ce2" office:value-type="float" office:value="115828000" calcext:value-type="float">
            <text:p>1,16E+08</text:p>
          </table:table-cell>
          <table:table-cell table:style-name="ce2" office:value-type="float" office:value="-626244" calcext:value-type="float">
            <text:p>-6,26E+05</text:p>
          </table:table-cell>
          <table:table-cell table:style-name="ce2" office:value-type="float" office:value="413353" calcext:value-type="float">
            <text:p>4,13E+05</text:p>
          </table:table-cell>
          <table:table-cell table:style-name="ce2" office:value-type="float" office:value="191529" calcext:value-type="float">
            <text:p>1,9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301.6" calcext:value-type="float">
            <text:p>1,23E+04</text:p>
          </table:table-cell>
          <table:table-cell table:style-name="ce2" office:value-type="float" office:value="117192000" calcext:value-type="float">
            <text:p>1,17E+08</text:p>
          </table:table-cell>
          <table:table-cell table:style-name="ce2" office:value-type="float" office:value="-625922" calcext:value-type="float">
            <text:p>-6,26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95656.2" calcext:value-type="float">
            <text:p>9,57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367.7" calcext:value-type="float">
            <text:p>1,24E+04</text:p>
          </table:table-cell>
          <table:table-cell table:style-name="ce2" office:value-type="float" office:value="117547000" calcext:value-type="float">
            <text:p>1,18E+08</text:p>
          </table:table-cell>
          <table:table-cell table:style-name="ce2" office:value-type="float" office:value="-623072" calcext:value-type="float">
            <text:p>-6,23E+05</text:p>
          </table:table-cell>
          <table:table-cell table:style-name="ce2" office:value-type="float" office:value="64488.1" calcext:value-type="float">
            <text:p>6,45E+04</text:p>
          </table:table-cell>
          <table:table-cell table:style-name="ce2" office:value-type="float" office:value="243700" calcext:value-type="float">
            <text:p>2,4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433.9" calcext:value-type="float">
            <text:p>1,24E+04</text:p>
          </table:table-cell>
          <table:table-cell table:style-name="ce2" office:value-type="float" office:value="117982000" calcext:value-type="float">
            <text:p>1,18E+08</text:p>
          </table:table-cell>
          <table:table-cell table:style-name="ce2" office:value-type="float" office:value="-626994" calcext:value-type="float">
            <text:p>-6,27E+05</text:p>
          </table:table-cell>
          <table:table-cell table:style-name="ce2" office:value-type="float" office:value="857483" calcext:value-type="float">
            <text:p>8,57E+05</text:p>
          </table:table-cell>
          <table:table-cell table:style-name="ce2" office:value-type="float" office:value="681506" calcext:value-type="float">
            <text:p>6,8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500" calcext:value-type="float">
            <text:p>1,25E+04</text:p>
          </table:table-cell>
          <table:table-cell table:style-name="ce2" office:value-type="float" office:value="118828000" calcext:value-type="float">
            <text:p>1,19E+08</text:p>
          </table:table-cell>
          <table:table-cell table:style-name="ce2" office:value-type="float" office:value="-637325" calcext:value-type="float">
            <text:p>-6,37E+05</text:p>
          </table:table-cell>
          <table:table-cell table:style-name="ce2" office:value-type="float" office:value="1122550" calcext:value-type="float">
            <text:p>1,12E+06</text:p>
          </table:table-cell>
          <table:table-cell table:style-name="ce2" office:value-type="float" office:value="871610" calcext:value-type="float">
            <text:p>8,7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566.1" calcext:value-type="float">
            <text:p>1,26E+04</text:p>
          </table:table-cell>
          <table:table-cell table:style-name="ce2" office:value-type="float" office:value="119000000" calcext:value-type="float">
            <text:p>1,19E+08</text:p>
          </table:table-cell>
          <table:table-cell table:style-name="ce2" office:value-type="float" office:value="-645653" calcext:value-type="float">
            <text:p>-6,46E+05</text:p>
          </table:table-cell>
          <table:table-cell table:style-name="ce2" office:value-type="float" office:value="634800" calcext:value-type="float">
            <text:p>6,35E+05</text:p>
          </table:table-cell>
          <table:table-cell table:style-name="ce2" office:value-type="float" office:value="715248" calcext:value-type="float">
            <text:p>7,1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632.3" calcext:value-type="float">
            <text:p>1,26E+04</text:p>
          </table:table-cell>
          <table:table-cell table:style-name="ce2" office:value-type="float" office:value="120558000" calcext:value-type="float">
            <text:p>1,21E+08</text:p>
          </table:table-cell>
          <table:table-cell table:style-name="ce2" office:value-type="float" office:value="-647877" calcext:value-type="float">
            <text:p>-6,48E+05</text:p>
          </table:table-cell>
          <table:table-cell table:style-name="ce2" office:value-type="float" office:value="388396" calcext:value-type="float">
            <text:p>3,88E+05</text:p>
          </table:table-cell>
          <table:table-cell table:style-name="ce2" office:value-type="float" office:value="368735" calcext:value-type="float">
            <text:p>3,6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698.4" calcext:value-type="float">
            <text:p>1,27E+04</text:p>
          </table:table-cell>
          <table:table-cell table:style-name="ce2" office:value-type="float" office:value="120374000" calcext:value-type="float">
            <text:p>1,20E+08</text:p>
          </table:table-cell>
          <table:table-cell table:style-name="ce2" office:value-type="float" office:value="-652109" calcext:value-type="float">
            <text:p>-6,52E+05</text:p>
          </table:table-cell>
          <table:table-cell table:style-name="ce2" office:value-type="float" office:value="83006.8" calcext:value-type="float">
            <text:p>8,30E+04</text:p>
          </table:table-cell>
          <table:table-cell table:style-name="ce2" office:value-type="float" office:value="159226" calcext:value-type="float">
            <text:p>1,5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764.6" calcext:value-type="float">
            <text:p>1,28E+04</text:p>
          </table:table-cell>
          <table:table-cell table:style-name="ce2" office:value-type="float" office:value="121351000" calcext:value-type="float">
            <text:p>1,21E+08</text:p>
          </table:table-cell>
          <table:table-cell table:style-name="ce2" office:value-type="float" office:value="-649256" calcext:value-type="float">
            <text:p>-6,49E+05</text:p>
          </table:table-cell>
          <table:table-cell table:style-name="ce2" office:value-type="float" office:value="6273.88" calcext:value-type="float">
            <text:p>6,27E+03</text:p>
          </table:table-cell>
          <table:table-cell table:style-name="ce2" office:value-type="float" office:value="196055" calcext:value-type="float">
            <text:p>1,9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830.7" calcext:value-type="float">
            <text:p>1,28E+04</text:p>
          </table:table-cell>
          <table:table-cell table:style-name="ce2" office:value-type="float" office:value="121734000" calcext:value-type="float">
            <text:p>1,22E+08</text:p>
          </table:table-cell>
          <table:table-cell table:style-name="ce2" office:value-type="float" office:value="-652213" calcext:value-type="float">
            <text:p>-6,52E+05</text:p>
          </table:table-cell>
          <table:table-cell table:style-name="ce2" office:value-type="float" office:value="498885" calcext:value-type="float">
            <text:p>4,99E+05</text:p>
          </table:table-cell>
          <table:table-cell table:style-name="ce2" office:value-type="float" office:value="377307" calcext:value-type="float">
            <text:p>3,7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896.8" calcext:value-type="float">
            <text:p>1,29E+04</text:p>
          </table:table-cell>
          <table:table-cell table:style-name="ce2" office:value-type="float" office:value="122556000" calcext:value-type="float">
            <text:p>1,23E+08</text:p>
          </table:table-cell>
          <table:table-cell table:style-name="ce2" office:value-type="float" office:value="-657549" calcext:value-type="float">
            <text:p>-6,58E+05</text:p>
          </table:table-cell>
          <table:table-cell table:style-name="ce2" office:value-type="float" office:value="626761" calcext:value-type="float">
            <text:p>6,27E+05</text:p>
          </table:table-cell>
          <table:table-cell table:style-name="ce2" office:value-type="float" office:value="413806" calcext:value-type="float">
            <text:p>4,1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963" calcext:value-type="float">
            <text:p>1,30E+04</text:p>
          </table:table-cell>
          <table:table-cell table:style-name="ce2" office:value-type="float" office:value="123457000" calcext:value-type="float">
            <text:p>1,23E+08</text:p>
          </table:table-cell>
          <table:table-cell table:style-name="ce2" office:value-type="float" office:value="-662631" calcext:value-type="float">
            <text:p>-6,63E+05</text:p>
          </table:table-cell>
          <table:table-cell table:style-name="ce2" office:value-type="float" office:value="115771" calcext:value-type="float">
            <text:p>1,16E+05</text:p>
          </table:table-cell>
          <table:table-cell table:style-name="ce2" office:value-type="float" office:value="269260" calcext:value-type="float">
            <text:p>2,6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029.1" calcext:value-type="float">
            <text:p>1,30E+04</text:p>
          </table:table-cell>
          <table:table-cell table:style-name="ce2" office:value-type="float" office:value="123342000" calcext:value-type="float">
            <text:p>1,23E+08</text:p>
          </table:table-cell>
          <table:table-cell table:style-name="ce2" office:value-type="float" office:value="-659473" calcext:value-type="float">
            <text:p>-6,59E+05</text:p>
          </table:table-cell>
          <table:table-cell table:style-name="ce2" office:value-type="float" office:value="65247.2" calcext:value-type="float">
            <text:p>6,52E+04</text:p>
          </table:table-cell>
          <table:table-cell table:style-name="ce2" office:value-type="float" office:value="306191" calcext:value-type="float">
            <text:p>3,0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095.2" calcext:value-type="float">
            <text:p>1,31E+04</text:p>
          </table:table-cell>
          <table:table-cell table:style-name="ce2" office:value-type="float" office:value="124718000" calcext:value-type="float">
            <text:p>1,25E+08</text:p>
          </table:table-cell>
          <table:table-cell table:style-name="ce2" office:value-type="float" office:value="-663716" calcext:value-type="float">
            <text:p>-6,64E+05</text:p>
          </table:table-cell>
          <table:table-cell table:style-name="ce2" office:value-type="float" office:value="737556" calcext:value-type="float">
            <text:p>7,38E+05</text:p>
          </table:table-cell>
          <table:table-cell table:style-name="ce2" office:value-type="float" office:value="414561" calcext:value-type="float">
            <text:p>4,1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161.4" calcext:value-type="float">
            <text:p>1,32E+04</text:p>
          </table:table-cell>
          <table:table-cell table:style-name="ce2" office:value-type="float" office:value="124882000" calcext:value-type="float">
            <text:p>1,25E+08</text:p>
          </table:table-cell>
          <table:table-cell table:style-name="ce2" office:value-type="float" office:value="-671733" calcext:value-type="float">
            <text:p>-6,72E+05</text:p>
          </table:table-cell>
          <table:table-cell table:style-name="ce2" office:value-type="float" office:value="440880" calcext:value-type="float">
            <text:p>4,41E+05</text:p>
          </table:table-cell>
          <table:table-cell table:style-name="ce2" office:value-type="float" office:value="188573" calcext:value-type="float">
            <text:p>1,8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227.5" calcext:value-type="float">
            <text:p>1,32E+04</text:p>
          </table:table-cell>
          <table:table-cell table:style-name="ce2" office:value-type="float" office:value="125759000" calcext:value-type="float">
            <text:p>1,26E+08</text:p>
          </table:table-cell>
          <table:table-cell table:style-name="ce2" office:value-type="float" office:value="-671044" calcext:value-type="float">
            <text:p>-6,71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293.7" calcext:value-type="float">
            <text:p>1,33E+04</text:p>
          </table:table-cell>
          <table:table-cell table:style-name="ce2" office:value-type="float" office:value="126432000" calcext:value-type="float">
            <text:p>1,26E+08</text:p>
          </table:table-cell>
          <table:table-cell table:style-name="ce2" office:value-type="float" office:value="-661548" calcext:value-type="float">
            <text:p>-6,62E+05</text:p>
          </table:table-cell>
          <table:table-cell table:style-name="ce2" office:value-type="float" office:value="35448.7" calcext:value-type="float">
            <text:p>3,54E+04</text:p>
          </table:table-cell>
          <table:table-cell table:style-name="ce2" office:value-type="float" office:value="85207.6" calcext:value-type="float">
            <text:p>8,5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359.8" calcext:value-type="float">
            <text:p>1,34E+04</text:p>
          </table:table-cell>
          <table:table-cell table:style-name="ce2" office:value-type="float" office:value="126329000" calcext:value-type="float">
            <text:p>1,26E+08</text:p>
          </table:table-cell>
          <table:table-cell table:style-name="ce2" office:value-type="float" office:value="-671634" calcext:value-type="float">
            <text:p>-6,72E+05</text:p>
          </table:table-cell>
          <table:table-cell table:style-name="ce2" office:value-type="float" office:value="832891" calcext:value-type="float">
            <text:p>8,33E+05</text:p>
          </table:table-cell>
          <table:table-cell table:style-name="ce2" office:value-type="float" office:value="259480" calcext:value-type="float">
            <text:p>2,5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425.9" calcext:value-type="float">
            <text:p>1,34E+04</text:p>
          </table:table-cell>
          <table:table-cell table:style-name="ce2" office:value-type="float" office:value="128111000" calcext:value-type="float">
            <text:p>1,28E+08</text:p>
          </table:table-cell>
          <table:table-cell table:style-name="ce2" office:value-type="float" office:value="-675393" calcext:value-type="float">
            <text:p>-6,75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36178" calcext:value-type="float">
            <text:p>2,3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492.1" calcext:value-type="float">
            <text:p>1,35E+04</text:p>
          </table:table-cell>
          <table:table-cell table:style-name="ce2" office:value-type="float" office:value="127979000" calcext:value-type="float">
            <text:p>1,28E+08</text:p>
          </table:table-cell>
          <table:table-cell table:style-name="ce2" office:value-type="float" office:value="-670139" calcext:value-type="float">
            <text:p>-6,70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80597" calcext:value-type="float">
            <text:p>1,8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558.2" calcext:value-type="float">
            <text:p>1,36E+04</text:p>
          </table:table-cell>
          <table:table-cell table:style-name="ce2" office:value-type="float" office:value="128983000" calcext:value-type="float">
            <text:p>1,29E+08</text:p>
          </table:table-cell>
          <table:table-cell table:style-name="ce2" office:value-type="float" office:value="-674820" calcext:value-type="float">
            <text:p>-6,75E+05</text:p>
          </table:table-cell>
          <table:table-cell table:style-name="ce2" office:value-type="float" office:value="666147" calcext:value-type="float">
            <text:p>6,66E+05</text:p>
          </table:table-cell>
          <table:table-cell table:style-name="ce2" office:value-type="float" office:value="353405" calcext:value-type="float">
            <text:p>3,5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624.3" calcext:value-type="float">
            <text:p>1,36E+04</text:p>
          </table:table-cell>
          <table:table-cell table:style-name="ce2" office:value-type="float" office:value="129392000" calcext:value-type="float">
            <text:p>1,29E+08</text:p>
          </table:table-cell>
          <table:table-cell table:style-name="ce2" office:value-type="float" office:value="-681212" calcext:value-type="float">
            <text:p>-6,81E+05</text:p>
          </table:table-cell>
          <table:table-cell table:style-name="ce2" office:value-type="float" office:value="428527" calcext:value-type="float">
            <text:p>4,29E+05</text:p>
          </table:table-cell>
          <table:table-cell table:style-name="ce2" office:value-type="float" office:value="521131" calcext:value-type="float">
            <text:p>5,2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690.5" calcext:value-type="float">
            <text:p>1,37E+04</text:p>
          </table:table-cell>
          <table:table-cell table:style-name="ce2" office:value-type="float" office:value="129607000" calcext:value-type="float">
            <text:p>1,30E+08</text:p>
          </table:table-cell>
          <table:table-cell table:style-name="ce2" office:value-type="float" office:value="-681943" calcext:value-type="float">
            <text:p>-6,82E+05</text:p>
          </table:table-cell>
          <table:table-cell table:style-name="ce2" office:value-type="float" office:value="468718" calcext:value-type="float">
            <text:p>4,69E+05</text:p>
          </table:table-cell>
          <table:table-cell table:style-name="ce2" office:value-type="float" office:value="588352" calcext:value-type="float">
            <text:p>5,8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756.6" calcext:value-type="float">
            <text:p>1,38E+04</text:p>
          </table:table-cell>
          <table:table-cell table:style-name="ce2" office:value-type="float" office:value="131387000" calcext:value-type="float">
            <text:p>1,31E+08</text:p>
          </table:table-cell>
          <table:table-cell table:style-name="ce2" office:value-type="float" office:value="-689003" calcext:value-type="float">
            <text:p>-6,89E+05</text:p>
          </table:table-cell>
          <table:table-cell table:style-name="ce2" office:value-type="float" office:value="867810" calcext:value-type="float">
            <text:p>8,68E+05</text:p>
          </table:table-cell>
          <table:table-cell table:style-name="ce2" office:value-type="float" office:value="717116" calcext:value-type="float">
            <text:p>7,1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822.8" calcext:value-type="float">
            <text:p>1,38E+04</text:p>
          </table:table-cell>
          <table:table-cell table:style-name="ce2" office:value-type="float" office:value="130739000" calcext:value-type="float">
            <text:p>1,31E+08</text:p>
          </table:table-cell>
          <table:table-cell table:style-name="ce2" office:value-type="float" office:value="-696368" calcext:value-type="float">
            <text:p>-6,96E+05</text:p>
          </table:table-cell>
          <table:table-cell table:style-name="ce2" office:value-type="float" office:value="814820" calcext:value-type="float">
            <text:p>8,15E+05</text:p>
          </table:table-cell>
          <table:table-cell table:style-name="ce2" office:value-type="float" office:value="701352" calcext:value-type="float">
            <text:p>7,0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888.9" calcext:value-type="float">
            <text:p>1,39E+04</text:p>
          </table:table-cell>
          <table:table-cell table:style-name="ce2" office:value-type="float" office:value="132310000" calcext:value-type="float">
            <text:p>1,32E+08</text:p>
          </table:table-cell>
          <table:table-cell table:style-name="ce2" office:value-type="float" office:value="-702547" calcext:value-type="float">
            <text:p>-7,03E+05</text:p>
          </table:table-cell>
          <table:table-cell table:style-name="ce2" office:value-type="float" office:value="421426" calcext:value-type="float">
            <text:p>4,21E+05</text:p>
          </table:table-cell>
          <table:table-cell table:style-name="ce2" office:value-type="float" office:value="483465" calcext:value-type="float">
            <text:p>4,8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955" calcext:value-type="float">
            <text:p>1,40E+04</text:p>
          </table:table-cell>
          <table:table-cell table:style-name="ce2" office:value-type="float" office:value="132380000" calcext:value-type="float">
            <text:p>1,32E+08</text:p>
          </table:table-cell>
          <table:table-cell table:style-name="ce2" office:value-type="float" office:value="-703373" calcext:value-type="float">
            <text:p>-7,03E+05</text:p>
          </table:table-cell>
          <table:table-cell table:style-name="ce2" office:value-type="float" office:value="214148" calcext:value-type="float">
            <text:p>2,14E+05</text:p>
          </table:table-cell>
          <table:table-cell table:style-name="ce2" office:value-type="float" office:value="247189" calcext:value-type="float">
            <text:p>2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021.2" calcext:value-type="float">
            <text:p>1,40E+04</text:p>
          </table:table-cell>
          <table:table-cell table:style-name="ce2" office:value-type="float" office:value="133178000" calcext:value-type="float">
            <text:p>1,33E+08</text:p>
          </table:table-cell>
          <table:table-cell table:style-name="ce2" office:value-type="float" office:value="-706107" calcext:value-type="float">
            <text:p>-7,06E+05</text:p>
          </table:table-cell>
          <table:table-cell table:style-name="ce2" office:value-type="float" office:value="105994" calcext:value-type="float">
            <text:p>1,06E+05</text:p>
          </table:table-cell>
          <table:table-cell table:style-name="ce2" office:value-type="float" office:value="196392" calcext:value-type="float">
            <text:p>1,9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087.3" calcext:value-type="float">
            <text:p>1,41E+04</text:p>
          </table:table-cell>
          <table:table-cell table:style-name="ce2" office:value-type="float" office:value="134276000" calcext:value-type="float">
            <text:p>1,34E+08</text:p>
          </table:table-cell>
          <table:table-cell table:style-name="ce2" office:value-type="float" office:value="-705135" calcext:value-type="float">
            <text:p>-7,05E+05</text:p>
          </table:table-cell>
          <table:table-cell table:style-name="ce2" office:value-type="float" office:value="269033" calcext:value-type="float">
            <text:p>2,69E+05</text:p>
          </table:table-cell>
          <table:table-cell table:style-name="ce2" office:value-type="float" office:value="264905" calcext:value-type="float">
            <text:p>2,6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153.4" calcext:value-type="float">
            <text:p>1,42E+04</text:p>
          </table:table-cell>
          <table:table-cell table:style-name="ce2" office:value-type="float" office:value="133825000" calcext:value-type="float">
            <text:p>1,34E+08</text:p>
          </table:table-cell>
          <table:table-cell table:style-name="ce2" office:value-type="float" office:value="-710579" calcext:value-type="float">
            <text:p>-7,11E+05</text:p>
          </table:table-cell>
          <table:table-cell table:style-name="ce2" office:value-type="float" office:value="419687" calcext:value-type="float">
            <text:p>4,20E+05</text:p>
          </table:table-cell>
          <table:table-cell table:style-name="ce2" office:value-type="float" office:value="385837" calcext:value-type="float">
            <text:p>3,8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219.6" calcext:value-type="float">
            <text:p>1,42E+04</text:p>
          </table:table-cell>
          <table:table-cell table:style-name="ce2" office:value-type="float" office:value="135429000" calcext:value-type="float">
            <text:p>1,35E+08</text:p>
          </table:table-cell>
          <table:table-cell table:style-name="ce2" office:value-type="float" office:value="-712111" calcext:value-type="float">
            <text:p>-7,12E+05</text:p>
          </table:table-cell>
          <table:table-cell table:style-name="ce2" office:value-type="float" office:value="468790" calcext:value-type="float">
            <text:p>4,69E+05</text:p>
          </table:table-cell>
          <table:table-cell table:style-name="ce2" office:value-type="float" office:value="314847" calcext:value-type="float">
            <text:p>3,1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285.7" calcext:value-type="float">
            <text:p>1,43E+04</text:p>
          </table:table-cell>
          <table:table-cell table:style-name="ce2" office:value-type="float" office:value="135663000" calcext:value-type="float">
            <text:p>1,36E+08</text:p>
          </table:table-cell>
          <table:table-cell table:style-name="ce2" office:value-type="float" office:value="-718371" calcext:value-type="float">
            <text:p>-7,18E+05</text:p>
          </table:table-cell>
          <table:table-cell table:style-name="ce2" office:value-type="float" office:value="56063.4" calcext:value-type="float">
            <text:p>5,61E+04</text:p>
          </table:table-cell>
          <table:table-cell table:style-name="ce2" office:value-type="float" office:value="258504" calcext:value-type="float">
            <text:p>2,5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351.9" calcext:value-type="float">
            <text:p>1,44E+04</text:p>
          </table:table-cell>
          <table:table-cell table:style-name="ce2" office:value-type="float" office:value="136350000" calcext:value-type="float">
            <text:p>1,36E+08</text:p>
          </table:table-cell>
          <table:table-cell table:style-name="ce2" office:value-type="float" office:value="-713043" calcext:value-type="float">
            <text:p>-7,13E+05</text:p>
          </table:table-cell>
          <table:table-cell table:style-name="ce2" office:value-type="float" office:value="250660" calcext:value-type="float">
            <text:p>2,51E+05</text:p>
          </table:table-cell>
          <table:table-cell table:style-name="ce2" office:value-type="float" office:value="325031" calcext:value-type="float">
            <text:p>3,2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418" calcext:value-type="float">
            <text:p>1,44E+04</text:p>
          </table:table-cell>
          <table:table-cell table:style-name="ce2" office:value-type="float" office:value="137208000" calcext:value-type="float">
            <text:p>1,37E+08</text:p>
          </table:table-cell>
          <table:table-cell table:style-name="ce2" office:value-type="float" office:value="-722538" calcext:value-type="float">
            <text:p>-7,23E+05</text:p>
          </table:table-cell>
          <table:table-cell table:style-name="ce2" office:value-type="float" office:value="668369" calcext:value-type="float">
            <text:p>6,68E+05</text:p>
          </table:table-cell>
          <table:table-cell table:style-name="ce2" office:value-type="float" office:value="335491" calcext:value-type="float">
            <text:p>3,3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484.1" calcext:value-type="float">
            <text:p>1,45E+04</text:p>
          </table:table-cell>
          <table:table-cell table:style-name="ce2" office:value-type="float" office:value="137018000" calcext:value-type="float">
            <text:p>1,37E+08</text:p>
          </table:table-cell>
          <table:table-cell table:style-name="ce2" office:value-type="float" office:value="-724153" calcext:value-type="float">
            <text:p>-7,24E+05</text:p>
          </table:table-cell>
          <table:table-cell table:style-name="ce2" office:value-type="float" office:value="87445.3" calcext:value-type="float">
            <text:p>8,74E+04</text:p>
          </table:table-cell>
          <table:table-cell table:style-name="ce2" office:value-type="float" office:value="246830" calcext:value-type="float">
            <text:p>2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550.3" calcext:value-type="float">
            <text:p>1,46E+04</text:p>
          </table:table-cell>
          <table:table-cell table:style-name="ce2" office:value-type="float" office:value="138717000" calcext:value-type="float">
            <text:p>1,39E+08</text:p>
          </table:table-cell>
          <table:table-cell table:style-name="ce2" office:value-type="float" office:value="-723991" calcext:value-type="float">
            <text:p>-7,24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616.4" calcext:value-type="float">
            <text:p>1,46E+04</text:p>
          </table:table-cell>
          <table:table-cell table:style-name="ce2" office:value-type="float" office:value="138660000" calcext:value-type="float">
            <text:p>1,39E+08</text:p>
          </table:table-cell>
          <table:table-cell table:style-name="ce2" office:value-type="float" office:value="-723898" calcext:value-type="float">
            <text:p>-7,24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682.5" calcext:value-type="float">
            <text:p>1,47E+04</text:p>
          </table:table-cell>
          <table:table-cell table:style-name="ce2" office:value-type="float" office:value="139617000" calcext:value-type="float">
            <text:p>1,40E+08</text:p>
          </table:table-cell>
          <table:table-cell table:style-name="ce2" office:value-type="float" office:value="-721514" calcext:value-type="float">
            <text:p>-7,22E+05</text:p>
          </table:table-cell>
          <table:table-cell table:style-name="ce2" office:value-type="float" office:value="102793" calcext:value-type="float">
            <text:p>1,03E+05</text:p>
          </table:table-cell>
          <table:table-cell table:style-name="ce2" office:value-type="float" office:value="249652" calcext:value-type="float">
            <text:p>2,5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748.7" calcext:value-type="float">
            <text:p>1,47E+04</text:p>
          </table:table-cell>
          <table:table-cell table:style-name="ce2" office:value-type="float" office:value="140142000" calcext:value-type="float">
            <text:p>1,40E+08</text:p>
          </table:table-cell>
          <table:table-cell table:style-name="ce2" office:value-type="float" office:value="-725607" calcext:value-type="float">
            <text:p>-7,26E+05</text:p>
          </table:table-cell>
          <table:table-cell table:style-name="ce2" office:value-type="float" office:value="795159" calcext:value-type="float">
            <text:p>7,95E+05</text:p>
          </table:table-cell>
          <table:table-cell table:style-name="ce2" office:value-type="float" office:value="475803" calcext:value-type="float">
            <text:p>4,7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814.8" calcext:value-type="float">
            <text:p>1,48E+04</text:p>
          </table:table-cell>
          <table:table-cell table:style-name="ce2" office:value-type="float" office:value="140372000" calcext:value-type="float">
            <text:p>1,40E+08</text:p>
          </table:table-cell>
          <table:table-cell table:style-name="ce2" office:value-type="float" office:value="-734732" calcext:value-type="float">
            <text:p>-7,35E+05</text:p>
          </table:table-cell>
          <table:table-cell table:style-name="ce2" office:value-type="float" office:value="529458" calcext:value-type="float">
            <text:p>5,29E+05</text:p>
          </table:table-cell>
          <table:table-cell table:style-name="ce2" office:value-type="float" office:value="431010" calcext:value-type="float">
            <text:p>4,3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881" calcext:value-type="float">
            <text:p>1,49E+04</text:p>
          </table:table-cell>
          <table:table-cell table:style-name="ce2" office:value-type="float" office:value="141946000" calcext:value-type="float">
            <text:p>1,42E+08</text:p>
          </table:table-cell>
          <table:table-cell table:style-name="ce2" office:value-type="float" office:value="-734407" calcext:value-type="float">
            <text:p>-7,34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66726" calcext:value-type="float">
            <text:p>1,6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947.1" calcext:value-type="float">
            <text:p>1,49E+04</text:p>
          </table:table-cell>
          <table:table-cell table:style-name="ce2" office:value-type="float" office:value="141532000" calcext:value-type="float">
            <text:p>1,42E+08</text:p>
          </table:table-cell>
          <table:table-cell table:style-name="ce2" office:value-type="float" office:value="-734207" calcext:value-type="float">
            <text:p>-7,34E+05</text:p>
          </table:table-cell>
          <table:table-cell table:style-name="ce2" office:value-type="float" office:value="2306.64" calcext:value-type="float">
            <text:p>2,31E+03</text:p>
          </table:table-cell>
          <table:table-cell table:style-name="ce2" office:value-type="float" office:value="186313" calcext:value-type="float">
            <text:p>1,8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013.2" calcext:value-type="float">
            <text:p>1,50E+04</text:p>
          </table:table-cell>
          <table:table-cell table:style-name="ce2" office:value-type="float" office:value="142851000" calcext:value-type="float">
            <text:p>1,43E+08</text:p>
          </table:table-cell>
          <table:table-cell table:style-name="ce2" office:value-type="float" office:value="-734446" calcext:value-type="float">
            <text:p>-7,34E+05</text:p>
          </table:table-cell>
          <table:table-cell table:style-name="ce2" office:value-type="float" office:value="588220" calcext:value-type="float">
            <text:p>5,88E+05</text:p>
          </table:table-cell>
          <table:table-cell table:style-name="ce2" office:value-type="float" office:value="543215" calcext:value-type="float">
            <text:p>5,4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079.4" calcext:value-type="float">
            <text:p>1,51E+04</text:p>
          </table:table-cell>
          <table:table-cell table:style-name="ce2" office:value-type="float" office:value="143086000" calcext:value-type="float">
            <text:p>1,43E+08</text:p>
          </table:table-cell>
          <table:table-cell table:style-name="ce2" office:value-type="float" office:value="-743984" calcext:value-type="float">
            <text:p>-7,44E+05</text:p>
          </table:table-cell>
          <table:table-cell table:style-name="ce2" office:value-type="float" office:value="1039120" calcext:value-type="float">
            <text:p>1,04E+06</text:p>
          </table:table-cell>
          <table:table-cell table:style-name="ce2" office:value-type="float" office:value="731837" calcext:value-type="float">
            <text:p>7,3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145.5" calcext:value-type="float">
            <text:p>1,51E+04</text:p>
          </table:table-cell>
          <table:table-cell table:style-name="ce2" office:value-type="float" office:value="143990000" calcext:value-type="float">
            <text:p>1,44E+08</text:p>
          </table:table-cell>
          <table:table-cell table:style-name="ce2" office:value-type="float" office:value="-751718" calcext:value-type="float">
            <text:p>-7,52E+05</text:p>
          </table:table-cell>
          <table:table-cell table:style-name="ce2" office:value-type="float" office:value="568172" calcext:value-type="float">
            <text:p>5,68E+05</text:p>
          </table:table-cell>
          <table:table-cell table:style-name="ce2" office:value-type="float" office:value="683483" calcext:value-type="float">
            <text:p>6,8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211.6" calcext:value-type="float">
            <text:p>1,52E+04</text:p>
          </table:table-cell>
          <table:table-cell table:style-name="ce2" office:value-type="float" office:value="144818000" calcext:value-type="float">
            <text:p>1,45E+08</text:p>
          </table:table-cell>
          <table:table-cell table:style-name="ce2" office:value-type="float" office:value="-753428" calcext:value-type="float">
            <text:p>-7,53E+05</text:p>
          </table:table-cell>
          <table:table-cell table:style-name="ce2" office:value-type="float" office:value="443159" calcext:value-type="float">
            <text:p>4,43E+05</text:p>
          </table:table-cell>
          <table:table-cell table:style-name="ce2" office:value-type="float" office:value="273169" calcext:value-type="float">
            <text:p>2,7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277.8" calcext:value-type="float">
            <text:p>1,53E+04</text:p>
          </table:table-cell>
          <table:table-cell table:style-name="ce2" office:value-type="float" office:value="144623000" calcext:value-type="float">
            <text:p>1,45E+08</text:p>
          </table:table-cell>
          <table:table-cell table:style-name="ce2" office:value-type="float" office:value="-759084" calcext:value-type="float">
            <text:p>-7,59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343.9" calcext:value-type="float">
            <text:p>1,53E+04</text:p>
          </table:table-cell>
          <table:table-cell table:style-name="ce2" office:value-type="float" office:value="146038000" calcext:value-type="float">
            <text:p>1,46E+08</text:p>
          </table:table-cell>
          <table:table-cell table:style-name="ce2" office:value-type="float" office:value="-750240" calcext:value-type="float">
            <text:p>-7,50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410.1" calcext:value-type="float">
            <text:p>1,54E+04</text:p>
          </table:table-cell>
          <table:table-cell table:style-name="ce2" office:value-type="float" office:value="146270000" calcext:value-type="float">
            <text:p>1,46E+08</text:p>
          </table:table-cell>
          <table:table-cell table:style-name="ce2" office:value-type="float" office:value="-749924" calcext:value-type="float">
            <text:p>-7,50E+05</text:p>
          </table:table-cell>
          <table:table-cell table:style-name="ce2" office:value-type="float" office:value="464862" calcext:value-type="float">
            <text:p>4,65E+05</text:p>
          </table:table-cell>
          <table:table-cell table:style-name="ce2" office:value-type="float" office:value="179071" calcext:value-type="float">
            <text:p>1,7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476.2" calcext:value-type="float">
            <text:p>1,55E+04</text:p>
          </table:table-cell>
          <table:table-cell table:style-name="ce2" office:value-type="float" office:value="147202000" calcext:value-type="float">
            <text:p>1,47E+08</text:p>
          </table:table-cell>
          <table:table-cell table:style-name="ce2" office:value-type="float" office:value="-757967" calcext:value-type="float">
            <text:p>-7,58E+05</text:p>
          </table:table-cell>
          <table:table-cell table:style-name="ce2" office:value-type="float" office:value="623428" calcext:value-type="float">
            <text:p>6,23E+05</text:p>
          </table:table-cell>
          <table:table-cell table:style-name="ce2" office:value-type="float" office:value="404522" calcext:value-type="float">
            <text:p>4,0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542.3" calcext:value-type="float">
            <text:p>1,55E+04</text:p>
          </table:table-cell>
          <table:table-cell table:style-name="ce2" office:value-type="float" office:value="147689000" calcext:value-type="float">
            <text:p>1,48E+08</text:p>
          </table:table-cell>
          <table:table-cell table:style-name="ce2" office:value-type="float" office:value="-760287" calcext:value-type="float">
            <text:p>-7,60E+05</text:p>
          </table:table-cell>
          <table:table-cell table:style-name="ce2" office:value-type="float" office:value="125277" calcext:value-type="float">
            <text:p>1,25E+05</text:p>
          </table:table-cell>
          <table:table-cell table:style-name="ce2" office:value-type="float" office:value="317727" calcext:value-type="float">
            <text:p>3,1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608.5" calcext:value-type="float">
            <text:p>1,56E+04</text:p>
          </table:table-cell>
          <table:table-cell table:style-name="ce2" office:value-type="float" office:value="147879000" calcext:value-type="float">
            <text:p>1,48E+08</text:p>
          </table:table-cell>
          <table:table-cell table:style-name="ce2" office:value-type="float" office:value="-760049" calcext:value-type="float">
            <text:p>-7,60E+05</text:p>
          </table:table-cell>
          <table:table-cell table:style-name="ce2" office:value-type="float" office:value="204477" calcext:value-type="float">
            <text:p>2,04E+05</text:p>
          </table:table-cell>
          <table:table-cell table:style-name="ce2" office:value-type="float" office:value="157971" calcext:value-type="float">
            <text:p>1,5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674.6" calcext:value-type="float">
            <text:p>1,57E+04</text:p>
          </table:table-cell>
          <table:table-cell table:style-name="ce2" office:value-type="float" office:value="149393000" calcext:value-type="float">
            <text:p>1,49E+08</text:p>
          </table:table-cell>
          <table:table-cell table:style-name="ce2" office:value-type="float" office:value="-763686" calcext:value-type="float">
            <text:p>-7,64E+05</text:p>
          </table:table-cell>
          <table:table-cell table:style-name="ce2" office:value-type="float" office:value="144160" calcext:value-type="float">
            <text:p>1,44E+05</text:p>
          </table:table-cell>
          <table:table-cell table:style-name="ce2" office:value-type="float" office:value="324762" calcext:value-type="float">
            <text:p>3,2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740.7" calcext:value-type="float">
            <text:p>1,57E+04</text:p>
          </table:table-cell>
          <table:table-cell table:style-name="ce2" office:value-type="float" office:value="149235000" calcext:value-type="float">
            <text:p>1,49E+08</text:p>
          </table:table-cell>
          <table:table-cell table:style-name="ce2" office:value-type="float" office:value="-762446" calcext:value-type="float">
            <text:p>-7,62E+05</text:p>
          </table:table-cell>
          <table:table-cell table:style-name="ce2" office:value-type="float" office:value="625651" calcext:value-type="float">
            <text:p>6,26E+05</text:p>
          </table:table-cell>
          <table:table-cell table:style-name="ce2" office:value-type="float" office:value="476923" calcext:value-type="float">
            <text:p>4,7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806.9" calcext:value-type="float">
            <text:p>1,58E+04</text:p>
          </table:table-cell>
          <table:table-cell table:style-name="ce2" office:value-type="float" office:value="150434000" calcext:value-type="float">
            <text:p>1,50E+08</text:p>
          </table:table-cell>
          <table:table-cell table:style-name="ce2" office:value-type="float" office:value="-774085" calcext:value-type="float">
            <text:p>-7,74E+05</text:p>
          </table:table-cell>
          <table:table-cell table:style-name="ce2" office:value-type="float" office:value="660958" calcext:value-type="float">
            <text:p>6,61E+05</text:p>
          </table:table-cell>
          <table:table-cell table:style-name="ce2" office:value-type="float" office:value="484779" calcext:value-type="float">
            <text:p>4,8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873" calcext:value-type="float">
            <text:p>1,59E+04</text:p>
          </table:table-cell>
          <table:table-cell table:style-name="ce2" office:value-type="float" office:value="150529000" calcext:value-type="float">
            <text:p>1,51E+08</text:p>
          </table:table-cell>
          <table:table-cell table:style-name="ce2" office:value-type="float" office:value="-773432" calcext:value-type="float">
            <text:p>-7,73E+05</text:p>
          </table:table-cell>
          <table:table-cell table:style-name="ce2" office:value-type="float" office:value="167728" calcext:value-type="float">
            <text:p>1,68E+05</text:p>
          </table:table-cell>
          <table:table-cell table:style-name="ce2" office:value-type="float" office:value="322689" calcext:value-type="float">
            <text:p>3,2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939.2" calcext:value-type="float">
            <text:p>1,59E+04</text:p>
          </table:table-cell>
          <table:table-cell table:style-name="ce2" office:value-type="float" office:value="151305000" calcext:value-type="float">
            <text:p>1,51E+08</text:p>
          </table:table-cell>
          <table:table-cell table:style-name="ce2" office:value-type="float" office:value="-776873" calcext:value-type="float">
            <text:p>-7,77E+05</text:p>
          </table:table-cell>
          <table:table-cell table:style-name="ce2" office:value-type="float" office:value="139380" calcext:value-type="float">
            <text:p>1,39E+05</text:p>
          </table:table-cell>
          <table:table-cell table:style-name="ce2" office:value-type="float" office:value="90647.7" calcext:value-type="float">
            <text:p>9,06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005.3" calcext:value-type="float">
            <text:p>1,60E+04</text:p>
          </table:table-cell>
          <table:table-cell table:style-name="ce2" office:value-type="float" office:value="152555000" calcext:value-type="float">
            <text:p>1,53E+08</text:p>
          </table:table-cell>
          <table:table-cell table:style-name="ce2" office:value-type="float" office:value="-775749" calcext:value-type="float">
            <text:p>-7,76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93203.1" calcext:value-type="float">
            <text:p>9,3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071.4" calcext:value-type="float">
            <text:p>1,61E+04</text:p>
          </table:table-cell>
          <table:table-cell table:style-name="ce2" office:value-type="float" office:value="152255000" calcext:value-type="float">
            <text:p>1,52E+08</text:p>
          </table:table-cell>
          <table:table-cell table:style-name="ce2" office:value-type="float" office:value="-776289" calcext:value-type="float">
            <text:p>-7,76E+05</text:p>
          </table:table-cell>
          <table:table-cell table:style-name="ce2" office:value-type="float" office:value="175394" calcext:value-type="float">
            <text:p>1,75E+05</text:p>
          </table:table-cell>
          <table:table-cell table:style-name="ce2" office:value-type="float" office:value="61483.3" calcext:value-type="float">
            <text:p>6,15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137.6" calcext:value-type="float">
            <text:p>1,61E+04</text:p>
          </table:table-cell>
          <table:table-cell table:style-name="ce2" office:value-type="float" office:value="153672000" calcext:value-type="float">
            <text:p>1,54E+08</text:p>
          </table:table-cell>
          <table:table-cell table:style-name="ce2" office:value-type="float" office:value="-778664" calcext:value-type="float">
            <text:p>-7,79E+05</text:p>
          </table:table-cell>
          <table:table-cell table:style-name="ce2" office:value-type="float" office:value="44220.4" calcext:value-type="float">
            <text:p>4,42E+04</text:p>
          </table:table-cell>
          <table:table-cell table:style-name="ce2" office:value-type="float" office:value="116840" calcext:value-type="float">
            <text:p>1,1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203.7" calcext:value-type="float">
            <text:p>1,62E+04</text:p>
          </table:table-cell>
          <table:table-cell table:style-name="ce2" office:value-type="float" office:value="153471000" calcext:value-type="float">
            <text:p>1,53E+08</text:p>
          </table:table-cell>
          <table:table-cell table:style-name="ce2" office:value-type="float" office:value="-777024" calcext:value-type="float">
            <text:p>-7,77E+05</text:p>
          </table:table-cell>
          <table:table-cell table:style-name="ce2" office:value-type="float" office:value="130906" calcext:value-type="float">
            <text:p>1,31E+05</text:p>
          </table:table-cell>
          <table:table-cell table:style-name="ce2" office:value-type="float" office:value="243703" calcext:value-type="float">
            <text:p>2,4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269.8" calcext:value-type="float">
            <text:p>1,63E+04</text:p>
          </table:table-cell>
          <table:table-cell table:style-name="ce2" office:value-type="float" office:value="154862000" calcext:value-type="float">
            <text:p>1,55E+08</text:p>
          </table:table-cell>
          <table:table-cell table:style-name="ce2" office:value-type="float" office:value="-780840" calcext:value-type="float">
            <text:p>-7,81E+05</text:p>
          </table:table-cell>
          <table:table-cell table:style-name="ce2" office:value-type="float" office:value="555984" calcext:value-type="float">
            <text:p>5,56E+05</text:p>
          </table:table-cell>
          <table:table-cell table:style-name="ce2" office:value-type="float" office:value="541063" calcext:value-type="float">
            <text:p>5,4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336" calcext:value-type="float">
            <text:p>1,63E+04</text:p>
          </table:table-cell>
          <table:table-cell table:style-name="ce2" office:value-type="float" office:value="155408000" calcext:value-type="float">
            <text:p>1,55E+08</text:p>
          </table:table-cell>
          <table:table-cell table:style-name="ce2" office:value-type="float" office:value="-786266" calcext:value-type="float">
            <text:p>-7,86E+05</text:p>
          </table:table-cell>
          <table:table-cell table:style-name="ce2" office:value-type="float" office:value="936300" calcext:value-type="float">
            <text:p>9,36E+05</text:p>
          </table:table-cell>
          <table:table-cell table:style-name="ce2" office:value-type="float" office:value="702970" calcext:value-type="float">
            <text:p>7,0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402.1" calcext:value-type="float">
            <text:p>1,64E+04</text:p>
          </table:table-cell>
          <table:table-cell table:style-name="ce2" office:value-type="float" office:value="155389000" calcext:value-type="float">
            <text:p>1,55E+08</text:p>
          </table:table-cell>
          <table:table-cell table:style-name="ce2" office:value-type="float" office:value="-796404" calcext:value-type="float">
            <text:p>-7,96E+05</text:p>
          </table:table-cell>
          <table:table-cell table:style-name="ce2" office:value-type="float" office:value="616626" calcext:value-type="float">
            <text:p>6,17E+05</text:p>
          </table:table-cell>
          <table:table-cell table:style-name="ce2" office:value-type="float" office:value="492641" calcext:value-type="float">
            <text:p>4,9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468.3" calcext:value-type="float">
            <text:p>1,65E+04</text:p>
          </table:table-cell>
          <table:table-cell table:style-name="ce2" office:value-type="float" office:value="156715000" calcext:value-type="float">
            <text:p>1,57E+08</text:p>
          </table:table-cell>
          <table:table-cell table:style-name="ce2" office:value-type="float" office:value="-796515" calcext:value-type="float">
            <text:p>-7,97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73973" calcext:value-type="float">
            <text:p>2,7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534.4" calcext:value-type="float">
            <text:p>1,65E+04</text:p>
          </table:table-cell>
          <table:table-cell table:style-name="ce2" office:value-type="float" office:value="156819000" calcext:value-type="float">
            <text:p>1,57E+08</text:p>
          </table:table-cell>
          <table:table-cell table:style-name="ce2" office:value-type="float" office:value="-795157" calcext:value-type="float">
            <text:p>-7,95E+05</text:p>
          </table:table-cell>
          <table:table-cell table:style-name="ce2" office:value-type="float" office:value="280295" calcext:value-type="float">
            <text:p>2,80E+05</text:p>
          </table:table-cell>
          <table:table-cell table:style-name="ce2" office:value-type="float" office:value="329641" calcext:value-type="float">
            <text:p>3,3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600.5" calcext:value-type="float">
            <text:p>1,66E+04</text:p>
          </table:table-cell>
          <table:table-cell table:style-name="ce2" office:value-type="float" office:value="158041000" calcext:value-type="float">
            <text:p>1,58E+08</text:p>
          </table:table-cell>
          <table:table-cell table:style-name="ce2" office:value-type="float" office:value="-801174" calcext:value-type="float">
            <text:p>-8,01E+05</text:p>
          </table:table-cell>
          <table:table-cell table:style-name="ce2" office:value-type="float" office:value="783632" calcext:value-type="float">
            <text:p>7,84E+05</text:p>
          </table:table-cell>
          <table:table-cell table:style-name="ce2" office:value-type="float" office:value="533568" calcext:value-type="float">
            <text:p>5,3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666.7" calcext:value-type="float">
            <text:p>1,67E+04</text:p>
          </table:table-cell>
          <table:table-cell table:style-name="ce2" office:value-type="float" office:value="158196000" calcext:value-type="float">
            <text:p>1,58E+08</text:p>
          </table:table-cell>
          <table:table-cell table:style-name="ce2" office:value-type="float" office:value="-808183" calcext:value-type="float">
            <text:p>-8,08E+05</text:p>
          </table:table-cell>
          <table:table-cell table:style-name="ce2" office:value-type="float" office:value="536778" calcext:value-type="float">
            <text:p>5,37E+05</text:p>
          </table:table-cell>
          <table:table-cell table:style-name="ce2" office:value-type="float" office:value="432016" calcext:value-type="float">
            <text:p>4,3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732.8" calcext:value-type="float">
            <text:p>1,67E+04</text:p>
          </table:table-cell>
          <table:table-cell table:style-name="ce2" office:value-type="float" office:value="158682000" calcext:value-type="float">
            <text:p>1,59E+08</text:p>
          </table:table-cell>
          <table:table-cell table:style-name="ce2" office:value-type="float" office:value="-810097" calcext:value-type="float">
            <text:p>-8,10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64785.9" calcext:value-type="float">
            <text:p>6,48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798.9" calcext:value-type="float">
            <text:p>1,68E+04</text:p>
          </table:table-cell>
          <table:table-cell table:style-name="ce2" office:value-type="float" office:value="160086000" calcext:value-type="float">
            <text:p>1,60E+08</text:p>
          </table:table-cell>
          <table:table-cell table:style-name="ce2" office:value-type="float" office:value="-807778" calcext:value-type="float">
            <text:p>-8,08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45356.5" calcext:value-type="float">
            <text:p>4,5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865.1" calcext:value-type="float">
            <text:p>1,69E+04</text:p>
          </table:table-cell>
          <table:table-cell table:style-name="ce2" office:value-type="float" office:value="159852000" calcext:value-type="float">
            <text:p>1,60E+08</text:p>
          </table:table-cell>
          <table:table-cell table:style-name="ce2" office:value-type="float" office:value="-804810" calcext:value-type="float">
            <text:p>-8,05E+05</text:p>
          </table:table-cell>
          <table:table-cell table:style-name="ce2" office:value-type="float" office:value="478489" calcext:value-type="float">
            <text:p>4,78E+05</text:p>
          </table:table-cell>
          <table:table-cell table:style-name="ce2" office:value-type="float" office:value="267872" calcext:value-type="float">
            <text:p>2,6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931.2" calcext:value-type="float">
            <text:p>1,69E+04</text:p>
          </table:table-cell>
          <table:table-cell table:style-name="ce2" office:value-type="float" office:value="161298000" calcext:value-type="float">
            <text:p>1,61E+08</text:p>
          </table:table-cell>
          <table:table-cell table:style-name="ce2" office:value-type="float" office:value="-815731" calcext:value-type="float">
            <text:p>-8,16E+05</text:p>
          </table:table-cell>
          <table:table-cell table:style-name="ce2" office:value-type="float" office:value="643185" calcext:value-type="float">
            <text:p>6,43E+05</text:p>
          </table:table-cell>
          <table:table-cell table:style-name="ce2" office:value-type="float" office:value="359053" calcext:value-type="float">
            <text:p>3,5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997.4" calcext:value-type="float">
            <text:p>1,70E+04</text:p>
          </table:table-cell>
          <table:table-cell table:style-name="ce2" office:value-type="float" office:value="161011000" calcext:value-type="float">
            <text:p>1,61E+08</text:p>
          </table:table-cell>
          <table:table-cell table:style-name="ce2" office:value-type="float" office:value="-815501" calcext:value-type="float">
            <text:p>-8,16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48719" calcext:value-type="float">
            <text:p>2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063.5" calcext:value-type="float">
            <text:p>1,71E+04</text:p>
          </table:table-cell>
          <table:table-cell table:style-name="ce2" office:value-type="float" office:value="162073000" calcext:value-type="float">
            <text:p>1,62E+08</text:p>
          </table:table-cell>
          <table:table-cell table:style-name="ce2" office:value-type="float" office:value="-814991" calcext:value-type="float">
            <text:p>-8,15E+05</text:p>
          </table:table-cell>
          <table:table-cell table:style-name="ce2" office:value-type="float" office:value="147488" calcext:value-type="float">
            <text:p>1,47E+05</text:p>
          </table:table-cell>
          <table:table-cell table:style-name="ce2" office:value-type="float" office:value="155127" calcext:value-type="float">
            <text:p>1,5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129.6" calcext:value-type="float">
            <text:p>1,71E+04</text:p>
          </table:table-cell>
          <table:table-cell table:style-name="ce2" office:value-type="float" office:value="163175000" calcext:value-type="float">
            <text:p>1,63E+08</text:p>
          </table:table-cell>
          <table:table-cell table:style-name="ce2" office:value-type="float" office:value="-817953" calcext:value-type="float">
            <text:p>-8,18E+05</text:p>
          </table:table-cell>
          <table:table-cell table:style-name="ce2" office:value-type="float" office:value="362408" calcext:value-type="float">
            <text:p>3,62E+05</text:p>
          </table:table-cell>
          <table:table-cell table:style-name="ce2" office:value-type="float" office:value="338136" calcext:value-type="float">
            <text:p>3,3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195.8" calcext:value-type="float">
            <text:p>1,72E+04</text:p>
          </table:table-cell>
          <table:table-cell table:style-name="ce2" office:value-type="float" office:value="162906000" calcext:value-type="float">
            <text:p>1,63E+08</text:p>
          </table:table-cell>
          <table:table-cell table:style-name="ce2" office:value-type="float" office:value="-821015" calcext:value-type="float">
            <text:p>-8,21E+05</text:p>
          </table:table-cell>
          <table:table-cell table:style-name="ce2" office:value-type="float" office:value="504513" calcext:value-type="float">
            <text:p>5,05E+05</text:p>
          </table:table-cell>
          <table:table-cell table:style-name="ce2" office:value-type="float" office:value="444775" calcext:value-type="float">
            <text:p>4,4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261.9" calcext:value-type="float">
            <text:p>1,73E+04</text:p>
          </table:table-cell>
          <table:table-cell table:style-name="ce2" office:value-type="float" office:value="164513000" calcext:value-type="float">
            <text:p>1,65E+08</text:p>
          </table:table-cell>
          <table:table-cell table:style-name="ce2" office:value-type="float" office:value="-826339" calcext:value-type="float">
            <text:p>-8,26E+05</text:p>
          </table:table-cell>
          <table:table-cell table:style-name="ce2" office:value-type="float" office:value="467406" calcext:value-type="float">
            <text:p>4,67E+05</text:p>
          </table:table-cell>
          <table:table-cell table:style-name="ce2" office:value-type="float" office:value="415151" calcext:value-type="float">
            <text:p>4,1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328" calcext:value-type="float">
            <text:p>1,73E+04</text:p>
          </table:table-cell>
          <table:table-cell table:style-name="ce2" office:value-type="float" office:value="163988000" calcext:value-type="float">
            <text:p>1,64E+08</text:p>
          </table:table-cell>
          <table:table-cell table:style-name="ce2" office:value-type="float" office:value="-828785" calcext:value-type="float">
            <text:p>-8,29E+05</text:p>
          </table:table-cell>
          <table:table-cell table:style-name="ce2" office:value-type="float" office:value="273535" calcext:value-type="float">
            <text:p>2,74E+05</text:p>
          </table:table-cell>
          <table:table-cell table:style-name="ce2" office:value-type="float" office:value="306716" calcext:value-type="float">
            <text:p>3,0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394.2" calcext:value-type="float">
            <text:p>1,74E+04</text:p>
          </table:table-cell>
          <table:table-cell table:style-name="ce2" office:value-type="float" office:value="165713000" calcext:value-type="float">
            <text:p>1,66E+08</text:p>
          </table:table-cell>
          <table:table-cell table:style-name="ce2" office:value-type="float" office:value="-830886" calcext:value-type="float">
            <text:p>-8,31E+05</text:p>
          </table:table-cell>
          <table:table-cell table:style-name="ce2" office:value-type="float" office:value="179208" calcext:value-type="float">
            <text:p>1,79E+05</text:p>
          </table:table-cell>
          <table:table-cell table:style-name="ce2" office:value-type="float" office:value="289090" calcext:value-type="float">
            <text:p>2,8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460.3" calcext:value-type="float">
            <text:p>1,75E+04</text:p>
          </table:table-cell>
          <table:table-cell table:style-name="ce2" office:value-type="float" office:value="165841000" calcext:value-type="float">
            <text:p>1,66E+08</text:p>
          </table:table-cell>
          <table:table-cell table:style-name="ce2" office:value-type="float" office:value="-831763" calcext:value-type="float">
            <text:p>-8,32E+05</text:p>
          </table:table-cell>
          <table:table-cell table:style-name="ce2" office:value-type="float" office:value="414526" calcext:value-type="float">
            <text:p>4,15E+05</text:p>
          </table:table-cell>
          <table:table-cell table:style-name="ce2" office:value-type="float" office:value="478363" calcext:value-type="float">
            <text:p>4,7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526.5" calcext:value-type="float">
            <text:p>1,75E+04</text:p>
          </table:table-cell>
          <table:table-cell table:style-name="ce2" office:value-type="float" office:value="166149000" calcext:value-type="float">
            <text:p>1,66E+08</text:p>
          </table:table-cell>
          <table:table-cell table:style-name="ce2" office:value-type="float" office:value="-837776" calcext:value-type="float">
            <text:p>-8,38E+05</text:p>
          </table:table-cell>
          <table:table-cell table:style-name="ce2" office:value-type="float" office:value="841353" calcext:value-type="float">
            <text:p>8,41E+05</text:p>
          </table:table-cell>
          <table:table-cell table:style-name="ce2" office:value-type="float" office:value="668474" calcext:value-type="float">
            <text:p>6,6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592.6" calcext:value-type="float">
            <text:p>1,76E+04</text:p>
          </table:table-cell>
          <table:table-cell table:style-name="ce2" office:value-type="float" office:value="167554000" calcext:value-type="float">
            <text:p>1,68E+08</text:p>
          </table:table-cell>
          <table:table-cell table:style-name="ce2" office:value-type="float" office:value="-845749" calcext:value-type="float">
            <text:p>-8,46E+05</text:p>
          </table:table-cell>
          <table:table-cell table:style-name="ce2" office:value-type="float" office:value="749542" calcext:value-type="float">
            <text:p>7,50E+05</text:p>
          </table:table-cell>
          <table:table-cell table:style-name="ce2" office:value-type="float" office:value="541550" calcext:value-type="float">
            <text:p>5,4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658.7" calcext:value-type="float">
            <text:p>1,77E+04</text:p>
          </table:table-cell>
          <table:table-cell table:style-name="ce2" office:value-type="float" office:value="167317000" calcext:value-type="float">
            <text:p>1,67E+08</text:p>
          </table:table-cell>
          <table:table-cell table:style-name="ce2" office:value-type="float" office:value="-850235" calcext:value-type="float">
            <text:p>-8,50E+05</text:p>
          </table:table-cell>
          <table:table-cell table:style-name="ce2" office:value-type="float" office:value="33754" calcext:value-type="float">
            <text:p>3,38E+04</text:p>
          </table:table-cell>
          <table:table-cell table:style-name="ce2" office:value-type="float" office:value="196531" calcext:value-type="float">
            <text:p>1,9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724.9" calcext:value-type="float">
            <text:p>1,77E+04</text:p>
          </table:table-cell>
          <table:table-cell table:style-name="ce2" office:value-type="float" office:value="169001000" calcext:value-type="float">
            <text:p>1,69E+08</text:p>
          </table:table-cell>
          <table:table-cell table:style-name="ce2" office:value-type="float" office:value="-846310" calcext:value-type="float">
            <text:p>-8,46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791" calcext:value-type="float">
            <text:p>1,78E+04</text:p>
          </table:table-cell>
          <table:table-cell table:style-name="ce2" office:value-type="float" office:value="168708000" calcext:value-type="float">
            <text:p>1,69E+08</text:p>
          </table:table-cell>
          <table:table-cell table:style-name="ce2" office:value-type="float" office:value="-847015" calcext:value-type="float">
            <text:p>-8,47E+05</text:p>
          </table:table-cell>
          <table:table-cell table:style-name="ce2" office:value-type="float" office:value="9653.7" calcext:value-type="float">
            <text:p>9,65E+03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857.1" calcext:value-type="float">
            <text:p>1,79E+04</text:p>
          </table:table-cell>
          <table:table-cell table:style-name="ce2" office:value-type="float" office:value="169262000" calcext:value-type="float">
            <text:p>1,69E+08</text:p>
          </table:table-cell>
          <table:table-cell table:style-name="ce2" office:value-type="float" office:value="-846470" calcext:value-type="float">
            <text:p>-8,46E+05</text:p>
          </table:table-cell>
          <table:table-cell table:style-name="ce2" office:value-type="float" office:value="180126" calcext:value-type="float">
            <text:p>1,80E+05</text:p>
          </table:table-cell>
          <table:table-cell table:style-name="ce2" office:value-type="float" office:value="343436" calcext:value-type="float">
            <text:p>3,4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923.3" calcext:value-type="float">
            <text:p>1,79E+04</text:p>
          </table:table-cell>
          <table:table-cell table:style-name="ce2" office:value-type="float" office:value="170873000" calcext:value-type="float">
            <text:p>1,71E+08</text:p>
          </table:table-cell>
          <table:table-cell table:style-name="ce2" office:value-type="float" office:value="-850009" calcext:value-type="float">
            <text:p>-8,50E+05</text:p>
          </table:table-cell>
          <table:table-cell table:style-name="ce2" office:value-type="float" office:value="840527" calcext:value-type="float">
            <text:p>8,41E+05</text:p>
          </table:table-cell>
          <table:table-cell table:style-name="ce2" office:value-type="float" office:value="537758" calcext:value-type="float">
            <text:p>5,3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7989.4" calcext:value-type="float">
            <text:p>1,80E+04</text:p>
          </table:table-cell>
          <table:table-cell table:style-name="ce2" office:value-type="float" office:value="170434000" calcext:value-type="float">
            <text:p>1,70E+08</text:p>
          </table:table-cell>
          <table:table-cell table:style-name="ce2" office:value-type="float" office:value="-860441" calcext:value-type="float">
            <text:p>-8,60E+05</text:p>
          </table:table-cell>
          <table:table-cell table:style-name="ce2" office:value-type="float" office:value="592622" calcext:value-type="float">
            <text:p>5,93E+05</text:p>
          </table:table-cell>
          <table:table-cell table:style-name="ce2" office:value-type="float" office:value="534527" calcext:value-type="float">
            <text:p>5,3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055.6" calcext:value-type="float">
            <text:p>1,81E+04</text:p>
          </table:table-cell>
          <table:table-cell table:style-name="ce2" office:value-type="float" office:value="172098000" calcext:value-type="float">
            <text:p>1,72E+08</text:p>
          </table:table-cell>
          <table:table-cell table:style-name="ce2" office:value-type="float" office:value="-859860" calcext:value-type="float">
            <text:p>-8,60E+05</text:p>
          </table:table-cell>
          <table:table-cell table:style-name="ce2" office:value-type="float" office:value="170431" calcext:value-type="float">
            <text:p>1,70E+05</text:p>
          </table:table-cell>
          <table:table-cell table:style-name="ce2" office:value-type="float" office:value="371719" calcext:value-type="float">
            <text:p>3,7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121.7" calcext:value-type="float">
            <text:p>1,81E+04</text:p>
          </table:table-cell>
          <table:table-cell table:style-name="ce2" office:value-type="float" office:value="171664000" calcext:value-type="float">
            <text:p>1,72E+08</text:p>
          </table:table-cell>
          <table:table-cell table:style-name="ce2" office:value-type="float" office:value="-863274" calcext:value-type="float">
            <text:p>-8,63E+05</text:p>
          </table:table-cell>
          <table:table-cell table:style-name="ce2" office:value-type="float" office:value="352102" calcext:value-type="float">
            <text:p>3,52E+05</text:p>
          </table:table-cell>
          <table:table-cell table:style-name="ce2" office:value-type="float" office:value="300733" calcext:value-type="float">
            <text:p>3,0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187.8" calcext:value-type="float">
            <text:p>1,82E+04</text:p>
          </table:table-cell>
          <table:table-cell table:style-name="ce2" office:value-type="float" office:value="172754000" calcext:value-type="float">
            <text:p>1,73E+08</text:p>
          </table:table-cell>
          <table:table-cell table:style-name="ce2" office:value-type="float" office:value="-865713" calcext:value-type="float">
            <text:p>-8,66E+05</text:p>
          </table:table-cell>
          <table:table-cell table:style-name="ce2" office:value-type="float" office:value="379667" calcext:value-type="float">
            <text:p>3,80E+05</text:p>
          </table:table-cell>
          <table:table-cell table:style-name="ce2" office:value-type="float" office:value="396063" calcext:value-type="float">
            <text:p>3,9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254" calcext:value-type="float">
            <text:p>1,83E+04</text:p>
          </table:table-cell>
          <table:table-cell table:style-name="ce2" office:value-type="float" office:value="173867000" calcext:value-type="float">
            <text:p>1,74E+08</text:p>
          </table:table-cell>
          <table:table-cell table:style-name="ce2" office:value-type="float" office:value="-869585" calcext:value-type="float">
            <text:p>-8,70E+05</text:p>
          </table:table-cell>
          <table:table-cell table:style-name="ce2" office:value-type="float" office:value="456419" calcext:value-type="float">
            <text:p>4,56E+05</text:p>
          </table:table-cell>
          <table:table-cell table:style-name="ce2" office:value-type="float" office:value="375737" calcext:value-type="float">
            <text:p>3,7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320.1" calcext:value-type="float">
            <text:p>1,83E+04</text:p>
          </table:table-cell>
          <table:table-cell table:style-name="ce2" office:value-type="float" office:value="173474000" calcext:value-type="float">
            <text:p>1,73E+08</text:p>
          </table:table-cell>
          <table:table-cell table:style-name="ce2" office:value-type="float" office:value="-873299" calcext:value-type="float">
            <text:p>-8,73E+05</text:p>
          </table:table-cell>
          <table:table-cell table:style-name="ce2" office:value-type="float" office:value="291126" calcext:value-type="float">
            <text:p>2,91E+05</text:p>
          </table:table-cell>
          <table:table-cell table:style-name="ce2" office:value-type="float" office:value="303785" calcext:value-type="float">
            <text:p>3,0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386.2" calcext:value-type="float">
            <text:p>1,84E+04</text:p>
          </table:table-cell>
          <table:table-cell table:style-name="ce2" office:value-type="float" office:value="175266000" calcext:value-type="float">
            <text:p>1,75E+08</text:p>
          </table:table-cell>
          <table:table-cell table:style-name="ce2" office:value-type="float" office:value="-874424" calcext:value-type="float">
            <text:p>-8,74E+05</text:p>
          </table:table-cell>
          <table:table-cell table:style-name="ce2" office:value-type="float" office:value="163811" calcext:value-type="float">
            <text:p>1,64E+05</text:p>
          </table:table-cell>
          <table:table-cell table:style-name="ce2" office:value-type="float" office:value="272215" calcext:value-type="float">
            <text:p>2,7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452.4" calcext:value-type="float">
            <text:p>1,85E+04</text:p>
          </table:table-cell>
          <table:table-cell table:style-name="ce2" office:value-type="float" office:value="174759000" calcext:value-type="float">
            <text:p>1,75E+08</text:p>
          </table:table-cell>
          <table:table-cell table:style-name="ce2" office:value-type="float" office:value="-876022" calcext:value-type="float">
            <text:p>-8,76E+05</text:p>
          </table:table-cell>
          <table:table-cell table:style-name="ce2" office:value-type="float" office:value="361707" calcext:value-type="float">
            <text:p>3,62E+05</text:p>
          </table:table-cell>
          <table:table-cell table:style-name="ce2" office:value-type="float" office:value="347808" calcext:value-type="float">
            <text:p>3,4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518.5" calcext:value-type="float">
            <text:p>1,85E+04</text:p>
          </table:table-cell>
          <table:table-cell table:style-name="ce2" office:value-type="float" office:value="176341000" calcext:value-type="float">
            <text:p>1,76E+08</text:p>
          </table:table-cell>
          <table:table-cell table:style-name="ce2" office:value-type="float" office:value="-880437" calcext:value-type="float">
            <text:p>-8,80E+05</text:p>
          </table:table-cell>
          <table:table-cell table:style-name="ce2" office:value-type="float" office:value="517906" calcext:value-type="float">
            <text:p>5,18E+05</text:p>
          </table:table-cell>
          <table:table-cell table:style-name="ce2" office:value-type="float" office:value="327806" calcext:value-type="float">
            <text:p>3,2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584.7" calcext:value-type="float">
            <text:p>1,86E+04</text:p>
          </table:table-cell>
          <table:table-cell table:style-name="ce2" office:value-type="float" office:value="176595000" calcext:value-type="float">
            <text:p>1,77E+08</text:p>
          </table:table-cell>
          <table:table-cell table:style-name="ce2" office:value-type="float" office:value="-884631" calcext:value-type="float">
            <text:p>-8,85E+05</text:p>
          </table:table-cell>
          <table:table-cell table:style-name="ce2" office:value-type="float" office:value="103805" calcext:value-type="float">
            <text:p>1,04E+05</text:p>
          </table:table-cell>
          <table:table-cell table:style-name="ce2" office:value-type="float" office:value="232533" calcext:value-type="float">
            <text:p>2,3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650.8" calcext:value-type="float">
            <text:p>1,87E+04</text:p>
          </table:table-cell>
          <table:table-cell table:style-name="ce2" office:value-type="float" office:value="176669000" calcext:value-type="float">
            <text:p>1,77E+08</text:p>
          </table:table-cell>
          <table:table-cell table:style-name="ce2" office:value-type="float" office:value="-882162" calcext:value-type="float">
            <text:p>-8,82E+05</text:p>
          </table:table-cell>
          <table:table-cell table:style-name="ce2" office:value-type="float" office:value="75888" calcext:value-type="float">
            <text:p>7,59E+04</text:p>
          </table:table-cell>
          <table:table-cell table:style-name="ce2" office:value-type="float" office:value="152109" calcext:value-type="float">
            <text:p>1,5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716.9" calcext:value-type="float">
            <text:p>1,87E+04</text:p>
          </table:table-cell>
          <table:table-cell table:style-name="ce2" office:value-type="float" office:value="178148000" calcext:value-type="float">
            <text:p>1,78E+08</text:p>
          </table:table-cell>
          <table:table-cell table:style-name="ce2" office:value-type="float" office:value="-885892" calcext:value-type="float">
            <text:p>-8,86E+05</text:p>
          </table:table-cell>
          <table:table-cell table:style-name="ce2" office:value-type="float" office:value="276634" calcext:value-type="float">
            <text:p>2,77E+05</text:p>
          </table:table-cell>
          <table:table-cell table:style-name="ce2" office:value-type="float" office:value="316749" calcext:value-type="float">
            <text:p>3,1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783.1" calcext:value-type="float">
            <text:p>1,88E+04</text:p>
          </table:table-cell>
          <table:table-cell table:style-name="ce2" office:value-type="float" office:value="178289000" calcext:value-type="float">
            <text:p>1,78E+08</text:p>
          </table:table-cell>
          <table:table-cell table:style-name="ce2" office:value-type="float" office:value="-886761" calcext:value-type="float">
            <text:p>-8,87E+05</text:p>
          </table:table-cell>
          <table:table-cell table:style-name="ce2" office:value-type="float" office:value="597724" calcext:value-type="float">
            <text:p>5,98E+05</text:p>
          </table:table-cell>
          <table:table-cell table:style-name="ce2" office:value-type="float" office:value="472075" calcext:value-type="float">
            <text:p>4,7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849.2" calcext:value-type="float">
            <text:p>1,88E+04</text:p>
          </table:table-cell>
          <table:table-cell table:style-name="ce2" office:value-type="float" office:value="179505000" calcext:value-type="float">
            <text:p>1,80E+08</text:p>
          </table:table-cell>
          <table:table-cell table:style-name="ce2" office:value-type="float" office:value="-895828" calcext:value-type="float">
            <text:p>-8,96E+05</text:p>
          </table:table-cell>
          <table:table-cell table:style-name="ce2" office:value-type="float" office:value="541867" calcext:value-type="float">
            <text:p>5,42E+05</text:p>
          </table:table-cell>
          <table:table-cell table:style-name="ce2" office:value-type="float" office:value="386587" calcext:value-type="float">
            <text:p>3,8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915.3" calcext:value-type="float">
            <text:p>1,89E+04</text:p>
          </table:table-cell>
          <table:table-cell table:style-name="ce2" office:value-type="float" office:value="179474000" calcext:value-type="float">
            <text:p>1,79E+08</text:p>
          </table:table-cell>
          <table:table-cell table:style-name="ce2" office:value-type="float" office:value="-895768" calcext:value-type="float">
            <text:p>-8,96E+05</text:p>
          </table:table-cell>
          <table:table-cell table:style-name="ce2" office:value-type="float" office:value="20169.7" calcext:value-type="float">
            <text:p>2,02E+04</text:p>
          </table:table-cell>
          <table:table-cell table:style-name="ce2" office:value-type="float" office:value="318881" calcext:value-type="float">
            <text:p>3,1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8981.5" calcext:value-type="float">
            <text:p>1,90E+04</text:p>
          </table:table-cell>
          <table:table-cell table:style-name="ce2" office:value-type="float" office:value="180009000" calcext:value-type="float">
            <text:p>1,80E+08</text:p>
          </table:table-cell>
          <table:table-cell table:style-name="ce2" office:value-type="float" office:value="-896163" calcext:value-type="float">
            <text:p>-8,96E+05</text:p>
          </table:table-cell>
          <table:table-cell table:style-name="ce2" office:value-type="float" office:value="394606" calcext:value-type="float">
            <text:p>3,95E+05</text:p>
          </table:table-cell>
          <table:table-cell table:style-name="ce2" office:value-type="float" office:value="271229" calcext:value-type="float">
            <text:p>2,7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047.6" calcext:value-type="float">
            <text:p>1,90E+04</text:p>
          </table:table-cell>
          <table:table-cell table:style-name="ce2" office:value-type="float" office:value="181305000" calcext:value-type="float">
            <text:p>1,81E+08</text:p>
          </table:table-cell>
          <table:table-cell table:style-name="ce2" office:value-type="float" office:value="-902327" calcext:value-type="float">
            <text:p>-9,02E+05</text:p>
          </table:table-cell>
          <table:table-cell table:style-name="ce2" office:value-type="float" office:value="398910" calcext:value-type="float">
            <text:p>3,99E+05</text:p>
          </table:table-cell>
          <table:table-cell table:style-name="ce2" office:value-type="float" office:value="337956" calcext:value-type="float">
            <text:p>3,3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113.8" calcext:value-type="float">
            <text:p>1,91E+04</text:p>
          </table:table-cell>
          <table:table-cell table:style-name="ce2" office:value-type="float" office:value="181340000" calcext:value-type="float">
            <text:p>1,81E+08</text:p>
          </table:table-cell>
          <table:table-cell table:style-name="ce2" office:value-type="float" office:value="-902794" calcext:value-type="float">
            <text:p>-9,03E+05</text:p>
          </table:table-cell>
          <table:table-cell table:style-name="ce2" office:value-type="float" office:value="220351" calcext:value-type="float">
            <text:p>2,20E+05</text:p>
          </table:table-cell>
          <table:table-cell table:style-name="ce2" office:value-type="float" office:value="368832" calcext:value-type="float">
            <text:p>3,6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179.9" calcext:value-type="float">
            <text:p>1,92E+04</text:p>
          </table:table-cell>
          <table:table-cell table:style-name="ce2" office:value-type="float" office:value="182579000" calcext:value-type="float">
            <text:p>1,83E+08</text:p>
          </table:table-cell>
          <table:table-cell table:style-name="ce2" office:value-type="float" office:value="-905990" calcext:value-type="float">
            <text:p>-9,06E+05</text:p>
          </table:table-cell>
          <table:table-cell table:style-name="ce2" office:value-type="float" office:value="487234" calcext:value-type="float">
            <text:p>4,87E+05</text:p>
          </table:table-cell>
          <table:table-cell table:style-name="ce2" office:value-type="float" office:value="349266" calcext:value-type="float">
            <text:p>3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246" calcext:value-type="float">
            <text:p>1,92E+04</text:p>
          </table:table-cell>
          <table:table-cell table:style-name="ce2" office:value-type="float" office:value="182454000" calcext:value-type="float">
            <text:p>1,82E+08</text:p>
          </table:table-cell>
          <table:table-cell table:style-name="ce2" office:value-type="float" office:value="-910893" calcext:value-type="float">
            <text:p>-9,11E+05</text:p>
          </table:table-cell>
          <table:table-cell table:style-name="ce2" office:value-type="float" office:value="340213" calcext:value-type="float">
            <text:p>3,40E+05</text:p>
          </table:table-cell>
          <table:table-cell table:style-name="ce2" office:value-type="float" office:value="349181" calcext:value-type="float">
            <text:p>3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312.2" calcext:value-type="float">
            <text:p>1,93E+04</text:p>
          </table:table-cell>
          <table:table-cell table:style-name="ce2" office:value-type="float" office:value="183601000" calcext:value-type="float">
            <text:p>1,84E+08</text:p>
          </table:table-cell>
          <table:table-cell table:style-name="ce2" office:value-type="float" office:value="-911645" calcext:value-type="float">
            <text:p>-9,12E+05</text:p>
          </table:table-cell>
          <table:table-cell table:style-name="ce2" office:value-type="float" office:value="220096" calcext:value-type="float">
            <text:p>2,20E+05</text:p>
          </table:table-cell>
          <table:table-cell table:style-name="ce2" office:value-type="float" office:value="247147" calcext:value-type="float">
            <text:p>2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378.3" calcext:value-type="float">
            <text:p>1,94E+04</text:p>
          </table:table-cell>
          <table:table-cell table:style-name="ce2" office:value-type="float" office:value="184298000" calcext:value-type="float">
            <text:p>1,84E+08</text:p>
          </table:table-cell>
          <table:table-cell table:style-name="ce2" office:value-type="float" office:value="-914551" calcext:value-type="float">
            <text:p>-9,15E+05</text:p>
          </table:table-cell>
          <table:table-cell table:style-name="ce2" office:value-type="float" office:value="181131" calcext:value-type="float">
            <text:p>1,81E+05</text:p>
          </table:table-cell>
          <table:table-cell table:style-name="ce2" office:value-type="float" office:value="183577" calcext:value-type="float">
            <text:p>1,8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444.4" calcext:value-type="float">
            <text:p>1,94E+04</text:p>
          </table:table-cell>
          <table:table-cell table:style-name="ce2" office:value-type="float" office:value="184469000" calcext:value-type="float">
            <text:p>1,84E+08</text:p>
          </table:table-cell>
          <table:table-cell table:style-name="ce2" office:value-type="float" office:value="-914655" calcext:value-type="float">
            <text:p>-9,15E+05</text:p>
          </table:table-cell>
          <table:table-cell table:style-name="ce2" office:value-type="float" office:value="149502" calcext:value-type="float">
            <text:p>1,50E+05</text:p>
          </table:table-cell>
          <table:table-cell table:style-name="ce2" office:value-type="float" office:value="244831" calcext:value-type="float">
            <text:p>2,4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510.6" calcext:value-type="float">
            <text:p>1,95E+04</text:p>
          </table:table-cell>
          <table:table-cell table:style-name="ce2" office:value-type="float" office:value="185516000" calcext:value-type="float">
            <text:p>1,86E+08</text:p>
          </table:table-cell>
          <table:table-cell table:style-name="ce2" office:value-type="float" office:value="-917036" calcext:value-type="float">
            <text:p>-9,17E+05</text:p>
          </table:table-cell>
          <table:table-cell table:style-name="ce2" office:value-type="float" office:value="403859" calcext:value-type="float">
            <text:p>4,04E+05</text:p>
          </table:table-cell>
          <table:table-cell table:style-name="ce2" office:value-type="float" office:value="331804" calcext:value-type="float">
            <text:p>3,3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576.7" calcext:value-type="float">
            <text:p>1,96E+04</text:p>
          </table:table-cell>
          <table:table-cell table:style-name="ce2" office:value-type="float" office:value="185594000" calcext:value-type="float">
            <text:p>1,86E+08</text:p>
          </table:table-cell>
          <table:table-cell table:style-name="ce2" office:value-type="float" office:value="-921368" calcext:value-type="float">
            <text:p>-9,21E+05</text:p>
          </table:table-cell>
          <table:table-cell table:style-name="ce2" office:value-type="float" office:value="442051" calcext:value-type="float">
            <text:p>4,42E+05</text:p>
          </table:table-cell>
          <table:table-cell table:style-name="ce2" office:value-type="float" office:value="397878" calcext:value-type="float">
            <text:p>3,9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642.9" calcext:value-type="float">
            <text:p>1,96E+04</text:p>
          </table:table-cell>
          <table:table-cell table:style-name="ce2" office:value-type="float" office:value="187282000" calcext:value-type="float">
            <text:p>1,87E+08</text:p>
          </table:table-cell>
          <table:table-cell table:style-name="ce2" office:value-type="float" office:value="-924384" calcext:value-type="float">
            <text:p>-9,24E+05</text:p>
          </table:table-cell>
          <table:table-cell table:style-name="ce2" office:value-type="float" office:value="347724" calcext:value-type="float">
            <text:p>3,48E+05</text:p>
          </table:table-cell>
          <table:table-cell table:style-name="ce2" office:value-type="float" office:value="399221" calcext:value-type="float">
            <text:p>3,9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709" calcext:value-type="float">
            <text:p>1,97E+04</text:p>
          </table:table-cell>
          <table:table-cell table:style-name="ce2" office:value-type="float" office:value="186939000" calcext:value-type="float">
            <text:p>1,87E+08</text:p>
          </table:table-cell>
          <table:table-cell table:style-name="ce2" office:value-type="float" office:value="-927148" calcext:value-type="float">
            <text:p>-9,27E+05</text:p>
          </table:table-cell>
          <table:table-cell table:style-name="ce2" office:value-type="float" office:value="407889" calcext:value-type="float">
            <text:p>4,08E+05</text:p>
          </table:table-cell>
          <table:table-cell table:style-name="ce2" office:value-type="float" office:value="483886" calcext:value-type="float">
            <text:p>4,8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775.1" calcext:value-type="float">
            <text:p>1,98E+04</text:p>
          </table:table-cell>
          <table:table-cell table:style-name="ce2" office:value-type="float" office:value="187694000" calcext:value-type="float">
            <text:p>1,88E+08</text:p>
          </table:table-cell>
          <table:table-cell table:style-name="ce2" office:value-type="float" office:value="-931164" calcext:value-type="float">
            <text:p>-9,31E+05</text:p>
          </table:table-cell>
          <table:table-cell table:style-name="ce2" office:value-type="float" office:value="696045" calcext:value-type="float">
            <text:p>6,96E+05</text:p>
          </table:table-cell>
          <table:table-cell table:style-name="ce2" office:value-type="float" office:value="576495" calcext:value-type="float">
            <text:p>5,7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841.3" calcext:value-type="float">
            <text:p>1,98E+04</text:p>
          </table:table-cell>
          <table:table-cell table:style-name="ce2" office:value-type="float" office:value="188566000" calcext:value-type="float">
            <text:p>1,89E+08</text:p>
          </table:table-cell>
          <table:table-cell table:style-name="ce2" office:value-type="float" office:value="-938718" calcext:value-type="float">
            <text:p>-9,39E+05</text:p>
          </table:table-cell>
          <table:table-cell table:style-name="ce2" office:value-type="float" office:value="625550" calcext:value-type="float">
            <text:p>6,26E+05</text:p>
          </table:table-cell>
          <table:table-cell table:style-name="ce2" office:value-type="float" office:value="516828" calcext:value-type="float">
            <text:p>5,1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907.4" calcext:value-type="float">
            <text:p>1,99E+04</text:p>
          </table:table-cell>
          <table:table-cell table:style-name="ce2" office:value-type="float" office:value="188892000" calcext:value-type="float">
            <text:p>1,89E+08</text:p>
          </table:table-cell>
          <table:table-cell table:style-name="ce2" office:value-type="float" office:value="-941562" calcext:value-type="float">
            <text:p>-9,42E+05</text:p>
          </table:table-cell>
          <table:table-cell table:style-name="ce2" office:value-type="float" office:value="228890" calcext:value-type="float">
            <text:p>2,29E+05</text:p>
          </table:table-cell>
          <table:table-cell table:style-name="ce2" office:value-type="float" office:value="315727" calcext:value-type="float">
            <text:p>3,1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9973.5" calcext:value-type="float">
            <text:p>2,00E+04</text:p>
          </table:table-cell>
          <table:table-cell table:style-name="ce2" office:value-type="float" office:value="190450000" calcext:value-type="float">
            <text:p>1,90E+08</text:p>
          </table:table-cell>
          <table:table-cell table:style-name="ce2" office:value-type="float" office:value="-942523" calcext:value-type="float">
            <text:p>-9,43E+05</text:p>
          </table:table-cell>
          <table:table-cell table:style-name="ce2" office:value-type="float" office:value="92739.4" calcext:value-type="float">
            <text:p>9,27E+04</text:p>
          </table:table-cell>
          <table:table-cell table:style-name="ce2" office:value-type="float" office:value="159848" calcext:value-type="float">
            <text:p>1,6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039.7" calcext:value-type="float">
            <text:p>2,00E+04</text:p>
          </table:table-cell>
          <table:table-cell table:style-name="ce2" office:value-type="float" office:value="189798000" calcext:value-type="float">
            <text:p>1,90E+08</text:p>
          </table:table-cell>
          <table:table-cell table:style-name="ce2" office:value-type="float" office:value="-943104" calcext:value-type="float">
            <text:p>-9,43E+05</text:p>
          </table:table-cell>
          <table:table-cell table:style-name="ce2" office:value-type="float" office:value="157916" calcext:value-type="float">
            <text:p>1,58E+05</text:p>
          </table:table-cell>
          <table:table-cell table:style-name="ce2" office:value-type="float" office:value="238904" calcext:value-type="float">
            <text:p>2,3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105.8" calcext:value-type="float">
            <text:p>2,01E+04</text:p>
          </table:table-cell>
          <table:table-cell table:style-name="ce2" office:value-type="float" office:value="191110000" calcext:value-type="float">
            <text:p>1,91E+08</text:p>
          </table:table-cell>
          <table:table-cell table:style-name="ce2" office:value-type="float" office:value="-945148" calcext:value-type="float">
            <text:p>-9,45E+05</text:p>
          </table:table-cell>
          <table:table-cell table:style-name="ce2" office:value-type="float" office:value="466058" calcext:value-type="float">
            <text:p>4,66E+05</text:p>
          </table:table-cell>
          <table:table-cell table:style-name="ce2" office:value-type="float" office:value="352767" calcext:value-type="float">
            <text:p>3,5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172" calcext:value-type="float">
            <text:p>2,02E+04</text:p>
          </table:table-cell>
          <table:table-cell table:style-name="ce2" office:value-type="float" office:value="191855000" calcext:value-type="float">
            <text:p>1,92E+08</text:p>
          </table:table-cell>
          <table:table-cell table:style-name="ce2" office:value-type="float" office:value="-950851" calcext:value-type="float">
            <text:p>-9,51E+05</text:p>
          </table:table-cell>
          <table:table-cell table:style-name="ce2" office:value-type="float" office:value="434328" calcext:value-type="float">
            <text:p>4,34E+05</text:p>
          </table:table-cell>
          <table:table-cell table:style-name="ce2" office:value-type="float" office:value="330592" calcext:value-type="float">
            <text:p>3,3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238.1" calcext:value-type="float">
            <text:p>2,02E+04</text:p>
          </table:table-cell>
          <table:table-cell table:style-name="ce2" office:value-type="float" office:value="191925000" calcext:value-type="float">
            <text:p>1,92E+08</text:p>
          </table:table-cell>
          <table:table-cell table:style-name="ce2" office:value-type="float" office:value="-952367" calcext:value-type="float">
            <text:p>-9,52E+05</text:p>
          </table:table-cell>
          <table:table-cell table:style-name="ce2" office:value-type="float" office:value="91389.2" calcext:value-type="float">
            <text:p>9,14E+04</text:p>
          </table:table-cell>
          <table:table-cell table:style-name="ce2" office:value-type="float" office:value="240186" calcext:value-type="float">
            <text:p>2,4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304.2" calcext:value-type="float">
            <text:p>2,03E+04</text:p>
          </table:table-cell>
          <table:table-cell table:style-name="ce2" office:value-type="float" office:value="193379000" calcext:value-type="float">
            <text:p>1,93E+08</text:p>
          </table:table-cell>
          <table:table-cell table:style-name="ce2" office:value-type="float" office:value="-952370" calcext:value-type="float">
            <text:p>-9,52E+05</text:p>
          </table:table-cell>
          <table:table-cell table:style-name="ce2" office:value-type="float" office:value="194841" calcext:value-type="float">
            <text:p>1,95E+05</text:p>
          </table:table-cell>
          <table:table-cell table:style-name="ce2" office:value-type="float" office:value="146786" calcext:value-type="float">
            <text:p>1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370.4" calcext:value-type="float">
            <text:p>2,04E+04</text:p>
          </table:table-cell>
          <table:table-cell table:style-name="ce2" office:value-type="float" office:value="192755000" calcext:value-type="float">
            <text:p>1,93E+08</text:p>
          </table:table-cell>
          <table:table-cell table:style-name="ce2" office:value-type="float" office:value="-955606" calcext:value-type="float">
            <text:p>-9,56E+05</text:p>
          </table:table-cell>
          <table:table-cell table:style-name="ce2" office:value-type="float" office:value="154129" calcext:value-type="float">
            <text:p>1,54E+05</text:p>
          </table:table-cell>
          <table:table-cell table:style-name="ce2" office:value-type="float" office:value="186345" calcext:value-type="float">
            <text:p>1,8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436.5" calcext:value-type="float">
            <text:p>2,04E+04</text:p>
          </table:table-cell>
          <table:table-cell table:style-name="ce2" office:value-type="float" office:value="194825000" calcext:value-type="float">
            <text:p>1,95E+08</text:p>
          </table:table-cell>
          <table:table-cell table:style-name="ce2" office:value-type="float" office:value="-954932" calcext:value-type="float">
            <text:p>-9,55E+05</text:p>
          </table:table-cell>
          <table:table-cell table:style-name="ce2" office:value-type="float" office:value="210066" calcext:value-type="float">
            <text:p>2,10E+05</text:p>
          </table:table-cell>
          <table:table-cell table:style-name="ce2" office:value-type="float" office:value="196464" calcext:value-type="float">
            <text:p>1,9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502.6" calcext:value-type="float">
            <text:p>2,05E+04</text:p>
          </table:table-cell>
          <table:table-cell table:style-name="ce2" office:value-type="float" office:value="194711000" calcext:value-type="float">
            <text:p>1,95E+08</text:p>
          </table:table-cell>
          <table:table-cell table:style-name="ce2" office:value-type="float" office:value="-959098" calcext:value-type="float">
            <text:p>-9,59E+05</text:p>
          </table:table-cell>
          <table:table-cell table:style-name="ce2" office:value-type="float" office:value="225198" calcext:value-type="float">
            <text:p>2,25E+05</text:p>
          </table:table-cell>
          <table:table-cell table:style-name="ce2" office:value-type="float" office:value="209711" calcext:value-type="float">
            <text:p>2,1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568.8" calcext:value-type="float">
            <text:p>2,06E+04</text:p>
          </table:table-cell>
          <table:table-cell table:style-name="ce2" office:value-type="float" office:value="195183000" calcext:value-type="float">
            <text:p>1,95E+08</text:p>
          </table:table-cell>
          <table:table-cell table:style-name="ce2" office:value-type="float" office:value="-958675" calcext:value-type="float">
            <text:p>-9,59E+05</text:p>
          </table:table-cell>
          <table:table-cell table:style-name="ce2" office:value-type="float" office:value="193869" calcext:value-type="float">
            <text:p>1,94E+05</text:p>
          </table:table-cell>
          <table:table-cell table:style-name="ce2" office:value-type="float" office:value="238529" calcext:value-type="float">
            <text:p>2,3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634.9" calcext:value-type="float">
            <text:p>2,06E+04</text:p>
          </table:table-cell>
          <table:table-cell table:style-name="ce2" office:value-type="float" office:value="196302000" calcext:value-type="float">
            <text:p>1,96E+08</text:p>
          </table:table-cell>
          <table:table-cell table:style-name="ce2" office:value-type="float" office:value="-962320" calcext:value-type="float">
            <text:p>-9,62E+05</text:p>
          </table:table-cell>
          <table:table-cell table:style-name="ce2" office:value-type="float" office:value="296519" calcext:value-type="float">
            <text:p>2,97E+05</text:p>
          </table:table-cell>
          <table:table-cell table:style-name="ce2" office:value-type="float" office:value="131427" calcext:value-type="float">
            <text:p>1,3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701.1" calcext:value-type="float">
            <text:p>2,07E+04</text:p>
          </table:table-cell>
          <table:table-cell table:style-name="ce2" office:value-type="float" office:value="195937000" calcext:value-type="float">
            <text:p>1,96E+08</text:p>
          </table:table-cell>
          <table:table-cell table:style-name="ce2" office:value-type="float" office:value="-963604" calcext:value-type="float">
            <text:p>-9,64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80986.9" calcext:value-type="float">
            <text:p>8,10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767.2" calcext:value-type="float">
            <text:p>2,08E+04</text:p>
          </table:table-cell>
          <table:table-cell table:style-name="ce2" office:value-type="float" office:value="198219000" calcext:value-type="float">
            <text:p>1,98E+08</text:p>
          </table:table-cell>
          <table:table-cell table:style-name="ce2" office:value-type="float" office:value="-960723" calcext:value-type="float">
            <text:p>-9,61E+05</text:p>
          </table:table-cell>
          <table:table-cell table:style-name="ce2" office:value-type="float" office:value="42549.2" calcext:value-type="float">
            <text:p>4,25E+04</text:p>
          </table:table-cell>
          <table:table-cell table:style-name="ce2" office:value-type="float" office:value="140665" calcext:value-type="float">
            <text:p>1,4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833.3" calcext:value-type="float">
            <text:p>2,08E+04</text:p>
          </table:table-cell>
          <table:table-cell table:style-name="ce2" office:value-type="float" office:value="197569000" calcext:value-type="float">
            <text:p>1,98E+08</text:p>
          </table:table-cell>
          <table:table-cell table:style-name="ce2" office:value-type="float" office:value="-964311" calcext:value-type="float">
            <text:p>-9,64E+05</text:p>
          </table:table-cell>
          <table:table-cell table:style-name="ce2" office:value-type="float" office:value="475553" calcext:value-type="float">
            <text:p>4,76E+05</text:p>
          </table:table-cell>
          <table:table-cell table:style-name="ce2" office:value-type="float" office:value="302074" calcext:value-type="float">
            <text:p>3,0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899.5" calcext:value-type="float">
            <text:p>2,09E+04</text:p>
          </table:table-cell>
          <table:table-cell table:style-name="ce2" office:value-type="float" office:value="198417000" calcext:value-type="float">
            <text:p>1,98E+08</text:p>
          </table:table-cell>
          <table:table-cell table:style-name="ce2" office:value-type="float" office:value="-968627" calcext:value-type="float">
            <text:p>-9,69E+05</text:p>
          </table:table-cell>
          <table:table-cell table:style-name="ce2" office:value-type="float" office:value="388121" calcext:value-type="float">
            <text:p>3,88E+05</text:p>
          </table:table-cell>
          <table:table-cell table:style-name="ce2" office:value-type="float" office:value="317910" calcext:value-type="float">
            <text:p>3,1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965.6" calcext:value-type="float">
            <text:p>2,10E+04</text:p>
          </table:table-cell>
          <table:table-cell table:style-name="ce2" office:value-type="float" office:value="199352000" calcext:value-type="float">
            <text:p>1,99E+08</text:p>
          </table:table-cell>
          <table:table-cell table:style-name="ce2" office:value-type="float" office:value="-970762" calcext:value-type="float">
            <text:p>-9,71E+05</text:p>
          </table:table-cell>
          <table:table-cell table:style-name="ce2" office:value-type="float" office:value="90056.7" calcext:value-type="float">
            <text:p>9,01E+04</text:p>
          </table:table-cell>
          <table:table-cell table:style-name="ce2" office:value-type="float" office:value="188811" calcext:value-type="float">
            <text:p>1,8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031.7" calcext:value-type="float">
            <text:p>2,10E+04</text:p>
          </table:table-cell>
          <table:table-cell table:style-name="ce2" office:value-type="float" office:value="199481000" calcext:value-type="float">
            <text:p>1,99E+08</text:p>
          </table:table-cell>
          <table:table-cell table:style-name="ce2" office:value-type="float" office:value="-970124" calcext:value-type="float">
            <text:p>-9,70E+05</text:p>
          </table:table-cell>
          <table:table-cell table:style-name="ce2" office:value-type="float" office:value="88254.5" calcext:value-type="float">
            <text:p>8,83E+04</text:p>
          </table:table-cell>
          <table:table-cell table:style-name="ce2" office:value-type="float" office:value="65218.4" calcext:value-type="float">
            <text:p>6,5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097.9" calcext:value-type="float">
            <text:p>2,11E+04</text:p>
          </table:table-cell>
          <table:table-cell table:style-name="ce2" office:value-type="float" office:value="201076000" calcext:value-type="float">
            <text:p>2,01E+08</text:p>
          </table:table-cell>
          <table:table-cell table:style-name="ce2" office:value-type="float" office:value="-972229" calcext:value-type="float">
            <text:p>-9,72E+05</text:p>
          </table:table-cell>
          <table:table-cell table:style-name="ce2" office:value-type="float" office:value="17344" calcext:value-type="float">
            <text:p>1,73E+04</text:p>
          </table:table-cell>
          <table:table-cell table:style-name="ce2" office:value-type="float" office:value="19827.4" calcext:value-type="float">
            <text:p>1,98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164" calcext:value-type="float">
            <text:p>2,12E+04</text:p>
          </table:table-cell>
          <table:table-cell table:style-name="ce2" office:value-type="float" office:value="200446000" calcext:value-type="float">
            <text:p>2,00E+08</text:p>
          </table:table-cell>
          <table:table-cell table:style-name="ce2" office:value-type="float" office:value="-970413" calcext:value-type="float">
            <text:p>-9,70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44857" calcext:value-type="float">
            <text:p>1,4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230.2" calcext:value-type="float">
            <text:p>2,12E+04</text:p>
          </table:table-cell>
          <table:table-cell table:style-name="ce2" office:value-type="float" office:value="201802000" calcext:value-type="float">
            <text:p>2,02E+08</text:p>
          </table:table-cell>
          <table:table-cell table:style-name="ce2" office:value-type="float" office:value="-971463" calcext:value-type="float">
            <text:p>-9,71E+05</text:p>
          </table:table-cell>
          <table:table-cell table:style-name="ce2" office:value-type="float" office:value="463345" calcext:value-type="float">
            <text:p>4,63E+05</text:p>
          </table:table-cell>
          <table:table-cell table:style-name="ce2" office:value-type="float" office:value="306879" calcext:value-type="float">
            <text:p>3,0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296.3" calcext:value-type="float">
            <text:p>2,13E+04</text:p>
          </table:table-cell>
          <table:table-cell table:style-name="ce2" office:value-type="float" office:value="202640000" calcext:value-type="float">
            <text:p>2,03E+08</text:p>
          </table:table-cell>
          <table:table-cell table:style-name="ce2" office:value-type="float" office:value="-978114" calcext:value-type="float">
            <text:p>-9,78E+05</text:p>
          </table:table-cell>
          <table:table-cell table:style-name="ce2" office:value-type="float" office:value="503410" calcext:value-type="float">
            <text:p>5,03E+05</text:p>
          </table:table-cell>
          <table:table-cell table:style-name="ce2" office:value-type="float" office:value="330968" calcext:value-type="float">
            <text:p>3,3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362.4" calcext:value-type="float">
            <text:p>2,14E+04</text:p>
          </table:table-cell>
          <table:table-cell table:style-name="ce2" office:value-type="float" office:value="202570000" calcext:value-type="float">
            <text:p>2,03E+08</text:p>
          </table:table-cell>
          <table:table-cell table:style-name="ce2" office:value-type="float" office:value="-979831" calcext:value-type="float">
            <text:p>-9,80E+05</text:p>
          </table:table-cell>
          <table:table-cell table:style-name="ce2" office:value-type="float" office:value="26150.3" calcext:value-type="float">
            <text:p>2,62E+04</text:p>
          </table:table-cell>
          <table:table-cell table:style-name="ce2" office:value-type="float" office:value="364053" calcext:value-type="float">
            <text:p>3,6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428.6" calcext:value-type="float">
            <text:p>2,14E+04</text:p>
          </table:table-cell>
          <table:table-cell table:style-name="ce2" office:value-type="float" office:value="203984000" calcext:value-type="float">
            <text:p>2,04E+08</text:p>
          </table:table-cell>
          <table:table-cell table:style-name="ce2" office:value-type="float" office:value="-978549" calcext:value-type="float">
            <text:p>-9,79E+05</text:p>
          </table:table-cell>
          <table:table-cell table:style-name="ce2" office:value-type="float" office:value="562598" calcext:value-type="float">
            <text:p>5,63E+05</text:p>
          </table:table-cell>
          <table:table-cell table:style-name="ce2" office:value-type="float" office:value="390412" calcext:value-type="float">
            <text:p>3,9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494.7" calcext:value-type="float">
            <text:p>2,15E+04</text:p>
          </table:table-cell>
          <table:table-cell table:style-name="ce2" office:value-type="float" office:value="203552000" calcext:value-type="float">
            <text:p>2,04E+08</text:p>
          </table:table-cell>
          <table:table-cell table:style-name="ce2" office:value-type="float" office:value="-989182" calcext:value-type="float">
            <text:p>-9,89E+05</text:p>
          </table:table-cell>
          <table:table-cell table:style-name="ce2" office:value-type="float" office:value="582486" calcext:value-type="float">
            <text:p>5,82E+05</text:p>
          </table:table-cell>
          <table:table-cell table:style-name="ce2" office:value-type="float" office:value="369652" calcext:value-type="float">
            <text:p>3,7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560.8" calcext:value-type="float">
            <text:p>2,16E+04</text:p>
          </table:table-cell>
          <table:table-cell table:style-name="ce2" office:value-type="float" office:value="205358000" calcext:value-type="float">
            <text:p>2,05E+08</text:p>
          </table:table-cell>
          <table:table-cell table:style-name="ce2" office:value-type="float" office:value="-988231" calcext:value-type="float">
            <text:p>-9,88E+05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51088" calcext:value-type="float">
            <text:p>2,5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627" calcext:value-type="float">
            <text:p>2,16E+04</text:p>
          </table:table-cell>
          <table:table-cell table:style-name="ce2" office:value-type="float" office:value="205531000" calcext:value-type="float">
            <text:p>2,06E+08</text:p>
          </table:table-cell>
          <table:table-cell table:style-name="ce2" office:value-type="float" office:value="-988582" calcext:value-type="float">
            <text:p>-9,89E+05</text:p>
          </table:table-cell>
          <table:table-cell table:style-name="ce2" office:value-type="float" office:value="206907" calcext:value-type="float">
            <text:p>2,07E+05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693.1" calcext:value-type="float">
            <text:p>2,17E+04</text:p>
          </table:table-cell>
          <table:table-cell table:style-name="ce2" office:value-type="float" office:value="205871000" calcext:value-type="float">
            <text:p>2,06E+08</text:p>
          </table:table-cell>
          <table:table-cell table:style-name="ce2" office:value-type="float" office:value="-991670" calcext:value-type="float">
            <text:p>-9,92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759.3" calcext:value-type="float">
            <text:p>2,18E+04</text:p>
          </table:table-cell>
          <table:table-cell table:style-name="ce2" office:value-type="float" office:value="206897000" calcext:value-type="float">
            <text:p>2,07E+08</text:p>
          </table:table-cell>
          <table:table-cell table:style-name="ce2" office:value-type="float" office:value="-985473" calcext:value-type="float">
            <text:p>-9,85E+05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825.4" calcext:value-type="float">
            <text:p>2,18E+04</text:p>
          </table:table-cell>
          <table:table-cell table:style-name="ce2" office:value-type="float" office:value="206805000" calcext:value-type="float">
            <text:p>2,07E+08</text:p>
          </table:table-cell>
          <table:table-cell table:style-name="ce2" office:value-type="float" office:value="-982898" calcext:value-type="float">
            <text:p>-9,83E+05</text:p>
          </table:table-cell>
          <table:table-cell table:style-name="ce2" office:value-type="float" office:value="21120.2" calcext:value-type="float">
            <text:p>2,11E+04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891.5" calcext:value-type="float">
            <text:p>2,19E+04</text:p>
          </table:table-cell>
          <table:table-cell table:style-name="ce2" office:value-type="float" office:value="208658000" calcext:value-type="float">
            <text:p>2,09E+08</text:p>
          </table:table-cell>
          <table:table-cell table:style-name="ce2" office:value-type="float" office:value="-985824" calcext:value-type="float">
            <text:p>-9,86E+05</text:p>
          </table:table-cell>
          <table:table-cell table:style-name="ce2" office:value-type="float" office:value="225744" calcext:value-type="float">
            <text:p>2,26E+05</text:p>
          </table:table-cell>
          <table:table-cell table:style-name="ce2" office:value-type="float" office:value="191109" calcext:value-type="float">
            <text:p>1,9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957.7" calcext:value-type="float">
            <text:p>2,20E+04</text:p>
          </table:table-cell>
          <table:table-cell table:style-name="ce2" office:value-type="float" office:value="208205000" calcext:value-type="float">
            <text:p>2,08E+08</text:p>
          </table:table-cell>
          <table:table-cell table:style-name="ce2" office:value-type="float" office:value="-986650" calcext:value-type="float">
            <text:p>-9,87E+05</text:p>
          </table:table-cell>
          <table:table-cell table:style-name="ce2" office:value-type="float" office:value="326463" calcext:value-type="float">
            <text:p>3,26E+05</text:p>
          </table:table-cell>
          <table:table-cell table:style-name="ce2" office:value-type="float" office:value="319671" calcext:value-type="float">
            <text:p>3,2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023.8" calcext:value-type="float">
            <text:p>2,20E+04</text:p>
          </table:table-cell>
          <table:table-cell table:style-name="ce2" office:value-type="float" office:value="209293000" calcext:value-type="float">
            <text:p>2,09E+08</text:p>
          </table:table-cell>
          <table:table-cell table:style-name="ce2" office:value-type="float" office:value="-991250" calcext:value-type="float">
            <text:p>-9,91E+05</text:p>
          </table:table-cell>
          <table:table-cell table:style-name="ce2" office:value-type="float" office:value="406807" calcext:value-type="float">
            <text:p>4,07E+05</text:p>
          </table:table-cell>
          <table:table-cell table:style-name="ce2" office:value-type="float" office:value="324261" calcext:value-type="float">
            <text:p>3,2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089.9" calcext:value-type="float">
            <text:p>2,21E+04</text:p>
          </table:table-cell>
          <table:table-cell table:style-name="ce2" office:value-type="float" office:value="209904000" calcext:value-type="float">
            <text:p>2,10E+08</text:p>
          </table:table-cell>
          <table:table-cell table:style-name="ce2" office:value-type="float" office:value="-993412" calcext:value-type="float">
            <text:p>-9,93E+05</text:p>
          </table:table-cell>
          <table:table-cell table:style-name="ce2" office:value-type="float" office:value="239513" calcext:value-type="float">
            <text:p>2,40E+05</text:p>
          </table:table-cell>
          <table:table-cell table:style-name="ce2" office:value-type="float" office:value="255881" calcext:value-type="float">
            <text:p>2,5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156.1" calcext:value-type="float">
            <text:p>2,22E+04</text:p>
          </table:table-cell>
          <table:table-cell table:style-name="ce2" office:value-type="float" office:value="210364000" calcext:value-type="float">
            <text:p>2,10E+08</text:p>
          </table:table-cell>
          <table:table-cell table:style-name="ce2" office:value-type="float" office:value="-995231" calcext:value-type="float">
            <text:p>-9,95E+05</text:p>
          </table:table-cell>
          <table:table-cell table:style-name="ce2" office:value-type="float" office:value="121323" calcext:value-type="float">
            <text:p>1,21E+05</text:p>
          </table:table-cell>
          <table:table-cell table:style-name="ce2" office:value-type="float" office:value="139414" calcext:value-type="float">
            <text:p>1,3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222.2" calcext:value-type="float">
            <text:p>2,22E+04</text:p>
          </table:table-cell>
          <table:table-cell table:style-name="ce2" office:value-type="float" office:value="211565000" calcext:value-type="float">
            <text:p>2,12E+08</text:p>
          </table:table-cell>
          <table:table-cell table:style-name="ce2" office:value-type="float" office:value="-995429" calcext:value-type="float">
            <text:p>-9,95E+05</text:p>
          </table:table-cell>
          <table:table-cell table:style-name="ce2" office:value-type="float" office:value="57408" calcext:value-type="float">
            <text:p>5,74E+04</text:p>
          </table:table-cell>
          <table:table-cell table:style-name="ce2" office:value-type="float" office:value="94857.6" calcext:value-type="float">
            <text:p>9,49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288.4" calcext:value-type="float">
            <text:p>2,23E+04</text:p>
          </table:table-cell>
          <table:table-cell table:style-name="ce2" office:value-type="float" office:value="211140000" calcext:value-type="float">
            <text:p>2,11E+08</text:p>
          </table:table-cell>
          <table:table-cell table:style-name="ce2" office:value-type="float" office:value="-996186" calcext:value-type="float">
            <text:p>-9,96E+05</text:p>
          </table:table-cell>
          <table:table-cell table:style-name="ce2" office:value-type="float" office:value="105842" calcext:value-type="float">
            <text:p>1,06E+05</text:p>
          </table:table-cell>
          <table:table-cell table:style-name="ce2" office:value-type="float" office:value="84309" calcext:value-type="float">
            <text:p>8,4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354.5" calcext:value-type="float">
            <text:p>2,24E+04</text:p>
          </table:table-cell>
          <table:table-cell table:style-name="ce2" office:value-type="float" office:value="212590000" calcext:value-type="float">
            <text:p>2,13E+08</text:p>
          </table:table-cell>
          <table:table-cell table:style-name="ce2" office:value-type="float" office:value="-997188" calcext:value-type="float">
            <text:p>-9,97E+05</text:p>
          </table:table-cell>
          <table:table-cell table:style-name="ce2" office:value-type="float" office:value="89676.8" calcext:value-type="float">
            <text:p>8,97E+04</text:p>
          </table:table-cell>
          <table:table-cell table:style-name="ce2" office:value-type="float" office:value="161828" calcext:value-type="float">
            <text:p>1,6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420.6" calcext:value-type="float">
            <text:p>2,24E+04</text:p>
          </table:table-cell>
          <table:table-cell table:style-name="ce2" office:value-type="float" office:value="213131000" calcext:value-type="float">
            <text:p>2,13E+08</text:p>
          </table:table-cell>
          <table:table-cell table:style-name="ce2" office:value-type="float" office:value="-997676" calcext:value-type="float">
            <text:p>-9,98E+05</text:p>
          </table:table-cell>
          <table:table-cell table:style-name="ce2" office:value-type="float" office:value="289966" calcext:value-type="float">
            <text:p>2,90E+05</text:p>
          </table:table-cell>
          <table:table-cell table:style-name="ce2" office:value-type="float" office:value="187278" calcext:value-type="float">
            <text:p>1,8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486.8" calcext:value-type="float">
            <text:p>2,25E+04</text:p>
          </table:table-cell>
          <table:table-cell table:style-name="ce2" office:value-type="float" office:value="213531000" calcext:value-type="float">
            <text:p>2,14E+08</text:p>
          </table:table-cell>
          <table:table-cell table:style-name="ce2" office:value-type="float" office:value="-1002010" calcext:value-type="float">
            <text:p>-1,00E+06</text:p>
          </table:table-cell>
          <table:table-cell table:style-name="ce2" office:value-type="float" office:value="182191" calcext:value-type="float">
            <text:p>1,82E+05</text:p>
          </table:table-cell>
          <table:table-cell table:style-name="ce2" office:value-type="float" office:value="172553" calcext:value-type="float">
            <text:p>1,7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552.9" calcext:value-type="float">
            <text:p>2,26E+04</text:p>
          </table:table-cell>
          <table:table-cell table:style-name="ce2" office:value-type="float" office:value="214486000" calcext:value-type="float">
            <text:p>2,14E+08</text:p>
          </table:table-cell>
          <table:table-cell table:style-name="ce2" office:value-type="float" office:value="-1000700" calcext:value-type="float">
            <text:p>-1,00E+06</text:p>
          </table:table-cell>
          <table:table-cell table:style-name="ce2" office:value-type="float" office:value="45501.6" calcext:value-type="float">
            <text:p>4,55E+04</text:p>
          </table:table-cell>
          <table:table-cell table:style-name="ce2" office:value-type="float" office:value="134460" calcext:value-type="float">
            <text:p>1,3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619" calcext:value-type="float">
            <text:p>2,26E+04</text:p>
          </table:table-cell>
          <table:table-cell table:style-name="ce2" office:value-type="float" office:value="214248000" calcext:value-type="float">
            <text:p>2,14E+08</text:p>
          </table:table-cell>
          <table:table-cell table:style-name="ce2" office:value-type="float" office:value="-1002760" calcext:value-type="float">
            <text:p>-1,00E+06</text:p>
          </table:table-cell>
          <table:table-cell table:style-name="ce2" office:value-type="float" office:value="175688" calcext:value-type="float">
            <text:p>1,76E+05</text:p>
          </table:table-cell>
          <table:table-cell table:style-name="ce2" office:value-type="float" office:value="107435" calcext:value-type="float">
            <text:p>1,0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685.2" calcext:value-type="float">
            <text:p>2,27E+04</text:p>
          </table:table-cell>
          <table:table-cell table:style-name="ce2" office:value-type="float" office:value="216209000" calcext:value-type="float">
            <text:p>2,16E+08</text:p>
          </table:table-cell>
          <table:table-cell table:style-name="ce2" office:value-type="float" office:value="-1003630" calcext:value-type="float">
            <text:p>-1,00E+06</text:p>
          </table:table-cell>
          <table:table-cell table:style-name="ce2" office:value-type="float" office:value="101116" calcext:value-type="float">
            <text:p>1,01E+05</text:p>
          </table:table-cell>
          <table:table-cell table:style-name="ce2" office:value-type="float" office:value="35567.3" calcext:value-type="float">
            <text:p>3,56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751.3" calcext:value-type="float">
            <text:p>2,28E+04</text:p>
          </table:table-cell>
          <table:table-cell table:style-name="ce2" office:value-type="float" office:value="215880000" calcext:value-type="float">
            <text:p>2,16E+08</text:p>
          </table:table-cell>
          <table:table-cell table:style-name="ce2" office:value-type="float" office:value="-1004450" calcext:value-type="float">
            <text:p>-1,00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817.5" calcext:value-type="float">
            <text:p>2,28E+04</text:p>
          </table:table-cell>
          <table:table-cell table:style-name="ce2" office:value-type="float" office:value="216773000" calcext:value-type="float">
            <text:p>2,17E+08</text:p>
          </table:table-cell>
          <table:table-cell table:style-name="ce2" office:value-type="float" office:value="-1000800" calcext:value-type="float">
            <text:p>-1,00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883.6" calcext:value-type="float">
            <text:p>2,29E+04</text:p>
          </table:table-cell>
          <table:table-cell table:style-name="ce2" office:value-type="float" office:value="217465000" calcext:value-type="float">
            <text:p>2,17E+08</text:p>
          </table:table-cell>
          <table:table-cell table:style-name="ce2" office:value-type="float" office:value="-1003390" calcext:value-type="float">
            <text:p>-1,00E+06</text:p>
          </table:table-cell>
          <table:table-cell table:style-name="ce2" office:value-type="float" office:value="188226" calcext:value-type="float">
            <text:p>1,88E+05</text:p>
          </table:table-cell>
          <table:table-cell table:style-name="ce2" office:value-type="float" office:value="128989" calcext:value-type="float">
            <text:p>1,2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949.7" calcext:value-type="float">
            <text:p>2,29E+04</text:p>
          </table:table-cell>
          <table:table-cell table:style-name="ce2" office:value-type="float" office:value="217598000" calcext:value-type="float">
            <text:p>2,18E+08</text:p>
          </table:table-cell>
          <table:table-cell table:style-name="ce2" office:value-type="float" office:value="-1003930" calcext:value-type="float">
            <text:p>-1,00E+06</text:p>
          </table:table-cell>
          <table:table-cell table:style-name="ce2" office:value-type="float" office:value="261919" calcext:value-type="float">
            <text:p>2,62E+05</text:p>
          </table:table-cell>
          <table:table-cell table:style-name="ce2" office:value-type="float" office:value="147070" calcext:value-type="float">
            <text:p>1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015.9" calcext:value-type="float">
            <text:p>2,30E+04</text:p>
          </table:table-cell>
          <table:table-cell table:style-name="ce2" office:value-type="float" office:value="219400000" calcext:value-type="float">
            <text:p>2,19E+08</text:p>
          </table:table-cell>
          <table:table-cell table:style-name="ce2" office:value-type="float" office:value="-1007750" calcext:value-type="float">
            <text:p>-1,01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83674.3" calcext:value-type="float">
            <text:p>8,37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082" calcext:value-type="float">
            <text:p>2,31E+04</text:p>
          </table:table-cell>
          <table:table-cell table:style-name="ce2" office:value-type="float" office:value="218700000" calcext:value-type="float">
            <text:p>2,19E+08</text:p>
          </table:table-cell>
          <table:table-cell table:style-name="ce2" office:value-type="float" office:value="-1003780" calcext:value-type="float">
            <text:p>-1,00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20864" calcext:value-type="float">
            <text:p>1,2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148.1" calcext:value-type="float">
            <text:p>2,31E+04</text:p>
          </table:table-cell>
          <table:table-cell table:style-name="ce2" office:value-type="float" office:value="220125000" calcext:value-type="float">
            <text:p>2,20E+08</text:p>
          </table:table-cell>
          <table:table-cell table:style-name="ce2" office:value-type="float" office:value="-1007720" calcext:value-type="float">
            <text:p>-1,01E+06</text:p>
          </table:table-cell>
          <table:table-cell table:style-name="ce2" office:value-type="float" office:value="373487" calcext:value-type="float">
            <text:p>3,73E+05</text:p>
          </table:table-cell>
          <table:table-cell table:style-name="ce2" office:value-type="float" office:value="157083" calcext:value-type="float">
            <text:p>1,5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214.3" calcext:value-type="float">
            <text:p>2,32E+04</text:p>
          </table:table-cell>
          <table:table-cell table:style-name="ce2" office:value-type="float" office:value="220409000" calcext:value-type="float">
            <text:p>2,20E+08</text:p>
          </table:table-cell>
          <table:table-cell table:style-name="ce2" office:value-type="float" office:value="-1009990" calcext:value-type="float">
            <text:p>-1,01E+06</text:p>
          </table:table-cell>
          <table:table-cell table:style-name="ce2" office:value-type="float" office:value="99722.6" calcext:value-type="float">
            <text:p>9,97E+04</text:p>
          </table:table-cell>
          <table:table-cell table:style-name="ce2" office:value-type="float" office:value="203400" calcext:value-type="float">
            <text:p>2,0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280.4" calcext:value-type="float">
            <text:p>2,33E+04</text:p>
          </table:table-cell>
          <table:table-cell table:style-name="ce2" office:value-type="float" office:value="221201000" calcext:value-type="float">
            <text:p>2,21E+08</text:p>
          </table:table-cell>
          <table:table-cell table:style-name="ce2" office:value-type="float" office:value="-1009370" calcext:value-type="float">
            <text:p>-1,01E+06</text:p>
          </table:table-cell>
          <table:table-cell table:style-name="ce2" office:value-type="float" office:value="136990" calcext:value-type="float">
            <text:p>1,37E+05</text:p>
          </table:table-cell>
          <table:table-cell table:style-name="ce2" office:value-type="float" office:value="67989.2" calcext:value-type="float">
            <text:p>6,80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346.6" calcext:value-type="float">
            <text:p>2,33E+04</text:p>
          </table:table-cell>
          <table:table-cell table:style-name="ce2" office:value-type="float" office:value="222250000" calcext:value-type="float">
            <text:p>2,22E+08</text:p>
          </table:table-cell>
          <table:table-cell table:style-name="ce2" office:value-type="float" office:value="-1012260" calcext:value-type="float">
            <text:p>-1,01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5202" calcext:value-type="float">
            <text:p>1,5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412.7" calcext:value-type="float">
            <text:p>2,34E+04</text:p>
          </table:table-cell>
          <table:table-cell table:style-name="ce2" office:value-type="float" office:value="221694000" calcext:value-type="float">
            <text:p>2,22E+08</text:p>
          </table:table-cell>
          <table:table-cell table:style-name="ce2" office:value-type="float" office:value="-1008830" calcext:value-type="float">
            <text:p>-1,01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4763" calcext:value-type="float">
            <text:p>2,48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478.8" calcext:value-type="float">
            <text:p>2,35E+04</text:p>
          </table:table-cell>
          <table:table-cell table:style-name="ce2" office:value-type="float" office:value="223522000" calcext:value-type="float">
            <text:p>2,24E+08</text:p>
          </table:table-cell>
          <table:table-cell table:style-name="ce2" office:value-type="float" office:value="-1011290" calcext:value-type="float">
            <text:p>-1,01E+06</text:p>
          </table:table-cell>
          <table:table-cell table:style-name="ce2" office:value-type="float" office:value="165673" calcext:value-type="float">
            <text:p>1,66E+05</text:p>
          </table:table-cell>
          <table:table-cell table:style-name="ce2" office:value-type="float" office:value="62179.2" calcext:value-type="float">
            <text:p>6,2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545" calcext:value-type="float">
            <text:p>2,35E+04</text:p>
          </table:table-cell>
          <table:table-cell table:style-name="ce2" office:value-type="float" office:value="223496000" calcext:value-type="float">
            <text:p>2,23E+08</text:p>
          </table:table-cell>
          <table:table-cell table:style-name="ce2" office:value-type="float" office:value="-1011580" calcext:value-type="float">
            <text:p>-1,01E+06</text:p>
          </table:table-cell>
          <table:table-cell table:style-name="ce2" office:value-type="float" office:value="79503.5" calcext:value-type="float">
            <text:p>7,95E+04</text:p>
          </table:table-cell>
          <table:table-cell table:style-name="ce2" office:value-type="float" office:value="96308.9" calcext:value-type="float">
            <text:p>9,6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611.1" calcext:value-type="float">
            <text:p>2,36E+04</text:p>
          </table:table-cell>
          <table:table-cell table:style-name="ce2" office:value-type="float" office:value="224403000" calcext:value-type="float">
            <text:p>2,24E+08</text:p>
          </table:table-cell>
          <table:table-cell table:style-name="ce2" office:value-type="float" office:value="-1012610" calcext:value-type="float">
            <text:p>-1,01E+06</text:p>
          </table:table-cell>
          <table:table-cell table:style-name="ce2" office:value-type="float" office:value="43750" calcext:value-type="float">
            <text:p>4,38E+04</text:p>
          </table:table-cell>
          <table:table-cell table:style-name="ce2" office:value-type="float" office:value="80339.4" calcext:value-type="float">
            <text:p>8,0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677.2" calcext:value-type="float">
            <text:p>2,37E+04</text:p>
          </table:table-cell>
          <table:table-cell table:style-name="ce2" office:value-type="float" office:value="225117000" calcext:value-type="float">
            <text:p>2,25E+08</text:p>
          </table:table-cell>
          <table:table-cell table:style-name="ce2" office:value-type="float" office:value="-1012310" calcext:value-type="float">
            <text:p>-1,01E+06</text:p>
          </table:table-cell>
          <table:table-cell table:style-name="ce2" office:value-type="float" office:value="117765" calcext:value-type="float">
            <text:p>1,18E+05</text:p>
          </table:table-cell>
          <table:table-cell table:style-name="ce2" office:value-type="float" office:value="193388" calcext:value-type="float">
            <text:p>1,9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743.4" calcext:value-type="float">
            <text:p>2,37E+04</text:p>
          </table:table-cell>
          <table:table-cell table:style-name="ce2" office:value-type="float" office:value="224906000" calcext:value-type="float">
            <text:p>2,25E+08</text:p>
          </table:table-cell>
          <table:table-cell table:style-name="ce2" office:value-type="float" office:value="-1014570" calcext:value-type="float">
            <text:p>-1,01E+06</text:p>
          </table:table-cell>
          <table:table-cell table:style-name="ce2" office:value-type="float" office:value="418648" calcext:value-type="float">
            <text:p>4,19E+05</text:p>
          </table:table-cell>
          <table:table-cell table:style-name="ce2" office:value-type="float" office:value="263512" calcext:value-type="float">
            <text:p>2,6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809.5" calcext:value-type="float">
            <text:p>2,38E+04</text:p>
          </table:table-cell>
          <table:table-cell table:style-name="ce2" office:value-type="float" office:value="227003000" calcext:value-type="float">
            <text:p>2,27E+08</text:p>
          </table:table-cell>
          <table:table-cell table:style-name="ce2" office:value-type="float" office:value="-1019270" calcext:value-type="float">
            <text:p>-1,02E+06</text:p>
          </table:table-cell>
          <table:table-cell table:style-name="ce2" office:value-type="float" office:value="254123" calcext:value-type="float">
            <text:p>2,54E+05</text:p>
          </table:table-cell>
          <table:table-cell table:style-name="ce2" office:value-type="float" office:value="155495" calcext:value-type="float">
            <text:p>1,5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875.7" calcext:value-type="float">
            <text:p>2,39E+04</text:p>
          </table:table-cell>
          <table:table-cell table:style-name="ce2" office:value-type="float" office:value="226368000" calcext:value-type="float">
            <text:p>2,26E+08</text:p>
          </table:table-cell>
          <table:table-cell table:style-name="ce2" office:value-type="float" office:value="-1018790" calcext:value-type="float">
            <text:p>-1,02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32579.9" calcext:value-type="float">
            <text:p>3,26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3941.8" calcext:value-type="float">
            <text:p>2,39E+04</text:p>
          </table:table-cell>
          <table:table-cell table:style-name="ce2" office:value-type="float" office:value="227679000" calcext:value-type="float">
            <text:p>2,28E+08</text:p>
          </table:table-cell>
          <table:table-cell table:style-name="ce2" office:value-type="float" office:value="-1015840" calcext:value-type="float">
            <text:p>-1,02E+06</text:p>
          </table:table-cell>
          <table:table-cell table:style-name="ce2" office:value-type="float" office:value="49903.5" calcext:value-type="float">
            <text:p>4,99E+04</text:p>
          </table:table-cell>
          <table:table-cell table:style-name="ce2" office:value-type="float" office:value="23728" calcext:value-type="float">
            <text:p>2,37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007.9" calcext:value-type="float">
            <text:p>2,40E+04</text:p>
          </table:table-cell>
          <table:table-cell table:style-name="ce2" office:value-type="float" office:value="227823000" calcext:value-type="float">
            <text:p>2,28E+08</text:p>
          </table:table-cell>
          <table:table-cell table:style-name="ce2" office:value-type="float" office:value="-1019620" calcext:value-type="float">
            <text:p>-1,02E+06</text:p>
          </table:table-cell>
          <table:table-cell table:style-name="ce2" office:value-type="float" office:value="227568" calcext:value-type="float">
            <text:p>2,28E+05</text:p>
          </table:table-cell>
          <table:table-cell table:style-name="ce2" office:value-type="float" office:value="204949" calcext:value-type="float">
            <text:p>2,0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074.1" calcext:value-type="float">
            <text:p>2,41E+04</text:p>
          </table:table-cell>
          <table:table-cell table:style-name="ce2" office:value-type="float" office:value="228490000" calcext:value-type="float">
            <text:p>2,28E+08</text:p>
          </table:table-cell>
          <table:table-cell table:style-name="ce2" office:value-type="float" office:value="-1019620" calcext:value-type="float">
            <text:p>-1,02E+06</text:p>
          </table:table-cell>
          <table:table-cell table:style-name="ce2" office:value-type="float" office:value="337377" calcext:value-type="float">
            <text:p>3,37E+05</text:p>
          </table:table-cell>
          <table:table-cell table:style-name="ce2" office:value-type="float" office:value="302785" calcext:value-type="float">
            <text:p>3,0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140.2" calcext:value-type="float">
            <text:p>2,41E+04</text:p>
          </table:table-cell>
          <table:table-cell table:style-name="ce2" office:value-type="float" office:value="230145000" calcext:value-type="float">
            <text:p>2,30E+08</text:p>
          </table:table-cell>
          <table:table-cell table:style-name="ce2" office:value-type="float" office:value="-1025230" calcext:value-type="float">
            <text:p>-1,03E+06</text:p>
          </table:table-cell>
          <table:table-cell table:style-name="ce2" office:value-type="float" office:value="343410" calcext:value-type="float">
            <text:p>3,43E+05</text:p>
          </table:table-cell>
          <table:table-cell table:style-name="ce2" office:value-type="float" office:value="181189" calcext:value-type="float">
            <text:p>1,8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206.3" calcext:value-type="float">
            <text:p>2,42E+04</text:p>
          </table:table-cell>
          <table:table-cell table:style-name="ce2" office:value-type="float" office:value="229268000" calcext:value-type="float">
            <text:p>2,29E+08</text:p>
          </table:table-cell>
          <table:table-cell table:style-name="ce2" office:value-type="float" office:value="-1025330" calcext:value-type="float">
            <text:p>-1,03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68366.8" calcext:value-type="float">
            <text:p>6,8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272.5" calcext:value-type="float">
            <text:p>2,43E+04</text:p>
          </table:table-cell>
          <table:table-cell table:style-name="ce2" office:value-type="float" office:value="231055000" calcext:value-type="float">
            <text:p>2,31E+08</text:p>
          </table:table-cell>
          <table:table-cell table:style-name="ce2" office:value-type="float" office:value="-1022950" calcext:value-type="float">
            <text:p>-1,02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30322.8" calcext:value-type="float">
            <text:p>3,0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338.6" calcext:value-type="float">
            <text:p>2,43E+04</text:p>
          </table:table-cell>
          <table:table-cell table:style-name="ce2" office:value-type="float" office:value="230815000" calcext:value-type="float">
            <text:p>2,31E+08</text:p>
          </table:table-cell>
          <table:table-cell table:style-name="ce2" office:value-type="float" office:value="-1025310" calcext:value-type="float">
            <text:p>-1,03E+06</text:p>
          </table:table-cell>
          <table:table-cell table:style-name="ce2" office:value-type="float" office:value="229278" calcext:value-type="float">
            <text:p>2,29E+05</text:p>
          </table:table-cell>
          <table:table-cell table:style-name="ce2" office:value-type="float" office:value="147535" calcext:value-type="float">
            <text:p>1,4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404.8" calcext:value-type="float">
            <text:p>2,44E+04</text:p>
          </table:table-cell>
          <table:table-cell table:style-name="ce2" office:value-type="float" office:value="231914000" calcext:value-type="float">
            <text:p>2,32E+08</text:p>
          </table:table-cell>
          <table:table-cell table:style-name="ce2" office:value-type="float" office:value="-1026760" calcext:value-type="float">
            <text:p>-1,03E+06</text:p>
          </table:table-cell>
          <table:table-cell table:style-name="ce2" office:value-type="float" office:value="214417" calcext:value-type="float">
            <text:p>2,14E+05</text:p>
          </table:table-cell>
          <table:table-cell table:style-name="ce2" office:value-type="float" office:value="162923" calcext:value-type="float">
            <text:p>1,6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470.9" calcext:value-type="float">
            <text:p>2,45E+04</text:p>
          </table:table-cell>
          <table:table-cell table:style-name="ce2" office:value-type="float" office:value="233002000" calcext:value-type="float">
            <text:p>2,33E+08</text:p>
          </table:table-cell>
          <table:table-cell table:style-name="ce2" office:value-type="float" office:value="-1028880" calcext:value-type="float">
            <text:p>-1,03E+06</text:p>
          </table:table-cell>
          <table:table-cell table:style-name="ce2" office:value-type="float" office:value="45074.8" calcext:value-type="float">
            <text:p>4,51E+04</text:p>
          </table:table-cell>
          <table:table-cell table:style-name="ce2" office:value-type="float" office:value="78916.7" calcext:value-type="float">
            <text:p>7,89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537" calcext:value-type="float">
            <text:p>2,45E+04</text:p>
          </table:table-cell>
          <table:table-cell table:style-name="ce2" office:value-type="float" office:value="232270000" calcext:value-type="float">
            <text:p>2,32E+08</text:p>
          </table:table-cell>
          <table:table-cell table:style-name="ce2" office:value-type="float" office:value="-1027510" calcext:value-type="float">
            <text:p>-1,0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603.2" calcext:value-type="float">
            <text:p>2,46E+04</text:p>
          </table:table-cell>
          <table:table-cell table:style-name="ce2" office:value-type="float" office:value="234337000" calcext:value-type="float">
            <text:p>2,34E+08</text:p>
          </table:table-cell>
          <table:table-cell table:style-name="ce2" office:value-type="float" office:value="-1028500" calcext:value-type="float">
            <text:p>-1,0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669.3" calcext:value-type="float">
            <text:p>2,47E+04</text:p>
          </table:table-cell>
          <table:table-cell table:style-name="ce2" office:value-type="float" office:value="234107000" calcext:value-type="float">
            <text:p>2,34E+08</text:p>
          </table:table-cell>
          <table:table-cell table:style-name="ce2" office:value-type="float" office:value="-1022550" calcext:value-type="float">
            <text:p>-1,0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735.4" calcext:value-type="float">
            <text:p>2,47E+04</text:p>
          </table:table-cell>
          <table:table-cell table:style-name="ce2" office:value-type="float" office:value="235101000" calcext:value-type="float">
            <text:p>2,35E+08</text:p>
          </table:table-cell>
          <table:table-cell table:style-name="ce2" office:value-type="float" office:value="-1025340" calcext:value-type="float">
            <text:p>-1,03E+06</text:p>
          </table:table-cell>
          <table:table-cell table:style-name="ce2" office:value-type="float" office:value="399057" calcext:value-type="float">
            <text:p>3,99E+05</text:p>
          </table:table-cell>
          <table:table-cell table:style-name="ce2" office:value-type="float" office:value="170909" calcext:value-type="float">
            <text:p>1,7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801.6" calcext:value-type="float">
            <text:p>2,48E+04</text:p>
          </table:table-cell>
          <table:table-cell table:style-name="ce2" office:value-type="float" office:value="235804000" calcext:value-type="float">
            <text:p>2,36E+08</text:p>
          </table:table-cell>
          <table:table-cell table:style-name="ce2" office:value-type="float" office:value="-1029180" calcext:value-type="float">
            <text:p>-1,03E+06</text:p>
          </table:table-cell>
          <table:table-cell table:style-name="ce2" office:value-type="float" office:value="303620" calcext:value-type="float">
            <text:p>3,04E+05</text:p>
          </table:table-cell>
          <table:table-cell table:style-name="ce2" office:value-type="float" office:value="197148" calcext:value-type="float">
            <text:p>1,9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867.7" calcext:value-type="float">
            <text:p>2,49E+04</text:p>
          </table:table-cell>
          <table:table-cell table:style-name="ce2" office:value-type="float" office:value="235499000" calcext:value-type="float">
            <text:p>2,35E+08</text:p>
          </table:table-cell>
          <table:table-cell table:style-name="ce2" office:value-type="float" office:value="-1030390" calcext:value-type="float">
            <text:p>-1,0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4933.9" calcext:value-type="float">
            <text:p>2,49E+04</text:p>
          </table:table-cell>
          <table:table-cell table:style-name="ce2" office:value-type="float" office:value="237813000" calcext:value-type="float">
            <text:p>2,38E+08</text:p>
          </table:table-cell>
          <table:table-cell table:style-name="ce2" office:value-type="float" office:value="-1027330" calcext:value-type="float">
            <text:p>-1,0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000" calcext:value-type="float">
            <text:p>2,50E+04</text:p>
          </table:table-cell>
          <table:table-cell table:style-name="ce2" office:value-type="float" office:value="236997000" calcext:value-type="float">
            <text:p>2,37E+08</text:p>
          </table:table-cell>
          <table:table-cell table:style-name="ce2" office:value-type="float" office:value="-1022590" calcext:value-type="float">
            <text:p>-1,02E+06</text:p>
          </table:table-cell>
          <table:table-cell table:style-name="ce2" office:value-type="float" office:value="131814" calcext:value-type="float">
            <text:p>1,32E+05</text:p>
          </table:table-cell>
          <table:table-cell table:style-name="ce2" office:value-type="float" office:value="19220.7" calcext:value-type="float">
            <text:p>1,9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066.1" calcext:value-type="float">
            <text:p>2,51E+04</text:p>
          </table:table-cell>
          <table:table-cell table:style-name="ce2" office:value-type="float" office:value="238425000" calcext:value-type="float">
            <text:p>2,38E+08</text:p>
          </table:table-cell>
          <table:table-cell table:style-name="ce2" office:value-type="float" office:value="-1029530" calcext:value-type="float">
            <text:p>-1,03E+06</text:p>
          </table:table-cell>
          <table:table-cell table:style-name="ce2" office:value-type="float" office:value="395002" calcext:value-type="float">
            <text:p>3,95E+05</text:p>
          </table:table-cell>
          <table:table-cell table:style-name="ce2" office:value-type="float" office:value="234912" calcext:value-type="float">
            <text:p>2,3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132.3" calcext:value-type="float">
            <text:p>2,51E+04</text:p>
          </table:table-cell>
          <table:table-cell table:style-name="ce2" office:value-type="float" office:value="238555000" calcext:value-type="float">
            <text:p>2,39E+08</text:p>
          </table:table-cell>
          <table:table-cell table:style-name="ce2" office:value-type="float" office:value="-1029160" calcext:value-type="float">
            <text:p>-1,03E+06</text:p>
          </table:table-cell>
          <table:table-cell table:style-name="ce2" office:value-type="float" office:value="177922" calcext:value-type="float">
            <text:p>1,78E+05</text:p>
          </table:table-cell>
          <table:table-cell table:style-name="ce2" office:value-type="float" office:value="260668" calcext:value-type="float">
            <text:p>2,6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198.4" calcext:value-type="float">
            <text:p>2,52E+04</text:p>
          </table:table-cell>
          <table:table-cell table:style-name="ce2" office:value-type="float" office:value="238949000" calcext:value-type="float">
            <text:p>2,39E+08</text:p>
          </table:table-cell>
          <table:table-cell table:style-name="ce2" office:value-type="float" office:value="-1032480" calcext:value-type="float">
            <text:p>-1,03E+06</text:p>
          </table:table-cell>
          <table:table-cell table:style-name="ce2" office:value-type="float" office:value="209080" calcext:value-type="float">
            <text:p>2,09E+05</text:p>
          </table:table-cell>
          <table:table-cell table:style-name="ce2" office:value-type="float" office:value="176382" calcext:value-type="float">
            <text:p>1,7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264.6" calcext:value-type="float">
            <text:p>2,53E+04</text:p>
          </table:table-cell>
          <table:table-cell table:style-name="ce2" office:value-type="float" office:value="240873000" calcext:value-type="float">
            <text:p>2,41E+08</text:p>
          </table:table-cell>
          <table:table-cell table:style-name="ce2" office:value-type="float" office:value="-1032630" calcext:value-type="float">
            <text:p>-1,03E+06</text:p>
          </table:table-cell>
          <table:table-cell table:style-name="ce2" office:value-type="float" office:value="142145" calcext:value-type="float">
            <text:p>1,42E+05</text:p>
          </table:table-cell>
          <table:table-cell table:style-name="ce2" office:value-type="float" office:value="108862" calcext:value-type="float">
            <text:p>1,0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330.7" calcext:value-type="float">
            <text:p>2,53E+04</text:p>
          </table:table-cell>
          <table:table-cell table:style-name="ce2" office:value-type="float" office:value="240016000" calcext:value-type="float">
            <text:p>2,40E+08</text:p>
          </table:table-cell>
          <table:table-cell table:style-name="ce2" office:value-type="float" office:value="-1034850" calcext:value-type="float">
            <text:p>-1,03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07701" calcext:value-type="float">
            <text:p>1,0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396.8" calcext:value-type="float">
            <text:p>2,54E+04</text:p>
          </table:table-cell>
          <table:table-cell table:style-name="ce2" office:value-type="float" office:value="241699000" calcext:value-type="float">
            <text:p>2,42E+08</text:p>
          </table:table-cell>
          <table:table-cell table:style-name="ce2" office:value-type="float" office:value="-1032220" calcext:value-type="float">
            <text:p>-1,03E+06</text:p>
          </table:table-cell>
          <table:table-cell table:style-name="ce2" office:value-type="float" office:value="205597" calcext:value-type="float">
            <text:p>2,06E+05</text:p>
          </table:table-cell>
          <table:table-cell table:style-name="ce2" office:value-type="float" office:value="237154" calcext:value-type="float">
            <text:p>2,3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463" calcext:value-type="float">
            <text:p>2,55E+04</text:p>
          </table:table-cell>
          <table:table-cell table:style-name="ce2" office:value-type="float" office:value="241614000" calcext:value-type="float">
            <text:p>2,42E+08</text:p>
          </table:table-cell>
          <table:table-cell table:style-name="ce2" office:value-type="float" office:value="-1038260" calcext:value-type="float">
            <text:p>-1,04E+06</text:p>
          </table:table-cell>
          <table:table-cell table:style-name="ce2" office:value-type="float" office:value="530501" calcext:value-type="float">
            <text:p>5,31E+05</text:p>
          </table:table-cell>
          <table:table-cell table:style-name="ce2" office:value-type="float" office:value="302798" calcext:value-type="float">
            <text:p>3,0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529.1" calcext:value-type="float">
            <text:p>2,55E+04</text:p>
          </table:table-cell>
          <table:table-cell table:style-name="ce2" office:value-type="float" office:value="242597000" calcext:value-type="float">
            <text:p>2,43E+08</text:p>
          </table:table-cell>
          <table:table-cell table:style-name="ce2" office:value-type="float" office:value="-1041040" calcext:value-type="float">
            <text:p>-1,04E+06</text:p>
          </table:table-cell>
          <table:table-cell table:style-name="ce2" office:value-type="float" office:value="172296" calcext:value-type="float">
            <text:p>1,72E+05</text:p>
          </table:table-cell>
          <table:table-cell table:style-name="ce2" office:value-type="float" office:value="216533" calcext:value-type="float">
            <text:p>2,1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595.2" calcext:value-type="float">
            <text:p>2,56E+04</text:p>
          </table:table-cell>
          <table:table-cell table:style-name="ce2" office:value-type="float" office:value="243443000" calcext:value-type="float">
            <text:p>2,43E+08</text:p>
          </table:table-cell>
          <table:table-cell table:style-name="ce2" office:value-type="float" office:value="-1041130" calcext:value-type="float">
            <text:p>-1,04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93516.8" calcext:value-type="float">
            <text:p>9,35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661.4" calcext:value-type="float">
            <text:p>2,57E+04</text:p>
          </table:table-cell>
          <table:table-cell table:style-name="ce2" office:value-type="float" office:value="243162000" calcext:value-type="float">
            <text:p>2,43E+08</text:p>
          </table:table-cell>
          <table:table-cell table:style-name="ce2" office:value-type="float" office:value="-1040160" calcext:value-type="float">
            <text:p>-1,04E+06</text:p>
          </table:table-cell>
          <table:table-cell table:style-name="ce2" office:value-type="float" office:value="161452" calcext:value-type="float">
            <text:p>1,61E+05</text:p>
          </table:table-cell>
          <table:table-cell table:style-name="ce2" office:value-type="float" office:value="181964" calcext:value-type="float">
            <text:p>1,8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727.5" calcext:value-type="float">
            <text:p>2,57E+04</text:p>
          </table:table-cell>
          <table:table-cell table:style-name="ce2" office:value-type="float" office:value="244838000" calcext:value-type="float">
            <text:p>2,45E+08</text:p>
          </table:table-cell>
          <table:table-cell table:style-name="ce2" office:value-type="float" office:value="-1043810" calcext:value-type="float">
            <text:p>-1,04E+06</text:p>
          </table:table-cell>
          <table:table-cell table:style-name="ce2" office:value-type="float" office:value="437639" calcext:value-type="float">
            <text:p>4,38E+05</text:p>
          </table:table-cell>
          <table:table-cell table:style-name="ce2" office:value-type="float" office:value="226842" calcext:value-type="float">
            <text:p>2,2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793.7" calcext:value-type="float">
            <text:p>2,58E+04</text:p>
          </table:table-cell>
          <table:table-cell table:style-name="ce2" office:value-type="float" office:value="245046000" calcext:value-type="float">
            <text:p>2,45E+08</text:p>
          </table:table-cell>
          <table:table-cell table:style-name="ce2" office:value-type="float" office:value="-1047430" calcext:value-type="float">
            <text:p>-1,05E+06</text:p>
          </table:table-cell>
          <table:table-cell table:style-name="ce2" office:value-type="float" office:value="81436.1" calcext:value-type="float">
            <text:p>8,14E+04</text:p>
          </table:table-cell>
          <table:table-cell table:style-name="ce2" office:value-type="float" office:value="134065" calcext:value-type="float">
            <text:p>1,3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859.8" calcext:value-type="float">
            <text:p>2,59E+04</text:p>
          </table:table-cell>
          <table:table-cell table:style-name="ce2" office:value-type="float" office:value="245783000" calcext:value-type="float">
            <text:p>2,46E+08</text:p>
          </table:table-cell>
          <table:table-cell table:style-name="ce2" office:value-type="float" office:value="-1045160" calcext:value-type="float">
            <text:p>-1,05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925.9" calcext:value-type="float">
            <text:p>2,59E+04</text:p>
          </table:table-cell>
          <table:table-cell table:style-name="ce2" office:value-type="float" office:value="246228000" calcext:value-type="float">
            <text:p>2,46E+08</text:p>
          </table:table-cell>
          <table:table-cell table:style-name="ce2" office:value-type="float" office:value="-1045490" calcext:value-type="float">
            <text:p>-1,05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5992.1" calcext:value-type="float">
            <text:p>2,60E+04</text:p>
          </table:table-cell>
          <table:table-cell table:style-name="ce2" office:value-type="float" office:value="246417000" calcext:value-type="float">
            <text:p>2,46E+08</text:p>
          </table:table-cell>
          <table:table-cell table:style-name="ce2" office:value-type="float" office:value="-1044610" calcext:value-type="float">
            <text:p>-1,04E+06</text:p>
          </table:table-cell>
          <table:table-cell table:style-name="ce2" office:value-type="float" office:value="101640" calcext:value-type="float">
            <text:p>1,02E+05</text:p>
          </table:table-cell>
          <table:table-cell table:style-name="ce2" office:value-type="float" office:value="109229" calcext:value-type="float">
            <text:p>1,0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058.2" calcext:value-type="float">
            <text:p>2,61E+04</text:p>
          </table:table-cell>
          <table:table-cell table:style-name="ce2" office:value-type="float" office:value="248183000" calcext:value-type="float">
            <text:p>2,48E+08</text:p>
          </table:table-cell>
          <table:table-cell table:style-name="ce2" office:value-type="float" office:value="-1047180" calcext:value-type="float">
            <text:p>-1,05E+06</text:p>
          </table:table-cell>
          <table:table-cell table:style-name="ce2" office:value-type="float" office:value="259666" calcext:value-type="float">
            <text:p>2,60E+05</text:p>
          </table:table-cell>
          <table:table-cell table:style-name="ce2" office:value-type="float" office:value="170485" calcext:value-type="float">
            <text:p>1,7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124.3" calcext:value-type="float">
            <text:p>2,61E+04</text:p>
          </table:table-cell>
          <table:table-cell table:style-name="ce2" office:value-type="float" office:value="247870000" calcext:value-type="float">
            <text:p>2,48E+08</text:p>
          </table:table-cell>
          <table:table-cell table:style-name="ce2" office:value-type="float" office:value="-1048920" calcext:value-type="float">
            <text:p>-1,05E+06</text:p>
          </table:table-cell>
          <table:table-cell table:style-name="ce2" office:value-type="float" office:value="150149" calcext:value-type="float">
            <text:p>1,50E+05</text:p>
          </table:table-cell>
          <table:table-cell table:style-name="ce2" office:value-type="float" office:value="143365" calcext:value-type="float">
            <text:p>1,4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190.5" calcext:value-type="float">
            <text:p>2,62E+04</text:p>
          </table:table-cell>
          <table:table-cell table:style-name="ce2" office:value-type="float" office:value="249208000" calcext:value-type="float">
            <text:p>2,49E+08</text:p>
          </table:table-cell>
          <table:table-cell table:style-name="ce2" office:value-type="float" office:value="-1049670" calcext:value-type="float">
            <text:p>-1,05E+06</text:p>
          </table:table-cell>
          <table:table-cell table:style-name="ce2" office:value-type="float" office:value="20279.6" calcext:value-type="float">
            <text:p>2,03E+04</text:p>
          </table:table-cell>
          <table:table-cell table:style-name="ce2" office:value-type="float" office:value="192979" calcext:value-type="float">
            <text:p>1,9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256.6" calcext:value-type="float">
            <text:p>2,63E+04</text:p>
          </table:table-cell>
          <table:table-cell table:style-name="ce2" office:value-type="float" office:value="248999000" calcext:value-type="float">
            <text:p>2,49E+08</text:p>
          </table:table-cell>
          <table:table-cell table:style-name="ce2" office:value-type="float" office:value="-1049260" calcext:value-type="float">
            <text:p>-1,05E+06</text:p>
          </table:table-cell>
          <table:table-cell table:style-name="ce2" office:value-type="float" office:value="408509" calcext:value-type="float">
            <text:p>4,09E+05</text:p>
          </table:table-cell>
          <table:table-cell table:style-name="ce2" office:value-type="float" office:value="266758" calcext:value-type="float">
            <text:p>2,6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322.8" calcext:value-type="float">
            <text:p>2,63E+04</text:p>
          </table:table-cell>
          <table:table-cell table:style-name="ce2" office:value-type="float" office:value="250114000" calcext:value-type="float">
            <text:p>2,50E+08</text:p>
          </table:table-cell>
          <table:table-cell table:style-name="ce2" office:value-type="float" office:value="-1056460" calcext:value-type="float">
            <text:p>-1,06E+06</text:p>
          </table:table-cell>
          <table:table-cell table:style-name="ce2" office:value-type="float" office:value="371486" calcext:value-type="float">
            <text:p>3,71E+05</text:p>
          </table:table-cell>
          <table:table-cell table:style-name="ce2" office:value-type="float" office:value="184196" calcext:value-type="float">
            <text:p>1,8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388.9" calcext:value-type="float">
            <text:p>2,64E+04</text:p>
          </table:table-cell>
          <table:table-cell table:style-name="ce2" office:value-type="float" office:value="251038000" calcext:value-type="float">
            <text:p>2,51E+08</text:p>
          </table:table-cell>
          <table:table-cell table:style-name="ce2" office:value-type="float" office:value="-1055430" calcext:value-type="float">
            <text:p>-1,06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72400.3" calcext:value-type="float">
            <text:p>7,2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455" calcext:value-type="float">
            <text:p>2,65E+04</text:p>
          </table:table-cell>
          <table:table-cell table:style-name="ce2" office:value-type="float" office:value="250841000" calcext:value-type="float">
            <text:p>2,51E+08</text:p>
          </table:table-cell>
          <table:table-cell table:style-name="ce2" office:value-type="float" office:value="-1052680" calcext:value-type="float">
            <text:p>-1,05E+06</text:p>
          </table:table-cell>
          <table:table-cell table:style-name="ce2" office:value-type="float" office:value="73122.8" calcext:value-type="float">
            <text:p>7,31E+04</text:p>
          </table:table-cell>
          <table:table-cell table:style-name="ce2" office:value-type="float" office:value="27474.3" calcext:value-type="float">
            <text:p>2,75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521.2" calcext:value-type="float">
            <text:p>2,65E+04</text:p>
          </table:table-cell>
          <table:table-cell table:style-name="ce2" office:value-type="float" office:value="252470000" calcext:value-type="float">
            <text:p>2,52E+08</text:p>
          </table:table-cell>
          <table:table-cell table:style-name="ce2" office:value-type="float" office:value="-1056650" calcext:value-type="float">
            <text:p>-1,06E+06</text:p>
          </table:table-cell>
          <table:table-cell table:style-name="ce2" office:value-type="float" office:value="236708" calcext:value-type="float">
            <text:p>2,37E+05</text:p>
          </table:table-cell>
          <table:table-cell table:style-name="ce2" office:value-type="float" office:value="146873" calcext:value-type="float">
            <text:p>1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587.3" calcext:value-type="float">
            <text:p>2,66E+04</text:p>
          </table:table-cell>
          <table:table-cell table:style-name="ce2" office:value-type="float" office:value="252055000" calcext:value-type="float">
            <text:p>2,52E+08</text:p>
          </table:table-cell>
          <table:table-cell table:style-name="ce2" office:value-type="float" office:value="-1056620" calcext:value-type="float">
            <text:p>-1,06E+06</text:p>
          </table:table-cell>
          <table:table-cell table:style-name="ce2" office:value-type="float" office:value="130787" calcext:value-type="float">
            <text:p>1,31E+05</text:p>
          </table:table-cell>
          <table:table-cell table:style-name="ce2" office:value-type="float" office:value="261679" calcext:value-type="float">
            <text:p>2,6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653.4" calcext:value-type="float">
            <text:p>2,67E+04</text:p>
          </table:table-cell>
          <table:table-cell table:style-name="ce2" office:value-type="float" office:value="253760000" calcext:value-type="float">
            <text:p>2,54E+08</text:p>
          </table:table-cell>
          <table:table-cell table:style-name="ce2" office:value-type="float" office:value="-1058820" calcext:value-type="float">
            <text:p>-1,06E+06</text:p>
          </table:table-cell>
          <table:table-cell table:style-name="ce2" office:value-type="float" office:value="417541" calcext:value-type="float">
            <text:p>4,18E+05</text:p>
          </table:table-cell>
          <table:table-cell table:style-name="ce2" office:value-type="float" office:value="302116" calcext:value-type="float">
            <text:p>3,0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719.6" calcext:value-type="float">
            <text:p>2,67E+04</text:p>
          </table:table-cell>
          <table:table-cell table:style-name="ce2" office:value-type="float" office:value="253724000" calcext:value-type="float">
            <text:p>2,54E+08</text:p>
          </table:table-cell>
          <table:table-cell table:style-name="ce2" office:value-type="float" office:value="-1063560" calcext:value-type="float">
            <text:p>-1,06E+06</text:p>
          </table:table-cell>
          <table:table-cell table:style-name="ce2" office:value-type="float" office:value="358020" calcext:value-type="float">
            <text:p>3,58E+05</text:p>
          </table:table-cell>
          <table:table-cell table:style-name="ce2" office:value-type="float" office:value="274261" calcext:value-type="float">
            <text:p>2,7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785.7" calcext:value-type="float">
            <text:p>2,68E+04</text:p>
          </table:table-cell>
          <table:table-cell table:style-name="ce2" office:value-type="float" office:value="253943000" calcext:value-type="float">
            <text:p>2,54E+08</text:p>
          </table:table-cell>
          <table:table-cell table:style-name="ce2" office:value-type="float" office:value="-1064770" calcext:value-type="float">
            <text:p>-1,06E+06</text:p>
          </table:table-cell>
          <table:table-cell table:style-name="ce2" office:value-type="float" office:value="47221.7" calcext:value-type="float">
            <text:p>4,72E+04</text:p>
          </table:table-cell>
          <table:table-cell table:style-name="ce2" office:value-type="float" office:value="89086.2" calcext:value-type="float">
            <text:p>8,91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851.9" calcext:value-type="float">
            <text:p>2,69E+04</text:p>
          </table:table-cell>
          <table:table-cell table:style-name="ce2" office:value-type="float" office:value="255553000" calcext:value-type="float">
            <text:p>2,56E+08</text:p>
          </table:table-cell>
          <table:table-cell table:style-name="ce2" office:value-type="float" office:value="-1064340" calcext:value-type="float">
            <text:p>-1,06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918" calcext:value-type="float">
            <text:p>2,69E+04</text:p>
          </table:table-cell>
          <table:table-cell table:style-name="ce2" office:value-type="float" office:value="255401000" calcext:value-type="float">
            <text:p>2,55E+08</text:p>
          </table:table-cell>
          <table:table-cell table:style-name="ce2" office:value-type="float" office:value="-1062480" calcext:value-type="float">
            <text:p>-1,06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6984.1" calcext:value-type="float">
            <text:p>2,70E+04</text:p>
          </table:table-cell>
          <table:table-cell table:style-name="ce2" office:value-type="float" office:value="257076000" calcext:value-type="float">
            <text:p>2,57E+08</text:p>
          </table:table-cell>
          <table:table-cell table:style-name="ce2" office:value-type="float" office:value="-1062130" calcext:value-type="float">
            <text:p>-1,06E+06</text:p>
          </table:table-cell>
          <table:table-cell table:style-name="ce2" office:value-type="float" office:value="61945.7" calcext:value-type="float">
            <text:p>6,19E+04</text:p>
          </table:table-cell>
          <table:table-cell table:style-name="ce2" office:value-type="float" office:value="65147.4" calcext:value-type="float">
            <text:p>6,51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050.3" calcext:value-type="float">
            <text:p>2,71E+04</text:p>
          </table:table-cell>
          <table:table-cell table:style-name="ce2" office:value-type="float" office:value="256496000" calcext:value-type="float">
            <text:p>2,56E+08</text:p>
          </table:table-cell>
          <table:table-cell table:style-name="ce2" office:value-type="float" office:value="-1063510" calcext:value-type="float">
            <text:p>-1,06E+06</text:p>
          </table:table-cell>
          <table:table-cell table:style-name="ce2" office:value-type="float" office:value="266795" calcext:value-type="float">
            <text:p>2,67E+05</text:p>
          </table:table-cell>
          <table:table-cell table:style-name="ce2" office:value-type="float" office:value="237569" calcext:value-type="float">
            <text:p>2,3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116.4" calcext:value-type="float">
            <text:p>2,71E+04</text:p>
          </table:table-cell>
          <table:table-cell table:style-name="ce2" office:value-type="float" office:value="257266000" calcext:value-type="float">
            <text:p>2,57E+08</text:p>
          </table:table-cell>
          <table:table-cell table:style-name="ce2" office:value-type="float" office:value="-1066560" calcext:value-type="float">
            <text:p>-1,07E+06</text:p>
          </table:table-cell>
          <table:table-cell table:style-name="ce2" office:value-type="float" office:value="383967" calcext:value-type="float">
            <text:p>3,84E+05</text:p>
          </table:table-cell>
          <table:table-cell table:style-name="ce2" office:value-type="float" office:value="247354" calcext:value-type="float">
            <text:p>2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182.5" calcext:value-type="float">
            <text:p>2,72E+04</text:p>
          </table:table-cell>
          <table:table-cell table:style-name="ce2" office:value-type="float" office:value="258923000" calcext:value-type="float">
            <text:p>2,59E+08</text:p>
          </table:table-cell>
          <table:table-cell table:style-name="ce2" office:value-type="float" office:value="-1069890" calcext:value-type="float">
            <text:p>-1,07E+06</text:p>
          </table:table-cell>
          <table:table-cell table:style-name="ce2" office:value-type="float" office:value="91301.3" calcext:value-type="float">
            <text:p>9,13E+04</text:p>
          </table:table-cell>
          <table:table-cell table:style-name="ce2" office:value-type="float" office:value="156423" calcext:value-type="float">
            <text:p>1,5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248.7" calcext:value-type="float">
            <text:p>2,72E+04</text:p>
          </table:table-cell>
          <table:table-cell table:style-name="ce2" office:value-type="float" office:value="258147000" calcext:value-type="float">
            <text:p>2,58E+08</text:p>
          </table:table-cell>
          <table:table-cell table:style-name="ce2" office:value-type="float" office:value="-1068080" calcext:value-type="float">
            <text:p>-1,07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68977.1" calcext:value-type="float">
            <text:p>6,90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314.8" calcext:value-type="float">
            <text:p>2,73E+04</text:p>
          </table:table-cell>
          <table:table-cell table:style-name="ce2" office:value-type="float" office:value="260253000" calcext:value-type="float">
            <text:p>2,60E+08</text:p>
          </table:table-cell>
          <table:table-cell table:style-name="ce2" office:value-type="float" office:value="-1069790" calcext:value-type="float">
            <text:p>-1,07E+06</text:p>
          </table:table-cell>
          <table:table-cell table:style-name="ce2" office:value-type="float" office:value="121629" calcext:value-type="float">
            <text:p>1,22E+05</text:p>
          </table:table-cell>
          <table:table-cell table:style-name="ce2" office:value-type="float" office:value="82443" calcext:value-type="float">
            <text:p>8,2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381" calcext:value-type="float">
            <text:p>2,74E+04</text:p>
          </table:table-cell>
          <table:table-cell table:style-name="ce2" office:value-type="float" office:value="259502000" calcext:value-type="float">
            <text:p>2,60E+08</text:p>
          </table:table-cell>
          <table:table-cell table:style-name="ce2" office:value-type="float" office:value="-1070100" calcext:value-type="float">
            <text:p>-1,07E+06</text:p>
          </table:table-cell>
          <table:table-cell table:style-name="ce2" office:value-type="float" office:value="131699" calcext:value-type="float">
            <text:p>1,32E+05</text:p>
          </table:table-cell>
          <table:table-cell table:style-name="ce2" office:value-type="float" office:value="197771" calcext:value-type="float">
            <text:p>1,9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447.1" calcext:value-type="float">
            <text:p>2,74E+04</text:p>
          </table:table-cell>
          <table:table-cell table:style-name="ce2" office:value-type="float" office:value="260958000" calcext:value-type="float">
            <text:p>2,61E+08</text:p>
          </table:table-cell>
          <table:table-cell table:style-name="ce2" office:value-type="float" office:value="-1071980" calcext:value-type="float">
            <text:p>-1,07E+06</text:p>
          </table:table-cell>
          <table:table-cell table:style-name="ce2" office:value-type="float" office:value="339984" calcext:value-type="float">
            <text:p>3,40E+05</text:p>
          </table:table-cell>
          <table:table-cell table:style-name="ce2" office:value-type="float" office:value="167287" calcext:value-type="float">
            <text:p>1,6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513.2" calcext:value-type="float">
            <text:p>2,75E+04</text:p>
          </table:table-cell>
          <table:table-cell table:style-name="ce2" office:value-type="float" office:value="261834000" calcext:value-type="float">
            <text:p>2,62E+08</text:p>
          </table:table-cell>
          <table:table-cell table:style-name="ce2" office:value-type="float" office:value="-1075750" calcext:value-type="float">
            <text:p>-1,08E+06</text:p>
          </table:table-cell>
          <table:table-cell table:style-name="ce2" office:value-type="float" office:value="30178.6" calcext:value-type="float">
            <text:p>3,02E+04</text:p>
          </table:table-cell>
          <table:table-cell table:style-name="ce2" office:value-type="float" office:value="97411.9" calcext:value-type="float">
            <text:p>9,7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579.4" calcext:value-type="float">
            <text:p>2,76E+04</text:p>
          </table:table-cell>
          <table:table-cell table:style-name="ce2" office:value-type="float" office:value="261248000" calcext:value-type="float">
            <text:p>2,61E+08</text:p>
          </table:table-cell>
          <table:table-cell table:style-name="ce2" office:value-type="float" office:value="-1072480" calcext:value-type="float">
            <text:p>-1,07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82340.1" calcext:value-type="float">
            <text:p>8,2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645.5" calcext:value-type="float">
            <text:p>2,76E+04</text:p>
          </table:table-cell>
          <table:table-cell table:style-name="ce2" office:value-type="float" office:value="263197000" calcext:value-type="float">
            <text:p>2,63E+08</text:p>
          </table:table-cell>
          <table:table-cell table:style-name="ce2" office:value-type="float" office:value="-1074460" calcext:value-type="float">
            <text:p>-1,07E+06</text:p>
          </table:table-cell>
          <table:table-cell table:style-name="ce2" office:value-type="float" office:value="294768" calcext:value-type="float">
            <text:p>2,95E+05</text:p>
          </table:table-cell>
          <table:table-cell table:style-name="ce2" office:value-type="float" office:value="234683" calcext:value-type="float">
            <text:p>2,3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711.6" calcext:value-type="float">
            <text:p>2,77E+04</text:p>
          </table:table-cell>
          <table:table-cell table:style-name="ce2" office:value-type="float" office:value="262709000" calcext:value-type="float">
            <text:p>2,63E+08</text:p>
          </table:table-cell>
          <table:table-cell table:style-name="ce2" office:value-type="float" office:value="-1077380" calcext:value-type="float">
            <text:p>-1,08E+06</text:p>
          </table:table-cell>
          <table:table-cell table:style-name="ce2" office:value-type="float" office:value="487208" calcext:value-type="float">
            <text:p>4,87E+05</text:p>
          </table:table-cell>
          <table:table-cell table:style-name="ce2" office:value-type="float" office:value="357201" calcext:value-type="float">
            <text:p>3,5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777.8" calcext:value-type="float">
            <text:p>2,78E+04</text:p>
          </table:table-cell>
          <table:table-cell table:style-name="ce2" office:value-type="float" office:value="264494000" calcext:value-type="float">
            <text:p>2,64E+08</text:p>
          </table:table-cell>
          <table:table-cell table:style-name="ce2" office:value-type="float" office:value="-1082560" calcext:value-type="float">
            <text:p>-1,08E+06</text:p>
          </table:table-cell>
          <table:table-cell table:style-name="ce2" office:value-type="float" office:value="289627" calcext:value-type="float">
            <text:p>2,90E+05</text:p>
          </table:table-cell>
          <table:table-cell table:style-name="ce2" office:value-type="float" office:value="265192" calcext:value-type="float">
            <text:p>2,6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843.9" calcext:value-type="float">
            <text:p>2,78E+04</text:p>
          </table:table-cell>
          <table:table-cell table:style-name="ce2" office:value-type="float" office:value="264507000" calcext:value-type="float">
            <text:p>2,65E+08</text:p>
          </table:table-cell>
          <table:table-cell table:style-name="ce2" office:value-type="float" office:value="-1082200" calcext:value-type="float">
            <text:p>-1,08E+06</text:p>
          </table:table-cell>
          <table:table-cell table:style-name="ce2" office:value-type="float" office:value="18739.7" calcext:value-type="float">
            <text:p>1,87E+04</text:p>
          </table:table-cell>
          <table:table-cell table:style-name="ce2" office:value-type="float" office:value="168443" calcext:value-type="float">
            <text:p>1,6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910.1" calcext:value-type="float">
            <text:p>2,79E+04</text:p>
          </table:table-cell>
          <table:table-cell table:style-name="ce2" office:value-type="float" office:value="264537000" calcext:value-type="float">
            <text:p>2,65E+08</text:p>
          </table:table-cell>
          <table:table-cell table:style-name="ce2" office:value-type="float" office:value="-1082870" calcext:value-type="float">
            <text:p>-1,08E+06</text:p>
          </table:table-cell>
          <table:table-cell table:style-name="ce2" office:value-type="float" office:value="196964" calcext:value-type="float">
            <text:p>1,97E+05</text:p>
          </table:table-cell>
          <table:table-cell table:style-name="ce2" office:value-type="float" office:value="214693" calcext:value-type="float">
            <text:p>2,1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7976.2" calcext:value-type="float">
            <text:p>2,80E+04</text:p>
          </table:table-cell>
          <table:table-cell table:style-name="ce2" office:value-type="float" office:value="266305000" calcext:value-type="float">
            <text:p>2,66E+08</text:p>
          </table:table-cell>
          <table:table-cell table:style-name="ce2" office:value-type="float" office:value="-1085470" calcext:value-type="float">
            <text:p>-1,09E+06</text:p>
          </table:table-cell>
          <table:table-cell table:style-name="ce2" office:value-type="float" office:value="428377" calcext:value-type="float">
            <text:p>4,28E+05</text:p>
          </table:table-cell>
          <table:table-cell table:style-name="ce2" office:value-type="float" office:value="404488" calcext:value-type="float">
            <text:p>4,0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042.3" calcext:value-type="float">
            <text:p>2,80E+04</text:p>
          </table:table-cell>
          <table:table-cell table:style-name="ce2" office:value-type="float" office:value="265951000" calcext:value-type="float">
            <text:p>2,66E+08</text:p>
          </table:table-cell>
          <table:table-cell table:style-name="ce2" office:value-type="float" office:value="-1089990" calcext:value-type="float">
            <text:p>-1,09E+06</text:p>
          </table:table-cell>
          <table:table-cell table:style-name="ce2" office:value-type="float" office:value="588123" calcext:value-type="float">
            <text:p>5,88E+05</text:p>
          </table:table-cell>
          <table:table-cell table:style-name="ce2" office:value-type="float" office:value="405572" calcext:value-type="float">
            <text:p>4,0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108.5" calcext:value-type="float">
            <text:p>2,81E+04</text:p>
          </table:table-cell>
          <table:table-cell table:style-name="ce2" office:value-type="float" office:value="267719000" calcext:value-type="float">
            <text:p>2,68E+08</text:p>
          </table:table-cell>
          <table:table-cell table:style-name="ce2" office:value-type="float" office:value="-1095250" calcext:value-type="float">
            <text:p>-1,10E+06</text:p>
          </table:table-cell>
          <table:table-cell table:style-name="ce2" office:value-type="float" office:value="200215" calcext:value-type="float">
            <text:p>2,00E+05</text:p>
          </table:table-cell>
          <table:table-cell table:style-name="ce2" office:value-type="float" office:value="230501" calcext:value-type="float">
            <text:p>2,3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174.6" calcext:value-type="float">
            <text:p>2,82E+04</text:p>
          </table:table-cell>
          <table:table-cell table:style-name="ce2" office:value-type="float" office:value="267349000" calcext:value-type="float">
            <text:p>2,67E+08</text:p>
          </table:table-cell>
          <table:table-cell table:style-name="ce2" office:value-type="float" office:value="-1093320" calcext:value-type="float">
            <text:p>-1,09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36788.3" calcext:value-type="float">
            <text:p>3,68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240.7" calcext:value-type="float">
            <text:p>2,82E+04</text:p>
          </table:table-cell>
          <table:table-cell table:style-name="ce2" office:value-type="float" office:value="267949000" calcext:value-type="float">
            <text:p>2,68E+08</text:p>
          </table:table-cell>
          <table:table-cell table:style-name="ce2" office:value-type="float" office:value="-1093640" calcext:value-type="float">
            <text:p>-1,09E+06</text:p>
          </table:table-cell>
          <table:table-cell table:style-name="ce2" office:value-type="float" office:value="6984.4" calcext:value-type="float">
            <text:p>6,98E+03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306.9" calcext:value-type="float">
            <text:p>2,83E+04</text:p>
          </table:table-cell>
          <table:table-cell table:style-name="ce2" office:value-type="float" office:value="269525000" calcext:value-type="float">
            <text:p>2,70E+08</text:p>
          </table:table-cell>
          <table:table-cell table:style-name="ce2" office:value-type="float" office:value="-1093430" calcext:value-type="float">
            <text:p>-1,09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373" calcext:value-type="float">
            <text:p>2,84E+04</text:p>
          </table:table-cell>
          <table:table-cell table:style-name="ce2" office:value-type="float" office:value="268995000" calcext:value-type="float">
            <text:p>2,69E+08</text:p>
          </table:table-cell>
          <table:table-cell table:style-name="ce2" office:value-type="float" office:value="-1092960" calcext:value-type="float">
            <text:p>-1,09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439.2" calcext:value-type="float">
            <text:p>2,84E+04</text:p>
          </table:table-cell>
          <table:table-cell table:style-name="ce2" office:value-type="float" office:value="270614000" calcext:value-type="float">
            <text:p>2,71E+08</text:p>
          </table:table-cell>
          <table:table-cell table:style-name="ce2" office:value-type="float" office:value="-1092450" calcext:value-type="float">
            <text:p>-1,09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60074.9" calcext:value-type="float">
            <text:p>6,01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505.3" calcext:value-type="float">
            <text:p>2,85E+04</text:p>
          </table:table-cell>
          <table:table-cell table:style-name="ce2" office:value-type="float" office:value="270241000" calcext:value-type="float">
            <text:p>2,70E+08</text:p>
          </table:table-cell>
          <table:table-cell table:style-name="ce2" office:value-type="float" office:value="-1092160" calcext:value-type="float">
            <text:p>-1,09E+06</text:p>
          </table:table-cell>
          <table:table-cell table:style-name="ce2" office:value-type="float" office:value="287864" calcext:value-type="float">
            <text:p>2,88E+05</text:p>
          </table:table-cell>
          <table:table-cell table:style-name="ce2" office:value-type="float" office:value="241559" calcext:value-type="float">
            <text:p>2,42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571.4" calcext:value-type="float">
            <text:p>2,86E+04</text:p>
          </table:table-cell>
          <table:table-cell table:style-name="ce2" office:value-type="float" office:value="271872000" calcext:value-type="float">
            <text:p>2,72E+08</text:p>
          </table:table-cell>
          <table:table-cell table:style-name="ce2" office:value-type="float" office:value="-1097230" calcext:value-type="float">
            <text:p>-1,10E+06</text:p>
          </table:table-cell>
          <table:table-cell table:style-name="ce2" office:value-type="float" office:value="485148" calcext:value-type="float">
            <text:p>4,85E+05</text:p>
          </table:table-cell>
          <table:table-cell table:style-name="ce2" office:value-type="float" office:value="365756" calcext:value-type="float">
            <text:p>3,6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637.6" calcext:value-type="float">
            <text:p>2,86E+04</text:p>
          </table:table-cell>
          <table:table-cell table:style-name="ce2" office:value-type="float" office:value="272276000" calcext:value-type="float">
            <text:p>2,72E+08</text:p>
          </table:table-cell>
          <table:table-cell table:style-name="ce2" office:value-type="float" office:value="-1100230" calcext:value-type="float">
            <text:p>-1,10E+06</text:p>
          </table:table-cell>
          <table:table-cell table:style-name="ce2" office:value-type="float" office:value="324255" calcext:value-type="float">
            <text:p>3,24E+05</text:p>
          </table:table-cell>
          <table:table-cell table:style-name="ce2" office:value-type="float" office:value="379536" calcext:value-type="float">
            <text:p>3,8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703.7" calcext:value-type="float">
            <text:p>2,87E+04</text:p>
          </table:table-cell>
          <table:table-cell table:style-name="ce2" office:value-type="float" office:value="272215000" calcext:value-type="float">
            <text:p>2,72E+08</text:p>
          </table:table-cell>
          <table:table-cell table:style-name="ce2" office:value-type="float" office:value="-1102620" calcext:value-type="float">
            <text:p>-1,10E+06</text:p>
          </table:table-cell>
          <table:table-cell table:style-name="ce2" office:value-type="float" office:value="329204" calcext:value-type="float">
            <text:p>3,29E+05</text:p>
          </table:table-cell>
          <table:table-cell table:style-name="ce2" office:value-type="float" office:value="158318" calcext:value-type="float">
            <text:p>1,5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769.8" calcext:value-type="float">
            <text:p>2,88E+04</text:p>
          </table:table-cell>
          <table:table-cell table:style-name="ce2" office:value-type="float" office:value="273605000" calcext:value-type="float">
            <text:p>2,74E+08</text:p>
          </table:table-cell>
          <table:table-cell table:style-name="ce2" office:value-type="float" office:value="-1105700" calcext:value-type="float">
            <text:p>-1,11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836" calcext:value-type="float">
            <text:p>2,88E+04</text:p>
          </table:table-cell>
          <table:table-cell table:style-name="ce2" office:value-type="float" office:value="273416000" calcext:value-type="float">
            <text:p>2,73E+08</text:p>
          </table:table-cell>
          <table:table-cell table:style-name="ce2" office:value-type="float" office:value="-1099650" calcext:value-type="float">
            <text:p>-1,10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902.1" calcext:value-type="float">
            <text:p>2,89E+04</text:p>
          </table:table-cell>
          <table:table-cell table:style-name="ce2" office:value-type="float" office:value="275295000" calcext:value-type="float">
            <text:p>2,75E+08</text:p>
          </table:table-cell>
          <table:table-cell table:style-name="ce2" office:value-type="float" office:value="-1100410" calcext:value-type="float">
            <text:p>-1,10E+06</text:p>
          </table:table-cell>
          <table:table-cell table:style-name="ce2" office:value-type="float" office:value="379471" calcext:value-type="float">
            <text:p>3,79E+05</text:p>
          </table:table-cell>
          <table:table-cell table:style-name="ce2" office:value-type="float" office:value="147466" calcext:value-type="float">
            <text:p>1,4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8968.3" calcext:value-type="float">
            <text:p>2,90E+04</text:p>
          </table:table-cell>
          <table:table-cell table:style-name="ce2" office:value-type="float" office:value="275052000" calcext:value-type="float">
            <text:p>2,75E+08</text:p>
          </table:table-cell>
          <table:table-cell table:style-name="ce2" office:value-type="float" office:value="-1105960" calcext:value-type="float">
            <text:p>-1,11E+06</text:p>
          </table:table-cell>
          <table:table-cell table:style-name="ce2" office:value-type="float" office:value="381018" calcext:value-type="float">
            <text:p>3,81E+05</text:p>
          </table:table-cell>
          <table:table-cell table:style-name="ce2" office:value-type="float" office:value="276885" calcext:value-type="float">
            <text:p>2,7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034.4" calcext:value-type="float">
            <text:p>2,90E+04</text:p>
          </table:table-cell>
          <table:table-cell table:style-name="ce2" office:value-type="float" office:value="275528000" calcext:value-type="float">
            <text:p>2,76E+08</text:p>
          </table:table-cell>
          <table:table-cell table:style-name="ce2" office:value-type="float" office:value="-1106740" calcext:value-type="float">
            <text:p>-1,11E+06</text:p>
          </table:table-cell>
          <table:table-cell table:style-name="ce2" office:value-type="float" office:value="70165.7" calcext:value-type="float">
            <text:p>7,02E+04</text:p>
          </table:table-cell>
          <table:table-cell table:style-name="ce2" office:value-type="float" office:value="234042" calcext:value-type="float">
            <text:p>2,3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100.5" calcext:value-type="float">
            <text:p>2,91E+04</text:p>
          </table:table-cell>
          <table:table-cell table:style-name="ce2" office:value-type="float" office:value="276732000" calcext:value-type="float">
            <text:p>2,77E+08</text:p>
          </table:table-cell>
          <table:table-cell table:style-name="ce2" office:value-type="float" office:value="-1107130" calcext:value-type="float">
            <text:p>-1,11E+06</text:p>
          </table:table-cell>
          <table:table-cell table:style-name="ce2" office:value-type="float" office:value="250944" calcext:value-type="float">
            <text:p>2,51E+05</text:p>
          </table:table-cell>
          <table:table-cell table:style-name="ce2" office:value-type="float" office:value="238369" calcext:value-type="float">
            <text:p>2,3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166.7" calcext:value-type="float">
            <text:p>2,92E+04</text:p>
          </table:table-cell>
          <table:table-cell table:style-name="ce2" office:value-type="float" office:value="276754000" calcext:value-type="float">
            <text:p>2,77E+08</text:p>
          </table:table-cell>
          <table:table-cell table:style-name="ce2" office:value-type="float" office:value="-1110910" calcext:value-type="float">
            <text:p>-1,11E+06</text:p>
          </table:table-cell>
          <table:table-cell table:style-name="ce2" office:value-type="float" office:value="393999" calcext:value-type="float">
            <text:p>3,94E+05</text:p>
          </table:table-cell>
          <table:table-cell table:style-name="ce2" office:value-type="float" office:value="196731" calcext:value-type="float">
            <text:p>1,9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232.8" calcext:value-type="float">
            <text:p>2,92E+04</text:p>
          </table:table-cell>
          <table:table-cell table:style-name="ce2" office:value-type="float" office:value="278299000" calcext:value-type="float">
            <text:p>2,78E+08</text:p>
          </table:table-cell>
          <table:table-cell table:style-name="ce2" office:value-type="float" office:value="-1113680" calcext:value-type="float">
            <text:p>-1,11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150353" calcext:value-type="float">
            <text:p>1,5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298.9" calcext:value-type="float">
            <text:p>2,93E+04</text:p>
          </table:table-cell>
          <table:table-cell table:style-name="ce2" office:value-type="float" office:value="277802000" calcext:value-type="float">
            <text:p>2,78E+08</text:p>
          </table:table-cell>
          <table:table-cell table:style-name="ce2" office:value-type="float" office:value="-1110000" calcext:value-type="float">
            <text:p>-1,11E+06</text:p>
          </table:table-cell>
          <table:table-cell table:style-name="ce2" office:value-type="float" office:value="111809" calcext:value-type="float">
            <text:p>1,12E+05</text:p>
          </table:table-cell>
          <table:table-cell table:style-name="ce2" office:value-type="float" office:value="161234" calcext:value-type="float">
            <text:p>1,6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365.1" calcext:value-type="float">
            <text:p>2,94E+04</text:p>
          </table:table-cell>
          <table:table-cell table:style-name="ce2" office:value-type="float" office:value="278977000" calcext:value-type="float">
            <text:p>2,79E+08</text:p>
          </table:table-cell>
          <table:table-cell table:style-name="ce2" office:value-type="float" office:value="-1115540" calcext:value-type="float">
            <text:p>-1,12E+06</text:p>
          </table:table-cell>
          <table:table-cell table:style-name="ce2" office:value-type="float" office:value="426644" calcext:value-type="float">
            <text:p>4,27E+05</text:p>
          </table:table-cell>
          <table:table-cell table:style-name="ce2" office:value-type="float" office:value="264610" calcext:value-type="float">
            <text:p>2,6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431.2" calcext:value-type="float">
            <text:p>2,94E+04</text:p>
          </table:table-cell>
          <table:table-cell table:style-name="ce2" office:value-type="float" office:value="280029000" calcext:value-type="float">
            <text:p>2,80E+08</text:p>
          </table:table-cell>
          <table:table-cell table:style-name="ce2" office:value-type="float" office:value="-1117100" calcext:value-type="float">
            <text:p>-1,12E+06</text:p>
          </table:table-cell>
          <table:table-cell table:style-name="ce2" office:value-type="float" office:value="255377" calcext:value-type="float">
            <text:p>2,55E+05</text:p>
          </table:table-cell>
          <table:table-cell table:style-name="ce2" office:value-type="float" office:value="349273" calcext:value-type="float">
            <text:p>3,49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497.4" calcext:value-type="float">
            <text:p>2,95E+04</text:p>
          </table:table-cell>
          <table:table-cell table:style-name="ce2" office:value-type="float" office:value="279767000" calcext:value-type="float">
            <text:p>2,80E+08</text:p>
          </table:table-cell>
          <table:table-cell table:style-name="ce2" office:value-type="float" office:value="-1119780" calcext:value-type="float">
            <text:p>-1,12E+06</text:p>
          </table:table-cell>
          <table:table-cell table:style-name="ce2" office:value-type="float" office:value="365800" calcext:value-type="float">
            <text:p>3,66E+05</text:p>
          </table:table-cell>
          <table:table-cell table:style-name="ce2" office:value-type="float" office:value="204649" calcext:value-type="float">
            <text:p>2,05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563.5" calcext:value-type="float">
            <text:p>2,96E+04</text:p>
          </table:table-cell>
          <table:table-cell table:style-name="ce2" office:value-type="float" office:value="281446000" calcext:value-type="float">
            <text:p>2,81E+08</text:p>
          </table:table-cell>
          <table:table-cell table:style-name="ce2" office:value-type="float" office:value="-1123180" calcext:value-type="float">
            <text:p>-1,12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64382.8" calcext:value-type="float">
            <text:p>6,4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629.6" calcext:value-type="float">
            <text:p>2,96E+04</text:p>
          </table:table-cell>
          <table:table-cell table:style-name="ce2" office:value-type="float" office:value="280632000" calcext:value-type="float">
            <text:p>2,81E+08</text:p>
          </table:table-cell>
          <table:table-cell table:style-name="ce2" office:value-type="float" office:value="-111966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695.8" calcext:value-type="float">
            <text:p>2,97E+04</text:p>
          </table:table-cell>
          <table:table-cell table:style-name="ce2" office:value-type="float" office:value="282744000" calcext:value-type="float">
            <text:p>2,83E+08</text:p>
          </table:table-cell>
          <table:table-cell table:style-name="ce2" office:value-type="float" office:value="-112043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761.9" calcext:value-type="float">
            <text:p>2,98E+04</text:p>
          </table:table-cell>
          <table:table-cell table:style-name="ce2" office:value-type="float" office:value="282798000" calcext:value-type="float">
            <text:p>2,83E+08</text:p>
          </table:table-cell>
          <table:table-cell table:style-name="ce2" office:value-type="float" office:value="-1114550" calcext:value-type="float">
            <text:p>-1,11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828" calcext:value-type="float">
            <text:p>2,98E+04</text:p>
          </table:table-cell>
          <table:table-cell table:style-name="ce2" office:value-type="float" office:value="283078000" calcext:value-type="float">
            <text:p>2,83E+08</text:p>
          </table:table-cell>
          <table:table-cell table:style-name="ce2" office:value-type="float" office:value="-1114190" calcext:value-type="float">
            <text:p>-1,11E+06</text:p>
          </table:table-cell>
          <table:table-cell table:style-name="ce2" office:value-type="float" office:value="59449.8" calcext:value-type="float">
            <text:p>5,94E+04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894.2" calcext:value-type="float">
            <text:p>2,99E+04</text:p>
          </table:table-cell>
          <table:table-cell table:style-name="ce2" office:value-type="float" office:value="284274000" calcext:value-type="float">
            <text:p>2,84E+08</text:p>
          </table:table-cell>
          <table:table-cell table:style-name="ce2" office:value-type="float" office:value="-1115530" calcext:value-type="float">
            <text:p>-1,12E+06</text:p>
          </table:table-cell>
          <table:table-cell table:style-name="ce2" office:value-type="float" office:value="111934" calcext:value-type="float">
            <text:p>1,12E+05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9960.3" calcext:value-type="float">
            <text:p>3,00E+04</text:p>
          </table:table-cell>
          <table:table-cell table:style-name="ce2" office:value-type="float" office:value="283961000" calcext:value-type="float">
            <text:p>2,84E+08</text:p>
          </table:table-cell>
          <table:table-cell table:style-name="ce2" office:value-type="float" office:value="-111606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026.5" calcext:value-type="float">
            <text:p>3,00E+04</text:p>
          </table:table-cell>
          <table:table-cell table:style-name="ce2" office:value-type="float" office:value="286156000" calcext:value-type="float">
            <text:p>2,86E+08</text:p>
          </table:table-cell>
          <table:table-cell table:style-name="ce2" office:value-type="float" office:value="-1111950" calcext:value-type="float">
            <text:p>-1,11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092.6" calcext:value-type="float">
            <text:p>3,01E+04</text:p>
          </table:table-cell>
          <table:table-cell table:style-name="ce2" office:value-type="float" office:value="285392000" calcext:value-type="float">
            <text:p>2,85E+08</text:p>
          </table:table-cell>
          <table:table-cell table:style-name="ce2" office:value-type="float" office:value="-1112450" calcext:value-type="float">
            <text:p>-1,11E+06</text:p>
          </table:table-cell>
          <table:table-cell table:style-name="ce2" office:value-type="float" office:value="190213" calcext:value-type="float">
            <text:p>1,90E+05</text:p>
          </table:table-cell>
          <table:table-cell table:style-name="ce2" office:value-type="float" office:value="82303.4" calcext:value-type="float">
            <text:p>8,2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158.7" calcext:value-type="float">
            <text:p>3,02E+04</text:p>
          </table:table-cell>
          <table:table-cell table:style-name="ce2" office:value-type="float" office:value="286473000" calcext:value-type="float">
            <text:p>2,86E+08</text:p>
          </table:table-cell>
          <table:table-cell table:style-name="ce2" office:value-type="float" office:value="-1115110" calcext:value-type="float">
            <text:p>-1,12E+06</text:p>
          </table:table-cell>
          <table:table-cell table:style-name="ce2" office:value-type="float" office:value="273599" calcext:value-type="float">
            <text:p>2,74E+05</text:p>
          </table:table-cell>
          <table:table-cell table:style-name="ce2" office:value-type="float" office:value="213760" calcext:value-type="float">
            <text:p>2,1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224.9" calcext:value-type="float">
            <text:p>3,02E+04</text:p>
          </table:table-cell>
          <table:table-cell table:style-name="ce2" office:value-type="float" office:value="287413000" calcext:value-type="float">
            <text:p>2,87E+08</text:p>
          </table:table-cell>
          <table:table-cell table:style-name="ce2" office:value-type="float" office:value="-1117000" calcext:value-type="float">
            <text:p>-1,12E+06</text:p>
          </table:table-cell>
          <table:table-cell table:style-name="ce2" office:value-type="float" office:value="177468" calcext:value-type="float">
            <text:p>1,77E+05</text:p>
          </table:table-cell>
          <table:table-cell table:style-name="ce2" office:value-type="float" office:value="232538" calcext:value-type="float">
            <text:p>2,3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291" calcext:value-type="float">
            <text:p>3,03E+04</text:p>
          </table:table-cell>
          <table:table-cell table:style-name="ce2" office:value-type="float" office:value="287418000" calcext:value-type="float">
            <text:p>2,87E+08</text:p>
          </table:table-cell>
          <table:table-cell table:style-name="ce2" office:value-type="float" office:value="-1118060" calcext:value-type="float">
            <text:p>-1,12E+06</text:p>
          </table:table-cell>
          <table:table-cell table:style-name="ce2" office:value-type="float" office:value="246546" calcext:value-type="float">
            <text:p>2,47E+05</text:p>
          </table:table-cell>
          <table:table-cell table:style-name="ce2" office:value-type="float" office:value="364447" calcext:value-type="float">
            <text:p>3,64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357.1" calcext:value-type="float">
            <text:p>3,04E+04</text:p>
          </table:table-cell>
          <table:table-cell table:style-name="ce2" office:value-type="float" office:value="289058000" calcext:value-type="float">
            <text:p>2,89E+08</text:p>
          </table:table-cell>
          <table:table-cell table:style-name="ce2" office:value-type="float" office:value="-1121100" calcext:value-type="float">
            <text:p>-1,12E+06</text:p>
          </table:table-cell>
          <table:table-cell table:style-name="ce2" office:value-type="float" office:value="669326" calcext:value-type="float">
            <text:p>6,69E+05</text:p>
          </table:table-cell>
          <table:table-cell table:style-name="ce2" office:value-type="float" office:value="452690" calcext:value-type="float">
            <text:p>4,5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423.3" calcext:value-type="float">
            <text:p>3,04E+04</text:p>
          </table:table-cell>
          <table:table-cell table:style-name="ce2" office:value-type="float" office:value="288247000" calcext:value-type="float">
            <text:p>2,88E+08</text:p>
          </table:table-cell>
          <table:table-cell table:style-name="ce2" office:value-type="float" office:value="-1129190" calcext:value-type="float">
            <text:p>-1,13E+06</text:p>
          </table:table-cell>
          <table:table-cell table:style-name="ce2" office:value-type="float" office:value="442197" calcext:value-type="float">
            <text:p>4,42E+05</text:p>
          </table:table-cell>
          <table:table-cell table:style-name="ce2" office:value-type="float" office:value="211241" calcext:value-type="float">
            <text:p>2,11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489.4" calcext:value-type="float">
            <text:p>3,05E+04</text:p>
          </table:table-cell>
          <table:table-cell table:style-name="ce2" office:value-type="float" office:value="289870000" calcext:value-type="float">
            <text:p>2,90E+08</text:p>
          </table:table-cell>
          <table:table-cell table:style-name="ce2" office:value-type="float" office:value="-112845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555.6" calcext:value-type="float">
            <text:p>3,06E+04</text:p>
          </table:table-cell>
          <table:table-cell table:style-name="ce2" office:value-type="float" office:value="290525000" calcext:value-type="float">
            <text:p>2,91E+08</text:p>
          </table:table-cell>
          <table:table-cell table:style-name="ce2" office:value-type="float" office:value="-112125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621.7" calcext:value-type="float">
            <text:p>3,06E+04</text:p>
          </table:table-cell>
          <table:table-cell table:style-name="ce2" office:value-type="float" office:value="290618000" calcext:value-type="float">
            <text:p>2,91E+08</text:p>
          </table:table-cell>
          <table:table-cell table:style-name="ce2" office:value-type="float" office:value="-1119310" calcext:value-type="float">
            <text:p>-1,12E+06</text:p>
          </table:table-cell>
          <table:table-cell table:style-name="ce2" office:value-type="float" office:value="322570" calcext:value-type="float">
            <text:p>3,23E+05</text:p>
          </table:table-cell>
          <table:table-cell table:style-name="ce2" office:value-type="float" office:value="41322.3" calcext:value-type="float">
            <text:p>4,1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687.8" calcext:value-type="float">
            <text:p>3,07E+04</text:p>
          </table:table-cell>
          <table:table-cell table:style-name="ce2" office:value-type="float" office:value="292079000" calcext:value-type="float">
            <text:p>2,92E+08</text:p>
          </table:table-cell>
          <table:table-cell table:style-name="ce2" office:value-type="float" office:value="-1126610" calcext:value-type="float">
            <text:p>-1,13E+06</text:p>
          </table:table-cell>
          <table:table-cell table:style-name="ce2" office:value-type="float" office:value="350950" calcext:value-type="float">
            <text:p>3,51E+05</text:p>
          </table:table-cell>
          <table:table-cell table:style-name="ce2" office:value-type="float" office:value="129638" calcext:value-type="float">
            <text:p>1,3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754" calcext:value-type="float">
            <text:p>3,08E+04</text:p>
          </table:table-cell>
          <table:table-cell table:style-name="ce2" office:value-type="float" office:value="291218000" calcext:value-type="float">
            <text:p>2,91E+08</text:p>
          </table:table-cell>
          <table:table-cell table:style-name="ce2" office:value-type="float" office:value="-112514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820.1" calcext:value-type="float">
            <text:p>3,08E+04</text:p>
          </table:table-cell>
          <table:table-cell table:style-name="ce2" office:value-type="float" office:value="293734000" calcext:value-type="float">
            <text:p>2,94E+08</text:p>
          </table:table-cell>
          <table:table-cell table:style-name="ce2" office:value-type="float" office:value="-112188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886.2" calcext:value-type="float">
            <text:p>3,09E+04</text:p>
          </table:table-cell>
          <table:table-cell table:style-name="ce2" office:value-type="float" office:value="293123000" calcext:value-type="float">
            <text:p>2,93E+08</text:p>
          </table:table-cell>
          <table:table-cell table:style-name="ce2" office:value-type="float" office:value="-1123450" calcext:value-type="float">
            <text:p>-1,12E+06</text:p>
          </table:table-cell>
          <table:table-cell table:style-name="ce2" office:value-type="float" office:value="154962" calcext:value-type="float">
            <text:p>1,55E+05</text:p>
          </table:table-cell>
          <table:table-cell table:style-name="ce2" office:value-type="float" office:value="27170.5" calcext:value-type="float">
            <text:p>2,7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0952.4" calcext:value-type="float">
            <text:p>3,10E+04</text:p>
          </table:table-cell>
          <table:table-cell table:style-name="ce2" office:value-type="float" office:value="293828000" calcext:value-type="float">
            <text:p>2,94E+08</text:p>
          </table:table-cell>
          <table:table-cell table:style-name="ce2" office:value-type="float" office:value="-1124450" calcext:value-type="float">
            <text:p>-1,12E+06</text:p>
          </table:table-cell>
          <table:table-cell table:style-name="ce2" office:value-type="float" office:value="28607.1" calcext:value-type="float">
            <text:p>2,86E+04</text:p>
          </table:table-cell>
          <table:table-cell table:style-name="ce2" office:value-type="float" office:value="31539.1" calcext:value-type="float">
            <text:p>3,15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018.5" calcext:value-type="float">
            <text:p>3,10E+04</text:p>
          </table:table-cell>
          <table:table-cell table:style-name="ce2" office:value-type="float" office:value="295003000" calcext:value-type="float">
            <text:p>2,95E+08</text:p>
          </table:table-cell>
          <table:table-cell table:style-name="ce2" office:value-type="float" office:value="-112392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084.7" calcext:value-type="float">
            <text:p>3,11E+04</text:p>
          </table:table-cell>
          <table:table-cell table:style-name="ce2" office:value-type="float" office:value="294695000" calcext:value-type="float">
            <text:p>2,95E+08</text:p>
          </table:table-cell>
          <table:table-cell table:style-name="ce2" office:value-type="float" office:value="-1122970" calcext:value-type="float">
            <text:p>-1,12E+06</text:p>
          </table:table-cell>
          <table:table-cell table:style-name="ce2" office:value-type="float" office:value="8659.37" calcext:value-type="float">
            <text:p>8,66E+03</text:p>
          </table:table-cell>
          <table:table-cell table:style-name="ce2" office:value-type="float" office:value="16270.5" calcext:value-type="float">
            <text:p>1,6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150.8" calcext:value-type="float">
            <text:p>3,12E+04</text:p>
          </table:table-cell>
          <table:table-cell table:style-name="ce2" office:value-type="float" office:value="296925000" calcext:value-type="float">
            <text:p>2,97E+08</text:p>
          </table:table-cell>
          <table:table-cell table:style-name="ce2" office:value-type="float" office:value="-1124070" calcext:value-type="float">
            <text:p>-1,12E+06</text:p>
          </table:table-cell>
          <table:table-cell table:style-name="ce2" office:value-type="float" office:value="129104" calcext:value-type="float">
            <text:p>1,29E+05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216.9" calcext:value-type="float">
            <text:p>3,12E+04</text:p>
          </table:table-cell>
          <table:table-cell table:style-name="ce2" office:value-type="float" office:value="295924000" calcext:value-type="float">
            <text:p>2,96E+08</text:p>
          </table:table-cell>
          <table:table-cell table:style-name="ce2" office:value-type="float" office:value="-112512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283.1" calcext:value-type="float">
            <text:p>3,13E+04</text:p>
          </table:table-cell>
          <table:table-cell table:style-name="ce2" office:value-type="float" office:value="297155000" calcext:value-type="float">
            <text:p>2,97E+08</text:p>
          </table:table-cell>
          <table:table-cell table:style-name="ce2" office:value-type="float" office:value="-1118860" calcext:value-type="float">
            <text:p>-1,12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27338.3" calcext:value-type="float">
            <text:p>2,7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349.2" calcext:value-type="float">
            <text:p>3,13E+04</text:p>
          </table:table-cell>
          <table:table-cell table:style-name="ce2" office:value-type="float" office:value="298026000" calcext:value-type="float">
            <text:p>2,98E+08</text:p>
          </table:table-cell>
          <table:table-cell table:style-name="ce2" office:value-type="float" office:value="-1124030" calcext:value-type="float">
            <text:p>-1,12E+06</text:p>
          </table:table-cell>
          <table:table-cell table:style-name="ce2" office:value-type="float" office:value="460911" calcext:value-type="float">
            <text:p>4,61E+05</text:p>
          </table:table-cell>
          <table:table-cell table:style-name="ce2" office:value-type="float" office:value="226777" calcext:value-type="float">
            <text:p>2,27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415.3" calcext:value-type="float">
            <text:p>3,14E+04</text:p>
          </table:table-cell>
          <table:table-cell table:style-name="ce2" office:value-type="float" office:value="298196000" calcext:value-type="float">
            <text:p>2,98E+08</text:p>
          </table:table-cell>
          <table:table-cell table:style-name="ce2" office:value-type="float" office:value="-1126520" calcext:value-type="float">
            <text:p>-1,13E+06</text:p>
          </table:table-cell>
          <table:table-cell table:style-name="ce2" office:value-type="float" office:value="284802" calcext:value-type="float">
            <text:p>2,85E+05</text:p>
          </table:table-cell>
          <table:table-cell table:style-name="ce2" office:value-type="float" office:value="286357" calcext:value-type="float">
            <text:p>2,8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481.5" calcext:value-type="float">
            <text:p>3,15E+04</text:p>
          </table:table-cell>
          <table:table-cell table:style-name="ce2" office:value-type="float" office:value="299805000" calcext:value-type="float">
            <text:p>3,00E+08</text:p>
          </table:table-cell>
          <table:table-cell table:style-name="ce2" office:value-type="float" office:value="-1128770" calcext:value-type="float">
            <text:p>-1,13E+06</text:p>
          </table:table-cell>
          <table:table-cell table:style-name="ce2" office:value-type="float" office:value="113358" calcext:value-type="float">
            <text:p>1,13E+05</text:p>
          </table:table-cell>
          <table:table-cell table:style-name="ce2" office:value-type="float" office:value="12447.3" calcext:value-type="float">
            <text:p>1,24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547.6" calcext:value-type="float">
            <text:p>3,15E+04</text:p>
          </table:table-cell>
          <table:table-cell table:style-name="ce2" office:value-type="float" office:value="298795000" calcext:value-type="float">
            <text:p>2,99E+08</text:p>
          </table:table-cell>
          <table:table-cell table:style-name="ce2" office:value-type="float" office:value="-112840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613.8" calcext:value-type="float">
            <text:p>3,16E+04</text:p>
          </table:table-cell>
          <table:table-cell table:style-name="ce2" office:value-type="float" office:value="300664000" calcext:value-type="float">
            <text:p>3,01E+08</text:p>
          </table:table-cell>
          <table:table-cell table:style-name="ce2" office:value-type="float" office:value="-112277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679.9" calcext:value-type="float">
            <text:p>3,17E+04</text:p>
          </table:table-cell>
          <table:table-cell table:style-name="ce2" office:value-type="float" office:value="301245000" calcext:value-type="float">
            <text:p>3,01E+08</text:p>
          </table:table-cell>
          <table:table-cell table:style-name="ce2" office:value-type="float" office:value="-1125850" calcext:value-type="float">
            <text:p>-1,13E+06</text:p>
          </table:table-cell>
          <table:table-cell table:style-name="ce2" office:value-type="float" office:value="213235" calcext:value-type="float">
            <text:p>2,13E+05</text:p>
          </table:table-cell>
          <table:table-cell table:style-name="ce2" office:value-type="float" office:value="52127.1" calcext:value-type="float">
            <text:p>5,21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746" calcext:value-type="float">
            <text:p>3,17E+04</text:p>
          </table:table-cell>
          <table:table-cell table:style-name="ce2" office:value-type="float" office:value="301161000" calcext:value-type="float">
            <text:p>3,01E+08</text:p>
          </table:table-cell>
          <table:table-cell table:style-name="ce2" office:value-type="float" office:value="-1126310" calcext:value-type="float">
            <text:p>-1,13E+06</text:p>
          </table:table-cell>
          <table:table-cell table:style-name="ce2" office:value-type="float" office:value="96408.2" calcext:value-type="float">
            <text:p>9,64E+04</text:p>
          </table:table-cell>
          <table:table-cell table:style-name="ce2" office:value-type="float" office:value="185700" calcext:value-type="float">
            <text:p>1,86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812.2" calcext:value-type="float">
            <text:p>3,18E+04</text:p>
          </table:table-cell>
          <table:table-cell table:style-name="ce2" office:value-type="float" office:value="302777000" calcext:value-type="float">
            <text:p>3,03E+08</text:p>
          </table:table-cell>
          <table:table-cell table:style-name="ce2" office:value-type="float" office:value="-1127460" calcext:value-type="float">
            <text:p>-1,13E+06</text:p>
          </table:table-cell>
          <table:table-cell table:style-name="ce2" office:value-type="float" office:value="247457" calcext:value-type="float">
            <text:p>2,47E+05</text:p>
          </table:table-cell>
          <table:table-cell table:style-name="ce2" office:value-type="float" office:value="222982" calcext:value-type="float">
            <text:p>2,2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878.3" calcext:value-type="float">
            <text:p>3,19E+04</text:p>
          </table:table-cell>
          <table:table-cell table:style-name="ce2" office:value-type="float" office:value="301922000" calcext:value-type="float">
            <text:p>3,02E+08</text:p>
          </table:table-cell>
          <table:table-cell table:style-name="ce2" office:value-type="float" office:value="-1130430" calcext:value-type="float">
            <text:p>-1,13E+06</text:p>
          </table:table-cell>
          <table:table-cell table:style-name="ce2" office:value-type="float" office:value="325082" calcext:value-type="float">
            <text:p>3,25E+05</text:p>
          </table:table-cell>
          <table:table-cell table:style-name="ce2" office:value-type="float" office:value="199706" calcext:value-type="float">
            <text:p>2,00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1944.4" calcext:value-type="float">
            <text:p>3,19E+04</text:p>
          </table:table-cell>
          <table:table-cell table:style-name="ce2" office:value-type="float" office:value="304390000" calcext:value-type="float">
            <text:p>3,04E+08</text:p>
          </table:table-cell>
          <table:table-cell table:style-name="ce2" office:value-type="float" office:value="-1132860" calcext:value-type="float">
            <text:p>-1,13E+06</text:p>
          </table:table-cell>
          <table:table-cell table:style-name="ce2" office:value-type="float" office:value="26579.6" calcext:value-type="float">
            <text:p>2,66E+04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010.6" calcext:value-type="float">
            <text:p>3,20E+04</text:p>
          </table:table-cell>
          <table:table-cell table:style-name="ce2" office:value-type="float" office:value="303939000" calcext:value-type="float">
            <text:p>3,04E+08</text:p>
          </table:table-cell>
          <table:table-cell table:style-name="ce2" office:value-type="float" office:value="-113087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076.7" calcext:value-type="float">
            <text:p>3,21E+04</text:p>
          </table:table-cell>
          <table:table-cell table:style-name="ce2" office:value-type="float" office:value="304462000" calcext:value-type="float">
            <text:p>3,04E+08</text:p>
          </table:table-cell>
          <table:table-cell table:style-name="ce2" office:value-type="float" office:value="-1124580" calcext:value-type="float">
            <text:p>-1,12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142.9" calcext:value-type="float">
            <text:p>3,21E+04</text:p>
          </table:table-cell>
          <table:table-cell table:style-name="ce2" office:value-type="float" office:value="305472000" calcext:value-type="float">
            <text:p>3,05E+08</text:p>
          </table:table-cell>
          <table:table-cell table:style-name="ce2" office:value-type="float" office:value="-1124470" calcext:value-type="float">
            <text:p>-1,12E+06</text:p>
          </table:table-cell>
          <table:table-cell table:style-name="ce2" office:value-type="float" office:value="63846.7" calcext:value-type="float">
            <text:p>6,38E+04</text:p>
          </table:table-cell>
          <table:table-cell table:style-name="ce2" office:value-type="float" office:value="68299.8" calcext:value-type="float">
            <text:p>6,83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209" calcext:value-type="float">
            <text:p>3,22E+04</text:p>
          </table:table-cell>
          <table:table-cell table:style-name="ce2" office:value-type="float" office:value="305635000" calcext:value-type="float">
            <text:p>3,06E+08</text:p>
          </table:table-cell>
          <table:table-cell table:style-name="ce2" office:value-type="float" office:value="-1125640" calcext:value-type="float">
            <text:p>-1,13E+06</text:p>
          </table:table-cell>
          <table:table-cell table:style-name="ce2" office:value-type="float" office:value="525816" calcext:value-type="float">
            <text:p>5,26E+05</text:p>
          </table:table-cell>
          <table:table-cell table:style-name="ce2" office:value-type="float" office:value="398155" calcext:value-type="float">
            <text:p>3,98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275.1" calcext:value-type="float">
            <text:p>3,23E+04</text:p>
          </table:table-cell>
          <table:table-cell table:style-name="ce2" office:value-type="float" office:value="307400000" calcext:value-type="float">
            <text:p>3,07E+08</text:p>
          </table:table-cell>
          <table:table-cell table:style-name="ce2" office:value-type="float" office:value="-1133210" calcext:value-type="float">
            <text:p>-1,13E+06</text:p>
          </table:table-cell>
          <table:table-cell table:style-name="ce2" office:value-type="float" office:value="604802" calcext:value-type="float">
            <text:p>6,05E+05</text:p>
          </table:table-cell>
          <table:table-cell table:style-name="ce2" office:value-type="float" office:value="393023" calcext:value-type="float">
            <text:p>3,93E+0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341.3" calcext:value-type="float">
            <text:p>3,23E+04</text:p>
          </table:table-cell>
          <table:table-cell table:style-name="ce2" office:value-type="float" office:value="306834000" calcext:value-type="float">
            <text:p>3,07E+08</text:p>
          </table:table-cell>
          <table:table-cell table:style-name="ce2" office:value-type="float" office:value="-1135700" calcext:value-type="float">
            <text:p>-1,14E+06</text:p>
          </table:table-cell>
          <table:table-cell table:style-name="ce2" office:value-type="float" office:value="48450.9" calcext:value-type="float">
            <text:p>4,85E+04</text:p>
          </table:table-cell>
          <table:table-cell table:style-name="ce2" office:value-type="float" office:value="76968.9" calcext:value-type="float">
            <text:p>7,70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407.4" calcext:value-type="float">
            <text:p>3,24E+04</text:p>
          </table:table-cell>
          <table:table-cell table:style-name="ce2" office:value-type="float" office:value="307825000" calcext:value-type="float">
            <text:p>3,08E+08</text:p>
          </table:table-cell>
          <table:table-cell table:style-name="ce2" office:value-type="float" office:value="-113402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473.5" calcext:value-type="float">
            <text:p>3,25E+04</text:p>
          </table:table-cell>
          <table:table-cell table:style-name="ce2" office:value-type="float" office:value="308559000" calcext:value-type="float">
            <text:p>3,09E+08</text:p>
          </table:table-cell>
          <table:table-cell table:style-name="ce2" office:value-type="float" office:value="-112868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539.7" calcext:value-type="float">
            <text:p>3,25E+04</text:p>
          </table:table-cell>
          <table:table-cell table:style-name="ce2" office:value-type="float" office:value="308930000" calcext:value-type="float">
            <text:p>3,09E+08</text:p>
          </table:table-cell>
          <table:table-cell table:style-name="ce2" office:value-type="float" office:value="-1126160" calcext:value-type="float">
            <text:p>-1,13E+06</text:p>
          </table:table-cell>
          <table:table-cell table:style-name="ce2" office:value-type="float" office:value="206511" calcext:value-type="float">
            <text:p>2,07E+05</text:p>
          </table:table-cell>
          <table:table-cell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605.8" calcext:value-type="float">
            <text:p>3,26E+04</text:p>
          </table:table-cell>
          <table:table-cell table:style-name="ce2" office:value-type="float" office:value="310256000" calcext:value-type="float">
            <text:p>3,10E+08</text:p>
          </table:table-cell>
          <table:table-cell table:style-name="ce2" office:value-type="float" office:value="-1132110" calcext:value-type="float">
            <text:p>-1,13E+06</text:p>
          </table:table-cell>
          <table:table-cell table:style-name="ce2" office:value-type="float" office:value="158530" calcext:value-type="float">
            <text:p>1,59E+05</text:p>
          </table:table-cell>
          <table:table-cell table:style-name="ce2" office:value-type="float" office:value="66504.4" calcext:value-type="float">
            <text:p>6,65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672" calcext:value-type="float">
            <text:p>3,27E+04</text:p>
          </table:table-cell>
          <table:table-cell table:style-name="ce2" office:value-type="float" office:value="309731000" calcext:value-type="float">
            <text:p>3,10E+08</text:p>
          </table:table-cell>
          <table:table-cell table:style-name="ce2" office:value-type="float" office:value="-112880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738.1" calcext:value-type="float">
            <text:p>3,27E+04</text:p>
          </table:table-cell>
          <table:table-cell table:style-name="ce2" office:value-type="float" office:value="311412000" calcext:value-type="float">
            <text:p>3,11E+08</text:p>
          </table:table-cell>
          <table:table-cell table:style-name="ce2" office:value-type="float" office:value="-112936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804.2" calcext:value-type="float">
            <text:p>3,28E+04</text:p>
          </table:table-cell>
          <table:table-cell table:style-name="ce2" office:value-type="float" office:value="311720000" calcext:value-type="float">
            <text:p>3,12E+08</text:p>
          </table:table-cell>
          <table:table-cell table:style-name="ce2" office:value-type="float" office:value="-112781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870.4" calcext:value-type="float">
            <text:p>3,29E+04</text:p>
          </table:table-cell>
          <table:table-cell table:style-name="ce2" office:value-type="float" office:value="312224000" calcext:value-type="float">
            <text:p>3,12E+08</text:p>
          </table:table-cell>
          <table:table-cell table:style-name="ce2" office:value-type="float" office:value="-112866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936.5" calcext:value-type="float">
            <text:p>3,29E+04</text:p>
          </table:table-cell>
          <table:table-cell table:style-name="ce2" office:value-type="float" office:value="312953000" calcext:value-type="float">
            <text:p>3,13E+08</text:p>
          </table:table-cell>
          <table:table-cell table:style-name="ce2" office:value-type="float" office:value="-1127370" calcext:value-type="float">
            <text:p>-1,13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85671.1" calcext:value-type="float">
            <text:p>8,57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002.6" calcext:value-type="float">
            <text:p>3,30E+04</text:p>
          </table:table-cell>
          <table:table-cell table:style-name="ce2" office:value-type="float" office:value="312882000" calcext:value-type="float">
            <text:p>3,13E+08</text:p>
          </table:table-cell>
          <table:table-cell table:style-name="ce2" office:value-type="float" office:value="-1128220" calcext:value-type="float">
            <text:p>-1,13E+06</text:p>
          </table:table-cell>
          <table:table-cell table:style-name="ce2" office:value-type="float" office:value="310161" calcext:value-type="float">
            <text:p>3,10E+05</text:p>
          </table:table-cell>
          <table:table-cell table:style-name="ce2" office:value-type="float" office:value="91075.7" calcext:value-type="float">
            <text:p>9,11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068.8" calcext:value-type="float">
            <text:p>3,31E+04</text:p>
          </table:table-cell>
          <table:table-cell table:style-name="ce2" office:value-type="float" office:value="315128000" calcext:value-type="float">
            <text:p>3,15E+08</text:p>
          </table:table-cell>
          <table:table-cell table:style-name="ce2" office:value-type="float" office:value="-1132520" calcext:value-type="float">
            <text:p>-1,13E+06</text:p>
          </table:table-cell>
          <table:table-cell table:number-columns-repeated="2" office:value-type="string" calcext:value-type="string">
            <text:p>0.00000e+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134.9" calcext:value-type="float">
            <text:p>3,31E+04</text:p>
          </table:table-cell>
          <table:table-cell table:style-name="ce2" office:value-type="float" office:value="314298000" calcext:value-type="float">
            <text:p>3,14E+08</text:p>
          </table:table-cell>
          <table:table-cell table:style-name="ce2" office:value-type="float" office:value="-1128040" calcext:value-type="float">
            <text:p>-1,13E+06</text:p>
          </table:table-cell>
          <table:table-cell office:value-type="string" calcext:value-type="string">
            <text:p>0.00000e+000</text:p>
          </table:table-cell>
          <table:table-cell table:style-name="ce2" office:value-type="float" office:value="7501.39" calcext:value-type="float">
            <text:p>7,50E+0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201.1" calcext:value-type="float">
            <text:p>3,32E+04</text:p>
          </table:table-cell>
          <table:table-cell table:style-name="ce2" office:value-type="float" office:value="315638000" calcext:value-type="float">
            <text:p>3,16E+08</text:p>
          </table:table-cell>
          <table:table-cell table:style-name="ce2" office:value-type="float" office:value="-1126840" calcext:value-type="float">
            <text:p>-1,13E+06</text:p>
          </table:table-cell>
          <table:table-cell table:style-name="ce2" office:value-type="float" office:value="374958" calcext:value-type="float">
            <text:p>3,75E+05</text:p>
          </table:table-cell>
          <table:table-cell table:style-name="ce2" office:value-type="float" office:value="68200.5" calcext:value-type="float">
            <text:p>6,82E+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267.2" calcext:value-type="float">
            <text:p>3,33E+04</text:p>
          </table:table-cell>
          <table:table-cell table:style-name="ce2" office:value-type="float" office:value="315679000" calcext:value-type="float">
            <text:p>3,16E+08</text:p>
          </table:table-cell>
          <table:table-cell table:style-name="ce2" office:value-type="float" office:value="-1134280" calcext:value-type="float">
            <text:p>-1,13E+06</text:p>
          </table:table-cell>
          <table:table-cell table:style-name="ce2" office:value-type="float" office:value="171547" calcext:value-type="float">
            <text:p>1,72E+05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3333.3" calcext:value-type="float">
            <text:p>3,33E+04</text:p>
          </table:table-cell>
          <table:table-cell table:style-name="ce2" office:value-type="float" office:value="312336000" calcext:value-type="float">
            <text:p>3,12E+08</text:p>
          </table:table-cell>
          <table:table-cell table:style-name="ce2" office:value-type="float" office:value="-1129690" calcext:value-type="float">
            <text:p>-1,13E+06</text:p>
          </table:table-cell>
          <table:table-cell office:value-type="string" calcext:value-type="string">
            <text:p>0.00000e+000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 table:number-rows-repeated="10480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dce6f1"/>
    </style:style>
    <style:style style:name="_32_0_25__20_-_20_Ênfase2" style:display-name="20% - Ênfase2" style:family="table-cell" style:parent-style-name="Default" style:data-style-name="N0">
      <style:table-cell-properties fo:background-color="#f2dcdb"/>
    </style:style>
    <style:style style:name="_32_0_25__20_-_20_Ênfase3" style:display-name="20% - Ênfase3" style:family="table-cell" style:parent-style-name="Default" style:data-style-name="N0">
      <style:table-cell-properties fo:background-color="#ebf1de"/>
    </style:style>
    <style:style style:name="_32_0_25__20_-_20_Ênfase4" style:display-name="20% - Ênfase4" style:family="table-cell" style:parent-style-name="Default" style:data-style-name="N0">
      <style:table-cell-properties fo:background-color="#e4dfec"/>
    </style:style>
    <style:style style:name="_32_0_25__20_-_20_Ênfase5" style:display-name="20% - Ênfase5" style:family="table-cell" style:parent-style-name="Default" style:data-style-name="N0">
      <style:table-cell-properties fo:background-color="#daeef3"/>
    </style:style>
    <style:style style:name="_32_0_25__20_-_20_Ênfase6" style:display-name="20% - Ênfase6" style:family="table-cell" style:parent-style-name="Default" style:data-style-name="N0">
      <style:table-cell-properties fo:background-color="#fde9d9"/>
    </style:style>
    <style:style style:name="_34_0_25__20_-_20_Ênfase1" style:display-name="40% - Ênfase1" style:family="table-cell" style:parent-style-name="Default" style:data-style-name="N0">
      <style:table-cell-properties fo:background-color="#b8cce4"/>
    </style:style>
    <style:style style:name="_34_0_25__20_-_20_Ênfase2" style:display-name="40% - Ênfase2" style:family="table-cell" style:parent-style-name="Default" style:data-style-name="N0">
      <style:table-cell-properties fo:background-color="#e6b8b7"/>
    </style:style>
    <style:style style:name="_34_0_25__20_-_20_Ênfase3" style:display-name="40% - Ênfase3" style:family="table-cell" style:parent-style-name="Default" style:data-style-name="N0">
      <style:table-cell-properties fo:background-color="#d8e4bc"/>
    </style:style>
    <style:style style:name="_34_0_25__20_-_20_Ênfase4" style:display-name="40% - Ênfase4" style:family="table-cell" style:parent-style-name="Default" style:data-style-name="N0">
      <style:table-cell-properties fo:background-color="#ccc0da"/>
    </style:style>
    <style:style style:name="_34_0_25__20_-_20_Ênfase5" style:display-name="40% - Ênfase5" style:family="table-cell" style:parent-style-name="Default" style:data-style-name="N0">
      <style:table-cell-properties fo:background-color="#b7dee8"/>
    </style:style>
    <style:style style:name="_34_0_25__20_-_20_Ênfase6" style:display-name="40% - Ênfase6" style:family="table-cell" style:parent-style-name="Default" style:data-style-name="N0">
      <style:table-cell-properties fo:background-color="#fcd5b4"/>
    </style:style>
    <style:style style:name="_36_0_25__20_-_20_Ênfase1" style:display-name="60% - Ênfase1" style:family="table-cell" style:parent-style-name="Default" style:data-style-name="N0">
      <style:table-cell-properties fo:background-color="#95b3d7"/>
      <style:text-properties fo:color="#ffffff"/>
    </style:style>
    <style:style style:name="_36_0_25__20_-_20_Ênfase2" style:display-name="60% - Ênfase2" style:family="table-cell" style:parent-style-name="Default" style:data-style-name="N0">
      <style:table-cell-properties fo:background-color="#da9694"/>
      <style:text-properties fo:color="#ffffff"/>
    </style:style>
    <style:style style:name="_36_0_25__20_-_20_Ênfase3" style:display-name="60% - Ênfase3" style:family="table-cell" style:parent-style-name="Default" style:data-style-name="N0">
      <style:table-cell-properties fo:background-color="#c4d79b"/>
      <style:text-properties fo:color="#ffffff"/>
    </style:style>
    <style:style style:name="_36_0_25__20_-_20_Ênfase4" style:display-name="60% - Ênfase4" style:family="table-cell" style:parent-style-name="Default" style:data-style-name="N0">
      <style:table-cell-properties fo:background-color="#b1a0c7"/>
      <style:text-properties fo:color="#ffffff"/>
    </style:style>
    <style:style style:name="_36_0_25__20_-_20_Ênfase5" style:display-name="60% - Ênfase5" style:family="table-cell" style:parent-style-name="Default" style:data-style-name="N0">
      <style:table-cell-properties fo:background-color="#92cddc"/>
      <style:text-properties fo:color="#ffffff"/>
    </style:style>
    <style:style style:name="_36_0_25__20_-_20_Ênfase6" style:display-name="60% - Ênfase6" style:family="table-cell" style:parent-style-name="Default" style:data-style-name="N0">
      <style:table-cell-properties fo:background-color="#fabf8f"/>
      <style:text-properties fo:color="#ffffff"/>
    </style:style>
    <style:style style:name="Bom" style:family="table-cell" style:parent-style-name="Default" style:data-style-name="N0">
      <style:table-cell-properties fo:background-color="#c6efce"/>
      <style:text-properties fo:color="#00610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f81bd"/>
      <style:text-properties fo:color="#ffffff"/>
    </style:style>
    <style:style style:name="Ênfase2" style:family="table-cell" style:parent-style-name="Default" style:data-style-name="N0">
      <style:table-cell-properties fo:background-color="#c0504d"/>
      <style:text-properties fo:color="#ffffff"/>
    </style:style>
    <style:style style:name="Ênfase3" style:family="table-cell" style:parent-style-name="Default" style:data-style-name="N0">
      <style:table-cell-properties fo:background-color="#9bbb59"/>
      <style:text-properties fo:color="#ffffff"/>
    </style:style>
    <style:style style:name="Ênfase4" style:family="table-cell" style:parent-style-name="Default" style:data-style-name="N0">
      <style:table-cell-properties fo:background-color="#8064a2"/>
      <style:text-properties fo:color="#ffffff"/>
    </style:style>
    <style:style style:name="Ênfase5" style:family="table-cell" style:parent-style-name="Default" style:data-style-name="N0">
      <style:table-cell-properties fo:background-color="#4bacc6"/>
      <style:text-properties fo:color="#ffffff"/>
    </style:style>
    <style:style style:name="Ênfase6" style:family="table-cell" style:parent-style-name="Default" style:data-style-name="N0">
      <style:table-cell-properties fo:background-color="#f79646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correto" style:family="table-cell" style:parent-style-name="Default" style:data-style-name="N0">
      <style:table-cell-properties fo:background-color="#ffc7ce"/>
      <style:text-properties fo:color="#9c0006"/>
    </style:style>
    <style:style style:name="Neutra" style:family="table-cell" style:parent-style-name="Default" style:data-style-name="N0">
      <style:table-cell-properties fo:background-color="#ffeb9c"/>
      <style:text-properties fo:color="#9c6500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1" style:display-name="Título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6:32:23.4317257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vcarreira</meta:initial-creator>
    <meta:creation-date>2017-02-13T18:53:58Z</meta:creation-date>
    <dc:date>2017-03-13T16:46:28.981200857</dc:date>
    <meta:editing-duration>PT7H22M3S</meta:editing-duration>
    <meta:editing-cycles>7</meta:editing-cycles>
    <meta:document-statistic meta:table-count="1" meta:cell-count="25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terpolation="cubic-spline" chart:symbol-type="automatic" chart:auto-position="true" chart:auto-size="true" chart:treat-empty-cells="ignore">
        <chart:symbol-image/>
      </style:chart-properties>
      <style:graphic-properties draw:stroke="none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/>
      <style:text-properties fo:color="#000000" style:text-position="0% 100%" fo:font-family="Calibri" fo:font-size="10.0000801086426pt" style:font-family-asian="Calibri" style:font-size-asian="10.0000801086426pt" style:font-family-complex="Calibri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axis-label-position="outside-start" chart:tick-mark-position="at-labels"/>
      <style:graphic-properties svg:stroke-width="0.026cm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9cm" svg:stroke-color="#3333ff" draw:fill="none" draw:fill-color="#3333ff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6.035cm" svg:height="13.753cm" xlink:href=".." xlink:type="simple" chart:class="chart:scatter" chart:style-name="ch1">
        <chart:title svg:x="6.883cm" svg:y="0.41cm" chart:style-name="ch2">
          <text:p>Radially Average Power Spectrum</text:p>
        </chart:title>
        <chart:plot-area chart:style-name="ch3" table:cell-range-address="Bouguer_FFT.B8:Bouguer_FFT.B512 Bouguer_FFT.D8:Bouguer_FFT.D512" svg:x="1.633cm" svg:y="1.836cm" svg:width="23.882cm" svg:height="10.559cm">
          <chartooo:coordinate-region svg:x="3.498cm" svg:y="2.062cm" svg:width="21.486cm" svg:height="9.633cm"/>
          <chart:axis chart:dimension="x" chart:name="primary-x" chart:style-name="ch4">
            <chart:title svg:x="11.261cm" svg:y="12.67cm" chart:style-name="ch5">
              <text:p>Wavenumber (1/k_unit)</text:p>
            </chart:title>
          </chart:axis>
          <chart:axis chart:dimension="y" chart:name="primary-y" chart:style-name="ch6">
            <chart:title svg:x="0.451cm" svg:y="8.185cm" chart:style-name="ch7">
              <text:p>ln (Power)</text:p>
            </chart:title>
          </chart:axis>
          <chart:series chart:style-name="ch8" chart:values-cell-range-address="Bouguer_FFT.D8:Bouguer_FFT.D512" chart:class="chart:scatter">
            <chart:domain table:cell-range-address="Bouguer_FFT.B8:Bouguer_FFT.B512"/>
            <chart:data-point chart:repeated="5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Bouguer_FFT.B8:Bouguer_FFT.B512</svg:desc>
                </draw:g>
              </table:table-cell>
              <table:table-cell office:value-type="float" office:value="1147550">
                <text:p>1147550</text:p>
                <draw:g>
                  <svg:desc>Bouguer_FFT.D8:Bouguer_FFT.D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1376">
                <text:p>66.1376</text:p>
              </table:table-cell>
              <table:table-cell office:value-type="float" office:value="1008020">
                <text:p>1008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275">
                <text:p>132.275</text:p>
              </table:table-cell>
              <table:table-cell office:value-type="float" office:value="974604">
                <text:p>97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.413">
                <text:p>198.413</text:p>
              </table:table-cell>
              <table:table-cell office:value-type="float" office:value="940132">
                <text:p>940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.55">
                <text:p>264.55</text:p>
              </table:table-cell>
              <table:table-cell office:value-type="float" office:value="824535">
                <text:p>824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.688">
                <text:p>330.688</text:p>
              </table:table-cell>
              <table:table-cell office:value-type="float" office:value="745876">
                <text:p>745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.825">
                <text:p>396.825</text:p>
              </table:table-cell>
              <table:table-cell office:value-type="float" office:value="703089">
                <text:p>70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.963">
                <text:p>462.963</text:p>
              </table:table-cell>
              <table:table-cell office:value-type="float" office:value="635504">
                <text:p>635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9.101">
                <text:p>529.101</text:p>
              </table:table-cell>
              <table:table-cell office:value-type="float" office:value="601342">
                <text:p>601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5.238">
                <text:p>595.238</text:p>
              </table:table-cell>
              <table:table-cell office:value-type="float" office:value="578148">
                <text:p>578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1.376">
                <text:p>661.376</text:p>
              </table:table-cell>
              <table:table-cell office:value-type="float" office:value="522662">
                <text:p>522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7.513">
                <text:p>727.513</text:p>
              </table:table-cell>
              <table:table-cell office:value-type="float" office:value="475430">
                <text:p>4754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651">
                <text:p>793.651</text:p>
              </table:table-cell>
              <table:table-cell office:value-type="float" office:value="421337">
                <text:p>42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.788">
                <text:p>859.788</text:p>
              </table:table-cell>
              <table:table-cell office:value-type="float" office:value="396605">
                <text:p>396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5.926">
                <text:p>925.926</text:p>
              </table:table-cell>
              <table:table-cell office:value-type="float" office:value="372022">
                <text:p>372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2.063">
                <text:p>992.063</text:p>
              </table:table-cell>
              <table:table-cell office:value-type="float" office:value="359327">
                <text:p>359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8.2">
                <text:p>1058.2</text:p>
              </table:table-cell>
              <table:table-cell office:value-type="float" office:value="357470">
                <text:p>357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4.34">
                <text:p>1124.34</text:p>
              </table:table-cell>
              <table:table-cell office:value-type="float" office:value="331599">
                <text:p>331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0.48">
                <text:p>1190.48</text:p>
              </table:table-cell>
              <table:table-cell office:value-type="float" office:value="314711">
                <text:p>314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.61">
                <text:p>1256.61</text:p>
              </table:table-cell>
              <table:table-cell office:value-type="float" office:value="305225">
                <text:p>305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2.75">
                <text:p>1322.75</text:p>
              </table:table-cell>
              <table:table-cell office:value-type="float" office:value="283159">
                <text:p>283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8.89">
                <text:p>1388.89</text:p>
              </table:table-cell>
              <table:table-cell office:value-type="float" office:value="265520">
                <text:p>265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5.03">
                <text:p>1455.03</text:p>
              </table:table-cell>
              <table:table-cell office:value-type="float" office:value="259047">
                <text:p>259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1.16">
                <text:p>1521.16</text:p>
              </table:table-cell>
              <table:table-cell office:value-type="float" office:value="222813">
                <text:p>222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7.3">
                <text:p>1587.3</text:p>
              </table:table-cell>
              <table:table-cell office:value-type="float" office:value="218329">
                <text:p>218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3.44">
                <text:p>1653.44</text:p>
              </table:table-cell>
              <table:table-cell office:value-type="float" office:value="192313">
                <text:p>192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9.58">
                <text:p>1719.58</text:p>
              </table:table-cell>
              <table:table-cell office:value-type="float" office:value="195469">
                <text:p>195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5.71">
                <text:p>1785.71</text:p>
              </table:table-cell>
              <table:table-cell office:value-type="float" office:value="187343">
                <text:p>187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1.85">
                <text:p>1851.85</text:p>
              </table:table-cell>
              <table:table-cell office:value-type="float" office:value="155132">
                <text:p>155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.99">
                <text:p>1917.99</text:p>
              </table:table-cell>
              <table:table-cell office:value-type="float" office:value="147122">
                <text:p>147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4.13">
                <text:p>1984.13</text:p>
              </table:table-cell>
              <table:table-cell office:value-type="float" office:value="149934">
                <text:p>149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0.26">
                <text:p>2050.26</text:p>
              </table:table-cell>
              <table:table-cell office:value-type="float" office:value="139645">
                <text:p>13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16.4">
                <text:p>2116.4</text:p>
              </table:table-cell>
              <table:table-cell office:value-type="float" office:value="125902">
                <text:p>125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2.54">
                <text:p>2182.54</text:p>
              </table:table-cell>
              <table:table-cell office:value-type="float" office:value="112803">
                <text:p>112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48.68">
                <text:p>2248.68</text:p>
              </table:table-cell>
              <table:table-cell office:value-type="float" office:value="104443">
                <text:p>104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14.81">
                <text:p>2314.81</text:p>
              </table:table-cell>
              <table:table-cell office:value-type="float" office:value="81198.3">
                <text:p>8119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0.95">
                <text:p>2380.95</text:p>
              </table:table-cell>
              <table:table-cell office:value-type="float" office:value="59586.1">
                <text:p>59586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47.09">
                <text:p>2447.09</text:p>
              </table:table-cell>
              <table:table-cell office:value-type="float" office:value="40125.8">
                <text:p>4012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13.23">
                <text:p>2513.23</text:p>
              </table:table-cell>
              <table:table-cell office:value-type="float" office:value="31087.6">
                <text:p>31087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9.37">
                <text:p>2579.37</text:p>
              </table:table-cell>
              <table:table-cell office:value-type="float" office:value="5874.47">
                <text:p>5874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45.5">
                <text:p>2645.5</text:p>
              </table:table-cell>
              <table:table-cell office:value-type="float" office:value="-6007.71">
                <text:p>-6007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11.64">
                <text:p>2711.64</text:p>
              </table:table-cell>
              <table:table-cell office:value-type="float" office:value="-4745.35">
                <text:p>-4745.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77.78">
                <text:p>2777.78</text:p>
              </table:table-cell>
              <table:table-cell office:value-type="float" office:value="-9195.51">
                <text:p>-9195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43.92">
                <text:p>2843.92</text:p>
              </table:table-cell>
              <table:table-cell office:value-type="float" office:value="-13914.6">
                <text:p>-1391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10.05">
                <text:p>2910.05</text:p>
              </table:table-cell>
              <table:table-cell office:value-type="float" office:value="-19867.4">
                <text:p>-19867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76.19">
                <text:p>2976.19</text:p>
              </table:table-cell>
              <table:table-cell office:value-type="float" office:value="-38762.5">
                <text:p>-3876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2.33">
                <text:p>3042.33</text:p>
              </table:table-cell>
              <table:table-cell office:value-type="float" office:value="-61244.3">
                <text:p>-6124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08.47">
                <text:p>3108.47</text:p>
              </table:table-cell>
              <table:table-cell office:value-type="float" office:value="-72136.5">
                <text:p>-7213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4.6">
                <text:p>3174.6</text:p>
              </table:table-cell>
              <table:table-cell office:value-type="float" office:value="-72794.5">
                <text:p>-7279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40.74">
                <text:p>3240.74</text:p>
              </table:table-cell>
              <table:table-cell office:value-type="float" office:value="-74294.2">
                <text:p>-74294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6.88">
                <text:p>3306.88</text:p>
              </table:table-cell>
              <table:table-cell office:value-type="float" office:value="-92721.8">
                <text:p>-9272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73.02">
                <text:p>3373.02</text:p>
              </table:table-cell>
              <table:table-cell office:value-type="float" office:value="-111949">
                <text:p>-111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39.15">
                <text:p>3439.15</text:p>
              </table:table-cell>
              <table:table-cell office:value-type="float" office:value="-111737">
                <text:p>-1117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05.29">
                <text:p>3505.29</text:p>
              </table:table-cell>
              <table:table-cell office:value-type="float" office:value="-132727">
                <text:p>-13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71.43">
                <text:p>3571.43</text:p>
              </table:table-cell>
              <table:table-cell office:value-type="float" office:value="-137244">
                <text:p>-137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37.57">
                <text:p>3637.57</text:p>
              </table:table-cell>
              <table:table-cell office:value-type="float" office:value="-134353">
                <text:p>-134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03.7">
                <text:p>3703.7</text:p>
              </table:table-cell>
              <table:table-cell office:value-type="float" office:value="-139777">
                <text:p>-139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9.84">
                <text:p>3769.84</text:p>
              </table:table-cell>
              <table:table-cell office:value-type="float" office:value="-152693">
                <text:p>-1526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5.98">
                <text:p>3835.98</text:p>
              </table:table-cell>
              <table:table-cell office:value-type="float" office:value="-164393">
                <text:p>-164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2.12">
                <text:p>3902.12</text:p>
              </table:table-cell>
              <table:table-cell office:value-type="float" office:value="-184228">
                <text:p>-184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68.25">
                <text:p>3968.25</text:p>
              </table:table-cell>
              <table:table-cell office:value-type="float" office:value="-197207">
                <text:p>-1972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34.39">
                <text:p>4034.39</text:p>
              </table:table-cell>
              <table:table-cell office:value-type="float" office:value="-197886">
                <text:p>-1978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0.53">
                <text:p>4100.53</text:p>
              </table:table-cell>
              <table:table-cell office:value-type="float" office:value="-193802">
                <text:p>-193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66.67">
                <text:p>4166.67</text:p>
              </table:table-cell>
              <table:table-cell office:value-type="float" office:value="-200399">
                <text:p>-200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32.8">
                <text:p>4232.8</text:p>
              </table:table-cell>
              <table:table-cell office:value-type="float" office:value="-219843">
                <text:p>-219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8.94">
                <text:p>4298.94</text:p>
              </table:table-cell>
              <table:table-cell office:value-type="float" office:value="-225329">
                <text:p>-225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65.08">
                <text:p>4365.08</text:p>
              </table:table-cell>
              <table:table-cell office:value-type="float" office:value="-222197">
                <text:p>-2221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31.22">
                <text:p>4431.22</text:p>
              </table:table-cell>
              <table:table-cell office:value-type="float" office:value="-239116">
                <text:p>-239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97.35">
                <text:p>4497.35</text:p>
              </table:table-cell>
              <table:table-cell office:value-type="float" office:value="-257399">
                <text:p>-257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63.49">
                <text:p>4563.49</text:p>
              </table:table-cell>
              <table:table-cell office:value-type="float" office:value="-262631">
                <text:p>-262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29.63">
                <text:p>4629.63</text:p>
              </table:table-cell>
              <table:table-cell office:value-type="float" office:value="-277317">
                <text:p>-2773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77">
                <text:p>4695.77</text:p>
              </table:table-cell>
              <table:table-cell office:value-type="float" office:value="-261573">
                <text:p>-261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61.9">
                <text:p>4761.9</text:p>
              </table:table-cell>
              <table:table-cell office:value-type="float" office:value="-273502">
                <text:p>-273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28.04">
                <text:p>4828.04</text:p>
              </table:table-cell>
              <table:table-cell office:value-type="float" office:value="-276508">
                <text:p>-2765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4.18">
                <text:p>4894.18</text:p>
              </table:table-cell>
              <table:table-cell office:value-type="float" office:value="-284937">
                <text:p>-2849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0.32">
                <text:p>4960.32</text:p>
              </table:table-cell>
              <table:table-cell office:value-type="float" office:value="-292003">
                <text:p>-292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26.46">
                <text:p>5026.46</text:p>
              </table:table-cell>
              <table:table-cell office:value-type="float" office:value="-292974">
                <text:p>-292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2.59">
                <text:p>5092.59</text:p>
              </table:table-cell>
              <table:table-cell office:value-type="float" office:value="-307215">
                <text:p>-307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58.73">
                <text:p>5158.73</text:p>
              </table:table-cell>
              <table:table-cell office:value-type="float" office:value="-309718">
                <text:p>-309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24.87">
                <text:p>5224.87</text:p>
              </table:table-cell>
              <table:table-cell office:value-type="float" office:value="-309714">
                <text:p>-309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91.01">
                <text:p>5291.01</text:p>
              </table:table-cell>
              <table:table-cell office:value-type="float" office:value="-314580">
                <text:p>-3145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57.14">
                <text:p>5357.14</text:p>
              </table:table-cell>
              <table:table-cell office:value-type="float" office:value="-315373">
                <text:p>-315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23.28">
                <text:p>5423.28</text:p>
              </table:table-cell>
              <table:table-cell office:value-type="float" office:value="-337497">
                <text:p>-337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89.42">
                <text:p>5489.42</text:p>
              </table:table-cell>
              <table:table-cell office:value-type="float" office:value="-337339">
                <text:p>-337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55.56">
                <text:p>5555.56</text:p>
              </table:table-cell>
              <table:table-cell office:value-type="float" office:value="-330594">
                <text:p>-3305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21.69">
                <text:p>5621.69</text:p>
              </table:table-cell>
              <table:table-cell office:value-type="float" office:value="-335791">
                <text:p>-3357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87.83">
                <text:p>5687.83</text:p>
              </table:table-cell>
              <table:table-cell office:value-type="float" office:value="-350531">
                <text:p>-3505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53.97">
                <text:p>5753.97</text:p>
              </table:table-cell>
              <table:table-cell office:value-type="float" office:value="-352325">
                <text:p>-352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20.11">
                <text:p>5820.11</text:p>
              </table:table-cell>
              <table:table-cell office:value-type="float" office:value="-357901">
                <text:p>-3579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86.24">
                <text:p>5886.24</text:p>
              </table:table-cell>
              <table:table-cell office:value-type="float" office:value="-368528">
                <text:p>-3685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52.38">
                <text:p>5952.38</text:p>
              </table:table-cell>
              <table:table-cell office:value-type="float" office:value="-379332">
                <text:p>-379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18.52">
                <text:p>6018.52</text:p>
              </table:table-cell>
              <table:table-cell office:value-type="float" office:value="-382166">
                <text:p>-382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84.66">
                <text:p>6084.66</text:p>
              </table:table-cell>
              <table:table-cell office:value-type="float" office:value="-380440">
                <text:p>-3804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50.79">
                <text:p>6150.79</text:p>
              </table:table-cell>
              <table:table-cell office:value-type="float" office:value="-384716">
                <text:p>-3847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16.93">
                <text:p>6216.93</text:p>
              </table:table-cell>
              <table:table-cell office:value-type="float" office:value="-382797">
                <text:p>-38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83.07">
                <text:p>6283.07</text:p>
              </table:table-cell>
              <table:table-cell office:value-type="float" office:value="-387337">
                <text:p>-387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349.21">
                <text:p>6349.21</text:p>
              </table:table-cell>
              <table:table-cell office:value-type="float" office:value="-388171">
                <text:p>-3881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15.34">
                <text:p>6415.34</text:p>
              </table:table-cell>
              <table:table-cell office:value-type="float" office:value="-383740">
                <text:p>-3837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81.48">
                <text:p>6481.48</text:p>
              </table:table-cell>
              <table:table-cell office:value-type="float" office:value="-389627">
                <text:p>-3896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47.62">
                <text:p>6547.62</text:p>
              </table:table-cell>
              <table:table-cell office:value-type="float" office:value="-400410">
                <text:p>-4004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13.76">
                <text:p>6613.76</text:p>
              </table:table-cell>
              <table:table-cell office:value-type="float" office:value="-406099">
                <text:p>-4060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79.89">
                <text:p>6679.89</text:p>
              </table:table-cell>
              <table:table-cell office:value-type="float" office:value="-414778">
                <text:p>-414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46.03">
                <text:p>6746.03</text:p>
              </table:table-cell>
              <table:table-cell office:value-type="float" office:value="-416072">
                <text:p>-416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12.17">
                <text:p>6812.17</text:p>
              </table:table-cell>
              <table:table-cell office:value-type="float" office:value="-423272">
                <text:p>-423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78.31">
                <text:p>6878.31</text:p>
              </table:table-cell>
              <table:table-cell office:value-type="float" office:value="-424271">
                <text:p>-424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44.44">
                <text:p>6944.44</text:p>
              </table:table-cell>
              <table:table-cell office:value-type="float" office:value="-422157">
                <text:p>-422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10.58">
                <text:p>7010.58</text:p>
              </table:table-cell>
              <table:table-cell office:value-type="float" office:value="-422098">
                <text:p>-422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76.72">
                <text:p>7076.72</text:p>
              </table:table-cell>
              <table:table-cell office:value-type="float" office:value="-431182">
                <text:p>-4311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42.86">
                <text:p>7142.86</text:p>
              </table:table-cell>
              <table:table-cell office:value-type="float" office:value="-431440">
                <text:p>-4314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08.99">
                <text:p>7208.99</text:p>
              </table:table-cell>
              <table:table-cell office:value-type="float" office:value="-432780">
                <text:p>-4327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75.13">
                <text:p>7275.13</text:p>
              </table:table-cell>
              <table:table-cell office:value-type="float" office:value="-434946">
                <text:p>-434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41.27">
                <text:p>7341.27</text:p>
              </table:table-cell>
              <table:table-cell office:value-type="float" office:value="-446254">
                <text:p>-446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07.41">
                <text:p>7407.41</text:p>
              </table:table-cell>
              <table:table-cell office:value-type="float" office:value="-445749">
                <text:p>-445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73.54">
                <text:p>7473.54</text:p>
              </table:table-cell>
              <table:table-cell office:value-type="float" office:value="-441183">
                <text:p>-4411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39.68">
                <text:p>7539.68</text:p>
              </table:table-cell>
              <table:table-cell office:value-type="float" office:value="-440234">
                <text:p>-4402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05.82">
                <text:p>7605.82</text:p>
              </table:table-cell>
              <table:table-cell office:value-type="float" office:value="-449863">
                <text:p>-4498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71.96">
                <text:p>7671.96</text:p>
              </table:table-cell>
              <table:table-cell office:value-type="float" office:value="-456433">
                <text:p>-456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38.1">
                <text:p>7738.1</text:p>
              </table:table-cell>
              <table:table-cell office:value-type="float" office:value="-455269">
                <text:p>-45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04.23">
                <text:p>7804.23</text:p>
              </table:table-cell>
              <table:table-cell office:value-type="float" office:value="-452746">
                <text:p>-4527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0.37">
                <text:p>7870.37</text:p>
              </table:table-cell>
              <table:table-cell office:value-type="float" office:value="-455912">
                <text:p>-4559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36.51">
                <text:p>7936.51</text:p>
              </table:table-cell>
              <table:table-cell office:value-type="float" office:value="-465295">
                <text:p>-4652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02.65">
                <text:p>8002.65</text:p>
              </table:table-cell>
              <table:table-cell office:value-type="float" office:value="-470013">
                <text:p>-470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68.78">
                <text:p>8068.78</text:p>
              </table:table-cell>
              <table:table-cell office:value-type="float" office:value="-463136">
                <text:p>-463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134.92">
                <text:p>8134.92</text:p>
              </table:table-cell>
              <table:table-cell office:value-type="float" office:value="-461409">
                <text:p>-4614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01.06">
                <text:p>8201.06</text:p>
              </table:table-cell>
              <table:table-cell office:value-type="float" office:value="-468803">
                <text:p>-4688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67.2">
                <text:p>8267.2</text:p>
              </table:table-cell>
              <table:table-cell office:value-type="float" office:value="-465609">
                <text:p>-465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33.33">
                <text:p>8333.33</text:p>
              </table:table-cell>
              <table:table-cell office:value-type="float" office:value="-467991">
                <text:p>-467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99.47">
                <text:p>8399.47</text:p>
              </table:table-cell>
              <table:table-cell office:value-type="float" office:value="-473519">
                <text:p>-473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65.61">
                <text:p>8465.61</text:p>
              </table:table-cell>
              <table:table-cell office:value-type="float" office:value="-480779">
                <text:p>-4807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31.75">
                <text:p>8531.75</text:p>
              </table:table-cell>
              <table:table-cell office:value-type="float" office:value="-483918">
                <text:p>-483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97.88">
                <text:p>8597.88</text:p>
              </table:table-cell>
              <table:table-cell office:value-type="float" office:value="-477315">
                <text:p>-477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64.02">
                <text:p>8664.02</text:p>
              </table:table-cell>
              <table:table-cell office:value-type="float" office:value="-490701">
                <text:p>-4907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730.16">
                <text:p>8730.16</text:p>
              </table:table-cell>
              <table:table-cell office:value-type="float" office:value="-485824">
                <text:p>-485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96.3">
                <text:p>8796.3</text:p>
              </table:table-cell>
              <table:table-cell office:value-type="float" office:value="-485436">
                <text:p>-4854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62.43">
                <text:p>8862.43</text:p>
              </table:table-cell>
              <table:table-cell office:value-type="float" office:value="-490189">
                <text:p>-4901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28.57">
                <text:p>8928.57</text:p>
              </table:table-cell>
              <table:table-cell office:value-type="float" office:value="-501031">
                <text:p>-501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94.71">
                <text:p>8994.71</text:p>
              </table:table-cell>
              <table:table-cell office:value-type="float" office:value="-502602">
                <text:p>-502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60.85">
                <text:p>9060.85</text:p>
              </table:table-cell>
              <table:table-cell office:value-type="float" office:value="-501125">
                <text:p>-501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26.98">
                <text:p>9126.98</text:p>
              </table:table-cell>
              <table:table-cell office:value-type="float" office:value="-497652">
                <text:p>-4976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93.12">
                <text:p>9193.12</text:p>
              </table:table-cell>
              <table:table-cell office:value-type="float" office:value="-503737">
                <text:p>-5037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59.26">
                <text:p>9259.26</text:p>
              </table:table-cell>
              <table:table-cell office:value-type="float" office:value="-513319">
                <text:p>-5133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25.4">
                <text:p>9325.4</text:p>
              </table:table-cell>
              <table:table-cell office:value-type="float" office:value="-512902">
                <text:p>-5129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91.53">
                <text:p>9391.53</text:p>
              </table:table-cell>
              <table:table-cell office:value-type="float" office:value="-515861">
                <text:p>-515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457.67">
                <text:p>9457.67</text:p>
              </table:table-cell>
              <table:table-cell office:value-type="float" office:value="-509511">
                <text:p>-5095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23.81">
                <text:p>9523.81</text:p>
              </table:table-cell>
              <table:table-cell office:value-type="float" office:value="-510655">
                <text:p>-510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89.95">
                <text:p>9589.95</text:p>
              </table:table-cell>
              <table:table-cell office:value-type="float" office:value="-515068">
                <text:p>-5150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56.08">
                <text:p>9656.08</text:p>
              </table:table-cell>
              <table:table-cell office:value-type="float" office:value="-522868">
                <text:p>-5228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22.22">
                <text:p>9722.22</text:p>
              </table:table-cell>
              <table:table-cell office:value-type="float" office:value="-521642">
                <text:p>-5216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88.36">
                <text:p>9788.36</text:p>
              </table:table-cell>
              <table:table-cell office:value-type="float" office:value="-521489">
                <text:p>-521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54.5">
                <text:p>9854.5</text:p>
              </table:table-cell>
              <table:table-cell office:value-type="float" office:value="-528683">
                <text:p>-5286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20.63">
                <text:p>9920.63</text:p>
              </table:table-cell>
              <table:table-cell office:value-type="float" office:value="-528690">
                <text:p>-5286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86.77">
                <text:p>9986.77</text:p>
              </table:table-cell>
              <table:table-cell office:value-type="float" office:value="-524746">
                <text:p>-524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52.9">
                <text:p>10052.9</text:p>
              </table:table-cell>
              <table:table-cell office:value-type="float" office:value="-522477">
                <text:p>-5224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19">
                <text:p>10119</text:p>
              </table:table-cell>
              <table:table-cell office:value-type="float" office:value="-536805">
                <text:p>-536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85.2">
                <text:p>10185.2</text:p>
              </table:table-cell>
              <table:table-cell office:value-type="float" office:value="-542062">
                <text:p>-5420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51.3">
                <text:p>10251.3</text:p>
              </table:table-cell>
              <table:table-cell office:value-type="float" office:value="-539854">
                <text:p>-5398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317.5">
                <text:p>10317.5</text:p>
              </table:table-cell>
              <table:table-cell office:value-type="float" office:value="-541338">
                <text:p>-541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83.6">
                <text:p>10383.6</text:p>
              </table:table-cell>
              <table:table-cell office:value-type="float" office:value="-548787">
                <text:p>-5487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449.7">
                <text:p>10449.7</text:p>
              </table:table-cell>
              <table:table-cell office:value-type="float" office:value="-539063">
                <text:p>-539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15.9">
                <text:p>10515.9</text:p>
              </table:table-cell>
              <table:table-cell office:value-type="float" office:value="-543998">
                <text:p>-543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582">
                <text:p>10582</text:p>
              </table:table-cell>
              <table:table-cell office:value-type="float" office:value="-560844">
                <text:p>-5608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648.1">
                <text:p>10648.1</text:p>
              </table:table-cell>
              <table:table-cell office:value-type="float" office:value="-563077">
                <text:p>-5630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714.3">
                <text:p>10714.3</text:p>
              </table:table-cell>
              <table:table-cell office:value-type="float" office:value="-558568">
                <text:p>-5585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780.4">
                <text:p>10780.4</text:p>
              </table:table-cell>
              <table:table-cell office:value-type="float" office:value="-558507">
                <text:p>-5585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46.6">
                <text:p>10846.6</text:p>
              </table:table-cell>
              <table:table-cell office:value-type="float" office:value="-561471">
                <text:p>-5614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912.7">
                <text:p>10912.7</text:p>
              </table:table-cell>
              <table:table-cell office:value-type="float" office:value="-570646">
                <text:p>-570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978.8">
                <text:p>10978.8</text:p>
              </table:table-cell>
              <table:table-cell office:value-type="float" office:value="-570146">
                <text:p>-570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045">
                <text:p>11045</text:p>
              </table:table-cell>
              <table:table-cell office:value-type="float" office:value="-579929">
                <text:p>-579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111.1">
                <text:p>11111.1</text:p>
              </table:table-cell>
              <table:table-cell office:value-type="float" office:value="-574906">
                <text:p>-5749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177.2">
                <text:p>11177.2</text:p>
              </table:table-cell>
              <table:table-cell office:value-type="float" office:value="-586294">
                <text:p>-586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243.4">
                <text:p>11243.4</text:p>
              </table:table-cell>
              <table:table-cell office:value-type="float" office:value="-588848">
                <text:p>-5888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09.5">
                <text:p>11309.5</text:p>
              </table:table-cell>
              <table:table-cell office:value-type="float" office:value="-593677">
                <text:p>-593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75.7">
                <text:p>11375.7</text:p>
              </table:table-cell>
              <table:table-cell office:value-type="float" office:value="-600536">
                <text:p>-6005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441.8">
                <text:p>11441.8</text:p>
              </table:table-cell>
              <table:table-cell office:value-type="float" office:value="-594994">
                <text:p>-5949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07.9">
                <text:p>11507.9</text:p>
              </table:table-cell>
              <table:table-cell office:value-type="float" office:value="-593233">
                <text:p>-5932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74.1">
                <text:p>11574.1</text:p>
              </table:table-cell>
              <table:table-cell office:value-type="float" office:value="-599483">
                <text:p>-599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40.2">
                <text:p>11640.2</text:p>
              </table:table-cell>
              <table:table-cell office:value-type="float" office:value="-602398">
                <text:p>-6023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06.3">
                <text:p>11706.3</text:p>
              </table:table-cell>
              <table:table-cell office:value-type="float" office:value="-606028">
                <text:p>-6060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72.5">
                <text:p>11772.5</text:p>
              </table:table-cell>
              <table:table-cell office:value-type="float" office:value="-608472">
                <text:p>-608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38.6">
                <text:p>11838.6</text:p>
              </table:table-cell>
              <table:table-cell office:value-type="float" office:value="-603662">
                <text:p>-6036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04.8">
                <text:p>11904.8</text:p>
              </table:table-cell>
              <table:table-cell office:value-type="float" office:value="-612856">
                <text:p>-6128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70.9">
                <text:p>11970.9</text:p>
              </table:table-cell>
              <table:table-cell office:value-type="float" office:value="-620450">
                <text:p>-6204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037">
                <text:p>12037</text:p>
              </table:table-cell>
              <table:table-cell office:value-type="float" office:value="-618506">
                <text:p>-6185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103.2">
                <text:p>12103.2</text:p>
              </table:table-cell>
              <table:table-cell office:value-type="float" office:value="-620391">
                <text:p>-6203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69.3">
                <text:p>12169.3</text:p>
              </table:table-cell>
              <table:table-cell office:value-type="float" office:value="-619051">
                <text:p>-6190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35.4">
                <text:p>12235.4</text:p>
              </table:table-cell>
              <table:table-cell office:value-type="float" office:value="-626244">
                <text:p>-6262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01.6">
                <text:p>12301.6</text:p>
              </table:table-cell>
              <table:table-cell office:value-type="float" office:value="-625922">
                <text:p>-625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367.7">
                <text:p>12367.7</text:p>
              </table:table-cell>
              <table:table-cell office:value-type="float" office:value="-623072">
                <text:p>-6230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33.9">
                <text:p>12433.9</text:p>
              </table:table-cell>
              <table:table-cell office:value-type="float" office:value="-626994">
                <text:p>-6269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00">
                <text:p>12500</text:p>
              </table:table-cell>
              <table:table-cell office:value-type="float" office:value="-637325">
                <text:p>-6373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66.1">
                <text:p>12566.1</text:p>
              </table:table-cell>
              <table:table-cell office:value-type="float" office:value="-645653">
                <text:p>-6456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32.3">
                <text:p>12632.3</text:p>
              </table:table-cell>
              <table:table-cell office:value-type="float" office:value="-647877">
                <text:p>-6478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98.4">
                <text:p>12698.4</text:p>
              </table:table-cell>
              <table:table-cell office:value-type="float" office:value="-652109">
                <text:p>-6521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64.6">
                <text:p>12764.6</text:p>
              </table:table-cell>
              <table:table-cell office:value-type="float" office:value="-649256">
                <text:p>-6492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30.7">
                <text:p>12830.7</text:p>
              </table:table-cell>
              <table:table-cell office:value-type="float" office:value="-652213">
                <text:p>-6522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96.8">
                <text:p>12896.8</text:p>
              </table:table-cell>
              <table:table-cell office:value-type="float" office:value="-657549">
                <text:p>-657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963">
                <text:p>12963</text:p>
              </table:table-cell>
              <table:table-cell office:value-type="float" office:value="-662631">
                <text:p>-6626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29.1">
                <text:p>13029.1</text:p>
              </table:table-cell>
              <table:table-cell office:value-type="float" office:value="-659473">
                <text:p>-6594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095.2">
                <text:p>13095.2</text:p>
              </table:table-cell>
              <table:table-cell office:value-type="float" office:value="-663716">
                <text:p>-6637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161.4">
                <text:p>13161.4</text:p>
              </table:table-cell>
              <table:table-cell office:value-type="float" office:value="-671733">
                <text:p>-6717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27.5">
                <text:p>13227.5</text:p>
              </table:table-cell>
              <table:table-cell office:value-type="float" office:value="-671044">
                <text:p>-671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293.7">
                <text:p>13293.7</text:p>
              </table:table-cell>
              <table:table-cell office:value-type="float" office:value="-661548">
                <text:p>-661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359.8">
                <text:p>13359.8</text:p>
              </table:table-cell>
              <table:table-cell office:value-type="float" office:value="-671634">
                <text:p>-6716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425.9">
                <text:p>13425.9</text:p>
              </table:table-cell>
              <table:table-cell office:value-type="float" office:value="-675393">
                <text:p>-6753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492.1">
                <text:p>13492.1</text:p>
              </table:table-cell>
              <table:table-cell office:value-type="float" office:value="-670139">
                <text:p>-6701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558.2">
                <text:p>13558.2</text:p>
              </table:table-cell>
              <table:table-cell office:value-type="float" office:value="-674820">
                <text:p>-6748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624.3">
                <text:p>13624.3</text:p>
              </table:table-cell>
              <table:table-cell office:value-type="float" office:value="-681212">
                <text:p>-681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690.5">
                <text:p>13690.5</text:p>
              </table:table-cell>
              <table:table-cell office:value-type="float" office:value="-681943">
                <text:p>-6819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756.6">
                <text:p>13756.6</text:p>
              </table:table-cell>
              <table:table-cell office:value-type="float" office:value="-689003">
                <text:p>-6890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822.8">
                <text:p>13822.8</text:p>
              </table:table-cell>
              <table:table-cell office:value-type="float" office:value="-696368">
                <text:p>-6963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888.9">
                <text:p>13888.9</text:p>
              </table:table-cell>
              <table:table-cell office:value-type="float" office:value="-702547">
                <text:p>-7025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955">
                <text:p>13955</text:p>
              </table:table-cell>
              <table:table-cell office:value-type="float" office:value="-703373">
                <text:p>-7033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21.2">
                <text:p>14021.2</text:p>
              </table:table-cell>
              <table:table-cell office:value-type="float" office:value="-706107">
                <text:p>-7061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087.3">
                <text:p>14087.3</text:p>
              </table:table-cell>
              <table:table-cell office:value-type="float" office:value="-705135">
                <text:p>-705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53.4">
                <text:p>14153.4</text:p>
              </table:table-cell>
              <table:table-cell office:value-type="float" office:value="-710579">
                <text:p>-7105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19.6">
                <text:p>14219.6</text:p>
              </table:table-cell>
              <table:table-cell office:value-type="float" office:value="-712111">
                <text:p>-712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285.7">
                <text:p>14285.7</text:p>
              </table:table-cell>
              <table:table-cell office:value-type="float" office:value="-718371">
                <text:p>-7183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351.9">
                <text:p>14351.9</text:p>
              </table:table-cell>
              <table:table-cell office:value-type="float" office:value="-713043">
                <text:p>-7130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18">
                <text:p>14418</text:p>
              </table:table-cell>
              <table:table-cell office:value-type="float" office:value="-722538">
                <text:p>-7225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484.1">
                <text:p>14484.1</text:p>
              </table:table-cell>
              <table:table-cell office:value-type="float" office:value="-724153">
                <text:p>-724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550.3">
                <text:p>14550.3</text:p>
              </table:table-cell>
              <table:table-cell office:value-type="float" office:value="-723991">
                <text:p>-723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16.4">
                <text:p>14616.4</text:p>
              </table:table-cell>
              <table:table-cell office:value-type="float" office:value="-723898">
                <text:p>-7238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82.5">
                <text:p>14682.5</text:p>
              </table:table-cell>
              <table:table-cell office:value-type="float" office:value="-721514">
                <text:p>-7215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48.7">
                <text:p>14748.7</text:p>
              </table:table-cell>
              <table:table-cell office:value-type="float" office:value="-725607">
                <text:p>-7256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814.8">
                <text:p>14814.8</text:p>
              </table:table-cell>
              <table:table-cell office:value-type="float" office:value="-734732">
                <text:p>-7347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881">
                <text:p>14881</text:p>
              </table:table-cell>
              <table:table-cell office:value-type="float" office:value="-734407">
                <text:p>-7344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947.1">
                <text:p>14947.1</text:p>
              </table:table-cell>
              <table:table-cell office:value-type="float" office:value="-734207">
                <text:p>-7342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013.2">
                <text:p>15013.2</text:p>
              </table:table-cell>
              <table:table-cell office:value-type="float" office:value="-734446">
                <text:p>-7344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079.4">
                <text:p>15079.4</text:p>
              </table:table-cell>
              <table:table-cell office:value-type="float" office:value="-743984">
                <text:p>-7439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145.5">
                <text:p>15145.5</text:p>
              </table:table-cell>
              <table:table-cell office:value-type="float" office:value="-751718">
                <text:p>-7517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211.6">
                <text:p>15211.6</text:p>
              </table:table-cell>
              <table:table-cell office:value-type="float" office:value="-753428">
                <text:p>-7534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277.8">
                <text:p>15277.8</text:p>
              </table:table-cell>
              <table:table-cell office:value-type="float" office:value="-759084">
                <text:p>-759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343.9">
                <text:p>15343.9</text:p>
              </table:table-cell>
              <table:table-cell office:value-type="float" office:value="-750240">
                <text:p>-7502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410.1">
                <text:p>15410.1</text:p>
              </table:table-cell>
              <table:table-cell office:value-type="float" office:value="-749924">
                <text:p>-749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476.2">
                <text:p>15476.2</text:p>
              </table:table-cell>
              <table:table-cell office:value-type="float" office:value="-757967">
                <text:p>-7579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42.3">
                <text:p>15542.3</text:p>
              </table:table-cell>
              <table:table-cell office:value-type="float" office:value="-760287">
                <text:p>-7602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608.5">
                <text:p>15608.5</text:p>
              </table:table-cell>
              <table:table-cell office:value-type="float" office:value="-760049">
                <text:p>-760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674.6">
                <text:p>15674.6</text:p>
              </table:table-cell>
              <table:table-cell office:value-type="float" office:value="-763686">
                <text:p>-7636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40.7">
                <text:p>15740.7</text:p>
              </table:table-cell>
              <table:table-cell office:value-type="float" office:value="-762446">
                <text:p>-762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806.9">
                <text:p>15806.9</text:p>
              </table:table-cell>
              <table:table-cell office:value-type="float" office:value="-774085">
                <text:p>-7740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873">
                <text:p>15873</text:p>
              </table:table-cell>
              <table:table-cell office:value-type="float" office:value="-773432">
                <text:p>-7734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939.2">
                <text:p>15939.2</text:p>
              </table:table-cell>
              <table:table-cell office:value-type="float" office:value="-776873">
                <text:p>-7768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05.3">
                <text:p>16005.3</text:p>
              </table:table-cell>
              <table:table-cell office:value-type="float" office:value="-775749">
                <text:p>-7757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071.4">
                <text:p>16071.4</text:p>
              </table:table-cell>
              <table:table-cell office:value-type="float" office:value="-776289">
                <text:p>-7762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137.6">
                <text:p>16137.6</text:p>
              </table:table-cell>
              <table:table-cell office:value-type="float" office:value="-778664">
                <text:p>-778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203.7">
                <text:p>16203.7</text:p>
              </table:table-cell>
              <table:table-cell office:value-type="float" office:value="-777024">
                <text:p>-7770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269.8">
                <text:p>16269.8</text:p>
              </table:table-cell>
              <table:table-cell office:value-type="float" office:value="-780840">
                <text:p>-7808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336">
                <text:p>16336</text:p>
              </table:table-cell>
              <table:table-cell office:value-type="float" office:value="-786266">
                <text:p>-7862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402.1">
                <text:p>16402.1</text:p>
              </table:table-cell>
              <table:table-cell office:value-type="float" office:value="-796404">
                <text:p>-796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468.3">
                <text:p>16468.3</text:p>
              </table:table-cell>
              <table:table-cell office:value-type="float" office:value="-796515">
                <text:p>-7965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34.4">
                <text:p>16534.4</text:p>
              </table:table-cell>
              <table:table-cell office:value-type="float" office:value="-795157">
                <text:p>-7951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600.5">
                <text:p>16600.5</text:p>
              </table:table-cell>
              <table:table-cell office:value-type="float" office:value="-801174">
                <text:p>-8011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666.7">
                <text:p>16666.7</text:p>
              </table:table-cell>
              <table:table-cell office:value-type="float" office:value="-808183">
                <text:p>-8081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732.8">
                <text:p>16732.8</text:p>
              </table:table-cell>
              <table:table-cell office:value-type="float" office:value="-810097">
                <text:p>-8100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798.9">
                <text:p>16798.9</text:p>
              </table:table-cell>
              <table:table-cell office:value-type="float" office:value="-807778">
                <text:p>-8077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865.1">
                <text:p>16865.1</text:p>
              </table:table-cell>
              <table:table-cell office:value-type="float" office:value="-804810">
                <text:p>-8048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931.2">
                <text:p>16931.2</text:p>
              </table:table-cell>
              <table:table-cell office:value-type="float" office:value="-815731">
                <text:p>-8157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997.4">
                <text:p>16997.4</text:p>
              </table:table-cell>
              <table:table-cell office:value-type="float" office:value="-815501">
                <text:p>-8155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63.5">
                <text:p>17063.5</text:p>
              </table:table-cell>
              <table:table-cell office:value-type="float" office:value="-814991">
                <text:p>-8149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129.6">
                <text:p>17129.6</text:p>
              </table:table-cell>
              <table:table-cell office:value-type="float" office:value="-817953">
                <text:p>-8179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195.8">
                <text:p>17195.8</text:p>
              </table:table-cell>
              <table:table-cell office:value-type="float" office:value="-821015">
                <text:p>-8210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261.9">
                <text:p>17261.9</text:p>
              </table:table-cell>
              <table:table-cell office:value-type="float" office:value="-826339">
                <text:p>-826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328">
                <text:p>17328</text:p>
              </table:table-cell>
              <table:table-cell office:value-type="float" office:value="-828785">
                <text:p>-8287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394.2">
                <text:p>17394.2</text:p>
              </table:table-cell>
              <table:table-cell office:value-type="float" office:value="-830886">
                <text:p>-830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460.3">
                <text:p>17460.3</text:p>
              </table:table-cell>
              <table:table-cell office:value-type="float" office:value="-831763">
                <text:p>-8317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526.5">
                <text:p>17526.5</text:p>
              </table:table-cell>
              <table:table-cell office:value-type="float" office:value="-837776">
                <text:p>-8377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592.6">
                <text:p>17592.6</text:p>
              </table:table-cell>
              <table:table-cell office:value-type="float" office:value="-845749">
                <text:p>-8457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658.7">
                <text:p>17658.7</text:p>
              </table:table-cell>
              <table:table-cell office:value-type="float" office:value="-850235">
                <text:p>-8502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724.9">
                <text:p>17724.9</text:p>
              </table:table-cell>
              <table:table-cell office:value-type="float" office:value="-846310">
                <text:p>-8463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791">
                <text:p>17791</text:p>
              </table:table-cell>
              <table:table-cell office:value-type="float" office:value="-847015">
                <text:p>-8470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857.1">
                <text:p>17857.1</text:p>
              </table:table-cell>
              <table:table-cell office:value-type="float" office:value="-846470">
                <text:p>-8464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923.3">
                <text:p>17923.3</text:p>
              </table:table-cell>
              <table:table-cell office:value-type="float" office:value="-850009">
                <text:p>-8500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989.4">
                <text:p>17989.4</text:p>
              </table:table-cell>
              <table:table-cell office:value-type="float" office:value="-860441">
                <text:p>-8604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055.6">
                <text:p>18055.6</text:p>
              </table:table-cell>
              <table:table-cell office:value-type="float" office:value="-859860">
                <text:p>-8598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21.7">
                <text:p>18121.7</text:p>
              </table:table-cell>
              <table:table-cell office:value-type="float" office:value="-863274">
                <text:p>-8632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187.8">
                <text:p>18187.8</text:p>
              </table:table-cell>
              <table:table-cell office:value-type="float" office:value="-865713">
                <text:p>-8657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254">
                <text:p>18254</text:p>
              </table:table-cell>
              <table:table-cell office:value-type="float" office:value="-869585">
                <text:p>-8695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320.1">
                <text:p>18320.1</text:p>
              </table:table-cell>
              <table:table-cell office:value-type="float" office:value="-873299">
                <text:p>-8732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386.2">
                <text:p>18386.2</text:p>
              </table:table-cell>
              <table:table-cell office:value-type="float" office:value="-874424">
                <text:p>-87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452.4">
                <text:p>18452.4</text:p>
              </table:table-cell>
              <table:table-cell office:value-type="float" office:value="-876022">
                <text:p>-8760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518.5">
                <text:p>18518.5</text:p>
              </table:table-cell>
              <table:table-cell office:value-type="float" office:value="-880437">
                <text:p>-8804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584.7">
                <text:p>18584.7</text:p>
              </table:table-cell>
              <table:table-cell office:value-type="float" office:value="-884631">
                <text:p>-8846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650.8">
                <text:p>18650.8</text:p>
              </table:table-cell>
              <table:table-cell office:value-type="float" office:value="-882162">
                <text:p>-8821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716.9">
                <text:p>18716.9</text:p>
              </table:table-cell>
              <table:table-cell office:value-type="float" office:value="-885892">
                <text:p>-8858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783.1">
                <text:p>18783.1</text:p>
              </table:table-cell>
              <table:table-cell office:value-type="float" office:value="-886761">
                <text:p>-8867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849.2">
                <text:p>18849.2</text:p>
              </table:table-cell>
              <table:table-cell office:value-type="float" office:value="-895828">
                <text:p>-8958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915.3">
                <text:p>18915.3</text:p>
              </table:table-cell>
              <table:table-cell office:value-type="float" office:value="-895768">
                <text:p>-895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981.5">
                <text:p>18981.5</text:p>
              </table:table-cell>
              <table:table-cell office:value-type="float" office:value="-896163">
                <text:p>-8961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47.6">
                <text:p>19047.6</text:p>
              </table:table-cell>
              <table:table-cell office:value-type="float" office:value="-902327">
                <text:p>-9023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13.8">
                <text:p>19113.8</text:p>
              </table:table-cell>
              <table:table-cell office:value-type="float" office:value="-902794">
                <text:p>-9027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179.9">
                <text:p>19179.9</text:p>
              </table:table-cell>
              <table:table-cell office:value-type="float" office:value="-905990">
                <text:p>-9059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46">
                <text:p>19246</text:p>
              </table:table-cell>
              <table:table-cell office:value-type="float" office:value="-910893">
                <text:p>-9108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312.2">
                <text:p>19312.2</text:p>
              </table:table-cell>
              <table:table-cell office:value-type="float" office:value="-911645">
                <text:p>-911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378.3">
                <text:p>19378.3</text:p>
              </table:table-cell>
              <table:table-cell office:value-type="float" office:value="-914551">
                <text:p>-9145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444.4">
                <text:p>19444.4</text:p>
              </table:table-cell>
              <table:table-cell office:value-type="float" office:value="-914655">
                <text:p>-9146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510.6">
                <text:p>19510.6</text:p>
              </table:table-cell>
              <table:table-cell office:value-type="float" office:value="-917036">
                <text:p>-9170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576.7">
                <text:p>19576.7</text:p>
              </table:table-cell>
              <table:table-cell office:value-type="float" office:value="-921368">
                <text:p>-9213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642.9">
                <text:p>19642.9</text:p>
              </table:table-cell>
              <table:table-cell office:value-type="float" office:value="-924384">
                <text:p>-9243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709">
                <text:p>19709</text:p>
              </table:table-cell>
              <table:table-cell office:value-type="float" office:value="-927148">
                <text:p>-9271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775.1">
                <text:p>19775.1</text:p>
              </table:table-cell>
              <table:table-cell office:value-type="float" office:value="-931164">
                <text:p>-9311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841.3">
                <text:p>19841.3</text:p>
              </table:table-cell>
              <table:table-cell office:value-type="float" office:value="-938718">
                <text:p>-9387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907.4">
                <text:p>19907.4</text:p>
              </table:table-cell>
              <table:table-cell office:value-type="float" office:value="-941562">
                <text:p>-9415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973.5">
                <text:p>19973.5</text:p>
              </table:table-cell>
              <table:table-cell office:value-type="float" office:value="-942523">
                <text:p>-9425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39.7">
                <text:p>20039.7</text:p>
              </table:table-cell>
              <table:table-cell office:value-type="float" office:value="-943104">
                <text:p>-9431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105.8">
                <text:p>20105.8</text:p>
              </table:table-cell>
              <table:table-cell office:value-type="float" office:value="-945148">
                <text:p>-9451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72">
                <text:p>20172</text:p>
              </table:table-cell>
              <table:table-cell office:value-type="float" office:value="-950851">
                <text:p>-9508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238.1">
                <text:p>20238.1</text:p>
              </table:table-cell>
              <table:table-cell office:value-type="float" office:value="-952367">
                <text:p>-9523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304.2">
                <text:p>20304.2</text:p>
              </table:table-cell>
              <table:table-cell office:value-type="float" office:value="-952370">
                <text:p>-9523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370.4">
                <text:p>20370.4</text:p>
              </table:table-cell>
              <table:table-cell office:value-type="float" office:value="-955606">
                <text:p>-9556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436.5">
                <text:p>20436.5</text:p>
              </table:table-cell>
              <table:table-cell office:value-type="float" office:value="-954932">
                <text:p>-9549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502.6">
                <text:p>20502.6</text:p>
              </table:table-cell>
              <table:table-cell office:value-type="float" office:value="-959098">
                <text:p>-959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568.8">
                <text:p>20568.8</text:p>
              </table:table-cell>
              <table:table-cell office:value-type="float" office:value="-958675">
                <text:p>-9586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634.9">
                <text:p>20634.9</text:p>
              </table:table-cell>
              <table:table-cell office:value-type="float" office:value="-962320">
                <text:p>-9623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701.1">
                <text:p>20701.1</text:p>
              </table:table-cell>
              <table:table-cell office:value-type="float" office:value="-963604">
                <text:p>-9636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767.2">
                <text:p>20767.2</text:p>
              </table:table-cell>
              <table:table-cell office:value-type="float" office:value="-960723">
                <text:p>-9607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833.3">
                <text:p>20833.3</text:p>
              </table:table-cell>
              <table:table-cell office:value-type="float" office:value="-964311">
                <text:p>-9643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899.5">
                <text:p>20899.5</text:p>
              </table:table-cell>
              <table:table-cell office:value-type="float" office:value="-968627">
                <text:p>-9686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965.6">
                <text:p>20965.6</text:p>
              </table:table-cell>
              <table:table-cell office:value-type="float" office:value="-970762">
                <text:p>-9707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031.7">
                <text:p>21031.7</text:p>
              </table:table-cell>
              <table:table-cell office:value-type="float" office:value="-970124">
                <text:p>-970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097.9">
                <text:p>21097.9</text:p>
              </table:table-cell>
              <table:table-cell office:value-type="float" office:value="-972229">
                <text:p>-9722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164">
                <text:p>21164</text:p>
              </table:table-cell>
              <table:table-cell office:value-type="float" office:value="-970413">
                <text:p>-9704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230.2">
                <text:p>21230.2</text:p>
              </table:table-cell>
              <table:table-cell office:value-type="float" office:value="-971463">
                <text:p>-9714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296.3">
                <text:p>21296.3</text:p>
              </table:table-cell>
              <table:table-cell office:value-type="float" office:value="-978114">
                <text:p>-9781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362.4">
                <text:p>21362.4</text:p>
              </table:table-cell>
              <table:table-cell office:value-type="float" office:value="-979831">
                <text:p>-9798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428.6">
                <text:p>21428.6</text:p>
              </table:table-cell>
              <table:table-cell office:value-type="float" office:value="-978549">
                <text:p>-9785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494.7">
                <text:p>21494.7</text:p>
              </table:table-cell>
              <table:table-cell office:value-type="float" office:value="-989182">
                <text:p>-9891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560.8">
                <text:p>21560.8</text:p>
              </table:table-cell>
              <table:table-cell office:value-type="float" office:value="-988231">
                <text:p>-9882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627">
                <text:p>21627</text:p>
              </table:table-cell>
              <table:table-cell office:value-type="float" office:value="-988582">
                <text:p>-9885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693.1">
                <text:p>21693.1</text:p>
              </table:table-cell>
              <table:table-cell office:value-type="float" office:value="-991670">
                <text:p>-9916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759.3">
                <text:p>21759.3</text:p>
              </table:table-cell>
              <table:table-cell office:value-type="float" office:value="-985473">
                <text:p>-9854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825.4">
                <text:p>21825.4</text:p>
              </table:table-cell>
              <table:table-cell office:value-type="float" office:value="-982898">
                <text:p>-9828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891.5">
                <text:p>21891.5</text:p>
              </table:table-cell>
              <table:table-cell office:value-type="float" office:value="-985824">
                <text:p>-9858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957.7">
                <text:p>21957.7</text:p>
              </table:table-cell>
              <table:table-cell office:value-type="float" office:value="-986650">
                <text:p>-9866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023.8">
                <text:p>22023.8</text:p>
              </table:table-cell>
              <table:table-cell office:value-type="float" office:value="-991250">
                <text:p>-9912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089.9">
                <text:p>22089.9</text:p>
              </table:table-cell>
              <table:table-cell office:value-type="float" office:value="-993412">
                <text:p>-9934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156.1">
                <text:p>22156.1</text:p>
              </table:table-cell>
              <table:table-cell office:value-type="float" office:value="-995231">
                <text:p>-9952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222.2">
                <text:p>22222.2</text:p>
              </table:table-cell>
              <table:table-cell office:value-type="float" office:value="-995429">
                <text:p>-995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288.4">
                <text:p>22288.4</text:p>
              </table:table-cell>
              <table:table-cell office:value-type="float" office:value="-996186">
                <text:p>-996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354.5">
                <text:p>22354.5</text:p>
              </table:table-cell>
              <table:table-cell office:value-type="float" office:value="-997188">
                <text:p>-9971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420.6">
                <text:p>22420.6</text:p>
              </table:table-cell>
              <table:table-cell office:value-type="float" office:value="-997676">
                <text:p>-9976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486.8">
                <text:p>22486.8</text:p>
              </table:table-cell>
              <table:table-cell office:value-type="float" office:value="-1002010">
                <text:p>-10020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552.9">
                <text:p>22552.9</text:p>
              </table:table-cell>
              <table:table-cell office:value-type="float" office:value="-1000700">
                <text:p>-10007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619">
                <text:p>22619</text:p>
              </table:table-cell>
              <table:table-cell office:value-type="float" office:value="-1002760">
                <text:p>-100276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685.2">
                <text:p>22685.2</text:p>
              </table:table-cell>
              <table:table-cell office:value-type="float" office:value="-1003630">
                <text:p>-100363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751.3">
                <text:p>22751.3</text:p>
              </table:table-cell>
              <table:table-cell office:value-type="float" office:value="-1004450">
                <text:p>-10044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817.5">
                <text:p>22817.5</text:p>
              </table:table-cell>
              <table:table-cell office:value-type="float" office:value="-1000800">
                <text:p>-10008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883.6">
                <text:p>22883.6</text:p>
              </table:table-cell>
              <table:table-cell office:value-type="float" office:value="-1003390">
                <text:p>-10033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949.7">
                <text:p>22949.7</text:p>
              </table:table-cell>
              <table:table-cell office:value-type="float" office:value="-1003930">
                <text:p>-100393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015.9">
                <text:p>23015.9</text:p>
              </table:table-cell>
              <table:table-cell office:value-type="float" office:value="-1007750">
                <text:p>-10077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082">
                <text:p>23082</text:p>
              </table:table-cell>
              <table:table-cell office:value-type="float" office:value="-1003780">
                <text:p>-10037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148.1">
                <text:p>23148.1</text:p>
              </table:table-cell>
              <table:table-cell office:value-type="float" office:value="-1007720">
                <text:p>-10077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214.3">
                <text:p>23214.3</text:p>
              </table:table-cell>
              <table:table-cell office:value-type="float" office:value="-1009990">
                <text:p>-10099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80.4">
                <text:p>23280.4</text:p>
              </table:table-cell>
              <table:table-cell office:value-type="float" office:value="-1009370">
                <text:p>-10093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346.6">
                <text:p>23346.6</text:p>
              </table:table-cell>
              <table:table-cell office:value-type="float" office:value="-1012260">
                <text:p>-10122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412.7">
                <text:p>23412.7</text:p>
              </table:table-cell>
              <table:table-cell office:value-type="float" office:value="-1008830">
                <text:p>-100883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478.8">
                <text:p>23478.8</text:p>
              </table:table-cell>
              <table:table-cell office:value-type="float" office:value="-1011290">
                <text:p>-10112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545">
                <text:p>23545</text:p>
              </table:table-cell>
              <table:table-cell office:value-type="float" office:value="-1011580">
                <text:p>-10115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611.1">
                <text:p>23611.1</text:p>
              </table:table-cell>
              <table:table-cell office:value-type="float" office:value="-1012610">
                <text:p>-10126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677.2">
                <text:p>23677.2</text:p>
              </table:table-cell>
              <table:table-cell office:value-type="float" office:value="-1012310">
                <text:p>-10123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743.4">
                <text:p>23743.4</text:p>
              </table:table-cell>
              <table:table-cell office:value-type="float" office:value="-1014570">
                <text:p>-10145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809.5">
                <text:p>23809.5</text:p>
              </table:table-cell>
              <table:table-cell office:value-type="float" office:value="-1019270">
                <text:p>-10192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875.7">
                <text:p>23875.7</text:p>
              </table:table-cell>
              <table:table-cell office:value-type="float" office:value="-1018790">
                <text:p>-10187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941.8">
                <text:p>23941.8</text:p>
              </table:table-cell>
              <table:table-cell office:value-type="float" office:value="-1015840">
                <text:p>-10158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007.9">
                <text:p>24007.9</text:p>
              </table:table-cell>
              <table:table-cell office:value-type="float" office:value="-1019620">
                <text:p>-10196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074.1">
                <text:p>24074.1</text:p>
              </table:table-cell>
              <table:table-cell office:value-type="float" office:value="-1019620">
                <text:p>-10196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140.2">
                <text:p>24140.2</text:p>
              </table:table-cell>
              <table:table-cell office:value-type="float" office:value="-1025230">
                <text:p>-10252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206.3">
                <text:p>24206.3</text:p>
              </table:table-cell>
              <table:table-cell office:value-type="float" office:value="-1025330">
                <text:p>-102533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272.5">
                <text:p>24272.5</text:p>
              </table:table-cell>
              <table:table-cell office:value-type="float" office:value="-1022950">
                <text:p>-10229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338.6">
                <text:p>24338.6</text:p>
              </table:table-cell>
              <table:table-cell office:value-type="float" office:value="-1025310">
                <text:p>-10253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404.8">
                <text:p>24404.8</text:p>
              </table:table-cell>
              <table:table-cell office:value-type="float" office:value="-1026760">
                <text:p>-10267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470.9">
                <text:p>24470.9</text:p>
              </table:table-cell>
              <table:table-cell office:value-type="float" office:value="-1028880">
                <text:p>-10288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537">
                <text:p>24537</text:p>
              </table:table-cell>
              <table:table-cell office:value-type="float" office:value="-1027510">
                <text:p>-10275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603.2">
                <text:p>24603.2</text:p>
              </table:table-cell>
              <table:table-cell office:value-type="float" office:value="-1028500">
                <text:p>-10285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669.3">
                <text:p>24669.3</text:p>
              </table:table-cell>
              <table:table-cell office:value-type="float" office:value="-1022550">
                <text:p>-10225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735.4">
                <text:p>24735.4</text:p>
              </table:table-cell>
              <table:table-cell office:value-type="float" office:value="-1025340">
                <text:p>-10253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801.6">
                <text:p>24801.6</text:p>
              </table:table-cell>
              <table:table-cell office:value-type="float" office:value="-1029180">
                <text:p>-1029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867.7">
                <text:p>24867.7</text:p>
              </table:table-cell>
              <table:table-cell office:value-type="float" office:value="-1030390">
                <text:p>-10303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933.9">
                <text:p>24933.9</text:p>
              </table:table-cell>
              <table:table-cell office:value-type="float" office:value="-1027330">
                <text:p>-102733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000">
                <text:p>25000</text:p>
              </table:table-cell>
              <table:table-cell office:value-type="float" office:value="-1022590">
                <text:p>-10225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066.1">
                <text:p>25066.1</text:p>
              </table:table-cell>
              <table:table-cell office:value-type="float" office:value="-1029530">
                <text:p>-102953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132.3">
                <text:p>25132.3</text:p>
              </table:table-cell>
              <table:table-cell office:value-type="float" office:value="-1029160">
                <text:p>-10291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198.4">
                <text:p>25198.4</text:p>
              </table:table-cell>
              <table:table-cell office:value-type="float" office:value="-1032480">
                <text:p>-10324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264.6">
                <text:p>25264.6</text:p>
              </table:table-cell>
              <table:table-cell office:value-type="float" office:value="-1032630">
                <text:p>-103263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330.7">
                <text:p>25330.7</text:p>
              </table:table-cell>
              <table:table-cell office:value-type="float" office:value="-1034850">
                <text:p>-10348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396.8">
                <text:p>25396.8</text:p>
              </table:table-cell>
              <table:table-cell office:value-type="float" office:value="-1032220">
                <text:p>-10322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463">
                <text:p>25463</text:p>
              </table:table-cell>
              <table:table-cell office:value-type="float" office:value="-1038260">
                <text:p>-10382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529.1">
                <text:p>25529.1</text:p>
              </table:table-cell>
              <table:table-cell office:value-type="float" office:value="-1041040">
                <text:p>-10410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595.2">
                <text:p>25595.2</text:p>
              </table:table-cell>
              <table:table-cell office:value-type="float" office:value="-1041130">
                <text:p>-104113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661.4">
                <text:p>25661.4</text:p>
              </table:table-cell>
              <table:table-cell office:value-type="float" office:value="-1040160">
                <text:p>-10401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727.5">
                <text:p>25727.5</text:p>
              </table:table-cell>
              <table:table-cell office:value-type="float" office:value="-1043810">
                <text:p>-10438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793.7">
                <text:p>25793.7</text:p>
              </table:table-cell>
              <table:table-cell office:value-type="float" office:value="-1047430">
                <text:p>-10474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859.8">
                <text:p>25859.8</text:p>
              </table:table-cell>
              <table:table-cell office:value-type="float" office:value="-1045160">
                <text:p>-10451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925.9">
                <text:p>25925.9</text:p>
              </table:table-cell>
              <table:table-cell office:value-type="float" office:value="-1045490">
                <text:p>-10454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992.1">
                <text:p>25992.1</text:p>
              </table:table-cell>
              <table:table-cell office:value-type="float" office:value="-1044610">
                <text:p>-10446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58.2">
                <text:p>26058.2</text:p>
              </table:table-cell>
              <table:table-cell office:value-type="float" office:value="-1047180">
                <text:p>-1047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124.3">
                <text:p>26124.3</text:p>
              </table:table-cell>
              <table:table-cell office:value-type="float" office:value="-1048920">
                <text:p>-10489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190.5">
                <text:p>26190.5</text:p>
              </table:table-cell>
              <table:table-cell office:value-type="float" office:value="-1049670">
                <text:p>-10496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256.6">
                <text:p>26256.6</text:p>
              </table:table-cell>
              <table:table-cell office:value-type="float" office:value="-1049260">
                <text:p>-10492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322.8">
                <text:p>26322.8</text:p>
              </table:table-cell>
              <table:table-cell office:value-type="float" office:value="-1056460">
                <text:p>-10564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388.9">
                <text:p>26388.9</text:p>
              </table:table-cell>
              <table:table-cell office:value-type="float" office:value="-1055430">
                <text:p>-10554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455">
                <text:p>26455</text:p>
              </table:table-cell>
              <table:table-cell office:value-type="float" office:value="-1052680">
                <text:p>-10526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521.2">
                <text:p>26521.2</text:p>
              </table:table-cell>
              <table:table-cell office:value-type="float" office:value="-1056650">
                <text:p>-10566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587.3">
                <text:p>26587.3</text:p>
              </table:table-cell>
              <table:table-cell office:value-type="float" office:value="-1056620">
                <text:p>-10566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53.4">
                <text:p>26653.4</text:p>
              </table:table-cell>
              <table:table-cell office:value-type="float" office:value="-1058820">
                <text:p>-10588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719.6">
                <text:p>26719.6</text:p>
              </table:table-cell>
              <table:table-cell office:value-type="float" office:value="-1063560">
                <text:p>-10635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785.7">
                <text:p>26785.7</text:p>
              </table:table-cell>
              <table:table-cell office:value-type="float" office:value="-1064770">
                <text:p>-10647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851.9">
                <text:p>26851.9</text:p>
              </table:table-cell>
              <table:table-cell office:value-type="float" office:value="-1064340">
                <text:p>-10643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918">
                <text:p>26918</text:p>
              </table:table-cell>
              <table:table-cell office:value-type="float" office:value="-1062480">
                <text:p>-10624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984.1">
                <text:p>26984.1</text:p>
              </table:table-cell>
              <table:table-cell office:value-type="float" office:value="-1062130">
                <text:p>-10621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050.3">
                <text:p>27050.3</text:p>
              </table:table-cell>
              <table:table-cell office:value-type="float" office:value="-1063510">
                <text:p>-10635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116.4">
                <text:p>27116.4</text:p>
              </table:table-cell>
              <table:table-cell office:value-type="float" office:value="-1066560">
                <text:p>-10665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182.5">
                <text:p>27182.5</text:p>
              </table:table-cell>
              <table:table-cell office:value-type="float" office:value="-1069890">
                <text:p>-106989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248.7">
                <text:p>27248.7</text:p>
              </table:table-cell>
              <table:table-cell office:value-type="float" office:value="-1068080">
                <text:p>-10680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314.8">
                <text:p>27314.8</text:p>
              </table:table-cell>
              <table:table-cell office:value-type="float" office:value="-1069790">
                <text:p>-106979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381">
                <text:p>27381</text:p>
              </table:table-cell>
              <table:table-cell office:value-type="float" office:value="-1070100">
                <text:p>-1070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447.1">
                <text:p>27447.1</text:p>
              </table:table-cell>
              <table:table-cell office:value-type="float" office:value="-1071980">
                <text:p>-10719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513.2">
                <text:p>27513.2</text:p>
              </table:table-cell>
              <table:table-cell office:value-type="float" office:value="-1075750">
                <text:p>-10757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579.4">
                <text:p>27579.4</text:p>
              </table:table-cell>
              <table:table-cell office:value-type="float" office:value="-1072480">
                <text:p>-10724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645.5">
                <text:p>27645.5</text:p>
              </table:table-cell>
              <table:table-cell office:value-type="float" office:value="-1074460">
                <text:p>-10744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711.6">
                <text:p>27711.6</text:p>
              </table:table-cell>
              <table:table-cell office:value-type="float" office:value="-1077380">
                <text:p>-10773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777.8">
                <text:p>27777.8</text:p>
              </table:table-cell>
              <table:table-cell office:value-type="float" office:value="-1082560">
                <text:p>-10825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43.9">
                <text:p>27843.9</text:p>
              </table:table-cell>
              <table:table-cell office:value-type="float" office:value="-1082200">
                <text:p>-10822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910.1">
                <text:p>27910.1</text:p>
              </table:table-cell>
              <table:table-cell office:value-type="float" office:value="-1082870">
                <text:p>-10828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976.2">
                <text:p>27976.2</text:p>
              </table:table-cell>
              <table:table-cell office:value-type="float" office:value="-1085470">
                <text:p>-10854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042.3">
                <text:p>28042.3</text:p>
              </table:table-cell>
              <table:table-cell office:value-type="float" office:value="-1089990">
                <text:p>-10899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108.5">
                <text:p>28108.5</text:p>
              </table:table-cell>
              <table:table-cell office:value-type="float" office:value="-1095250">
                <text:p>-10952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174.6">
                <text:p>28174.6</text:p>
              </table:table-cell>
              <table:table-cell office:value-type="float" office:value="-1093320">
                <text:p>-10933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240.7">
                <text:p>28240.7</text:p>
              </table:table-cell>
              <table:table-cell office:value-type="float" office:value="-1093640">
                <text:p>-10936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306.9">
                <text:p>28306.9</text:p>
              </table:table-cell>
              <table:table-cell office:value-type="float" office:value="-1093430">
                <text:p>-10934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373">
                <text:p>28373</text:p>
              </table:table-cell>
              <table:table-cell office:value-type="float" office:value="-1092960">
                <text:p>-10929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439.2">
                <text:p>28439.2</text:p>
              </table:table-cell>
              <table:table-cell office:value-type="float" office:value="-1092450">
                <text:p>-10924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505.3">
                <text:p>28505.3</text:p>
              </table:table-cell>
              <table:table-cell office:value-type="float" office:value="-1092160">
                <text:p>-10921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571.4">
                <text:p>28571.4</text:p>
              </table:table-cell>
              <table:table-cell office:value-type="float" office:value="-1097230">
                <text:p>-10972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637.6">
                <text:p>28637.6</text:p>
              </table:table-cell>
              <table:table-cell office:value-type="float" office:value="-1100230">
                <text:p>-11002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703.7">
                <text:p>28703.7</text:p>
              </table:table-cell>
              <table:table-cell office:value-type="float" office:value="-1102620">
                <text:p>-11026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769.8">
                <text:p>28769.8</text:p>
              </table:table-cell>
              <table:table-cell office:value-type="float" office:value="-1105700">
                <text:p>-11057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836">
                <text:p>28836</text:p>
              </table:table-cell>
              <table:table-cell office:value-type="float" office:value="-1099650">
                <text:p>-109965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902.1">
                <text:p>28902.1</text:p>
              </table:table-cell>
              <table:table-cell office:value-type="float" office:value="-1100410">
                <text:p>-11004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968.3">
                <text:p>28968.3</text:p>
              </table:table-cell>
              <table:table-cell office:value-type="float" office:value="-1105960">
                <text:p>-11059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034.4">
                <text:p>29034.4</text:p>
              </table:table-cell>
              <table:table-cell office:value-type="float" office:value="-1106740">
                <text:p>-11067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100.5">
                <text:p>29100.5</text:p>
              </table:table-cell>
              <table:table-cell office:value-type="float" office:value="-1107130">
                <text:p>-11071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166.7">
                <text:p>29166.7</text:p>
              </table:table-cell>
              <table:table-cell office:value-type="float" office:value="-1110910">
                <text:p>-11109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232.8">
                <text:p>29232.8</text:p>
              </table:table-cell>
              <table:table-cell office:value-type="float" office:value="-1113680">
                <text:p>-11136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298.9">
                <text:p>29298.9</text:p>
              </table:table-cell>
              <table:table-cell office:value-type="float" office:value="-1110000">
                <text:p>-1110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365.1">
                <text:p>29365.1</text:p>
              </table:table-cell>
              <table:table-cell office:value-type="float" office:value="-1115540">
                <text:p>-11155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431.2">
                <text:p>29431.2</text:p>
              </table:table-cell>
              <table:table-cell office:value-type="float" office:value="-1117100">
                <text:p>-1117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497.4">
                <text:p>29497.4</text:p>
              </table:table-cell>
              <table:table-cell office:value-type="float" office:value="-1119780">
                <text:p>-11197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563.5">
                <text:p>29563.5</text:p>
              </table:table-cell>
              <table:table-cell office:value-type="float" office:value="-1123180">
                <text:p>-11231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629.6">
                <text:p>29629.6</text:p>
              </table:table-cell>
              <table:table-cell office:value-type="float" office:value="-1119660">
                <text:p>-11196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695.8">
                <text:p>29695.8</text:p>
              </table:table-cell>
              <table:table-cell office:value-type="float" office:value="-1120430">
                <text:p>-11204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761.9">
                <text:p>29761.9</text:p>
              </table:table-cell>
              <table:table-cell office:value-type="float" office:value="-1114550">
                <text:p>-11145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828">
                <text:p>29828</text:p>
              </table:table-cell>
              <table:table-cell office:value-type="float" office:value="-1114190">
                <text:p>-11141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894.2">
                <text:p>29894.2</text:p>
              </table:table-cell>
              <table:table-cell office:value-type="float" office:value="-1115530">
                <text:p>-11155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960.3">
                <text:p>29960.3</text:p>
              </table:table-cell>
              <table:table-cell office:value-type="float" office:value="-1116060">
                <text:p>-11160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026.5">
                <text:p>30026.5</text:p>
              </table:table-cell>
              <table:table-cell office:value-type="float" office:value="-1111950">
                <text:p>-111195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092.6">
                <text:p>30092.6</text:p>
              </table:table-cell>
              <table:table-cell office:value-type="float" office:value="-1112450">
                <text:p>-11124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158.7">
                <text:p>30158.7</text:p>
              </table:table-cell>
              <table:table-cell office:value-type="float" office:value="-1115110">
                <text:p>-11151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224.9">
                <text:p>30224.9</text:p>
              </table:table-cell>
              <table:table-cell office:value-type="float" office:value="-1117000">
                <text:p>-1117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291">
                <text:p>30291</text:p>
              </table:table-cell>
              <table:table-cell office:value-type="float" office:value="-1118060">
                <text:p>-11180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357.1">
                <text:p>30357.1</text:p>
              </table:table-cell>
              <table:table-cell office:value-type="float" office:value="-1121100">
                <text:p>-1121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23.3">
                <text:p>30423.3</text:p>
              </table:table-cell>
              <table:table-cell office:value-type="float" office:value="-1129190">
                <text:p>-11291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489.4">
                <text:p>30489.4</text:p>
              </table:table-cell>
              <table:table-cell office:value-type="float" office:value="-1128450">
                <text:p>-112845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555.6">
                <text:p>30555.6</text:p>
              </table:table-cell>
              <table:table-cell office:value-type="float" office:value="-1121250">
                <text:p>-11212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621.7">
                <text:p>30621.7</text:p>
              </table:table-cell>
              <table:table-cell office:value-type="float" office:value="-1119310">
                <text:p>-11193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687.8">
                <text:p>30687.8</text:p>
              </table:table-cell>
              <table:table-cell office:value-type="float" office:value="-1126610">
                <text:p>-11266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754">
                <text:p>30754</text:p>
              </table:table-cell>
              <table:table-cell office:value-type="float" office:value="-1125140">
                <text:p>-11251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820.1">
                <text:p>30820.1</text:p>
              </table:table-cell>
              <table:table-cell office:value-type="float" office:value="-1121880">
                <text:p>-11218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886.2">
                <text:p>30886.2</text:p>
              </table:table-cell>
              <table:table-cell office:value-type="float" office:value="-1123450">
                <text:p>-11234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952.4">
                <text:p>30952.4</text:p>
              </table:table-cell>
              <table:table-cell office:value-type="float" office:value="-1124450">
                <text:p>-11244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1018.5">
                <text:p>31018.5</text:p>
              </table:table-cell>
              <table:table-cell office:value-type="float" office:value="-1123920">
                <text:p>-11239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084.7">
                <text:p>31084.7</text:p>
              </table:table-cell>
              <table:table-cell office:value-type="float" office:value="-1122970">
                <text:p>-11229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150.8">
                <text:p>31150.8</text:p>
              </table:table-cell>
              <table:table-cell office:value-type="float" office:value="-1124070">
                <text:p>-11240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216.9">
                <text:p>31216.9</text:p>
              </table:table-cell>
              <table:table-cell office:value-type="float" office:value="-1125120">
                <text:p>-11251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283.1">
                <text:p>31283.1</text:p>
              </table:table-cell>
              <table:table-cell office:value-type="float" office:value="-1118860">
                <text:p>-11188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1349.2">
                <text:p>31349.2</text:p>
              </table:table-cell>
              <table:table-cell office:value-type="float" office:value="-1124030">
                <text:p>-11240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415.3">
                <text:p>31415.3</text:p>
              </table:table-cell>
              <table:table-cell office:value-type="float" office:value="-1126520">
                <text:p>-112652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1481.5">
                <text:p>31481.5</text:p>
              </table:table-cell>
              <table:table-cell office:value-type="float" office:value="-1128770">
                <text:p>-11287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547.6">
                <text:p>31547.6</text:p>
              </table:table-cell>
              <table:table-cell office:value-type="float" office:value="-1128400">
                <text:p>-11284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1613.8">
                <text:p>31613.8</text:p>
              </table:table-cell>
              <table:table-cell office:value-type="float" office:value="-1122770">
                <text:p>-11227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679.9">
                <text:p>31679.9</text:p>
              </table:table-cell>
              <table:table-cell office:value-type="float" office:value="-1125850">
                <text:p>-11258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746">
                <text:p>31746</text:p>
              </table:table-cell>
              <table:table-cell office:value-type="float" office:value="-1126310">
                <text:p>-11263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812.2">
                <text:p>31812.2</text:p>
              </table:table-cell>
              <table:table-cell office:value-type="float" office:value="-1127460">
                <text:p>-11274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878.3">
                <text:p>31878.3</text:p>
              </table:table-cell>
              <table:table-cell office:value-type="float" office:value="-1130430">
                <text:p>-113043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944.4">
                <text:p>31944.4</text:p>
              </table:table-cell>
              <table:table-cell office:value-type="float" office:value="-1132860">
                <text:p>-11328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010.6">
                <text:p>32010.6</text:p>
              </table:table-cell>
              <table:table-cell office:value-type="float" office:value="-1130870">
                <text:p>-11308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076.7">
                <text:p>32076.7</text:p>
              </table:table-cell>
              <table:table-cell office:value-type="float" office:value="-1124580">
                <text:p>-11245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2142.9">
                <text:p>32142.9</text:p>
              </table:table-cell>
              <table:table-cell office:value-type="float" office:value="-1124470">
                <text:p>-11244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209">
                <text:p>32209</text:p>
              </table:table-cell>
              <table:table-cell office:value-type="float" office:value="-1125640">
                <text:p>-11256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275.1">
                <text:p>32275.1</text:p>
              </table:table-cell>
              <table:table-cell office:value-type="float" office:value="-1133210">
                <text:p>-11332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2341.3">
                <text:p>32341.3</text:p>
              </table:table-cell>
              <table:table-cell office:value-type="float" office:value="-1135700">
                <text:p>-11357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407.4">
                <text:p>32407.4</text:p>
              </table:table-cell>
              <table:table-cell office:value-type="float" office:value="-1134020">
                <text:p>-11340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473.5">
                <text:p>32473.5</text:p>
              </table:table-cell>
              <table:table-cell office:value-type="float" office:value="-1128680">
                <text:p>-11286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539.7">
                <text:p>32539.7</text:p>
              </table:table-cell>
              <table:table-cell office:value-type="float" office:value="-1126160">
                <text:p>-112616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605.8">
                <text:p>32605.8</text:p>
              </table:table-cell>
              <table:table-cell office:value-type="float" office:value="-1132110">
                <text:p>-11321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672">
                <text:p>32672</text:p>
              </table:table-cell>
              <table:table-cell office:value-type="float" office:value="-1128800">
                <text:p>-11288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738.1">
                <text:p>32738.1</text:p>
              </table:table-cell>
              <table:table-cell office:value-type="float" office:value="-1129360">
                <text:p>-112936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804.2">
                <text:p>32804.2</text:p>
              </table:table-cell>
              <table:table-cell office:value-type="float" office:value="-1127810">
                <text:p>-11278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870.4">
                <text:p>32870.4</text:p>
              </table:table-cell>
              <table:table-cell office:value-type="float" office:value="-1128660">
                <text:p>-11286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936.5">
                <text:p>32936.5</text:p>
              </table:table-cell>
              <table:table-cell office:value-type="float" office:value="-1127370">
                <text:p>-11273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002.6">
                <text:p>33002.6</text:p>
              </table:table-cell>
              <table:table-cell office:value-type="float" office:value="-1128220">
                <text:p>-11282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3068.8">
                <text:p>33068.8</text:p>
              </table:table-cell>
              <table:table-cell office:value-type="float" office:value="-1132520">
                <text:p>-11325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3134.9">
                <text:p>33134.9</text:p>
              </table:table-cell>
              <table:table-cell office:value-type="float" office:value="-1128040">
                <text:p>-11280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3201.1">
                <text:p>33201.1</text:p>
              </table:table-cell>
              <table:table-cell office:value-type="float" office:value="-1126840">
                <text:p>-11268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3267.2">
                <text:p>33267.2</text:p>
              </table:table-cell>
              <table:table-cell office:value-type="float" office:value="-1134280">
                <text:p>-11342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333.3">
                <text:p>33333.3</text:p>
              </table:table-cell>
              <table:table-cell office:value-type="float" office:value="-1129690">
                <text:p>-1129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solid" svg:stroke-width="0.026cm" svg:stroke-color="#868686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4" style:family="chart" style:data-style-name="N61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family-asian="Calibri" style:font-size-asian="10.0000801086426pt" style:font-family-complex="Calibri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61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61">
      <style:chart-properties chart:symbol-type="automatic" chart:symbol-width="0.254cm" chart:symbol-height="0.254cm" chart:link-data-style-to-source="true"/>
      <style:graphic-properties svg:stroke-color="#3333ff" draw:fill="none" draw:fill-color="#3333ff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/>
    </style:style>
    <style:style style:name="ch11" style:family="chart" style:data-style-name="N2"/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5.885cm" svg:height="13.397cm" xlink:href=".." xlink:type="simple" chart:class="chart:scatter" chart:style-name="ch1">
        <chart:title svg:x="10.407cm" svg:y="0.402cm" chart:style-name="ch2">
          <text:p>Deep Sources</text:p>
        </chart:title>
        <chart:plot-area chart:style-name="ch3" table:cell-range-address="Bouguer_FFT.B9:Bouguer_FFT.B32 Bouguer_FFT.D9:Bouguer_FFT.D32" svg:x="1.63cm" svg:y="1.82cm" svg:width="23.738cm" svg:height="10.227cm">
          <chartooo:coordinate-region svg:x="3.548cm" svg:y="2.046cm" svg:width="20.985cm" svg:height="9.301cm"/>
          <chart:axis chart:dimension="x" chart:name="primary-x" chart:style-name="ch4">
            <chart:title svg:x="11.186cm" svg:y="12.314cm" chart:style-name="ch5">
              <text:p>Wavenumber (1/k_unit)</text:p>
            </chart:title>
          </chart:axis>
          <chart:axis chart:dimension="y" chart:name="primary-y" chart:style-name="ch6">
            <chart:title svg:x="0.451cm" svg:y="8.003cm" chart:style-name="ch7">
              <text:p>ln (Power)</text:p>
            </chart:title>
            <chart:grid chart:style-name="ch8" chart:class="major"/>
          </chart:axis>
          <chart:series chart:style-name="ch9" chart:values-cell-range-address="Bouguer_FFT.D9:Bouguer_FFT.D32" chart:class="chart:scatter">
            <chart:domain table:cell-range-address="Bouguer_FFT.B9:Bouguer_FFT.B32"/>
            <chart:regression-curve chart:style-name="ch10">
              <chart:equation chart:display-equation="true" chart:display-r-square="true" svg:x="8.28cm" svg:y="3.848cm" chart:style-name="ch11"/>
            </chart:regression-curve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1376">
                <text:p>66.1376</text:p>
                <draw:g>
                  <svg:desc>Bouguer_FFT.B9:Bouguer_FFT.B32</svg:desc>
                </draw:g>
              </table:table-cell>
              <table:table-cell office:value-type="float" office:value="1008020">
                <text:p>1008020</text:p>
                <draw:g>
                  <svg:desc>Bouguer_FFT.D9:Bouguer_FFT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.275">
                <text:p>132.275</text:p>
              </table:table-cell>
              <table:table-cell office:value-type="float" office:value="974604">
                <text:p>974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.413">
                <text:p>198.413</text:p>
              </table:table-cell>
              <table:table-cell office:value-type="float" office:value="940132">
                <text:p>940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.55">
                <text:p>264.55</text:p>
              </table:table-cell>
              <table:table-cell office:value-type="float" office:value="824535">
                <text:p>824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.688">
                <text:p>330.688</text:p>
              </table:table-cell>
              <table:table-cell office:value-type="float" office:value="745876">
                <text:p>745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.825">
                <text:p>396.825</text:p>
              </table:table-cell>
              <table:table-cell office:value-type="float" office:value="703089">
                <text:p>703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.963">
                <text:p>462.963</text:p>
              </table:table-cell>
              <table:table-cell office:value-type="float" office:value="635504">
                <text:p>63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9.101">
                <text:p>529.101</text:p>
              </table:table-cell>
              <table:table-cell office:value-type="float" office:value="601342">
                <text:p>601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.238">
                <text:p>595.238</text:p>
              </table:table-cell>
              <table:table-cell office:value-type="float" office:value="578148">
                <text:p>57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1.376">
                <text:p>661.376</text:p>
              </table:table-cell>
              <table:table-cell office:value-type="float" office:value="522662">
                <text:p>522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7.513">
                <text:p>727.513</text:p>
              </table:table-cell>
              <table:table-cell office:value-type="float" office:value="475430">
                <text:p>4754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3.651">
                <text:p>793.651</text:p>
              </table:table-cell>
              <table:table-cell office:value-type="float" office:value="421337">
                <text:p>421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9.788">
                <text:p>859.788</text:p>
              </table:table-cell>
              <table:table-cell office:value-type="float" office:value="396605">
                <text:p>396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5.926">
                <text:p>925.926</text:p>
              </table:table-cell>
              <table:table-cell office:value-type="float" office:value="372022">
                <text:p>372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2.063">
                <text:p>992.063</text:p>
              </table:table-cell>
              <table:table-cell office:value-type="float" office:value="359327">
                <text:p>359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8.2">
                <text:p>1058.2</text:p>
              </table:table-cell>
              <table:table-cell office:value-type="float" office:value="357470">
                <text:p>357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4.34">
                <text:p>1124.34</text:p>
              </table:table-cell>
              <table:table-cell office:value-type="float" office:value="331599">
                <text:p>331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0.48">
                <text:p>1190.48</text:p>
              </table:table-cell>
              <table:table-cell office:value-type="float" office:value="314711">
                <text:p>314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6.61">
                <text:p>1256.61</text:p>
              </table:table-cell>
              <table:table-cell office:value-type="float" office:value="305225">
                <text:p>305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2.75">
                <text:p>1322.75</text:p>
              </table:table-cell>
              <table:table-cell office:value-type="float" office:value="283159">
                <text:p>283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8.89">
                <text:p>1388.89</text:p>
              </table:table-cell>
              <table:table-cell office:value-type="float" office:value="265520">
                <text:p>265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5.03">
                <text:p>1455.03</text:p>
              </table:table-cell>
              <table:table-cell office:value-type="float" office:value="259047">
                <text:p>259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1.16">
                <text:p>1521.16</text:p>
              </table:table-cell>
              <table:table-cell office:value-type="float" office:value="222813">
                <text:p>222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7.3">
                <text:p>1587.3</text:p>
              </table:table-cell>
              <table:table-cell office:value-type="float" office:value="218329">
                <text:p>21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 chart:auto-size="true" chart:treat-empty-cells="leave-gap"/>
      <style:graphic-properties draw:stroke="none" draw:fill-color="#ffffff"/>
    </style:style>
    <style:style style:name="ch4" style:family="chart" style:data-style-name="N61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6.687cm" svg:height="13.626cm" xlink:href=".." xlink:type="simple" chart:class="chart:line" chart:style-name="ch1">
        <chart:title svg:x="8.625cm" svg:y="0.407cm" chart:style-name="ch2">
          <text:p>Total Area Depth Estimate</text:p>
        </chart:title>
        <chart:plot-area chart:style-name="ch3" table:cell-range-address="Bouguer_FFT.B8:Bouguer_FFT.B512 Bouguer_FFT.E8:Bouguer_FFT.E512" svg:x="1.646cm" svg:y="1.83cm" svg:width="24.508cm" svg:height="11.524cm">
          <chartooo:coordinate-region svg:x="3.44cm" svg:y="2.056cm" svg:width="22.714cm" svg:height="10.28cm"/>
          <chart:axis chart:dimension="x" chart:name="primary-x" chart:style-name="ch4"/>
          <chart:axis chart:dimension="y" chart:name="primary-y" chart:style-name="ch5">
            <chart:title svg:x="0.451cm" svg:y="8.662cm" chart:style-name="ch6">
              <text:p>ln (Power)</text:p>
            </chart:title>
            <chart:grid chart:style-name="ch7" chart:class="major"/>
          </chart:axis>
          <chart:series chart:style-name="ch8" chart:values-cell-range-address="Bouguer_FFT.B8:Bouguer_FFT.B512" chart:class="chart:line">
            <chart:data-point chart:repeated="505"/>
          </chart:series>
          <chart:series chart:style-name="ch9" chart:values-cell-range-address="Bouguer_FFT.E8:Bouguer_FFT.E512" chart:class="chart:line">
            <chart:data-point chart:repeated="5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Bouguer_FFT.B8:Bouguer_FFT.B512</svg:desc>
                </draw:g>
              </table:table-cell>
              <table:table-cell office:value-type="float" office:value="16788500">
                <text:p>16788500</text:p>
                <draw:g>
                  <svg:desc>Bouguer_FFT.E8:Bouguer_FFT.E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1376">
                <text:p>66.1376</text:p>
              </table:table-cell>
              <table:table-cell office:value-type="float" office:value="10404800">
                <text:p>10404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275">
                <text:p>132.275</text:p>
              </table:table-cell>
              <table:table-cell office:value-type="float" office:value="4084370">
                <text:p>4084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.413">
                <text:p>198.413</text:p>
              </table:table-cell>
              <table:table-cell office:value-type="float" office:value="9028260">
                <text:p>9028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.55">
                <text:p>264.55</text:p>
              </table:table-cell>
              <table:table-cell office:value-type="float" office:value="11686600">
                <text:p>11686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.688">
                <text:p>330.688</text:p>
              </table:table-cell>
              <table:table-cell office:value-type="float" office:value="7306230">
                <text:p>7306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.825">
                <text:p>396.825</text:p>
              </table:table-cell>
              <table:table-cell office:value-type="float" office:value="6640070">
                <text:p>66400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.963">
                <text:p>462.963</text:p>
              </table:table-cell>
              <table:table-cell office:value-type="float" office:value="6121210">
                <text:p>6121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9.101">
                <text:p>529.101</text:p>
              </table:table-cell>
              <table:table-cell office:value-type="float" office:value="3450540">
                <text:p>3450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5.238">
                <text:p>595.238</text:p>
              </table:table-cell>
              <table:table-cell office:value-type="float" office:value="4733410">
                <text:p>47334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1.376">
                <text:p>661.376</text:p>
              </table:table-cell>
              <table:table-cell office:value-type="float" office:value="6179560">
                <text:p>6179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7.513">
                <text:p>727.513</text:p>
              </table:table-cell>
              <table:table-cell office:value-type="float" office:value="6095790">
                <text:p>60957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651">
                <text:p>793.651</text:p>
              </table:table-cell>
              <table:table-cell office:value-type="float" office:value="4742160">
                <text:p>474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.788">
                <text:p>859.788</text:p>
              </table:table-cell>
              <table:table-cell office:value-type="float" office:value="2966810">
                <text:p>29668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5.926">
                <text:p>925.926</text:p>
              </table:table-cell>
              <table:table-cell office:value-type="float" office:value="2242660">
                <text:p>22426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2.063">
                <text:p>992.063</text:p>
              </table:table-cell>
              <table:table-cell office:value-type="float" office:value="875436">
                <text:p>875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8.2">
                <text:p>1058.2</text:p>
              </table:table-cell>
              <table:table-cell office:value-type="float" office:value="1668150">
                <text:p>1668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4.34">
                <text:p>1124.34</text:p>
              </table:table-cell>
              <table:table-cell office:value-type="float" office:value="2572430">
                <text:p>25724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0.48">
                <text:p>1190.48</text:p>
              </table:table-cell>
              <table:table-cell office:value-type="float" office:value="1586710">
                <text:p>15867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.61">
                <text:p>1256.61</text:p>
              </table:table-cell>
              <table:table-cell office:value-type="float" office:value="1898180">
                <text:p>1898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2.75">
                <text:p>1322.75</text:p>
              </table:table-cell>
              <table:table-cell office:value-type="float" office:value="2388680">
                <text:p>2388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8.89">
                <text:p>1388.89</text:p>
              </table:table-cell>
              <table:table-cell office:value-type="float" office:value="1450590">
                <text:p>14505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5.03">
                <text:p>1455.03</text:p>
              </table:table-cell>
              <table:table-cell office:value-type="float" office:value="2569270">
                <text:p>256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1.16">
                <text:p>1521.16</text:p>
              </table:table-cell>
              <table:table-cell office:value-type="float" office:value="2449590">
                <text:p>2449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7.3">
                <text:p>1587.3</text:p>
              </table:table-cell>
              <table:table-cell office:value-type="float" office:value="1834880">
                <text:p>18348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3.44">
                <text:p>1653.44</text:p>
              </table:table-cell>
              <table:table-cell office:value-type="float" office:value="1375310">
                <text:p>13753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9.58">
                <text:p>1719.58</text:p>
              </table:table-cell>
              <table:table-cell office:value-type="float" office:value="299003">
                <text:p>299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5.71">
                <text:p>1785.71</text:p>
              </table:table-cell>
              <table:table-cell office:value-type="float" office:value="2426670">
                <text:p>24266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1.85">
                <text:p>1851.85</text:p>
              </table:table-cell>
              <table:table-cell office:value-type="float" office:value="2419740">
                <text:p>24197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.99">
                <text:p>1917.99</text:p>
              </table:table-cell>
              <table:table-cell office:value-type="float" office:value="312689">
                <text:p>312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4.13">
                <text:p>1984.13</text:p>
              </table:table-cell>
              <table:table-cell office:value-type="float" office:value="449806">
                <text:p>449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0.26">
                <text:p>2050.26</text:p>
              </table:table-cell>
              <table:table-cell office:value-type="float" office:value="1445780">
                <text:p>14457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16.4">
                <text:p>2116.4</text:p>
              </table:table-cell>
              <table:table-cell office:value-type="float" office:value="1614800">
                <text:p>1614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2.54">
                <text:p>2182.54</text:p>
              </table:table-cell>
              <table:table-cell office:value-type="float" office:value="1291040">
                <text:p>12910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48.68">
                <text:p>2248.68</text:p>
              </table:table-cell>
              <table:table-cell office:value-type="float" office:value="1901380">
                <text:p>1901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14.81">
                <text:p>2314.81</text:p>
              </table:table-cell>
              <table:table-cell office:value-type="float" office:value="2698590">
                <text:p>26985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0.95">
                <text:p>2380.95</text:p>
              </table:table-cell>
              <table:table-cell office:value-type="float" office:value="2470940">
                <text:p>24709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47.09">
                <text:p>2447.09</text:p>
              </table:table-cell>
              <table:table-cell office:value-type="float" office:value="1714490">
                <text:p>17144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13.23">
                <text:p>2513.23</text:p>
              </table:table-cell>
              <table:table-cell office:value-type="float" office:value="2060580">
                <text:p>20605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9.37">
                <text:p>2579.37</text:p>
              </table:table-cell>
              <table:table-cell office:value-type="float" office:value="2231670">
                <text:p>22316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45.5">
                <text:p>2645.5</text:p>
              </table:table-cell>
              <table:table-cell office:value-type="float" office:value="638895">
                <text:p>638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11.64">
                <text:p>2711.64</text:p>
              </table:table-cell>
              <table:table-cell office:value-type="float" office:value="191780">
                <text:p>1917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77.78">
                <text:p>2777.78</text:p>
              </table:table-cell>
              <table:table-cell office:value-type="float" office:value="551628">
                <text:p>551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43.92">
                <text:p>2843.92</text:p>
              </table:table-cell>
              <table:table-cell office:value-type="float" office:value="642024">
                <text:p>642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10.05">
                <text:p>2910.05</text:p>
              </table:table-cell>
              <table:table-cell office:value-type="float" office:value="1494860">
                <text:p>14948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76.19">
                <text:p>2976.19</text:p>
              </table:table-cell>
              <table:table-cell office:value-type="float" office:value="2489260">
                <text:p>2489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2.33">
                <text:p>3042.33</text:p>
              </table:table-cell>
              <table:table-cell office:value-type="float" office:value="2007800">
                <text:p>2007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08.47">
                <text:p>3108.47</text:p>
              </table:table-cell>
              <table:table-cell office:value-type="float" office:value="694869">
                <text:p>694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4.6">
                <text:p>3174.6</text:p>
              </table:table-cell>
              <table:table-cell office:value-type="float" office:value="129807">
                <text:p>129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40.74">
                <text:p>3240.74</text:p>
              </table:table-cell>
              <table:table-cell office:value-type="float" office:value="1198840">
                <text:p>11988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6.88">
                <text:p>3306.88</text:p>
              </table:table-cell>
              <table:table-cell office:value-type="float" office:value="2265340">
                <text:p>22653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73.02">
                <text:p>3373.02</text:p>
              </table:table-cell>
              <table:table-cell office:value-type="float" office:value="1143960">
                <text:p>11439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39.15">
                <text:p>3439.15</text:p>
              </table:table-cell>
              <table:table-cell office:value-type="float" office:value="1250040">
                <text:p>12500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05.29">
                <text:p>3505.29</text:p>
              </table:table-cell>
              <table:table-cell office:value-type="float" office:value="1534500">
                <text:p>1534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71.43">
                <text:p>3571.43</text:p>
              </table:table-cell>
              <table:table-cell office:value-type="float" office:value="97805.2">
                <text:p>97805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37.57">
                <text:p>3637.57</text:p>
              </table:table-cell>
              <table:table-cell office:value-type="float" office:value="152397">
                <text:p>152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03.7">
                <text:p>3703.7</text:p>
              </table:table-cell>
              <table:table-cell office:value-type="float" office:value="1103340">
                <text:p>11033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9.84">
                <text:p>3769.84</text:p>
              </table:table-cell>
              <table:table-cell office:value-type="float" office:value="1480940">
                <text:p>14809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5.98">
                <text:p>3835.98</text:p>
              </table:table-cell>
              <table:table-cell office:value-type="float" office:value="1897170">
                <text:p>18971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2.12">
                <text:p>3902.12</text:p>
              </table:table-cell>
              <table:table-cell office:value-type="float" office:value="1974100">
                <text:p>1974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68.25">
                <text:p>3968.25</text:p>
              </table:table-cell>
              <table:table-cell office:value-type="float" office:value="821654">
                <text:p>8216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34.39">
                <text:p>4034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0.53">
                <text:p>4100.53</text:p>
              </table:table-cell>
              <table:table-cell office:value-type="float" office:value="151164">
                <text:p>151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66.67">
                <text:p>4166.67</text:p>
              </table:table-cell>
              <table:table-cell office:value-type="float" office:value="1566600">
                <text:p>15666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32.8">
                <text:p>4232.8</text:p>
              </table:table-cell>
              <table:table-cell office:value-type="float" office:value="1499860">
                <text:p>14998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8.94">
                <text:p>4298.94</text:p>
              </table:table-cell>
              <table:table-cell office:value-type="float" office:value="141660">
                <text:p>1416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65.08">
                <text:p>4365.08</text:p>
              </table:table-cell>
              <table:table-cell office:value-type="float" office:value="829399">
                <text:p>829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31.22">
                <text:p>4431.22</text:p>
              </table:table-cell>
              <table:table-cell office:value-type="float" office:value="2117750">
                <text:p>21177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97.35">
                <text:p>4497.35</text:p>
              </table:table-cell>
              <table:table-cell office:value-type="float" office:value="1414710">
                <text:p>14147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63.49">
                <text:p>4563.49</text:p>
              </table:table-cell>
              <table:table-cell office:value-type="float" office:value="1198250">
                <text:p>11982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29.63">
                <text:p>4629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77">
                <text:p>4695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61.9">
                <text:p>4761.9</text:p>
              </table:table-cell>
              <table:table-cell office:value-type="float" office:value="898532">
                <text:p>898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28.04">
                <text:p>4828.04</text:p>
              </table:table-cell>
              <table:table-cell office:value-type="float" office:value="687955">
                <text:p>6879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4.18">
                <text:p>4894.18</text:p>
              </table:table-cell>
              <table:table-cell office:value-type="float" office:value="932168">
                <text:p>932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0.32">
                <text:p>4960.32</text:p>
              </table:table-cell>
              <table:table-cell office:value-type="float" office:value="483519">
                <text:p>48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26.46">
                <text:p>5026.46</text:p>
              </table:table-cell>
              <table:table-cell office:value-type="float" office:value="915142">
                <text:p>915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2.59">
                <text:p>5092.59</text:p>
              </table:table-cell>
              <table:table-cell office:value-type="float" office:value="1007310">
                <text:p>10073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58.73">
                <text:p>5158.73</text:p>
              </table:table-cell>
              <table:table-cell office:value-type="float" office:value="150368">
                <text:p>150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24.87">
                <text:p>5224.87</text:p>
              </table:table-cell>
              <table:table-cell office:value-type="float" office:value="292537">
                <text:p>292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91.01">
                <text:p>5291.01</text:p>
              </table:table-cell>
              <table:table-cell office:value-type="float" office:value="340406">
                <text:p>340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57.14">
                <text:p>5357.14</text:p>
              </table:table-cell>
              <table:table-cell office:value-type="float" office:value="1378680">
                <text:p>1378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23.28">
                <text:p>5423.28</text:p>
              </table:table-cell>
              <table:table-cell office:value-type="float" office:value="1321510">
                <text:p>13215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89.42">
                <text:p>5489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55.56">
                <text:p>55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21.69">
                <text:p>5621.69</text:p>
              </table:table-cell>
              <table:table-cell office:value-type="float" office:value="1199410">
                <text:p>11994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87.83">
                <text:p>5687.83</text:p>
              </table:table-cell>
              <table:table-cell office:value-type="float" office:value="994701">
                <text:p>9947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53.97">
                <text:p>5753.97</text:p>
              </table:table-cell>
              <table:table-cell office:value-type="float" office:value="443409">
                <text:p>4434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20.11">
                <text:p>5820.11</text:p>
              </table:table-cell>
              <table:table-cell office:value-type="float" office:value="974807">
                <text:p>97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86.24">
                <text:p>5886.24</text:p>
              </table:table-cell>
              <table:table-cell office:value-type="float" office:value="1289320">
                <text:p>12893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52.38">
                <text:p>5952.38</text:p>
              </table:table-cell>
              <table:table-cell office:value-type="float" office:value="820463">
                <text:p>820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18.52">
                <text:p>6018.52</text:p>
              </table:table-cell>
              <table:table-cell office:value-type="float" office:value="66613.4">
                <text:p>66613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84.66">
                <text:p>6084.66</text:p>
              </table:table-cell>
              <table:table-cell office:value-type="float" office:value="153370">
                <text:p>1533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50.79">
                <text:p>6150.79</text:p>
              </table:table-cell>
              <table:table-cell office:value-type="float" office:value="141806">
                <text:p>141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16.93">
                <text:p>6216.93</text:p>
              </table:table-cell>
              <table:table-cell office:value-type="float" office:value="157728">
                <text:p>1577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83.07">
                <text:p>6283.07</text:p>
              </table:table-cell>
              <table:table-cell office:value-type="float" office:value="323308">
                <text:p>3233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349.21">
                <text:p>634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15.34">
                <text:p>6415.34</text:p>
              </table:table-cell>
              <table:table-cell office:value-type="float" office:value="87578.5">
                <text:p>87578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81.48">
                <text:p>6481.48</text:p>
              </table:table-cell>
              <table:table-cell office:value-type="float" office:value="1002880">
                <text:p>10028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47.62">
                <text:p>6547.62</text:p>
              </table:table-cell>
              <table:table-cell office:value-type="float" office:value="991009">
                <text:p>991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13.76">
                <text:p>6613.76</text:p>
              </table:table-cell>
              <table:table-cell office:value-type="float" office:value="864387">
                <text:p>864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79.89">
                <text:p>6679.89</text:p>
              </table:table-cell>
              <table:table-cell office:value-type="float" office:value="599958">
                <text:p>599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46.03">
                <text:p>6746.03</text:p>
              </table:table-cell>
              <table:table-cell office:value-type="float" office:value="510997">
                <text:p>510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12.17">
                <text:p>6812.17</text:p>
              </table:table-cell>
              <table:table-cell office:value-type="float" office:value="493257">
                <text:p>493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78.31">
                <text:p>687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44.44">
                <text:p>6944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10.58">
                <text:p>7010.58</text:p>
              </table:table-cell>
              <table:table-cell office:value-type="float" office:value="542951">
                <text:p>542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76.72">
                <text:p>7076.72</text:p>
              </table:table-cell>
              <table:table-cell office:value-type="float" office:value="561982">
                <text:p>5619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42.86">
                <text:p>7142.86</text:p>
              </table:table-cell>
              <table:table-cell office:value-type="float" office:value="96137.6">
                <text:p>96137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08.99">
                <text:p>7208.99</text:p>
              </table:table-cell>
              <table:table-cell office:value-type="float" office:value="210967">
                <text:p>210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75.13">
                <text:p>7275.13</text:p>
              </table:table-cell>
              <table:table-cell office:value-type="float" office:value="810607">
                <text:p>8106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41.27">
                <text:p>7341.27</text:p>
              </table:table-cell>
              <table:table-cell office:value-type="float" office:value="649877">
                <text:p>649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07.41">
                <text:p>740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73.54">
                <text:p>747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39.68">
                <text:p>7539.68</text:p>
              </table:table-cell>
              <table:table-cell office:value-type="float" office:value="522202">
                <text:p>5222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05.82">
                <text:p>7605.82</text:p>
              </table:table-cell>
              <table:table-cell office:value-type="float" office:value="974524">
                <text:p>9745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71.96">
                <text:p>7671.96</text:p>
              </table:table-cell>
              <table:table-cell office:value-type="float" office:value="325235">
                <text:p>325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38.1">
                <text:p>773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04.23">
                <text:p>7804.23</text:p>
              </table:table-cell>
              <table:table-cell office:value-type="float" office:value="38673.7">
                <text:p>38673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0.37">
                <text:p>7870.37</text:p>
              </table:table-cell>
              <table:table-cell office:value-type="float" office:value="754949">
                <text:p>754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36.51">
                <text:p>7936.51</text:p>
              </table:table-cell>
              <table:table-cell office:value-type="float" office:value="848318">
                <text:p>848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02.65">
                <text:p>800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68.78">
                <text:p>806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134.92">
                <text:p>8134.92</text:p>
              </table:table-cell>
              <table:table-cell office:value-type="float" office:value="340976">
                <text:p>3409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01.06">
                <text:p>8201.06</text:p>
              </table:table-cell>
              <table:table-cell office:value-type="float" office:value="252704">
                <text:p>252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67.2">
                <text:p>826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33.33">
                <text:p>8333.33</text:p>
              </table:table-cell>
              <table:table-cell office:value-type="float" office:value="475883">
                <text:p>4758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99.47">
                <text:p>8399.47</text:p>
              </table:table-cell>
              <table:table-cell office:value-type="float" office:value="769301">
                <text:p>7693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65.61">
                <text:p>8465.61</text:p>
              </table:table-cell>
              <table:table-cell office:value-type="float" office:value="625581">
                <text:p>625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31.75">
                <text:p>853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97.88">
                <text:p>8597.88</text:p>
              </table:table-cell>
              <table:table-cell office:value-type="float" office:value="408074">
                <text:p>4080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64.02">
                <text:p>8664.02</text:p>
              </table:table-cell>
              <table:table-cell office:value-type="float" office:value="511910">
                <text:p>5119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730.16">
                <text:p>873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96.3">
                <text:p>8796.3</text:p>
              </table:table-cell>
              <table:table-cell office:value-type="float" office:value="262571">
                <text:p>2625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62.43">
                <text:p>8862.43</text:p>
              </table:table-cell>
              <table:table-cell office:value-type="float" office:value="938190">
                <text:p>9381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28.57">
                <text:p>8928.57</text:p>
              </table:table-cell>
              <table:table-cell office:value-type="float" office:value="746813">
                <text:p>7468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94.71">
                <text:p>8994.71</text:p>
              </table:table-cell>
              <table:table-cell office:value-type="float" office:value="5646.8">
                <text:p>5646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60.85">
                <text:p>906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26.98">
                <text:p>9126.98</text:p>
              </table:table-cell>
              <table:table-cell office:value-type="float" office:value="157156">
                <text:p>157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93.12">
                <text:p>9193.12</text:p>
              </table:table-cell>
              <table:table-cell office:value-type="float" office:value="942500">
                <text:p>942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59.26">
                <text:p>9259.26</text:p>
              </table:table-cell>
              <table:table-cell office:value-type="float" office:value="551376">
                <text:p>5513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25.4">
                <text:p>9325.4</text:p>
              </table:table-cell>
              <table:table-cell office:value-type="float" office:value="152926">
                <text:p>152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91.53">
                <text:p>9391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457.67">
                <text:p>9457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23.81">
                <text:p>9523.81</text:p>
              </table:table-cell>
              <table:table-cell office:value-type="float" office:value="334279">
                <text:p>334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89.95">
                <text:p>9589.95</text:p>
              </table:table-cell>
              <table:table-cell office:value-type="float" office:value="734747">
                <text:p>7347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56.08">
                <text:p>9656.08</text:p>
              </table:table-cell>
              <table:table-cell office:value-type="float" office:value="395481">
                <text:p>3954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22.22">
                <text:p>9722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88.36">
                <text:p>9788.36</text:p>
              </table:table-cell>
              <table:table-cell office:value-type="float" office:value="423636">
                <text:p>4236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54.5">
                <text:p>9854.5</text:p>
              </table:table-cell>
              <table:table-cell office:value-type="float" office:value="433168">
                <text:p>4331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20.63">
                <text:p>992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86.77">
                <text:p>9986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52.9">
                <text:p>10052.9</text:p>
              </table:table-cell>
              <table:table-cell office:value-type="float" office:value="725466">
                <text:p>725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19">
                <text:p>10119</text:p>
              </table:table-cell>
              <table:table-cell office:value-type="float" office:value="1178200">
                <text:p>11782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85.2">
                <text:p>10185.2</text:p>
              </table:table-cell>
              <table:table-cell office:value-type="float" office:value="183410">
                <text:p>1834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51.3">
                <text:p>1025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317.5">
                <text:p>10317.5</text:p>
              </table:table-cell>
              <table:table-cell office:value-type="float" office:value="537406">
                <text:p>537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83.6">
                <text:p>1038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449.7">
                <text:p>1044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15.9">
                <text:p>10515.9</text:p>
              </table:table-cell>
              <table:table-cell office:value-type="float" office:value="1310370">
                <text:p>13103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582">
                <text:p>10582</text:p>
              </table:table-cell>
              <table:table-cell office:value-type="float" office:value="1147810">
                <text:p>11478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648.1">
                <text:p>1064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714.3">
                <text:p>1071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780.4">
                <text:p>10780.4</text:p>
              </table:table-cell>
              <table:table-cell office:value-type="float" office:value="174617">
                <text:p>1746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46.6">
                <text:p>10846.6</text:p>
              </table:table-cell>
              <table:table-cell office:value-type="float" office:value="730292">
                <text:p>7302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912.7">
                <text:p>10912.7</text:p>
              </table:table-cell>
              <table:table-cell office:value-type="float" office:value="521879">
                <text:p>521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978.8">
                <text:p>10978.8</text:p>
              </table:table-cell>
              <table:table-cell office:value-type="float" office:value="558434">
                <text:p>5584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045">
                <text:p>11045</text:p>
              </table:table-cell>
              <table:table-cell office:value-type="float" office:value="286408">
                <text:p>2864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111.1">
                <text:p>11111.1</text:p>
              </table:table-cell>
              <table:table-cell office:value-type="float" office:value="382964">
                <text:p>3829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177.2">
                <text:p>11177.2</text:p>
              </table:table-cell>
              <table:table-cell office:value-type="float" office:value="838749">
                <text:p>8387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243.4">
                <text:p>11243.4</text:p>
              </table:table-cell>
              <table:table-cell office:value-type="float" office:value="444135">
                <text:p>4441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09.5">
                <text:p>11309.5</text:p>
              </table:table-cell>
              <table:table-cell office:value-type="float" office:value="703150">
                <text:p>7031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75.7">
                <text:p>11375.7</text:p>
              </table:table-cell>
              <table:table-cell office:value-type="float" office:value="79245.8">
                <text:p>79245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441.8">
                <text:p>1144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07.9">
                <text:p>11507.9</text:p>
              </table:table-cell>
              <table:table-cell office:value-type="float" office:value="270027">
                <text:p>2700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74.1">
                <text:p>11574.1</text:p>
              </table:table-cell>
              <table:table-cell office:value-type="float" office:value="551348">
                <text:p>5513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40.2">
                <text:p>11640.2</text:p>
              </table:table-cell>
              <table:table-cell office:value-type="float" office:value="393804">
                <text:p>3938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06.3">
                <text:p>11706.3</text:p>
              </table:table-cell>
              <table:table-cell office:value-type="float" office:value="365438">
                <text:p>3654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72.5">
                <text:p>1177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38.6">
                <text:p>11838.6</text:p>
              </table:table-cell>
              <table:table-cell office:value-type="float" office:value="263738">
                <text:p>2637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04.8">
                <text:p>11904.8</text:p>
              </table:table-cell>
              <table:table-cell office:value-type="float" office:value="1009990">
                <text:p>10099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70.9">
                <text:p>11970.9</text:p>
              </table:table-cell>
              <table:table-cell office:value-type="float" office:value="339888">
                <text:p>3398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037">
                <text:p>12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103.2">
                <text:p>12103.2</text:p>
              </table:table-cell>
              <table:table-cell office:value-type="float" office:value="32802">
                <text:p>328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69.3">
                <text:p>12169.3</text:p>
              </table:table-cell>
              <table:table-cell office:value-type="float" office:value="352106">
                <text:p>3521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35.4">
                <text:p>12235.4</text:p>
              </table:table-cell>
              <table:table-cell office:value-type="float" office:value="413353">
                <text:p>4133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01.6">
                <text:p>1230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367.7">
                <text:p>12367.7</text:p>
              </table:table-cell>
              <table:table-cell office:value-type="float" office:value="64488.1">
                <text:p>64488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33.9">
                <text:p>12433.9</text:p>
              </table:table-cell>
              <table:table-cell office:value-type="float" office:value="857483">
                <text:p>857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00">
                <text:p>12500</text:p>
              </table:table-cell>
              <table:table-cell office:value-type="float" office:value="1122550">
                <text:p>11225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66.1">
                <text:p>12566.1</text:p>
              </table:table-cell>
              <table:table-cell office:value-type="float" office:value="634800">
                <text:p>6348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32.3">
                <text:p>12632.3</text:p>
              </table:table-cell>
              <table:table-cell office:value-type="float" office:value="388396">
                <text:p>3883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98.4">
                <text:p>12698.4</text:p>
              </table:table-cell>
              <table:table-cell office:value-type="float" office:value="83006.8">
                <text:p>83006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64.6">
                <text:p>12764.6</text:p>
              </table:table-cell>
              <table:table-cell office:value-type="float" office:value="6273.88">
                <text:p>6273.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30.7">
                <text:p>12830.7</text:p>
              </table:table-cell>
              <table:table-cell office:value-type="float" office:value="498885">
                <text:p>4988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96.8">
                <text:p>12896.8</text:p>
              </table:table-cell>
              <table:table-cell office:value-type="float" office:value="626761">
                <text:p>626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963">
                <text:p>12963</text:p>
              </table:table-cell>
              <table:table-cell office:value-type="float" office:value="115771">
                <text:p>1157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29.1">
                <text:p>13029.1</text:p>
              </table:table-cell>
              <table:table-cell office:value-type="float" office:value="65247.2">
                <text:p>65247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095.2">
                <text:p>13095.2</text:p>
              </table:table-cell>
              <table:table-cell office:value-type="float" office:value="737556">
                <text:p>737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161.4">
                <text:p>13161.4</text:p>
              </table:table-cell>
              <table:table-cell office:value-type="float" office:value="440880">
                <text:p>4408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27.5">
                <text:p>132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293.7">
                <text:p>13293.7</text:p>
              </table:table-cell>
              <table:table-cell office:value-type="float" office:value="35448.7">
                <text:p>35448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359.8">
                <text:p>13359.8</text:p>
              </table:table-cell>
              <table:table-cell office:value-type="float" office:value="832891">
                <text:p>8328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425.9">
                <text:p>1342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492.1">
                <text:p>1349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558.2">
                <text:p>13558.2</text:p>
              </table:table-cell>
              <table:table-cell office:value-type="float" office:value="666147">
                <text:p>6661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624.3">
                <text:p>13624.3</text:p>
              </table:table-cell>
              <table:table-cell office:value-type="float" office:value="428527">
                <text:p>4285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690.5">
                <text:p>13690.5</text:p>
              </table:table-cell>
              <table:table-cell office:value-type="float" office:value="468718">
                <text:p>4687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756.6">
                <text:p>13756.6</text:p>
              </table:table-cell>
              <table:table-cell office:value-type="float" office:value="867810">
                <text:p>8678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822.8">
                <text:p>13822.8</text:p>
              </table:table-cell>
              <table:table-cell office:value-type="float" office:value="814820">
                <text:p>8148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888.9">
                <text:p>13888.9</text:p>
              </table:table-cell>
              <table:table-cell office:value-type="float" office:value="421426">
                <text:p>421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955">
                <text:p>13955</text:p>
              </table:table-cell>
              <table:table-cell office:value-type="float" office:value="214148">
                <text:p>2141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21.2">
                <text:p>14021.2</text:p>
              </table:table-cell>
              <table:table-cell office:value-type="float" office:value="105994">
                <text:p>1059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087.3">
                <text:p>14087.3</text:p>
              </table:table-cell>
              <table:table-cell office:value-type="float" office:value="269033">
                <text:p>269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53.4">
                <text:p>14153.4</text:p>
              </table:table-cell>
              <table:table-cell office:value-type="float" office:value="419687">
                <text:p>4196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19.6">
                <text:p>14219.6</text:p>
              </table:table-cell>
              <table:table-cell office:value-type="float" office:value="468790">
                <text:p>4687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285.7">
                <text:p>14285.7</text:p>
              </table:table-cell>
              <table:table-cell office:value-type="float" office:value="56063.4">
                <text:p>56063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351.9">
                <text:p>14351.9</text:p>
              </table:table-cell>
              <table:table-cell office:value-type="float" office:value="250660">
                <text:p>2506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18">
                <text:p>14418</text:p>
              </table:table-cell>
              <table:table-cell office:value-type="float" office:value="668369">
                <text:p>6683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484.1">
                <text:p>14484.1</text:p>
              </table:table-cell>
              <table:table-cell office:value-type="float" office:value="87445.3">
                <text:p>87445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550.3">
                <text:p>1455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16.4">
                <text:p>146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82.5">
                <text:p>14682.5</text:p>
              </table:table-cell>
              <table:table-cell office:value-type="float" office:value="102793">
                <text:p>1027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48.7">
                <text:p>14748.7</text:p>
              </table:table-cell>
              <table:table-cell office:value-type="float" office:value="795159">
                <text:p>7951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814.8">
                <text:p>14814.8</text:p>
              </table:table-cell>
              <table:table-cell office:value-type="float" office:value="529458">
                <text:p>5294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881">
                <text:p>14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947.1">
                <text:p>14947.1</text:p>
              </table:table-cell>
              <table:table-cell office:value-type="float" office:value="2306.64">
                <text:p>2306.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013.2">
                <text:p>15013.2</text:p>
              </table:table-cell>
              <table:table-cell office:value-type="float" office:value="588220">
                <text:p>5882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079.4">
                <text:p>15079.4</text:p>
              </table:table-cell>
              <table:table-cell office:value-type="float" office:value="1039120">
                <text:p>1039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145.5">
                <text:p>15145.5</text:p>
              </table:table-cell>
              <table:table-cell office:value-type="float" office:value="568172">
                <text:p>568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211.6">
                <text:p>15211.6</text:p>
              </table:table-cell>
              <table:table-cell office:value-type="float" office:value="443159">
                <text:p>443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277.8">
                <text:p>1527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343.9">
                <text:p>1534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410.1">
                <text:p>15410.1</text:p>
              </table:table-cell>
              <table:table-cell office:value-type="float" office:value="464862">
                <text:p>4648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476.2">
                <text:p>15476.2</text:p>
              </table:table-cell>
              <table:table-cell office:value-type="float" office:value="623428">
                <text:p>623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42.3">
                <text:p>15542.3</text:p>
              </table:table-cell>
              <table:table-cell office:value-type="float" office:value="125277">
                <text:p>1252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608.5">
                <text:p>15608.5</text:p>
              </table:table-cell>
              <table:table-cell office:value-type="float" office:value="204477">
                <text:p>2044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674.6">
                <text:p>15674.6</text:p>
              </table:table-cell>
              <table:table-cell office:value-type="float" office:value="144160">
                <text:p>1441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40.7">
                <text:p>15740.7</text:p>
              </table:table-cell>
              <table:table-cell office:value-type="float" office:value="625651">
                <text:p>6256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806.9">
                <text:p>15806.9</text:p>
              </table:table-cell>
              <table:table-cell office:value-type="float" office:value="660958">
                <text:p>6609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873">
                <text:p>15873</text:p>
              </table:table-cell>
              <table:table-cell office:value-type="float" office:value="167728">
                <text:p>1677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939.2">
                <text:p>15939.2</text:p>
              </table:table-cell>
              <table:table-cell office:value-type="float" office:value="139380">
                <text:p>1393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05.3">
                <text:p>1600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071.4">
                <text:p>16071.4</text:p>
              </table:table-cell>
              <table:table-cell office:value-type="float" office:value="175394">
                <text:p>1753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137.6">
                <text:p>16137.6</text:p>
              </table:table-cell>
              <table:table-cell office:value-type="float" office:value="44220.4">
                <text:p>44220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203.7">
                <text:p>16203.7</text:p>
              </table:table-cell>
              <table:table-cell office:value-type="float" office:value="130906">
                <text:p>1309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269.8">
                <text:p>16269.8</text:p>
              </table:table-cell>
              <table:table-cell office:value-type="float" office:value="555984">
                <text:p>5559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336">
                <text:p>16336</text:p>
              </table:table-cell>
              <table:table-cell office:value-type="float" office:value="936300">
                <text:p>9363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402.1">
                <text:p>16402.1</text:p>
              </table:table-cell>
              <table:table-cell office:value-type="float" office:value="616626">
                <text:p>6166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468.3">
                <text:p>1646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34.4">
                <text:p>16534.4</text:p>
              </table:table-cell>
              <table:table-cell office:value-type="float" office:value="280295">
                <text:p>2802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600.5">
                <text:p>16600.5</text:p>
              </table:table-cell>
              <table:table-cell office:value-type="float" office:value="783632">
                <text:p>783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666.7">
                <text:p>16666.7</text:p>
              </table:table-cell>
              <table:table-cell office:value-type="float" office:value="536778">
                <text:p>536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732.8">
                <text:p>1673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798.9">
                <text:p>167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865.1">
                <text:p>16865.1</text:p>
              </table:table-cell>
              <table:table-cell office:value-type="float" office:value="478489">
                <text:p>4784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931.2">
                <text:p>16931.2</text:p>
              </table:table-cell>
              <table:table-cell office:value-type="float" office:value="643185">
                <text:p>6431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997.4">
                <text:p>169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63.5">
                <text:p>17063.5</text:p>
              </table:table-cell>
              <table:table-cell office:value-type="float" office:value="147488">
                <text:p>1474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129.6">
                <text:p>17129.6</text:p>
              </table:table-cell>
              <table:table-cell office:value-type="float" office:value="362408">
                <text:p>362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195.8">
                <text:p>17195.8</text:p>
              </table:table-cell>
              <table:table-cell office:value-type="float" office:value="504513">
                <text:p>5045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261.9">
                <text:p>17261.9</text:p>
              </table:table-cell>
              <table:table-cell office:value-type="float" office:value="467406">
                <text:p>467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328">
                <text:p>17328</text:p>
              </table:table-cell>
              <table:table-cell office:value-type="float" office:value="273535">
                <text:p>2735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394.2">
                <text:p>17394.2</text:p>
              </table:table-cell>
              <table:table-cell office:value-type="float" office:value="179208">
                <text:p>1792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460.3">
                <text:p>17460.3</text:p>
              </table:table-cell>
              <table:table-cell office:value-type="float" office:value="414526">
                <text:p>4145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526.5">
                <text:p>17526.5</text:p>
              </table:table-cell>
              <table:table-cell office:value-type="float" office:value="841353">
                <text:p>8413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592.6">
                <text:p>17592.6</text:p>
              </table:table-cell>
              <table:table-cell office:value-type="float" office:value="749542">
                <text:p>7495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658.7">
                <text:p>17658.7</text:p>
              </table:table-cell>
              <table:table-cell office:value-type="float" office:value="33754">
                <text:p>337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724.9">
                <text:p>1772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791">
                <text:p>17791</text:p>
              </table:table-cell>
              <table:table-cell office:value-type="float" office:value="9653.7">
                <text:p>9653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857.1">
                <text:p>17857.1</text:p>
              </table:table-cell>
              <table:table-cell office:value-type="float" office:value="180126">
                <text:p>180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923.3">
                <text:p>17923.3</text:p>
              </table:table-cell>
              <table:table-cell office:value-type="float" office:value="840527">
                <text:p>8405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989.4">
                <text:p>17989.4</text:p>
              </table:table-cell>
              <table:table-cell office:value-type="float" office:value="592622">
                <text:p>5926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055.6">
                <text:p>18055.6</text:p>
              </table:table-cell>
              <table:table-cell office:value-type="float" office:value="170431">
                <text:p>1704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21.7">
                <text:p>18121.7</text:p>
              </table:table-cell>
              <table:table-cell office:value-type="float" office:value="352102">
                <text:p>3521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187.8">
                <text:p>18187.8</text:p>
              </table:table-cell>
              <table:table-cell office:value-type="float" office:value="379667">
                <text:p>379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254">
                <text:p>18254</text:p>
              </table:table-cell>
              <table:table-cell office:value-type="float" office:value="456419">
                <text:p>4564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320.1">
                <text:p>18320.1</text:p>
              </table:table-cell>
              <table:table-cell office:value-type="float" office:value="291126">
                <text:p>291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386.2">
                <text:p>18386.2</text:p>
              </table:table-cell>
              <table:table-cell office:value-type="float" office:value="163811">
                <text:p>1638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452.4">
                <text:p>18452.4</text:p>
              </table:table-cell>
              <table:table-cell office:value-type="float" office:value="361707">
                <text:p>3617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518.5">
                <text:p>18518.5</text:p>
              </table:table-cell>
              <table:table-cell office:value-type="float" office:value="517906">
                <text:p>5179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584.7">
                <text:p>18584.7</text:p>
              </table:table-cell>
              <table:table-cell office:value-type="float" office:value="103805">
                <text:p>1038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650.8">
                <text:p>18650.8</text:p>
              </table:table-cell>
              <table:table-cell office:value-type="float" office:value="75888">
                <text:p>758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716.9">
                <text:p>18716.9</text:p>
              </table:table-cell>
              <table:table-cell office:value-type="float" office:value="276634">
                <text:p>2766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783.1">
                <text:p>18783.1</text:p>
              </table:table-cell>
              <table:table-cell office:value-type="float" office:value="597724">
                <text:p>5977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849.2">
                <text:p>18849.2</text:p>
              </table:table-cell>
              <table:table-cell office:value-type="float" office:value="541867">
                <text:p>5418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915.3">
                <text:p>18915.3</text:p>
              </table:table-cell>
              <table:table-cell office:value-type="float" office:value="20169.7">
                <text:p>20169.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981.5">
                <text:p>18981.5</text:p>
              </table:table-cell>
              <table:table-cell office:value-type="float" office:value="394606">
                <text:p>3946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47.6">
                <text:p>19047.6</text:p>
              </table:table-cell>
              <table:table-cell office:value-type="float" office:value="398910">
                <text:p>3989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13.8">
                <text:p>19113.8</text:p>
              </table:table-cell>
              <table:table-cell office:value-type="float" office:value="220351">
                <text:p>2203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179.9">
                <text:p>19179.9</text:p>
              </table:table-cell>
              <table:table-cell office:value-type="float" office:value="487234">
                <text:p>4872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46">
                <text:p>19246</text:p>
              </table:table-cell>
              <table:table-cell office:value-type="float" office:value="340213">
                <text:p>3402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312.2">
                <text:p>19312.2</text:p>
              </table:table-cell>
              <table:table-cell office:value-type="float" office:value="220096">
                <text:p>2200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378.3">
                <text:p>19378.3</text:p>
              </table:table-cell>
              <table:table-cell office:value-type="float" office:value="181131">
                <text:p>181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444.4">
                <text:p>19444.4</text:p>
              </table:table-cell>
              <table:table-cell office:value-type="float" office:value="149502">
                <text:p>1495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510.6">
                <text:p>19510.6</text:p>
              </table:table-cell>
              <table:table-cell office:value-type="float" office:value="403859">
                <text:p>4038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576.7">
                <text:p>19576.7</text:p>
              </table:table-cell>
              <table:table-cell office:value-type="float" office:value="442051">
                <text:p>4420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642.9">
                <text:p>19642.9</text:p>
              </table:table-cell>
              <table:table-cell office:value-type="float" office:value="347724">
                <text:p>3477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709">
                <text:p>19709</text:p>
              </table:table-cell>
              <table:table-cell office:value-type="float" office:value="407889">
                <text:p>4078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775.1">
                <text:p>19775.1</text:p>
              </table:table-cell>
              <table:table-cell office:value-type="float" office:value="696045">
                <text:p>696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841.3">
                <text:p>19841.3</text:p>
              </table:table-cell>
              <table:table-cell office:value-type="float" office:value="625550">
                <text:p>6255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907.4">
                <text:p>19907.4</text:p>
              </table:table-cell>
              <table:table-cell office:value-type="float" office:value="228890">
                <text:p>22889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973.5">
                <text:p>19973.5</text:p>
              </table:table-cell>
              <table:table-cell office:value-type="float" office:value="92739.4">
                <text:p>92739.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39.7">
                <text:p>20039.7</text:p>
              </table:table-cell>
              <table:table-cell office:value-type="float" office:value="157916">
                <text:p>1579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105.8">
                <text:p>20105.8</text:p>
              </table:table-cell>
              <table:table-cell office:value-type="float" office:value="466058">
                <text:p>4660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72">
                <text:p>20172</text:p>
              </table:table-cell>
              <table:table-cell office:value-type="float" office:value="434328">
                <text:p>4343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238.1">
                <text:p>20238.1</text:p>
              </table:table-cell>
              <table:table-cell office:value-type="float" office:value="91389.2">
                <text:p>91389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304.2">
                <text:p>20304.2</text:p>
              </table:table-cell>
              <table:table-cell office:value-type="float" office:value="194841">
                <text:p>1948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370.4">
                <text:p>20370.4</text:p>
              </table:table-cell>
              <table:table-cell office:value-type="float" office:value="154129">
                <text:p>1541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436.5">
                <text:p>20436.5</text:p>
              </table:table-cell>
              <table:table-cell office:value-type="float" office:value="210066">
                <text:p>2100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502.6">
                <text:p>20502.6</text:p>
              </table:table-cell>
              <table:table-cell office:value-type="float" office:value="225198">
                <text:p>2251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568.8">
                <text:p>20568.8</text:p>
              </table:table-cell>
              <table:table-cell office:value-type="float" office:value="193869">
                <text:p>1938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634.9">
                <text:p>20634.9</text:p>
              </table:table-cell>
              <table:table-cell office:value-type="float" office:value="296519">
                <text:p>2965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701.1">
                <text:p>2070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767.2">
                <text:p>20767.2</text:p>
              </table:table-cell>
              <table:table-cell office:value-type="float" office:value="42549.2">
                <text:p>42549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833.3">
                <text:p>20833.3</text:p>
              </table:table-cell>
              <table:table-cell office:value-type="float" office:value="475553">
                <text:p>4755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899.5">
                <text:p>20899.5</text:p>
              </table:table-cell>
              <table:table-cell office:value-type="float" office:value="388121">
                <text:p>3881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965.6">
                <text:p>20965.6</text:p>
              </table:table-cell>
              <table:table-cell office:value-type="float" office:value="90056.7">
                <text:p>90056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031.7">
                <text:p>21031.7</text:p>
              </table:table-cell>
              <table:table-cell office:value-type="float" office:value="88254.5">
                <text:p>8825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097.9">
                <text:p>21097.9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164">
                <text:p>2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230.2">
                <text:p>21230.2</text:p>
              </table:table-cell>
              <table:table-cell office:value-type="float" office:value="463345">
                <text:p>4633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296.3">
                <text:p>21296.3</text:p>
              </table:table-cell>
              <table:table-cell office:value-type="float" office:value="503410">
                <text:p>5034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362.4">
                <text:p>21362.4</text:p>
              </table:table-cell>
              <table:table-cell office:value-type="float" office:value="26150.3">
                <text:p>26150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428.6">
                <text:p>21428.6</text:p>
              </table:table-cell>
              <table:table-cell office:value-type="float" office:value="562598">
                <text:p>5625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494.7">
                <text:p>21494.7</text:p>
              </table:table-cell>
              <table:table-cell office:value-type="float" office:value="582486">
                <text:p>5824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560.8">
                <text:p>2156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627">
                <text:p>21627</text:p>
              </table:table-cell>
              <table:table-cell office:value-type="float" office:value="206907">
                <text:p>2069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693.1">
                <text:p>2169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759.3">
                <text:p>2175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825.4">
                <text:p>21825.4</text:p>
              </table:table-cell>
              <table:table-cell office:value-type="float" office:value="21120.2">
                <text:p>21120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891.5">
                <text:p>21891.5</text:p>
              </table:table-cell>
              <table:table-cell office:value-type="float" office:value="225744">
                <text:p>2257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957.7">
                <text:p>21957.7</text:p>
              </table:table-cell>
              <table:table-cell office:value-type="float" office:value="326463">
                <text:p>3264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023.8">
                <text:p>22023.8</text:p>
              </table:table-cell>
              <table:table-cell office:value-type="float" office:value="406807">
                <text:p>4068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089.9">
                <text:p>22089.9</text:p>
              </table:table-cell>
              <table:table-cell office:value-type="float" office:value="239513">
                <text:p>2395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156.1">
                <text:p>22156.1</text:p>
              </table:table-cell>
              <table:table-cell office:value-type="float" office:value="121323">
                <text:p>1213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222.2">
                <text:p>22222.2</text:p>
              </table:table-cell>
              <table:table-cell office:value-type="float" office:value="57408">
                <text:p>574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288.4">
                <text:p>22288.4</text:p>
              </table:table-cell>
              <table:table-cell office:value-type="float" office:value="105842">
                <text:p>1058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354.5">
                <text:p>22354.5</text:p>
              </table:table-cell>
              <table:table-cell office:value-type="float" office:value="89676.8">
                <text:p>89676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420.6">
                <text:p>22420.6</text:p>
              </table:table-cell>
              <table:table-cell office:value-type="float" office:value="289966">
                <text:p>2899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486.8">
                <text:p>22486.8</text:p>
              </table:table-cell>
              <table:table-cell office:value-type="float" office:value="182191">
                <text:p>1821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552.9">
                <text:p>22552.9</text:p>
              </table:table-cell>
              <table:table-cell office:value-type="float" office:value="45501.6">
                <text:p>45501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619">
                <text:p>22619</text:p>
              </table:table-cell>
              <table:table-cell office:value-type="float" office:value="175688">
                <text:p>1756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685.2">
                <text:p>22685.2</text:p>
              </table:table-cell>
              <table:table-cell office:value-type="float" office:value="101116">
                <text:p>101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751.3">
                <text:p>2275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817.5">
                <text:p>228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883.6">
                <text:p>22883.6</text:p>
              </table:table-cell>
              <table:table-cell office:value-type="float" office:value="188226">
                <text:p>1882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949.7">
                <text:p>22949.7</text:p>
              </table:table-cell>
              <table:table-cell office:value-type="float" office:value="261919">
                <text:p>2619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015.9">
                <text:p>2301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082">
                <text:p>2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148.1">
                <text:p>23148.1</text:p>
              </table:table-cell>
              <table:table-cell office:value-type="float" office:value="373487">
                <text:p>3734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214.3">
                <text:p>23214.3</text:p>
              </table:table-cell>
              <table:table-cell office:value-type="float" office:value="99722.6">
                <text:p>99722.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80.4">
                <text:p>23280.4</text:p>
              </table:table-cell>
              <table:table-cell office:value-type="float" office:value="136990">
                <text:p>13699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346.6">
                <text:p>2334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412.7">
                <text:p>2341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478.8">
                <text:p>23478.8</text:p>
              </table:table-cell>
              <table:table-cell office:value-type="float" office:value="165673">
                <text:p>1656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545">
                <text:p>23545</text:p>
              </table:table-cell>
              <table:table-cell office:value-type="float" office:value="79503.5">
                <text:p>79503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611.1">
                <text:p>23611.1</text:p>
              </table:table-cell>
              <table:table-cell office:value-type="float" office:value="43750">
                <text:p>437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677.2">
                <text:p>23677.2</text:p>
              </table:table-cell>
              <table:table-cell office:value-type="float" office:value="117765">
                <text:p>1177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743.4">
                <text:p>23743.4</text:p>
              </table:table-cell>
              <table:table-cell office:value-type="float" office:value="418648">
                <text:p>4186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809.5">
                <text:p>23809.5</text:p>
              </table:table-cell>
              <table:table-cell office:value-type="float" office:value="254123">
                <text:p>2541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875.7">
                <text:p>2387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941.8">
                <text:p>23941.8</text:p>
              </table:table-cell>
              <table:table-cell office:value-type="float" office:value="49903.5">
                <text:p>49903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007.9">
                <text:p>24007.9</text:p>
              </table:table-cell>
              <table:table-cell office:value-type="float" office:value="227568">
                <text:p>2275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074.1">
                <text:p>24074.1</text:p>
              </table:table-cell>
              <table:table-cell office:value-type="float" office:value="337377">
                <text:p>3373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140.2">
                <text:p>24140.2</text:p>
              </table:table-cell>
              <table:table-cell office:value-type="float" office:value="343410">
                <text:p>3434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206.3">
                <text:p>2420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272.5">
                <text:p>2427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338.6">
                <text:p>24338.6</text:p>
              </table:table-cell>
              <table:table-cell office:value-type="float" office:value="229278">
                <text:p>2292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404.8">
                <text:p>24404.8</text:p>
              </table:table-cell>
              <table:table-cell office:value-type="float" office:value="214417">
                <text:p>2144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470.9">
                <text:p>24470.9</text:p>
              </table:table-cell>
              <table:table-cell office:value-type="float" office:value="45074.8">
                <text:p>45074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537">
                <text:p>24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603.2">
                <text:p>246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669.3">
                <text:p>2466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735.4">
                <text:p>24735.4</text:p>
              </table:table-cell>
              <table:table-cell office:value-type="float" office:value="399057">
                <text:p>3990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801.6">
                <text:p>24801.6</text:p>
              </table:table-cell>
              <table:table-cell office:value-type="float" office:value="303620">
                <text:p>3036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867.7">
                <text:p>2486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933.9">
                <text:p>2493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000">
                <text:p>25000</text:p>
              </table:table-cell>
              <table:table-cell office:value-type="float" office:value="131814">
                <text:p>1318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066.1">
                <text:p>25066.1</text:p>
              </table:table-cell>
              <table:table-cell office:value-type="float" office:value="395002">
                <text:p>395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132.3">
                <text:p>25132.3</text:p>
              </table:table-cell>
              <table:table-cell office:value-type="float" office:value="177922">
                <text:p>1779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198.4">
                <text:p>25198.4</text:p>
              </table:table-cell>
              <table:table-cell office:value-type="float" office:value="209080">
                <text:p>2090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264.6">
                <text:p>25264.6</text:p>
              </table:table-cell>
              <table:table-cell office:value-type="float" office:value="142145">
                <text:p>1421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330.7">
                <text:p>2533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396.8">
                <text:p>25396.8</text:p>
              </table:table-cell>
              <table:table-cell office:value-type="float" office:value="205597">
                <text:p>2055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463">
                <text:p>25463</text:p>
              </table:table-cell>
              <table:table-cell office:value-type="float" office:value="530501">
                <text:p>5305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529.1">
                <text:p>25529.1</text:p>
              </table:table-cell>
              <table:table-cell office:value-type="float" office:value="172296">
                <text:p>1722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595.2">
                <text:p>255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661.4">
                <text:p>25661.4</text:p>
              </table:table-cell>
              <table:table-cell office:value-type="float" office:value="161452">
                <text:p>1614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727.5">
                <text:p>25727.5</text:p>
              </table:table-cell>
              <table:table-cell office:value-type="float" office:value="437639">
                <text:p>4376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793.7">
                <text:p>25793.7</text:p>
              </table:table-cell>
              <table:table-cell office:value-type="float" office:value="81436.1">
                <text:p>81436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859.8">
                <text:p>2585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925.9">
                <text:p>2592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992.1">
                <text:p>25992.1</text:p>
              </table:table-cell>
              <table:table-cell office:value-type="float" office:value="101640">
                <text:p>1016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58.2">
                <text:p>26058.2</text:p>
              </table:table-cell>
              <table:table-cell office:value-type="float" office:value="259666">
                <text:p>2596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124.3">
                <text:p>26124.3</text:p>
              </table:table-cell>
              <table:table-cell office:value-type="float" office:value="150149">
                <text:p>1501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190.5">
                <text:p>26190.5</text:p>
              </table:table-cell>
              <table:table-cell office:value-type="float" office:value="20279.6">
                <text:p>20279.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256.6">
                <text:p>26256.6</text:p>
              </table:table-cell>
              <table:table-cell office:value-type="float" office:value="408509">
                <text:p>4085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322.8">
                <text:p>26322.8</text:p>
              </table:table-cell>
              <table:table-cell office:value-type="float" office:value="371486">
                <text:p>3714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388.9">
                <text:p>2638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455">
                <text:p>26455</text:p>
              </table:table-cell>
              <table:table-cell office:value-type="float" office:value="73122.8">
                <text:p>73122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521.2">
                <text:p>26521.2</text:p>
              </table:table-cell>
              <table:table-cell office:value-type="float" office:value="236708">
                <text:p>2367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587.3">
                <text:p>26587.3</text:p>
              </table:table-cell>
              <table:table-cell office:value-type="float" office:value="130787">
                <text:p>1307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53.4">
                <text:p>26653.4</text:p>
              </table:table-cell>
              <table:table-cell office:value-type="float" office:value="417541">
                <text:p>4175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719.6">
                <text:p>26719.6</text:p>
              </table:table-cell>
              <table:table-cell office:value-type="float" office:value="358020">
                <text:p>3580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785.7">
                <text:p>26785.7</text:p>
              </table:table-cell>
              <table:table-cell office:value-type="float" office:value="47221.7">
                <text:p>47221.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851.9">
                <text:p>2685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918">
                <text:p>2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984.1">
                <text:p>26984.1</text:p>
              </table:table-cell>
              <table:table-cell office:value-type="float" office:value="61945.7">
                <text:p>61945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050.3">
                <text:p>27050.3</text:p>
              </table:table-cell>
              <table:table-cell office:value-type="float" office:value="266795">
                <text:p>2667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116.4">
                <text:p>27116.4</text:p>
              </table:table-cell>
              <table:table-cell office:value-type="float" office:value="383967">
                <text:p>3839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182.5">
                <text:p>27182.5</text:p>
              </table:table-cell>
              <table:table-cell office:value-type="float" office:value="91301.3">
                <text:p>91301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248.7">
                <text:p>2724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314.8">
                <text:p>27314.8</text:p>
              </table:table-cell>
              <table:table-cell office:value-type="float" office:value="121629">
                <text:p>1216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381">
                <text:p>27381</text:p>
              </table:table-cell>
              <table:table-cell office:value-type="float" office:value="131699">
                <text:p>1316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447.1">
                <text:p>27447.1</text:p>
              </table:table-cell>
              <table:table-cell office:value-type="float" office:value="339984">
                <text:p>3399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513.2">
                <text:p>27513.2</text:p>
              </table:table-cell>
              <table:table-cell office:value-type="float" office:value="30178.6">
                <text:p>30178.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579.4">
                <text:p>2757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645.5">
                <text:p>27645.5</text:p>
              </table:table-cell>
              <table:table-cell office:value-type="float" office:value="294768">
                <text:p>2947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711.6">
                <text:p>27711.6</text:p>
              </table:table-cell>
              <table:table-cell office:value-type="float" office:value="487208">
                <text:p>4872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777.8">
                <text:p>27777.8</text:p>
              </table:table-cell>
              <table:table-cell office:value-type="float" office:value="289627">
                <text:p>2896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43.9">
                <text:p>27843.9</text:p>
              </table:table-cell>
              <table:table-cell office:value-type="float" office:value="18739.7">
                <text:p>18739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910.1">
                <text:p>27910.1</text:p>
              </table:table-cell>
              <table:table-cell office:value-type="float" office:value="196964">
                <text:p>1969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976.2">
                <text:p>27976.2</text:p>
              </table:table-cell>
              <table:table-cell office:value-type="float" office:value="428377">
                <text:p>4283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042.3">
                <text:p>28042.3</text:p>
              </table:table-cell>
              <table:table-cell office:value-type="float" office:value="588123">
                <text:p>5881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108.5">
                <text:p>28108.5</text:p>
              </table:table-cell>
              <table:table-cell office:value-type="float" office:value="200215">
                <text:p>2002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174.6">
                <text:p>2817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240.7">
                <text:p>28240.7</text:p>
              </table:table-cell>
              <table:table-cell office:value-type="float" office:value="6984.4">
                <text:p>6984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306.9">
                <text:p>2830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373">
                <text:p>2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439.2">
                <text:p>2843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505.3">
                <text:p>28505.3</text:p>
              </table:table-cell>
              <table:table-cell office:value-type="float" office:value="287864">
                <text:p>2878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571.4">
                <text:p>28571.4</text:p>
              </table:table-cell>
              <table:table-cell office:value-type="float" office:value="485148">
                <text:p>4851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637.6">
                <text:p>28637.6</text:p>
              </table:table-cell>
              <table:table-cell office:value-type="float" office:value="324255">
                <text:p>3242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703.7">
                <text:p>28703.7</text:p>
              </table:table-cell>
              <table:table-cell office:value-type="float" office:value="329204">
                <text:p>3292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769.8">
                <text:p>2876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836">
                <text:p>28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902.1">
                <text:p>28902.1</text:p>
              </table:table-cell>
              <table:table-cell office:value-type="float" office:value="379471">
                <text:p>3794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968.3">
                <text:p>28968.3</text:p>
              </table:table-cell>
              <table:table-cell office:value-type="float" office:value="381018">
                <text:p>3810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034.4">
                <text:p>29034.4</text:p>
              </table:table-cell>
              <table:table-cell office:value-type="float" office:value="70165.7">
                <text:p>70165.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100.5">
                <text:p>29100.5</text:p>
              </table:table-cell>
              <table:table-cell office:value-type="float" office:value="250944">
                <text:p>2509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166.7">
                <text:p>29166.7</text:p>
              </table:table-cell>
              <table:table-cell office:value-type="float" office:value="393999">
                <text:p>3939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232.8">
                <text:p>2923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298.9">
                <text:p>29298.9</text:p>
              </table:table-cell>
              <table:table-cell office:value-type="float" office:value="111809">
                <text:p>1118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365.1">
                <text:p>29365.1</text:p>
              </table:table-cell>
              <table:table-cell office:value-type="float" office:value="426644">
                <text:p>4266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431.2">
                <text:p>29431.2</text:p>
              </table:table-cell>
              <table:table-cell office:value-type="float" office:value="255377">
                <text:p>2553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497.4">
                <text:p>29497.4</text:p>
              </table:table-cell>
              <table:table-cell office:value-type="float" office:value="365800">
                <text:p>3658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563.5">
                <text:p>2956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629.6">
                <text:p>2962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695.8">
                <text:p>296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761.9">
                <text:p>2976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828">
                <text:p>29828</text:p>
              </table:table-cell>
              <table:table-cell office:value-type="float" office:value="59449.8">
                <text:p>59449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894.2">
                <text:p>29894.2</text:p>
              </table:table-cell>
              <table:table-cell office:value-type="float" office:value="111934">
                <text:p>1119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960.3">
                <text:p>2996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026.5">
                <text:p>300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092.6">
                <text:p>30092.6</text:p>
              </table:table-cell>
              <table:table-cell office:value-type="float" office:value="190213">
                <text:p>1902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158.7">
                <text:p>30158.7</text:p>
              </table:table-cell>
              <table:table-cell office:value-type="float" office:value="273599">
                <text:p>2735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224.9">
                <text:p>30224.9</text:p>
              </table:table-cell>
              <table:table-cell office:value-type="float" office:value="177468">
                <text:p>1774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291">
                <text:p>30291</text:p>
              </table:table-cell>
              <table:table-cell office:value-type="float" office:value="246546">
                <text:p>2465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357.1">
                <text:p>30357.1</text:p>
              </table:table-cell>
              <table:table-cell office:value-type="float" office:value="669326">
                <text:p>6693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23.3">
                <text:p>30423.3</text:p>
              </table:table-cell>
              <table:table-cell office:value-type="float" office:value="442197">
                <text:p>4421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489.4">
                <text:p>3048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555.6">
                <text:p>3055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621.7">
                <text:p>30621.7</text:p>
              </table:table-cell>
              <table:table-cell office:value-type="float" office:value="322570">
                <text:p>3225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687.8">
                <text:p>30687.8</text:p>
              </table:table-cell>
              <table:table-cell office:value-type="float" office:value="350950">
                <text:p>3509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754">
                <text:p>30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820.1">
                <text:p>3082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886.2">
                <text:p>30886.2</text:p>
              </table:table-cell>
              <table:table-cell office:value-type="float" office:value="154962">
                <text:p>1549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952.4">
                <text:p>30952.4</text:p>
              </table:table-cell>
              <table:table-cell office:value-type="float" office:value="28607.1">
                <text:p>28607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1018.5">
                <text:p>310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084.7">
                <text:p>31084.7</text:p>
              </table:table-cell>
              <table:table-cell office:value-type="float" office:value="8659.37">
                <text:p>8659.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150.8">
                <text:p>31150.8</text:p>
              </table:table-cell>
              <table:table-cell office:value-type="float" office:value="129104">
                <text:p>1291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216.9">
                <text:p>312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283.1">
                <text:p>3128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1349.2">
                <text:p>31349.2</text:p>
              </table:table-cell>
              <table:table-cell office:value-type="float" office:value="460911">
                <text:p>4609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415.3">
                <text:p>31415.3</text:p>
              </table:table-cell>
              <table:table-cell office:value-type="float" office:value="284802">
                <text:p>2848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1481.5">
                <text:p>31481.5</text:p>
              </table:table-cell>
              <table:table-cell office:value-type="float" office:value="113358">
                <text:p>1133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547.6">
                <text:p>3154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1613.8">
                <text:p>3161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679.9">
                <text:p>31679.9</text:p>
              </table:table-cell>
              <table:table-cell office:value-type="float" office:value="213235">
                <text:p>2132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746">
                <text:p>31746</text:p>
              </table:table-cell>
              <table:table-cell office:value-type="float" office:value="96408.2">
                <text:p>96408.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812.2">
                <text:p>31812.2</text:p>
              </table:table-cell>
              <table:table-cell office:value-type="float" office:value="247457">
                <text:p>2474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878.3">
                <text:p>31878.3</text:p>
              </table:table-cell>
              <table:table-cell office:value-type="float" office:value="325082">
                <text:p>3250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944.4">
                <text:p>31944.4</text:p>
              </table:table-cell>
              <table:table-cell office:value-type="float" office:value="26579.6">
                <text:p>26579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010.6">
                <text:p>320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076.7">
                <text:p>3207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2142.9">
                <text:p>32142.9</text:p>
              </table:table-cell>
              <table:table-cell office:value-type="float" office:value="63846.7">
                <text:p>63846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209">
                <text:p>32209</text:p>
              </table:table-cell>
              <table:table-cell office:value-type="float" office:value="525816">
                <text:p>5258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275.1">
                <text:p>32275.1</text:p>
              </table:table-cell>
              <table:table-cell office:value-type="float" office:value="604802">
                <text:p>6048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2341.3">
                <text:p>32341.3</text:p>
              </table:table-cell>
              <table:table-cell office:value-type="float" office:value="48450.9">
                <text:p>48450.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407.4">
                <text:p>3240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473.5">
                <text:p>3247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539.7">
                <text:p>32539.7</text:p>
              </table:table-cell>
              <table:table-cell office:value-type="float" office:value="206511">
                <text:p>2065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605.8">
                <text:p>32605.8</text:p>
              </table:table-cell>
              <table:table-cell office:value-type="float" office:value="158530">
                <text:p>1585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672">
                <text:p>3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738.1">
                <text:p>3273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804.2">
                <text:p>3280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870.4">
                <text:p>3287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936.5">
                <text:p>3293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002.6">
                <text:p>33002.6</text:p>
              </table:table-cell>
              <table:table-cell office:value-type="float" office:value="310161">
                <text:p>3101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3068.8">
                <text:p>3306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3134.9">
                <text:p>3313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3201.1">
                <text:p>33201.1</text:p>
              </table:table-cell>
              <table:table-cell office:value-type="float" office:value="374958">
                <text:p>3749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3267.2">
                <text:p>33267.2</text:p>
              </table:table-cell>
              <table:table-cell office:value-type="float" office:value="171547">
                <text:p>1715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333.3">
                <text:p>33333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Arial" style:font-style-name="Negrito" fo:font-size="18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family="Arial" style:font-style-name="Regular" fo:font-size="12pt" fo:font-weight="bold" style:font-size-asian="9pt" style:font-size-complex="9pt"/>
    </style:style>
    <style:style style:name="ch6" style:family="chart" style:data-style-name="N61">
      <style:chart-properties chart:scale-text="true"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family="Arial" style:font-style-name="Negrito"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15cm" chart:symbol-height="0.15cm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14cm" svg:height="13.73cm" xlink:href=".." xlink:type="simple" chart:class="chart:scatter" chart:style-name="ch1">
        <chart:title svg:x="10.436cm" svg:y="0.41cm" chart:style-name="ch2">
          <text:p>Midle Sources</text:p>
        </chart:title>
        <chart:plot-area chart:style-name="ch3" table:cell-range-address="Bouguer_FFT.B33:Bouguer_FFT.B107 Bouguer_FFT.D33:Bouguer_FFT.D107" svg:x="1.716cm" svg:y="1.807cm" svg:width="23.19cm" svg:height="10.471cm">
          <chartooo:coordinate-region svg:x="3.555cm" svg:y="2.007cm" svg:width="20.608cm" svg:height="10.072cm"/>
          <chart:axis chart:dimension="x" chart:name="primary-x" chart:style-name="ch4">
            <chart:title svg:x="10.92cm" svg:y="12.553cm" chart:style-name="ch5">
              <text:p>Wavenumber (1/k_unit)</text:p>
            </chart:title>
          </chart:axis>
          <chart:axis chart:dimension="y" chart:name="primary-y" chart:style-name="ch6">
            <chart:title svg:x="0.451cm" svg:y="8.15cm" chart:style-name="ch7">
              <text:p>Ln(Power)</text:p>
            </chart:title>
            <chart:grid chart:style-name="ch8" chart:class="major"/>
          </chart:axis>
          <chart:series chart:style-name="ch9" chart:values-cell-range-address="Bouguer_FFT.D33:Bouguer_FFT.D107" chart:class="chart:scatter">
            <chart:domain table:cell-range-address="Bouguer_FFT.B33:Bouguer_FFT.B107"/>
            <chart:regression-curve chart:style-name="ch10">
              <chart:equation chart:display-equation="true" chart:display-r-square="true" svg:x="10.203cm" svg:y="3.07cm"/>
            </chart:regression-curve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3.44">
                <text:p>1653.44</text:p>
                <draw:g>
                  <svg:desc>Bouguer_FFT.B33:Bouguer_FFT.B107</svg:desc>
                </draw:g>
              </table:table-cell>
              <table:table-cell office:value-type="float" office:value="192313">
                <text:p>192313</text:p>
                <draw:g>
                  <svg:desc>Bouguer_FFT.D33:Bouguer_FFT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9.58">
                <text:p>1719.58</text:p>
              </table:table-cell>
              <table:table-cell office:value-type="float" office:value="195469">
                <text:p>195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5.71">
                <text:p>1785.71</text:p>
              </table:table-cell>
              <table:table-cell office:value-type="float" office:value="187343">
                <text:p>187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1.85">
                <text:p>1851.85</text:p>
              </table:table-cell>
              <table:table-cell office:value-type="float" office:value="155132">
                <text:p>155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7.99">
                <text:p>1917.99</text:p>
              </table:table-cell>
              <table:table-cell office:value-type="float" office:value="147122">
                <text:p>147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.13">
                <text:p>1984.13</text:p>
              </table:table-cell>
              <table:table-cell office:value-type="float" office:value="149934">
                <text:p>149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0.26">
                <text:p>2050.26</text:p>
              </table:table-cell>
              <table:table-cell office:value-type="float" office:value="139645">
                <text:p>139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6.4">
                <text:p>2116.4</text:p>
              </table:table-cell>
              <table:table-cell office:value-type="float" office:value="125902">
                <text:p>125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2.54">
                <text:p>2182.54</text:p>
              </table:table-cell>
              <table:table-cell office:value-type="float" office:value="112803">
                <text:p>112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8.68">
                <text:p>2248.68</text:p>
              </table:table-cell>
              <table:table-cell office:value-type="float" office:value="104443">
                <text:p>104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4.81">
                <text:p>2314.81</text:p>
              </table:table-cell>
              <table:table-cell office:value-type="float" office:value="81198.3">
                <text:p>8119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0.95">
                <text:p>2380.95</text:p>
              </table:table-cell>
              <table:table-cell office:value-type="float" office:value="59586.1">
                <text:p>5958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7.09">
                <text:p>2447.09</text:p>
              </table:table-cell>
              <table:table-cell office:value-type="float" office:value="40125.8">
                <text:p>4012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3.23">
                <text:p>2513.23</text:p>
              </table:table-cell>
              <table:table-cell office:value-type="float" office:value="31087.6">
                <text:p>3108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79.37">
                <text:p>2579.37</text:p>
              </table:table-cell>
              <table:table-cell office:value-type="float" office:value="5874.47">
                <text:p>5874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5.5">
                <text:p>2645.5</text:p>
              </table:table-cell>
              <table:table-cell office:value-type="float" office:value="-6007.71">
                <text:p>-6007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11.64">
                <text:p>2711.64</text:p>
              </table:table-cell>
              <table:table-cell office:value-type="float" office:value="-4745.35">
                <text:p>-4745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77.78">
                <text:p>2777.78</text:p>
              </table:table-cell>
              <table:table-cell office:value-type="float" office:value="-9195.51">
                <text:p>-9195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3.92">
                <text:p>2843.92</text:p>
              </table:table-cell>
              <table:table-cell office:value-type="float" office:value="-13914.6">
                <text:p>-13914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0.05">
                <text:p>2910.05</text:p>
              </table:table-cell>
              <table:table-cell office:value-type="float" office:value="-19867.4">
                <text:p>-1986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76.19">
                <text:p>2976.19</text:p>
              </table:table-cell>
              <table:table-cell office:value-type="float" office:value="-38762.5">
                <text:p>-3876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42.33">
                <text:p>3042.33</text:p>
              </table:table-cell>
              <table:table-cell office:value-type="float" office:value="-61244.3">
                <text:p>-61244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8.47">
                <text:p>3108.47</text:p>
              </table:table-cell>
              <table:table-cell office:value-type="float" office:value="-72136.5">
                <text:p>-7213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74.6">
                <text:p>3174.6</text:p>
              </table:table-cell>
              <table:table-cell office:value-type="float" office:value="-72794.5">
                <text:p>-7279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0.74">
                <text:p>3240.74</text:p>
              </table:table-cell>
              <table:table-cell office:value-type="float" office:value="-74294.2">
                <text:p>-7429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6.88">
                <text:p>3306.88</text:p>
              </table:table-cell>
              <table:table-cell office:value-type="float" office:value="-92721.8">
                <text:p>-92721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73.02">
                <text:p>3373.02</text:p>
              </table:table-cell>
              <table:table-cell office:value-type="float" office:value="-111949">
                <text:p>-111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39.15">
                <text:p>3439.15</text:p>
              </table:table-cell>
              <table:table-cell office:value-type="float" office:value="-111737">
                <text:p>-111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5.29">
                <text:p>3505.29</text:p>
              </table:table-cell>
              <table:table-cell office:value-type="float" office:value="-132727">
                <text:p>-132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71.43">
                <text:p>3571.43</text:p>
              </table:table-cell>
              <table:table-cell office:value-type="float" office:value="-137244">
                <text:p>-137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7.57">
                <text:p>3637.57</text:p>
              </table:table-cell>
              <table:table-cell office:value-type="float" office:value="-134353">
                <text:p>-134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3.7">
                <text:p>3703.7</text:p>
              </table:table-cell>
              <table:table-cell office:value-type="float" office:value="-139777">
                <text:p>-139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69.84">
                <text:p>3769.84</text:p>
              </table:table-cell>
              <table:table-cell office:value-type="float" office:value="-152693">
                <text:p>-152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35.98">
                <text:p>3835.98</text:p>
              </table:table-cell>
              <table:table-cell office:value-type="float" office:value="-164393">
                <text:p>-164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2.12">
                <text:p>3902.12</text:p>
              </table:table-cell>
              <table:table-cell office:value-type="float" office:value="-184228">
                <text:p>-184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8.25">
                <text:p>3968.25</text:p>
              </table:table-cell>
              <table:table-cell office:value-type="float" office:value="-197207">
                <text:p>-197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34.39">
                <text:p>4034.39</text:p>
              </table:table-cell>
              <table:table-cell office:value-type="float" office:value="-197886">
                <text:p>-197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00.53">
                <text:p>4100.53</text:p>
              </table:table-cell>
              <table:table-cell office:value-type="float" office:value="-193802">
                <text:p>-1938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66.67">
                <text:p>4166.67</text:p>
              </table:table-cell>
              <table:table-cell office:value-type="float" office:value="-200399">
                <text:p>-200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2.8">
                <text:p>4232.8</text:p>
              </table:table-cell>
              <table:table-cell office:value-type="float" office:value="-219843">
                <text:p>-219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8.94">
                <text:p>4298.94</text:p>
              </table:table-cell>
              <table:table-cell office:value-type="float" office:value="-225329">
                <text:p>-225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65.08">
                <text:p>4365.08</text:p>
              </table:table-cell>
              <table:table-cell office:value-type="float" office:value="-222197">
                <text:p>-2221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1.22">
                <text:p>4431.22</text:p>
              </table:table-cell>
              <table:table-cell office:value-type="float" office:value="-239116">
                <text:p>-239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97.35">
                <text:p>4497.35</text:p>
              </table:table-cell>
              <table:table-cell office:value-type="float" office:value="-257399">
                <text:p>-257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3.49">
                <text:p>4563.49</text:p>
              </table:table-cell>
              <table:table-cell office:value-type="float" office:value="-262631">
                <text:p>-2626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29.63">
                <text:p>4629.63</text:p>
              </table:table-cell>
              <table:table-cell office:value-type="float" office:value="-277317">
                <text:p>-277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95.77">
                <text:p>4695.77</text:p>
              </table:table-cell>
              <table:table-cell office:value-type="float" office:value="-261573">
                <text:p>-261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61.9">
                <text:p>4761.9</text:p>
              </table:table-cell>
              <table:table-cell office:value-type="float" office:value="-273502">
                <text:p>-273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28.04">
                <text:p>4828.04</text:p>
              </table:table-cell>
              <table:table-cell office:value-type="float" office:value="-276508">
                <text:p>-276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94.18">
                <text:p>4894.18</text:p>
              </table:table-cell>
              <table:table-cell office:value-type="float" office:value="-284937">
                <text:p>-284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60.32">
                <text:p>4960.32</text:p>
              </table:table-cell>
              <table:table-cell office:value-type="float" office:value="-292003">
                <text:p>-292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26.46">
                <text:p>5026.46</text:p>
              </table:table-cell>
              <table:table-cell office:value-type="float" office:value="-292974">
                <text:p>-292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92.59">
                <text:p>5092.59</text:p>
              </table:table-cell>
              <table:table-cell office:value-type="float" office:value="-307215">
                <text:p>-3072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58.73">
                <text:p>5158.73</text:p>
              </table:table-cell>
              <table:table-cell office:value-type="float" office:value="-309718">
                <text:p>-3097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24.87">
                <text:p>5224.87</text:p>
              </table:table-cell>
              <table:table-cell office:value-type="float" office:value="-309714">
                <text:p>-309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91.01">
                <text:p>5291.01</text:p>
              </table:table-cell>
              <table:table-cell office:value-type="float" office:value="-314580">
                <text:p>-3145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57.14">
                <text:p>5357.14</text:p>
              </table:table-cell>
              <table:table-cell office:value-type="float" office:value="-315373">
                <text:p>-315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23.28">
                <text:p>5423.28</text:p>
              </table:table-cell>
              <table:table-cell office:value-type="float" office:value="-337497">
                <text:p>-337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89.42">
                <text:p>5489.42</text:p>
              </table:table-cell>
              <table:table-cell office:value-type="float" office:value="-337339">
                <text:p>-337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55.56">
                <text:p>5555.56</text:p>
              </table:table-cell>
              <table:table-cell office:value-type="float" office:value="-330594">
                <text:p>-3305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21.69">
                <text:p>5621.69</text:p>
              </table:table-cell>
              <table:table-cell office:value-type="float" office:value="-335791">
                <text:p>-335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87.83">
                <text:p>5687.83</text:p>
              </table:table-cell>
              <table:table-cell office:value-type="float" office:value="-350531">
                <text:p>-350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53.97">
                <text:p>5753.97</text:p>
              </table:table-cell>
              <table:table-cell office:value-type="float" office:value="-352325">
                <text:p>-352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20.11">
                <text:p>5820.11</text:p>
              </table:table-cell>
              <table:table-cell office:value-type="float" office:value="-357901">
                <text:p>-357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86.24">
                <text:p>5886.24</text:p>
              </table:table-cell>
              <table:table-cell office:value-type="float" office:value="-368528">
                <text:p>-3685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2.38">
                <text:p>5952.38</text:p>
              </table:table-cell>
              <table:table-cell office:value-type="float" office:value="-379332">
                <text:p>-3793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18.52">
                <text:p>6018.52</text:p>
              </table:table-cell>
              <table:table-cell office:value-type="float" office:value="-382166">
                <text:p>-3821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84.66">
                <text:p>6084.66</text:p>
              </table:table-cell>
              <table:table-cell office:value-type="float" office:value="-380440">
                <text:p>-3804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50.79">
                <text:p>6150.79</text:p>
              </table:table-cell>
              <table:table-cell office:value-type="float" office:value="-384716">
                <text:p>-384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16.93">
                <text:p>6216.93</text:p>
              </table:table-cell>
              <table:table-cell office:value-type="float" office:value="-382797">
                <text:p>-382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83.07">
                <text:p>6283.07</text:p>
              </table:table-cell>
              <table:table-cell office:value-type="float" office:value="-387337">
                <text:p>-38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49.21">
                <text:p>6349.21</text:p>
              </table:table-cell>
              <table:table-cell office:value-type="float" office:value="-388171">
                <text:p>-388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15.34">
                <text:p>6415.34</text:p>
              </table:table-cell>
              <table:table-cell office:value-type="float" office:value="-383740">
                <text:p>-3837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81.48">
                <text:p>6481.48</text:p>
              </table:table-cell>
              <table:table-cell office:value-type="float" office:value="-389627">
                <text:p>-389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47.62">
                <text:p>6547.62</text:p>
              </table:table-cell>
              <table:table-cell office:value-type="float" office:value="-400410">
                <text:p>-4004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Negrito" fo:font-size="18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Negrito" fo:font-size="12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family="Arial" style:font-style-name="Negrito"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69cm" svg:height="15.804cm" xlink:href=".." xlink:type="simple" chart:class="chart:scatter" chart:style-name="ch1">
        <chart:title svg:x="10.767cm" svg:y="0.452cm" chart:style-name="ch2">
          <text:p>Shallow Sources</text:p>
        </chart:title>
        <chart:plot-area chart:style-name="ch3" table:cell-range-address="Bouguer_FFT.B108:Bouguer_FFT.B340 Bouguer_FFT.D108:Bouguer_FFT.D340" svg:x="1.745cm" svg:y="1.891cm" svg:width="24.587cm" svg:height="12.419cm">
          <chartooo:coordinate-region svg:x="3.584cm" svg:y="2.09cm" svg:width="22.005cm" svg:height="12.022cm"/>
          <chart:axis chart:dimension="x" chart:name="primary-x" chart:style-name="ch4">
            <chart:title svg:x="12.11cm" svg:y="14.627cm" chart:style-name="ch5">
              <text:p>Wavenumber (1/K)</text:p>
            </chart:title>
          </chart:axis>
          <chart:axis chart:dimension="y" chart:name="primary-y" chart:style-name="ch4">
            <chart:title svg:x="0.451cm" svg:y="9.261cm" chart:style-name="ch6">
              <text:p>Ln (Power)</text:p>
            </chart:title>
            <chart:grid chart:style-name="ch7" chart:class="major"/>
          </chart:axis>
          <chart:series chart:style-name="ch8" chart:values-cell-range-address="Bouguer_FFT.D108:Bouguer_FFT.D340" chart:class="chart:scatter">
            <chart:domain table:cell-range-address="Bouguer_FFT.B108:Bouguer_FFT.B340"/>
            <chart:regression-curve chart:style-name="ch9">
              <chart:equation chart:display-equation="true" chart:display-r-square="true" svg:x="13.24cm" svg:y="4.709cm"/>
            </chart:regression-curve>
            <chart:data-point chart:repeated="2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13.76">
                <text:p>6613.76</text:p>
                <draw:g>
                  <svg:desc>Bouguer_FFT.B108:Bouguer_FFT.B340</svg:desc>
                </draw:g>
              </table:table-cell>
              <table:table-cell office:value-type="float" office:value="-406099">
                <text:p>-406099</text:p>
                <draw:g>
                  <svg:desc>Bouguer_FFT.D108:Bouguer_FFT.D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79.89">
                <text:p>6679.89</text:p>
              </table:table-cell>
              <table:table-cell office:value-type="float" office:value="-414778">
                <text:p>-414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46.03">
                <text:p>6746.03</text:p>
              </table:table-cell>
              <table:table-cell office:value-type="float" office:value="-416072">
                <text:p>-416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12.17">
                <text:p>6812.17</text:p>
              </table:table-cell>
              <table:table-cell office:value-type="float" office:value="-423272">
                <text:p>-423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78.31">
                <text:p>6878.31</text:p>
              </table:table-cell>
              <table:table-cell office:value-type="float" office:value="-424271">
                <text:p>-424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.44">
                <text:p>6944.44</text:p>
              </table:table-cell>
              <table:table-cell office:value-type="float" office:value="-422157">
                <text:p>-422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10.58">
                <text:p>7010.58</text:p>
              </table:table-cell>
              <table:table-cell office:value-type="float" office:value="-422098">
                <text:p>-42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76.72">
                <text:p>7076.72</text:p>
              </table:table-cell>
              <table:table-cell office:value-type="float" office:value="-431182">
                <text:p>-431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42.86">
                <text:p>7142.86</text:p>
              </table:table-cell>
              <table:table-cell office:value-type="float" office:value="-431440">
                <text:p>-4314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8.99">
                <text:p>7208.99</text:p>
              </table:table-cell>
              <table:table-cell office:value-type="float" office:value="-432780">
                <text:p>-4327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75.13">
                <text:p>7275.13</text:p>
              </table:table-cell>
              <table:table-cell office:value-type="float" office:value="-434946">
                <text:p>-434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41.27">
                <text:p>7341.27</text:p>
              </table:table-cell>
              <table:table-cell office:value-type="float" office:value="-446254">
                <text:p>-446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07.41">
                <text:p>7407.41</text:p>
              </table:table-cell>
              <table:table-cell office:value-type="float" office:value="-445749">
                <text:p>-445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73.54">
                <text:p>7473.54</text:p>
              </table:table-cell>
              <table:table-cell office:value-type="float" office:value="-441183">
                <text:p>-441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9.68">
                <text:p>7539.68</text:p>
              </table:table-cell>
              <table:table-cell office:value-type="float" office:value="-440234">
                <text:p>-440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5.82">
                <text:p>7605.82</text:p>
              </table:table-cell>
              <table:table-cell office:value-type="float" office:value="-449863">
                <text:p>-449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71.96">
                <text:p>7671.96</text:p>
              </table:table-cell>
              <table:table-cell office:value-type="float" office:value="-456433">
                <text:p>-456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38.1">
                <text:p>7738.1</text:p>
              </table:table-cell>
              <table:table-cell office:value-type="float" office:value="-455269">
                <text:p>-455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04.23">
                <text:p>7804.23</text:p>
              </table:table-cell>
              <table:table-cell office:value-type="float" office:value="-452746">
                <text:p>-452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70.37">
                <text:p>7870.37</text:p>
              </table:table-cell>
              <table:table-cell office:value-type="float" office:value="-455912">
                <text:p>-455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36.51">
                <text:p>7936.51</text:p>
              </table:table-cell>
              <table:table-cell office:value-type="float" office:value="-465295">
                <text:p>-465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02.65">
                <text:p>8002.65</text:p>
              </table:table-cell>
              <table:table-cell office:value-type="float" office:value="-470013">
                <text:p>-470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68.78">
                <text:p>8068.78</text:p>
              </table:table-cell>
              <table:table-cell office:value-type="float" office:value="-463136">
                <text:p>-463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34.92">
                <text:p>8134.92</text:p>
              </table:table-cell>
              <table:table-cell office:value-type="float" office:value="-461409">
                <text:p>-461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01.06">
                <text:p>8201.06</text:p>
              </table:table-cell>
              <table:table-cell office:value-type="float" office:value="-468803">
                <text:p>-468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67.2">
                <text:p>8267.2</text:p>
              </table:table-cell>
              <table:table-cell office:value-type="float" office:value="-465609">
                <text:p>-46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33.33">
                <text:p>8333.33</text:p>
              </table:table-cell>
              <table:table-cell office:value-type="float" office:value="-467991">
                <text:p>-467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99.47">
                <text:p>8399.47</text:p>
              </table:table-cell>
              <table:table-cell office:value-type="float" office:value="-473519">
                <text:p>-4735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65.61">
                <text:p>8465.61</text:p>
              </table:table-cell>
              <table:table-cell office:value-type="float" office:value="-480779">
                <text:p>-480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31.75">
                <text:p>8531.75</text:p>
              </table:table-cell>
              <table:table-cell office:value-type="float" office:value="-483918">
                <text:p>-483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97.88">
                <text:p>8597.88</text:p>
              </table:table-cell>
              <table:table-cell office:value-type="float" office:value="-477315">
                <text:p>-477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64.02">
                <text:p>8664.02</text:p>
              </table:table-cell>
              <table:table-cell office:value-type="float" office:value="-490701">
                <text:p>-490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0.16">
                <text:p>8730.16</text:p>
              </table:table-cell>
              <table:table-cell office:value-type="float" office:value="-485824">
                <text:p>-485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96.3">
                <text:p>8796.3</text:p>
              </table:table-cell>
              <table:table-cell office:value-type="float" office:value="-485436">
                <text:p>-485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62.43">
                <text:p>8862.43</text:p>
              </table:table-cell>
              <table:table-cell office:value-type="float" office:value="-490189">
                <text:p>-4901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28.57">
                <text:p>8928.57</text:p>
              </table:table-cell>
              <table:table-cell office:value-type="float" office:value="-501031">
                <text:p>-501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94.71">
                <text:p>8994.71</text:p>
              </table:table-cell>
              <table:table-cell office:value-type="float" office:value="-502602">
                <text:p>-502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60.85">
                <text:p>9060.85</text:p>
              </table:table-cell>
              <table:table-cell office:value-type="float" office:value="-501125">
                <text:p>-501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26.98">
                <text:p>9126.98</text:p>
              </table:table-cell>
              <table:table-cell office:value-type="float" office:value="-497652">
                <text:p>-497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93.12">
                <text:p>9193.12</text:p>
              </table:table-cell>
              <table:table-cell office:value-type="float" office:value="-503737">
                <text:p>-503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59.26">
                <text:p>9259.26</text:p>
              </table:table-cell>
              <table:table-cell office:value-type="float" office:value="-513319">
                <text:p>-513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25.4">
                <text:p>9325.4</text:p>
              </table:table-cell>
              <table:table-cell office:value-type="float" office:value="-512902">
                <text:p>-512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91.53">
                <text:p>9391.53</text:p>
              </table:table-cell>
              <table:table-cell office:value-type="float" office:value="-515861">
                <text:p>-515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57.67">
                <text:p>9457.67</text:p>
              </table:table-cell>
              <table:table-cell office:value-type="float" office:value="-509511">
                <text:p>-509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23.81">
                <text:p>9523.81</text:p>
              </table:table-cell>
              <table:table-cell office:value-type="float" office:value="-510655">
                <text:p>-510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89.95">
                <text:p>9589.95</text:p>
              </table:table-cell>
              <table:table-cell office:value-type="float" office:value="-515068">
                <text:p>-515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56.08">
                <text:p>9656.08</text:p>
              </table:table-cell>
              <table:table-cell office:value-type="float" office:value="-522868">
                <text:p>-522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22.22">
                <text:p>9722.22</text:p>
              </table:table-cell>
              <table:table-cell office:value-type="float" office:value="-521642">
                <text:p>-521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88.36">
                <text:p>9788.36</text:p>
              </table:table-cell>
              <table:table-cell office:value-type="float" office:value="-521489">
                <text:p>-521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54.5">
                <text:p>9854.5</text:p>
              </table:table-cell>
              <table:table-cell office:value-type="float" office:value="-528683">
                <text:p>-528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20.63">
                <text:p>9920.63</text:p>
              </table:table-cell>
              <table:table-cell office:value-type="float" office:value="-528690">
                <text:p>-5286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86.77">
                <text:p>9986.77</text:p>
              </table:table-cell>
              <table:table-cell office:value-type="float" office:value="-524746">
                <text:p>-524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52.9">
                <text:p>10052.9</text:p>
              </table:table-cell>
              <table:table-cell office:value-type="float" office:value="-522477">
                <text:p>-522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19">
                <text:p>10119</text:p>
              </table:table-cell>
              <table:table-cell office:value-type="float" office:value="-536805">
                <text:p>-536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85.2">
                <text:p>10185.2</text:p>
              </table:table-cell>
              <table:table-cell office:value-type="float" office:value="-542062">
                <text:p>-54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51.3">
                <text:p>10251.3</text:p>
              </table:table-cell>
              <table:table-cell office:value-type="float" office:value="-539854">
                <text:p>-5398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17.5">
                <text:p>10317.5</text:p>
              </table:table-cell>
              <table:table-cell office:value-type="float" office:value="-541338">
                <text:p>-541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383.6">
                <text:p>10383.6</text:p>
              </table:table-cell>
              <table:table-cell office:value-type="float" office:value="-548787">
                <text:p>-548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49.7">
                <text:p>10449.7</text:p>
              </table:table-cell>
              <table:table-cell office:value-type="float" office:value="-539063">
                <text:p>-539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15.9">
                <text:p>10515.9</text:p>
              </table:table-cell>
              <table:table-cell office:value-type="float" office:value="-543998">
                <text:p>-543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82">
                <text:p>10582</text:p>
              </table:table-cell>
              <table:table-cell office:value-type="float" office:value="-560844">
                <text:p>-560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48.1">
                <text:p>10648.1</text:p>
              </table:table-cell>
              <table:table-cell office:value-type="float" office:value="-563077">
                <text:p>-5630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14.3">
                <text:p>10714.3</text:p>
              </table:table-cell>
              <table:table-cell office:value-type="float" office:value="-558568">
                <text:p>-5585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80.4">
                <text:p>10780.4</text:p>
              </table:table-cell>
              <table:table-cell office:value-type="float" office:value="-558507">
                <text:p>-558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46.6">
                <text:p>10846.6</text:p>
              </table:table-cell>
              <table:table-cell office:value-type="float" office:value="-561471">
                <text:p>-561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12.7">
                <text:p>10912.7</text:p>
              </table:table-cell>
              <table:table-cell office:value-type="float" office:value="-570646">
                <text:p>-5706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978.8">
                <text:p>10978.8</text:p>
              </table:table-cell>
              <table:table-cell office:value-type="float" office:value="-570146">
                <text:p>-570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45">
                <text:p>11045</text:p>
              </table:table-cell>
              <table:table-cell office:value-type="float" office:value="-579929">
                <text:p>-5799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11.1">
                <text:p>11111.1</text:p>
              </table:table-cell>
              <table:table-cell office:value-type="float" office:value="-574906">
                <text:p>-574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77.2">
                <text:p>11177.2</text:p>
              </table:table-cell>
              <table:table-cell office:value-type="float" office:value="-586294">
                <text:p>-586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43.4">
                <text:p>11243.4</text:p>
              </table:table-cell>
              <table:table-cell office:value-type="float" office:value="-588848">
                <text:p>-588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09.5">
                <text:p>11309.5</text:p>
              </table:table-cell>
              <table:table-cell office:value-type="float" office:value="-593677">
                <text:p>-5936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75.7">
                <text:p>11375.7</text:p>
              </table:table-cell>
              <table:table-cell office:value-type="float" office:value="-600536">
                <text:p>-600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41.8">
                <text:p>11441.8</text:p>
              </table:table-cell>
              <table:table-cell office:value-type="float" office:value="-594994">
                <text:p>-594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07.9">
                <text:p>11507.9</text:p>
              </table:table-cell>
              <table:table-cell office:value-type="float" office:value="-593233">
                <text:p>-593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74.1">
                <text:p>11574.1</text:p>
              </table:table-cell>
              <table:table-cell office:value-type="float" office:value="-599483">
                <text:p>-599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40.2">
                <text:p>11640.2</text:p>
              </table:table-cell>
              <table:table-cell office:value-type="float" office:value="-602398">
                <text:p>-602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06.3">
                <text:p>11706.3</text:p>
              </table:table-cell>
              <table:table-cell office:value-type="float" office:value="-606028">
                <text:p>-6060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72.5">
                <text:p>11772.5</text:p>
              </table:table-cell>
              <table:table-cell office:value-type="float" office:value="-608472">
                <text:p>-608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38.6">
                <text:p>11838.6</text:p>
              </table:table-cell>
              <table:table-cell office:value-type="float" office:value="-603662">
                <text:p>-60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904.8">
                <text:p>11904.8</text:p>
              </table:table-cell>
              <table:table-cell office:value-type="float" office:value="-612856">
                <text:p>-612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70.9">
                <text:p>11970.9</text:p>
              </table:table-cell>
              <table:table-cell office:value-type="float" office:value="-620450">
                <text:p>-620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37">
                <text:p>12037</text:p>
              </table:table-cell>
              <table:table-cell office:value-type="float" office:value="-618506">
                <text:p>-6185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103.2">
                <text:p>12103.2</text:p>
              </table:table-cell>
              <table:table-cell office:value-type="float" office:value="-620391">
                <text:p>-620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69.3">
                <text:p>12169.3</text:p>
              </table:table-cell>
              <table:table-cell office:value-type="float" office:value="-619051">
                <text:p>-619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235.4">
                <text:p>12235.4</text:p>
              </table:table-cell>
              <table:table-cell office:value-type="float" office:value="-626244">
                <text:p>-626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01.6">
                <text:p>12301.6</text:p>
              </table:table-cell>
              <table:table-cell office:value-type="float" office:value="-625922">
                <text:p>-625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67.7">
                <text:p>12367.7</text:p>
              </table:table-cell>
              <table:table-cell office:value-type="float" office:value="-623072">
                <text:p>-6230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433.9">
                <text:p>12433.9</text:p>
              </table:table-cell>
              <table:table-cell office:value-type="float" office:value="-626994">
                <text:p>-6269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00">
                <text:p>12500</text:p>
              </table:table-cell>
              <table:table-cell office:value-type="float" office:value="-637325">
                <text:p>-637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66.1">
                <text:p>12566.1</text:p>
              </table:table-cell>
              <table:table-cell office:value-type="float" office:value="-645653">
                <text:p>-6456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32.3">
                <text:p>12632.3</text:p>
              </table:table-cell>
              <table:table-cell office:value-type="float" office:value="-647877">
                <text:p>-647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98.4">
                <text:p>12698.4</text:p>
              </table:table-cell>
              <table:table-cell office:value-type="float" office:value="-652109">
                <text:p>-652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64.6">
                <text:p>12764.6</text:p>
              </table:table-cell>
              <table:table-cell office:value-type="float" office:value="-649256">
                <text:p>-649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30.7">
                <text:p>12830.7</text:p>
              </table:table-cell>
              <table:table-cell office:value-type="float" office:value="-652213">
                <text:p>-652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896.8">
                <text:p>12896.8</text:p>
              </table:table-cell>
              <table:table-cell office:value-type="float" office:value="-657549">
                <text:p>-657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63">
                <text:p>12963</text:p>
              </table:table-cell>
              <table:table-cell office:value-type="float" office:value="-662631">
                <text:p>-662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29.1">
                <text:p>13029.1</text:p>
              </table:table-cell>
              <table:table-cell office:value-type="float" office:value="-659473">
                <text:p>-659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95.2">
                <text:p>13095.2</text:p>
              </table:table-cell>
              <table:table-cell office:value-type="float" office:value="-663716">
                <text:p>-663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61.4">
                <text:p>13161.4</text:p>
              </table:table-cell>
              <table:table-cell office:value-type="float" office:value="-671733">
                <text:p>-671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27.5">
                <text:p>13227.5</text:p>
              </table:table-cell>
              <table:table-cell office:value-type="float" office:value="-671044">
                <text:p>-6710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93.7">
                <text:p>13293.7</text:p>
              </table:table-cell>
              <table:table-cell office:value-type="float" office:value="-661548">
                <text:p>-661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359.8">
                <text:p>13359.8</text:p>
              </table:table-cell>
              <table:table-cell office:value-type="float" office:value="-671634">
                <text:p>-6716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425.9">
                <text:p>13425.9</text:p>
              </table:table-cell>
              <table:table-cell office:value-type="float" office:value="-675393">
                <text:p>-6753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92.1">
                <text:p>13492.1</text:p>
              </table:table-cell>
              <table:table-cell office:value-type="float" office:value="-670139">
                <text:p>-670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58.2">
                <text:p>13558.2</text:p>
              </table:table-cell>
              <table:table-cell office:value-type="float" office:value="-674820">
                <text:p>-6748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624.3">
                <text:p>13624.3</text:p>
              </table:table-cell>
              <table:table-cell office:value-type="float" office:value="-681212">
                <text:p>-681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690.5">
                <text:p>13690.5</text:p>
              </table:table-cell>
              <table:table-cell office:value-type="float" office:value="-681943">
                <text:p>-6819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756.6">
                <text:p>13756.6</text:p>
              </table:table-cell>
              <table:table-cell office:value-type="float" office:value="-689003">
                <text:p>-689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22.8">
                <text:p>13822.8</text:p>
              </table:table-cell>
              <table:table-cell office:value-type="float" office:value="-696368">
                <text:p>-6963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888.9">
                <text:p>13888.9</text:p>
              </table:table-cell>
              <table:table-cell office:value-type="float" office:value="-702547">
                <text:p>-7025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955">
                <text:p>13955</text:p>
              </table:table-cell>
              <table:table-cell office:value-type="float" office:value="-703373">
                <text:p>-7033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21.2">
                <text:p>14021.2</text:p>
              </table:table-cell>
              <table:table-cell office:value-type="float" office:value="-706107">
                <text:p>-706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87.3">
                <text:p>14087.3</text:p>
              </table:table-cell>
              <table:table-cell office:value-type="float" office:value="-705135">
                <text:p>-705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153.4">
                <text:p>14153.4</text:p>
              </table:table-cell>
              <table:table-cell office:value-type="float" office:value="-710579">
                <text:p>-7105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19.6">
                <text:p>14219.6</text:p>
              </table:table-cell>
              <table:table-cell office:value-type="float" office:value="-712111">
                <text:p>-712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285.7">
                <text:p>14285.7</text:p>
              </table:table-cell>
              <table:table-cell office:value-type="float" office:value="-718371">
                <text:p>-7183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51.9">
                <text:p>14351.9</text:p>
              </table:table-cell>
              <table:table-cell office:value-type="float" office:value="-713043">
                <text:p>-7130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18">
                <text:p>14418</text:p>
              </table:table-cell>
              <table:table-cell office:value-type="float" office:value="-722538">
                <text:p>-7225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84.1">
                <text:p>14484.1</text:p>
              </table:table-cell>
              <table:table-cell office:value-type="float" office:value="-724153">
                <text:p>-724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50.3">
                <text:p>14550.3</text:p>
              </table:table-cell>
              <table:table-cell office:value-type="float" office:value="-723991">
                <text:p>-723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16.4">
                <text:p>14616.4</text:p>
              </table:table-cell>
              <table:table-cell office:value-type="float" office:value="-723898">
                <text:p>-723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82.5">
                <text:p>14682.5</text:p>
              </table:table-cell>
              <table:table-cell office:value-type="float" office:value="-721514">
                <text:p>-7215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48.7">
                <text:p>14748.7</text:p>
              </table:table-cell>
              <table:table-cell office:value-type="float" office:value="-725607">
                <text:p>-7256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14.8">
                <text:p>14814.8</text:p>
              </table:table-cell>
              <table:table-cell office:value-type="float" office:value="-734732">
                <text:p>-7347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81">
                <text:p>14881</text:p>
              </table:table-cell>
              <table:table-cell office:value-type="float" office:value="-734407">
                <text:p>-734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47.1">
                <text:p>14947.1</text:p>
              </table:table-cell>
              <table:table-cell office:value-type="float" office:value="-734207">
                <text:p>-734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13.2">
                <text:p>15013.2</text:p>
              </table:table-cell>
              <table:table-cell office:value-type="float" office:value="-734446">
                <text:p>-734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79.4">
                <text:p>15079.4</text:p>
              </table:table-cell>
              <table:table-cell office:value-type="float" office:value="-743984">
                <text:p>-7439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45.5">
                <text:p>15145.5</text:p>
              </table:table-cell>
              <table:table-cell office:value-type="float" office:value="-751718">
                <text:p>-7517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11.6">
                <text:p>15211.6</text:p>
              </table:table-cell>
              <table:table-cell office:value-type="float" office:value="-753428">
                <text:p>-7534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277.8">
                <text:p>15277.8</text:p>
              </table:table-cell>
              <table:table-cell office:value-type="float" office:value="-759084">
                <text:p>-759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343.9">
                <text:p>15343.9</text:p>
              </table:table-cell>
              <table:table-cell office:value-type="float" office:value="-750240">
                <text:p>-7502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10.1">
                <text:p>15410.1</text:p>
              </table:table-cell>
              <table:table-cell office:value-type="float" office:value="-749924">
                <text:p>-7499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76.2">
                <text:p>15476.2</text:p>
              </table:table-cell>
              <table:table-cell office:value-type="float" office:value="-757967">
                <text:p>-7579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42.3">
                <text:p>15542.3</text:p>
              </table:table-cell>
              <table:table-cell office:value-type="float" office:value="-760287">
                <text:p>-7602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608.5">
                <text:p>15608.5</text:p>
              </table:table-cell>
              <table:table-cell office:value-type="float" office:value="-760049">
                <text:p>-7600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74.6">
                <text:p>15674.6</text:p>
              </table:table-cell>
              <table:table-cell office:value-type="float" office:value="-763686">
                <text:p>-7636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0.7">
                <text:p>15740.7</text:p>
              </table:table-cell>
              <table:table-cell office:value-type="float" office:value="-762446">
                <text:p>-7624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06.9">
                <text:p>15806.9</text:p>
              </table:table-cell>
              <table:table-cell office:value-type="float" office:value="-774085">
                <text:p>-7740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73">
                <text:p>15873</text:p>
              </table:table-cell>
              <table:table-cell office:value-type="float" office:value="-773432">
                <text:p>-7734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939.2">
                <text:p>15939.2</text:p>
              </table:table-cell>
              <table:table-cell office:value-type="float" office:value="-776873">
                <text:p>-7768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05.3">
                <text:p>16005.3</text:p>
              </table:table-cell>
              <table:table-cell office:value-type="float" office:value="-775749">
                <text:p>-7757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71.4">
                <text:p>16071.4</text:p>
              </table:table-cell>
              <table:table-cell office:value-type="float" office:value="-776289">
                <text:p>-776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137.6">
                <text:p>16137.6</text:p>
              </table:table-cell>
              <table:table-cell office:value-type="float" office:value="-778664">
                <text:p>-778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03.7">
                <text:p>16203.7</text:p>
              </table:table-cell>
              <table:table-cell office:value-type="float" office:value="-777024">
                <text:p>-777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69.8">
                <text:p>16269.8</text:p>
              </table:table-cell>
              <table:table-cell office:value-type="float" office:value="-780840">
                <text:p>-7808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36">
                <text:p>16336</text:p>
              </table:table-cell>
              <table:table-cell office:value-type="float" office:value="-786266">
                <text:p>-7862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02.1">
                <text:p>16402.1</text:p>
              </table:table-cell>
              <table:table-cell office:value-type="float" office:value="-796404">
                <text:p>-796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68.3">
                <text:p>16468.3</text:p>
              </table:table-cell>
              <table:table-cell office:value-type="float" office:value="-796515">
                <text:p>-7965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34.4">
                <text:p>16534.4</text:p>
              </table:table-cell>
              <table:table-cell office:value-type="float" office:value="-795157">
                <text:p>-7951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00.5">
                <text:p>16600.5</text:p>
              </table:table-cell>
              <table:table-cell office:value-type="float" office:value="-801174">
                <text:p>-8011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66.7">
                <text:p>16666.7</text:p>
              </table:table-cell>
              <table:table-cell office:value-type="float" office:value="-808183">
                <text:p>-808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732.8">
                <text:p>16732.8</text:p>
              </table:table-cell>
              <table:table-cell office:value-type="float" office:value="-810097">
                <text:p>-8100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798.9">
                <text:p>16798.9</text:p>
              </table:table-cell>
              <table:table-cell office:value-type="float" office:value="-807778">
                <text:p>-80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65.1">
                <text:p>16865.1</text:p>
              </table:table-cell>
              <table:table-cell office:value-type="float" office:value="-804810">
                <text:p>-8048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31.2">
                <text:p>16931.2</text:p>
              </table:table-cell>
              <table:table-cell office:value-type="float" office:value="-815731">
                <text:p>-8157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97.4">
                <text:p>16997.4</text:p>
              </table:table-cell>
              <table:table-cell office:value-type="float" office:value="-815501">
                <text:p>-8155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63.5">
                <text:p>17063.5</text:p>
              </table:table-cell>
              <table:table-cell office:value-type="float" office:value="-814991">
                <text:p>-814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129.6">
                <text:p>17129.6</text:p>
              </table:table-cell>
              <table:table-cell office:value-type="float" office:value="-817953">
                <text:p>-8179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95.8">
                <text:p>17195.8</text:p>
              </table:table-cell>
              <table:table-cell office:value-type="float" office:value="-821015">
                <text:p>-821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61.9">
                <text:p>17261.9</text:p>
              </table:table-cell>
              <table:table-cell office:value-type="float" office:value="-826339">
                <text:p>-826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28">
                <text:p>17328</text:p>
              </table:table-cell>
              <table:table-cell office:value-type="float" office:value="-828785">
                <text:p>-8287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94.2">
                <text:p>17394.2</text:p>
              </table:table-cell>
              <table:table-cell office:value-type="float" office:value="-830886">
                <text:p>-8308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60.3">
                <text:p>17460.3</text:p>
              </table:table-cell>
              <table:table-cell office:value-type="float" office:value="-831763">
                <text:p>-831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26.5">
                <text:p>17526.5</text:p>
              </table:table-cell>
              <table:table-cell office:value-type="float" office:value="-837776">
                <text:p>-8377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92.6">
                <text:p>17592.6</text:p>
              </table:table-cell>
              <table:table-cell office:value-type="float" office:value="-845749">
                <text:p>-845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58.7">
                <text:p>17658.7</text:p>
              </table:table-cell>
              <table:table-cell office:value-type="float" office:value="-850235">
                <text:p>-850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724.9">
                <text:p>17724.9</text:p>
              </table:table-cell>
              <table:table-cell office:value-type="float" office:value="-846310">
                <text:p>-8463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791">
                <text:p>17791</text:p>
              </table:table-cell>
              <table:table-cell office:value-type="float" office:value="-847015">
                <text:p>-847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57.1">
                <text:p>17857.1</text:p>
              </table:table-cell>
              <table:table-cell office:value-type="float" office:value="-846470">
                <text:p>-8464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23.3">
                <text:p>17923.3</text:p>
              </table:table-cell>
              <table:table-cell office:value-type="float" office:value="-850009">
                <text:p>-8500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89.4">
                <text:p>17989.4</text:p>
              </table:table-cell>
              <table:table-cell office:value-type="float" office:value="-860441">
                <text:p>-8604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055.6">
                <text:p>18055.6</text:p>
              </table:table-cell>
              <table:table-cell office:value-type="float" office:value="-859860">
                <text:p>-8598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21.7">
                <text:p>18121.7</text:p>
              </table:table-cell>
              <table:table-cell office:value-type="float" office:value="-863274">
                <text:p>-8632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87.8">
                <text:p>18187.8</text:p>
              </table:table-cell>
              <table:table-cell office:value-type="float" office:value="-865713">
                <text:p>-865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54">
                <text:p>18254</text:p>
              </table:table-cell>
              <table:table-cell office:value-type="float" office:value="-869585">
                <text:p>-869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320.1">
                <text:p>18320.1</text:p>
              </table:table-cell>
              <table:table-cell office:value-type="float" office:value="-873299">
                <text:p>-8732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86.2">
                <text:p>18386.2</text:p>
              </table:table-cell>
              <table:table-cell office:value-type="float" office:value="-874424">
                <text:p>-8744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52.4">
                <text:p>18452.4</text:p>
              </table:table-cell>
              <table:table-cell office:value-type="float" office:value="-876022">
                <text:p>-8760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18.5">
                <text:p>18518.5</text:p>
              </table:table-cell>
              <table:table-cell office:value-type="float" office:value="-880437">
                <text:p>-8804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84.7">
                <text:p>18584.7</text:p>
              </table:table-cell>
              <table:table-cell office:value-type="float" office:value="-884631">
                <text:p>-8846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650.8">
                <text:p>18650.8</text:p>
              </table:table-cell>
              <table:table-cell office:value-type="float" office:value="-882162">
                <text:p>-882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16.9">
                <text:p>18716.9</text:p>
              </table:table-cell>
              <table:table-cell office:value-type="float" office:value="-885892">
                <text:p>-8858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83.1">
                <text:p>18783.1</text:p>
              </table:table-cell>
              <table:table-cell office:value-type="float" office:value="-886761">
                <text:p>-8867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49.2">
                <text:p>18849.2</text:p>
              </table:table-cell>
              <table:table-cell office:value-type="float" office:value="-895828">
                <text:p>-8958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15.3">
                <text:p>18915.3</text:p>
              </table:table-cell>
              <table:table-cell office:value-type="float" office:value="-895768">
                <text:p>-895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81.5">
                <text:p>18981.5</text:p>
              </table:table-cell>
              <table:table-cell office:value-type="float" office:value="-896163">
                <text:p>-8961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47.6">
                <text:p>19047.6</text:p>
              </table:table-cell>
              <table:table-cell office:value-type="float" office:value="-902327">
                <text:p>-9023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13.8">
                <text:p>19113.8</text:p>
              </table:table-cell>
              <table:table-cell office:value-type="float" office:value="-902794">
                <text:p>-902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79.9">
                <text:p>19179.9</text:p>
              </table:table-cell>
              <table:table-cell office:value-type="float" office:value="-905990">
                <text:p>-9059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46">
                <text:p>19246</text:p>
              </table:table-cell>
              <table:table-cell office:value-type="float" office:value="-910893">
                <text:p>-910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12.2">
                <text:p>19312.2</text:p>
              </table:table-cell>
              <table:table-cell office:value-type="float" office:value="-911645">
                <text:p>-911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78.3">
                <text:p>19378.3</text:p>
              </table:table-cell>
              <table:table-cell office:value-type="float" office:value="-914551">
                <text:p>-9145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44.4">
                <text:p>19444.4</text:p>
              </table:table-cell>
              <table:table-cell office:value-type="float" office:value="-914655">
                <text:p>-9146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10.6">
                <text:p>19510.6</text:p>
              </table:table-cell>
              <table:table-cell office:value-type="float" office:value="-917036">
                <text:p>-9170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76.7">
                <text:p>19576.7</text:p>
              </table:table-cell>
              <table:table-cell office:value-type="float" office:value="-921368">
                <text:p>-9213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42.9">
                <text:p>19642.9</text:p>
              </table:table-cell>
              <table:table-cell office:value-type="float" office:value="-924384">
                <text:p>-9243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09">
                <text:p>19709</text:p>
              </table:table-cell>
              <table:table-cell office:value-type="float" office:value="-927148">
                <text:p>-9271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775.1">
                <text:p>19775.1</text:p>
              </table:table-cell>
              <table:table-cell office:value-type="float" office:value="-931164">
                <text:p>-931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841.3">
                <text:p>19841.3</text:p>
              </table:table-cell>
              <table:table-cell office:value-type="float" office:value="-938718">
                <text:p>-9387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07.4">
                <text:p>19907.4</text:p>
              </table:table-cell>
              <table:table-cell office:value-type="float" office:value="-941562">
                <text:p>-9415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73.5">
                <text:p>19973.5</text:p>
              </table:table-cell>
              <table:table-cell office:value-type="float" office:value="-942523">
                <text:p>-9425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39.7">
                <text:p>20039.7</text:p>
              </table:table-cell>
              <table:table-cell office:value-type="float" office:value="-943104">
                <text:p>-943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05.8">
                <text:p>20105.8</text:p>
              </table:table-cell>
              <table:table-cell office:value-type="float" office:value="-945148">
                <text:p>-9451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172">
                <text:p>20172</text:p>
              </table:table-cell>
              <table:table-cell office:value-type="float" office:value="-950851">
                <text:p>-9508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38.1">
                <text:p>20238.1</text:p>
              </table:table-cell>
              <table:table-cell office:value-type="float" office:value="-952367">
                <text:p>-9523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304.2">
                <text:p>20304.2</text:p>
              </table:table-cell>
              <table:table-cell office:value-type="float" office:value="-952370">
                <text:p>-9523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370.4">
                <text:p>20370.4</text:p>
              </table:table-cell>
              <table:table-cell office:value-type="float" office:value="-955606">
                <text:p>-9556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436.5">
                <text:p>20436.5</text:p>
              </table:table-cell>
              <table:table-cell office:value-type="float" office:value="-954932">
                <text:p>-9549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502.6">
                <text:p>20502.6</text:p>
              </table:table-cell>
              <table:table-cell office:value-type="float" office:value="-959098">
                <text:p>-9590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568.8">
                <text:p>20568.8</text:p>
              </table:table-cell>
              <table:table-cell office:value-type="float" office:value="-958675">
                <text:p>-958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634.9">
                <text:p>20634.9</text:p>
              </table:table-cell>
              <table:table-cell office:value-type="float" office:value="-962320">
                <text:p>-9623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701.1">
                <text:p>20701.1</text:p>
              </table:table-cell>
              <table:table-cell office:value-type="float" office:value="-963604">
                <text:p>-9636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767.2">
                <text:p>20767.2</text:p>
              </table:table-cell>
              <table:table-cell office:value-type="float" office:value="-960723">
                <text:p>-9607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833.3">
                <text:p>20833.3</text:p>
              </table:table-cell>
              <table:table-cell office:value-type="float" office:value="-964311">
                <text:p>-9643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899.5">
                <text:p>20899.5</text:p>
              </table:table-cell>
              <table:table-cell office:value-type="float" office:value="-968627">
                <text:p>-9686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965.6">
                <text:p>20965.6</text:p>
              </table:table-cell>
              <table:table-cell office:value-type="float" office:value="-970762">
                <text:p>-9707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031.7">
                <text:p>21031.7</text:p>
              </table:table-cell>
              <table:table-cell office:value-type="float" office:value="-970124">
                <text:p>-9701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097.9">
                <text:p>21097.9</text:p>
              </table:table-cell>
              <table:table-cell office:value-type="float" office:value="-972229">
                <text:p>-9722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164">
                <text:p>21164</text:p>
              </table:table-cell>
              <table:table-cell office:value-type="float" office:value="-970413">
                <text:p>-970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230.2">
                <text:p>21230.2</text:p>
              </table:table-cell>
              <table:table-cell office:value-type="float" office:value="-971463">
                <text:p>-9714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296.3">
                <text:p>21296.3</text:p>
              </table:table-cell>
              <table:table-cell office:value-type="float" office:value="-978114">
                <text:p>-9781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362.4">
                <text:p>21362.4</text:p>
              </table:table-cell>
              <table:table-cell office:value-type="float" office:value="-979831">
                <text:p>-979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428.6">
                <text:p>21428.6</text:p>
              </table:table-cell>
              <table:table-cell office:value-type="float" office:value="-978549">
                <text:p>-9785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494.7">
                <text:p>21494.7</text:p>
              </table:table-cell>
              <table:table-cell office:value-type="float" office:value="-989182">
                <text:p>-9891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560.8">
                <text:p>21560.8</text:p>
              </table:table-cell>
              <table:table-cell office:value-type="float" office:value="-988231">
                <text:p>-9882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627">
                <text:p>21627</text:p>
              </table:table-cell>
              <table:table-cell office:value-type="float" office:value="-988582">
                <text:p>-9885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693.1">
                <text:p>21693.1</text:p>
              </table:table-cell>
              <table:table-cell office:value-type="float" office:value="-991670">
                <text:p>-9916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759.3">
                <text:p>21759.3</text:p>
              </table:table-cell>
              <table:table-cell office:value-type="float" office:value="-985473">
                <text:p>-9854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825.4">
                <text:p>21825.4</text:p>
              </table:table-cell>
              <table:table-cell office:value-type="float" office:value="-982898">
                <text:p>-9828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891.5">
                <text:p>21891.5</text:p>
              </table:table-cell>
              <table:table-cell office:value-type="float" office:value="-985824">
                <text:p>-9858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957.7">
                <text:p>21957.7</text:p>
              </table:table-cell>
              <table:table-cell office:value-type="float" office:value="-986650">
                <text:p>-9866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